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y Underwood" svg:font-family="'My Underwood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01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6.26cm"/>
    </style:style>
    <style:style style:name="co11" style:family="table-column">
      <style:table-column-properties fo:break-before="auto" style:column-width="5.078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5.805cm"/>
    </style:style>
    <style:style style:name="co17" style:family="table-column">
      <style:table-column-properties fo:break-before="auto" style:column-width="5.669cm"/>
    </style:style>
    <style:style style:name="co18" style:family="table-column">
      <style:table-column-properties fo:break-before="auto" style:column-width="3.291cm"/>
    </style:style>
    <style:style style:name="co19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87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style:font-name="My Underwood"/>
    </style:style>
    <style:style style:name="ce88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fo:color="#000000" style:font-name="My Underwoo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y Underwood"/>
    </style:style>
    <style:style style:name="ce90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  <style:text-properties style:font-name="My Underwood"/>
    </style:style>
    <style:style style:name="ce91" style:family="table-cell" style:parent-style-name="Default">
      <style:table-cell-properties fo:background-color="#c9211e"/>
      <style:text-properties style:font-name="My Underwood"/>
    </style:style>
    <style:style style:name="ce92" style:family="table-cell" style:parent-style-name="Default">
      <style:table-cell-properties fo:background-color="#c9211e"/>
      <style:text-properties fo:color="#000000" style:font-name="My Underwood"/>
    </style:style>
    <style:style style:name="ce93" style:family="table-cell" style:parent-style-name="Default">
      <style:text-properties style:font-name="My Underwood"/>
    </style:style>
    <style:style style:name="ce94" style:family="table-cell" style:parent-style-name="Default">
      <style:table-cell-properties fo:background-color="#c9211e"/>
      <style:text-properties style:font-name="My Underwood"/>
    </style:style>
    <style:style style:name="ce95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96" style:family="table-cell" style:parent-style-name="Default">
      <style:text-properties style:font-name="My Underwood"/>
    </style:style>
    <style:style style:name="ce97" style:family="table-cell" style:parent-style-name="Default">
      <style:table-cell-properties fo:background-color="#ff3838"/>
      <style:text-properties fo:color="#000000" style:font-name="My Underwood"/>
    </style:style>
    <style:style style:name="ce9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My Underwood"/>
    </style:style>
    <style:style style:name="ce99" style:family="table-cell" style:parent-style-name="Default">
      <style:text-properties style:font-name="My Underwood"/>
    </style:style>
    <style:style style:name="ce100" style:family="table-cell" style:parent-style-name="Default">
      <style:text-properties style:font-name="My Underwood"/>
    </style:style>
    <style:style style:name="ce101" style:family="table-cell" style:parent-style-name="Default">
      <style:table-cell-properties fo:background-color="#bbe33d"/>
      <style:text-properties style:font-name="My Underwood"/>
    </style:style>
    <style:style style:name="ce102" style:family="table-cell" style:parent-style-name="Default">
      <style:table-cell-properties fo:background-color="#224b12"/>
      <style:text-properties style:font-name="My Underwood"/>
    </style:style>
    <style:style style:name="ce103" style:family="table-cell" style:parent-style-name="Default">
      <style:table-cell-properties fo:background-color="transparent"/>
      <style:text-properties style:use-window-font-color="true" style:font-name="My Underwood"/>
    </style:style>
    <style:style style:name="ce104" style:family="table-cell" style:parent-style-name="Default">
      <style:table-cell-properties fo:background-color="#3465a4"/>
      <style:text-properties style:font-name="My Underwood"/>
    </style:style>
    <style:style style:name="ce105" style:family="table-cell" style:parent-style-name="Default">
      <style:table-cell-properties fo:background-color="#ffffff"/>
      <style:text-properties style:font-name="My Underwood"/>
    </style:style>
    <style:style style:name="ce106" style:family="table-cell" style:parent-style-name="Default">
      <style:table-cell-properties fo:background-color="#ff0000"/>
      <style:text-properties style:font-name="My Underwood"/>
    </style:style>
    <style:style style:name="ce107" style:family="table-cell" style:parent-style-name="Default">
      <style:table-cell-properties fo:background-color="#4e102d"/>
      <style:text-properties style:font-name="My Underwood"/>
    </style:style>
    <style:style style:name="ce108" style:family="table-cell" style:parent-style-name="Default">
      <style:table-cell-properties fo:background-color="#ea7500"/>
      <style:text-properties fo:color="#000000" style:font-name="My Underwood"/>
    </style:style>
    <style:style style:name="ce109" style:family="table-cell" style:parent-style-name="Default">
      <style:text-properties style:font-name="My Underwood"/>
    </style:style>
    <style:style style:name="ce110" style:family="table-cell" style:parent-style-name="Default">
      <style:text-properties style:font-name="My Underwood"/>
    </style:style>
    <style:style style:name="ce111" style:family="table-cell" style:parent-style-name="Default">
      <style:table-cell-properties fo:background-color="#ff3838"/>
      <style:text-properties fo:color="#000000" style:font-name="My Underwood"/>
    </style:style>
    <style:style style:name="ce112" style:family="table-cell" style:parent-style-name="Default">
      <style:text-properties style:font-name="My Underwood"/>
    </style:style>
    <style:style style:name="ce113" style:family="table-cell" style:parent-style-name="Default">
      <style:table-cell-properties fo:background-color="#395511" style:text-align-source="fix" style:repeat-content="false" style:vertical-align="middle"/>
      <style:paragraph-properties fo:text-align="center" fo:margin-left="0cm"/>
      <style:text-properties style:font-name="My Underwoo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y Underwood"/>
    </style:style>
    <style:style style:name="ce115" style:family="table-cell" style:parent-style-name="Default">
      <style:table-cell-properties fo:background-color="#395511"/>
      <style:text-properties fo:color="#ffffff" style:font-name="My Underwood"/>
    </style:style>
    <style:style style:name="ce116" style:family="table-cell" style:parent-style-name="Default">
      <style:text-properties style:font-name="My Underwood"/>
    </style:style>
    <style:style style:name="ce117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style:font-name="My Underwood"/>
    </style:style>
    <style:style style:name="ce118" style:family="table-cell" style:parent-style-name="Default">
      <style:table-cell-properties fo:background-color="#383d3c" style:text-align-source="fix" style:repeat-content="false"/>
      <style:paragraph-properties fo:text-align="center" fo:margin-left="0cm"/>
      <style:text-properties style:font-name="My Underwood"/>
    </style:style>
    <style:style style:name="ce119" style:family="table-cell" style:parent-style-name="Default">
      <style:text-properties style:font-name="My Underwood"/>
    </style:style>
    <style:style style:name="ce120" style:family="table-cell" style:parent-style-name="Default" style:data-style-name="N2">
      <style:table-cell-properties fo:background-color="#395511" style:text-align-source="fix" style:repeat-content="false"/>
      <style:paragraph-properties fo:text-align="center" fo:margin-left="0cm"/>
      <style:text-properties style:font-name="My Underwood"/>
    </style:style>
    <style:style style:name="ce121" style:family="table-cell" style:parent-style-name="Default" style:data-style-name="N2">
      <style:table-cell-properties fo:background-color="#383d3c" style:text-align-source="fix" style:repeat-content="false"/>
      <style:paragraph-properties fo:text-align="center" fo:margin-left="0cm"/>
      <style:text-properties style:font-name="My Underwood"/>
    </style:style>
    <style:style style:name="ce122" style:family="table-cell" style:parent-style-name="Default" style:data-style-name="N2">
      <style:table-cell-properties fo:background-color="#395511"/>
      <style:text-properties fo:color="#ffffff" style:font-name="My Underwood"/>
    </style:style>
    <style:style style:name="ce123" style:family="table-cell" style:parent-style-name="Default" style:data-style-name="N2">
      <style:text-properties style:font-name="My Underwood"/>
    </style:style>
    <style:style style:name="ce124" style:family="table-cell" style:parent-style-name="Default">
      <style:table-cell-properties fo:background-color="#383d3c"/>
      <style:text-properties style:font-name="My Underwood"/>
    </style:style>
    <style:style style:name="ce125" style:family="table-cell" style:parent-style-name="Default" style:data-style-name="N2">
      <style:text-properties style:font-name="My Underwood"/>
    </style:style>
    <style:style style:name="ce126" style:family="table-cell" style:parent-style-name="Default" style:data-style-name="N2">
      <style:table-cell-properties fo:background-color="#383d3c"/>
      <style:text-properties style:font-name="My Underwood"/>
    </style:style>
    <style:style style:name="ce127" style:family="table-cell" style:parent-style-name="Default" style:data-style-name="N2">
      <style:text-properties style:font-name="My Underwood"/>
    </style:style>
    <style:style style:name="ce128" style:family="table-cell" style:parent-style-name="Default" style:data-style-name="N2">
      <style:text-properties style:font-name="My Underwood"/>
    </style:style>
    <style:style style:name="ce1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My Underwood"/>
    </style:style>
    <style:style style:name="ce130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style:font-name="My Underwood"/>
    </style:style>
    <style:style style:name="ce131" style:family="table-cell" style:parent-style-name="Default">
      <style:table-cell-properties fo:background-color="#780373"/>
      <style:text-properties style:use-window-font-color="true" style:font-name="My Underwood"/>
    </style:style>
    <style:style style:name="ce132" style:family="table-cell" style:parent-style-name="Default">
      <style:table-cell-properties fo:background-color="#729fcf"/>
      <style:text-properties style:font-name="My Underwood"/>
    </style:style>
    <style:style style:name="ce133" style:family="table-cell" style:parent-style-name="Default">
      <style:table-cell-properties fo:background-color="#ffff6d"/>
      <style:text-properties style:font-name="My Underwood"/>
    </style:style>
    <style:style style:name="ce134" style:family="table-cell" style:parent-style-name="Default">
      <style:table-cell-properties fo:background-color="#28471f"/>
      <style:text-properties style:font-name="My Underwood"/>
    </style:style>
    <style:style style:name="ce135" style:family="table-cell" style:parent-style-name="Default">
      <style:table-cell-properties fo:background-color="#a1467e"/>
      <style:text-properties fo:color="#000000" style:font-name="My Underwood"/>
    </style:style>
    <style:style style:name="ce136" style:family="table-cell" style:parent-style-name="Default">
      <style:text-properties style:font-name="My Underwood"/>
    </style:style>
    <style:style style:name="ce137" style:family="table-cell" style:parent-style-name="Default" style:data-style-name="N2">
      <style:table-cell-properties fo:background-color="#bf819e"/>
      <style:text-properties fo:color="#000000" style:font-name="My Underwood"/>
    </style:style>
    <style:style style:name="ce138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style:font-name="My Underwood"/>
    </style:style>
    <style:style style:name="ce139" style:family="table-cell" style:parent-style-name="Default">
      <style:table-cell-properties fo:background-color="#780373"/>
      <style:text-properties style:font-name="My Underwood"/>
    </style:style>
    <style:style style:name="ce140" style:family="table-cell" style:parent-style-name="Default">
      <style:table-cell-properties fo:background-color="#5eb91e"/>
      <style:text-properties style:font-name="My Underwood"/>
    </style:style>
    <style:style style:name="ce141" style:family="table-cell" style:parent-style-name="Default">
      <style:table-cell-properties fo:background-color="#8d1d75"/>
      <style:text-properties style:font-name="My Underwood"/>
    </style:style>
    <style:style style:name="ce142" style:family="table-cell" style:parent-style-name="Default">
      <style:text-properties fo:color="#ffffff" style:font-name="My Underwood"/>
    </style:style>
    <style:style style:name="ce178" style:family="table-cell" style:parent-style-name="Default" style:data-style-name="N119">
      <style:text-properties style:font-name="My Underwood"/>
    </style:style>
    <style:style style:name="ce181" style:family="table-cell" style:parent-style-name="Default" style:data-style-name="N119">
      <style:table-cell-properties fo:background-color="#bf819e"/>
      <style:text-properties fo:color="#000000" style:font-name="My Underwood"/>
    </style:style>
    <style:style style:name="ce185" style:family="table-cell" style:parent-style-name="Default" style:data-style-name="N119">
      <style:text-properties style:font-name="My Underwood"/>
    </style:style>
    <style:style style:name="ce18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style:font-name="My Underwood"/>
    </style:style>
    <style:style style:name="ce190" style:family="table-cell" style:parent-style-name="Default">
      <style:table-cell-properties fo:background-color="#5eb91e"/>
      <style:text-properties style:font-name="My Underwood"/>
      <style:map style:condition="cell-content()=&quot;PF&quot;" style:apply-style-name="AMMK" style:base-cell-address="Master.A1"/>
    </style:style>
    <style:style style:name="ce194" style:family="table-cell" style:parent-style-name="Default">
      <style:table-cell-properties fo:background-color="#c9211e"/>
      <style:text-properties style:font-name="My Underwood"/>
    </style:style>
    <style:style style:name="ce195" style:family="table-cell" style:parent-style-name="Default">
      <style:text-properties style:font-name="My Underwood"/>
      <style:map style:condition="cell-content()=&quot;PF&quot;" style:apply-style-name="AMMK" style:base-cell-address="Master.A1"/>
    </style:style>
    <style:style style:name="ce196" style:family="table-cell" style:parent-style-name="Default" style:data-style-name="N2">
      <style:text-properties style:font-name="My Underwood"/>
    </style:style>
    <style:style style:name="ce198" style:family="table-cell" style:parent-style-name="Default" style:data-style-name="N2">
      <style:text-properties style:font-name="My Underwood"/>
    </style:style>
    <style:style style:name="ce202" style:family="table-cell" style:parent-style-name="Default" style:data-style-name="N2">
      <style:text-properties style:font-name="My Underwood"/>
    </style:style>
    <style:style style:name="ce20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y Underwood"/>
    </style:style>
    <style:style style:name="ce220" style:family="table-cell" style:parent-style-name="Default">
      <style:table-cell-properties fo:background-color="#5eb91e"/>
      <style:text-properties fo:color="#000000" style:font-name="My Underwood"/>
    </style:style>
    <style:style style:name="ce221" style:family="table-cell" style:parent-style-name="Default">
      <style:table-cell-properties fo:background-color="#355269"/>
      <style:text-properties style:font-name="My Underwood"/>
    </style:style>
    <style:style style:name="ce222" style:family="table-cell" style:parent-style-name="Default">
      <style:table-cell-properties fo:background-color="#355269"/>
      <style:text-properties style:use-window-font-color="true" style:font-name="My Underwood"/>
    </style:style>
    <style:style style:name="ce223" style:family="table-cell" style:parent-style-name="Default">
      <style:table-cell-properties fo:background-color="#ec9ba4"/>
      <style:text-properties style:font-name="My Underwood"/>
    </style:style>
    <style:style style:name="ce224" style:family="table-cell" style:parent-style-name="Default">
      <style:table-cell-properties fo:background-color="#127622"/>
      <style:text-properties style:font-name="My Underwood"/>
    </style:style>
    <style:style style:name="ce225" style:family="table-cell" style:parent-style-name="Default">
      <style:table-cell-properties fo:background-color="#ff0000"/>
      <style:text-properties fo:color="#000000" style:font-name="My Underwood"/>
    </style:style>
    <style:style style:name="ce22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My Underwood"/>
    </style:style>
    <style:style style:name="ce228" style:family="table-cell" style:parent-style-name="Default">
      <style:table-cell-properties fo:background-color="#5eb91e"/>
      <style:text-properties style:use-window-font-color="true" style:font-name="My Underwood"/>
    </style:style>
    <style:style style:name="ce229" style:family="table-cell" style:parent-style-name="Default">
      <style:table-cell-properties fo:background-color="#861141"/>
      <style:text-properties style:font-name="My Underwood"/>
    </style:style>
    <style:style style:name="ce230" style:family="table-cell" style:parent-style-name="Default">
      <style:table-cell-properties fo:background-color="#2a6099"/>
      <style:text-properties fo:color="#000000" style:font-name="My Underwood"/>
    </style:style>
    <style:style style:name="ce231" style:family="table-cell" style:parent-style-name="Default" style:data-style-name="N2">
      <style:text-properties style:font-name="My Underwood"/>
    </style:style>
    <style:style style:name="ce232" style:family="table-cell" style:parent-style-name="Default" style:data-style-name="N2">
      <style:text-properties style:font-name="My Underwoo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My Underwood"/>
    </style:style>
    <style:style style:name="ce235" style:family="table-cell" style:parent-style-name="Default" style:data-style-name="N2">
      <style:table-cell-properties fo:background-color="transparent"/>
      <style:text-properties style:use-window-font-color="true" style:font-name="My Underwood"/>
    </style:style>
    <style:style style:name="ce236" style:family="table-cell" style:parent-style-name="Default" style:data-style-name="N4">
      <style:table-cell-properties fo:background-color="transparent"/>
      <style:text-properties style:use-window-font-color="true" style:font-name="My Underwood"/>
    </style:style>
    <style:style style:name="ce237" style:family="table-cell" style:parent-style-name="Default" style:data-style-name="N4">
      <style:text-properties style:font-name="My Underwood"/>
    </style:style>
    <style:style style:name="ce23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93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1" table:number-columns-repeated="4" table:default-cell-style-name="ce93"/>
        <table:table-column table:style-name="co6" table:default-cell-style-name="ce93"/>
        <table:table-column table:style-name="co7" table:default-cell-style-name="ce93"/>
        <table:table-column table:style-name="co8" table:default-cell-style-name="ce93"/>
        <table:table-column table:style-name="co9" table:default-cell-style-name="ce93"/>
        <table:table-column table:style-name="co8" table:default-cell-style-name="ce112"/>
        <table:table-column table:style-name="co1" table:number-columns-repeated="2" table:default-cell-style-name="ce93"/>
        <table:table-column table:style-name="co1" table:default-cell-style-name="ce123"/>
        <table:table-column table:style-name="co1" table:default-cell-style-name="ce93"/>
        <table:table-column table:style-name="co1" table:number-columns-repeated="2" table:default-cell-style-name="ce123"/>
        <table:table-column table:style-name="co1" table:number-columns-repeated="2" table:default-cell-style-name="ce93"/>
        <table:table-column table:style-name="co10" table:default-cell-style-name="ce93"/>
        <table:table-column table:style-name="co1" table:default-cell-style-name="ce93"/>
        <table:table-column table:style-name="co1" table:default-cell-style-name="ce123"/>
        <table:table-column table:style-name="co1" table:number-columns-repeated="2" table:default-cell-style-name="ce93"/>
        <table:table-column table:style-name="co11" table:default-cell-style-name="ce93"/>
        <table:table-column table:style-name="co1" table:default-cell-style-name="ce93"/>
        <table:table-column table:style-name="co1" table:default-cell-style-name="ce185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" table:default-cell-style-name="ce185"/>
        <table:table-column table:style-name="co15" table:default-cell-style-name="ce93"/>
        <table:table-column table:style-name="co13" table:default-cell-style-name="ce93"/>
        <table:table-column table:style-name="co16" table:default-cell-style-name="ce93"/>
        <table:table-column table:style-name="co1" table:default-cell-style-name="ce93"/>
        <table:table-column table:style-name="co1" table:default-cell-style-name="ce123"/>
        <table:table-column table:style-name="co15" table:default-cell-style-name="ce93"/>
        <table:table-column table:style-name="co13" table:default-cell-style-name="ce93"/>
        <table:table-column table:style-name="co17" table:default-cell-style-name="ce93"/>
        <table:table-column table:style-name="co1" table:default-cell-style-name="ce93"/>
        <table:table-column table:style-name="co1" table:default-cell-style-name="ce123"/>
        <table:table-column table:style-name="co1" table:number-columns-repeated="2" table:default-cell-style-name="ce93"/>
        <table:table-column table:style-name="co1" table:default-cell-style-name="ce123"/>
        <table:table-column table:style-name="co1" table:number-columns-repeated="2" table:default-cell-style-name="ce93"/>
        <table:table-column table:style-name="co18" table:default-cell-style-name="ce93"/>
        <table:table-column table:style-name="co1" table:default-cell-style-name="ce93"/>
        <table:table-column table:style-name="co1" table:default-cell-style-name="ce237"/>
        <table:table-column table:style-name="co1" table:number-columns-repeated="4" table:default-cell-style-name="ce93"/>
        <table:table-column table:style-name="co1" table:default-cell-style-name="ce123"/>
        <table:table-column table:style-name="co1" table:number-columns-repeated="4" table:default-cell-style-name="ce93"/>
        <table:table-column table:style-name="co1" table:default-cell-style-name="ce123"/>
        <table:table-column table:style-name="co1" table:number-columns-repeated="4" table:default-cell-style-name="ce93"/>
        <table:table-column table:style-name="co1" table:default-cell-style-name="ce123"/>
        <table:table-column table:style-name="co1" table:number-columns-repeated="2" table:default-cell-style-name="ce93"/>
        <table:table-column table:style-name="co19" table:default-cell-style-name="ce93"/>
        <table:table-column table:style-name="co1" table:default-cell-style-name="ce93"/>
        <table:table-column table:style-name="co1" table:default-cell-style-name="ce123"/>
        <table:table-column table:style-name="co1" table:number-columns-repeated="16310" table:default-cell-style-name="ce93"/>
        <table:table-column table:style-name="co1" table:default-cell-style-name="ce238"/>
        <table:table-row table:style-name="ro1">
          <table:table-cell table:style-name="ce86" office:value-type="string" calcext:value-type="string" table:number-columns-spanned="3" table:number-rows-spanned="2">
            <text:p>Geography</text:p>
          </table:table-cell>
          <table:covered-table-cell table:style-name="ce90"/>
          <table:covered-table-cell table:style-name="ce94"/>
          <table:table-cell table:style-name="ce95" office:value-type="string" calcext:value-type="string" table:number-columns-spanned="11" table:number-rows-spanned="2">
            <text:p>Factors</text:p>
          </table:table-cell>
          <table:covered-table-cell table:style-name="ce98"/>
          <table:covered-table-cell table:number-columns-repeated="8" table:style-name="ce100"/>
          <table:covered-table-cell table:style-name="ce109"/>
          <table:table-cell table:style-name="ce113" office:value-type="string" calcext:value-type="string" table:number-columns-spanned="6" table:number-rows-spanned="2">
            <text:p>Base Data</text:p>
          </table:table-cell>
          <table:covered-table-cell table:style-name="ce117"/>
          <table:covered-table-cell table:style-name="ce120"/>
          <table:covered-table-cell table:style-name="ce100"/>
          <table:covered-table-cell table:number-columns-repeated="2" table:style-name="ce125"/>
          <table:table-cell table:style-name="ce129" office:value-type="float" office:value="2021" calcext:value-type="float" table:number-columns-spanned="25" table:number-rows-spanned="1">
            <text:p>2021</text:p>
          </table:table-cell>
          <table:covered-table-cell table:number-columns-repeated="3" table:style-name="ce100"/>
          <table:covered-table-cell table:style-name="ce125"/>
          <table:covered-table-cell table:number-columns-repeated="4" table:style-name="ce100"/>
          <table:covered-table-cell table:style-name="ce178"/>
          <table:covered-table-cell table:number-columns-repeated="4" table:style-name="ce100"/>
          <table:covered-table-cell table:style-name="ce178"/>
          <table:covered-table-cell table:number-columns-repeated="4" table:style-name="ce100"/>
          <table:covered-table-cell table:style-name="ce125"/>
          <table:covered-table-cell table:number-columns-repeated="4" table:style-name="ce100"/>
          <table:covered-table-cell table:style-name="ce125"/>
          <table:table-cell table:style-name="ce234"/>
          <table:table-cell table:style-name="ce103"/>
          <table:table-cell table:style-name="ce235"/>
          <table:table-cell table:style-name="ce103" table:number-columns-repeated="4"/>
          <table:table-cell table:style-name="ce236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number-columns-repeated="16311"/>
        </table:table-row>
        <table:table-row table:style-name="ro1">
          <table:covered-table-cell table:style-name="ce87"/>
          <table:covered-table-cell table:number-columns-repeated="2" table:style-name="ce91"/>
          <table:covered-table-cell table:style-name="ce96"/>
          <table:covered-table-cell table:number-columns-repeated="9" table:style-name="ce99"/>
          <table:covered-table-cell table:style-name="ce110"/>
          <table:covered-table-cell table:style-name="ce114"/>
          <table:covered-table-cell table:style-name="ce118"/>
          <table:covered-table-cell table:style-name="ce121"/>
          <table:covered-table-cell table:style-name="ce124"/>
          <table:covered-table-cell table:number-columns-repeated="2" table:style-name="ce126"/>
          <table:table-cell table:style-name="ce130" office:value-type="string" calcext:value-type="string" table:number-columns-spanned="5" table:number-rows-spanned="1">
            <text:p>First</text:p>
          </table:table-cell>
          <table:covered-table-cell table:number-columns-repeated="3" table:style-name="ce100"/>
          <table:covered-table-cell table:style-name="ce125"/>
          <table:table-cell table:style-name="ce138" office:value-type="string" calcext:value-type="string" table:number-columns-spanned="5" table:number-rows-spanned="1">
            <text:p>Second</text:p>
          </table:table-cell>
          <table:covered-table-cell table:number-columns-repeated="3" table:style-name="ce100"/>
          <table:covered-table-cell table:style-name="ce178"/>
          <table:table-cell table:style-name="ce189" office:value-type="string" calcext:value-type="string" table:number-columns-spanned="5" table:number-rows-spanned="1">
            <text:p>Third</text:p>
          </table:table-cell>
          <table:covered-table-cell table:number-columns-repeated="3" table:style-name="ce100"/>
          <table:covered-table-cell table:style-name="ce178"/>
          <table:table-cell table:style-name="ce204" office:value-type="string" calcext:value-type="string" table:number-columns-spanned="5" table:number-rows-spanned="1">
            <text:p>Fourth </text:p>
          </table:table-cell>
          <table:covered-table-cell table:number-columns-repeated="3" table:style-name="ce100"/>
          <table:covered-table-cell table:style-name="ce125"/>
          <table:table-cell table:style-name="ce227" office:value-type="string" calcext:value-type="string" table:number-columns-spanned="5" table:number-rows-spanned="1">
            <text:p>Fifth</text:p>
          </table:table-cell>
          <table:covered-table-cell table:number-columns-repeated="3" table:style-name="ce100"/>
          <table:covered-table-cell table:style-name="ce125"/>
          <table:table-cell table:style-name="ce234"/>
          <table:table-cell table:style-name="ce103"/>
          <table:table-cell table:style-name="ce235"/>
          <table:table-cell table:style-name="ce234"/>
          <table:table-cell table:style-name="ce103" table:number-columns-repeated="3"/>
          <table:table-cell table:style-name="ce236"/>
          <table:table-cell table:style-name="ce234"/>
          <table:table-cell table:style-name="ce103" table:number-columns-repeated="3"/>
          <table:table-cell table:style-name="ce235"/>
          <table:table-cell table:style-name="ce234"/>
          <table:table-cell table:style-name="ce103" table:number-columns-repeated="3"/>
          <table:table-cell table:style-name="ce235"/>
          <table:table-cell table:style-name="ce234"/>
          <table:table-cell table:style-name="ce103" table:number-columns-repeated="3"/>
          <table:table-cell table:style-name="ce235"/>
          <table:table-cell table:style-name="ce234"/>
          <table:table-cell table:style-name="ce103" table:number-columns-repeated="3"/>
          <table:table-cell table:style-name="ce235"/>
          <table:table-cell table:number-columns-repeated="16311"/>
        </table:table-row>
        <table:table-row table:style-name="ro1">
          <table:table-cell table:style-name="ce88" office:value-type="string" calcext:value-type="string">
            <text:p>Number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istrict</text:p>
          </table:table-cell>
          <table:table-cell table:style-name="ce97" office:value-type="string" calcext:value-type="string">
            <text:p>Region</text:p>
          </table:table-cell>
          <table:table-cell table:style-name="ce97" office:value-type="string" calcext:value-type="string">
            <text:p>Subregion</text:p>
          </table:table-cell>
          <table:table-cell table:style-name="ce97" office:value-type="string" calcext:value-type="string">
            <text:p>Urbanism</text:p>
          </table:table-cell>
          <table:table-cell table:style-name="ce97" office:value-type="string" calcext:value-type="string">
            <text:p>Reserved</text:p>
          </table:table-cell>
          <table:table-cell table:style-name="ce97" office:value-type="string" calcext:value-type="string">
            <text:p>Special </text:p>
          </table:table-cell>
          <table:table-cell table:style-name="ce97" office:value-type="string" calcext:value-type="string">
            <text:p>Leader</text:p>
          </table:table-cell>
          <table:table-cell table:style-name="ce97" office:value-type="string" calcext:value-type="string">
            <text:p>Satrapy</text:p>
          </table:table-cell>
          <table:table-cell table:style-name="ce97" office:value-type="string" calcext:value-type="string">
            <text:p>Legacy Satrapy</text:p>
          </table:table-cell>
          <table:table-cell table:style-name="ce97" office:value-type="string" calcext:value-type="string">
            <text:p>Kottai</text:p>
          </table:table-cell>
          <table:table-cell table:style-name="ce97" office:value-type="string" calcext:value-type="string">
            <text:p>Legacy Kottai</text:p>
          </table:table-cell>
          <table:table-cell table:style-name="ce111" office:value-type="string" calcext:value-type="string">
            <text:p>Heritage</text:p>
          </table:table-cell>
          <table:table-cell table:style-name="ce115" office:value-type="string" calcext:value-type="string">
            <text:p>Electorate</text:p>
          </table:table-cell>
          <table:table-cell table:style-name="ce115" office:value-type="string" calcext:value-type="string">
            <text:p>Turnout</text:p>
          </table:table-cell>
          <table:table-cell table:style-name="ce122" office:value-type="string" calcext:value-type="string">
            <text:p>Turnout %</text:p>
          </table:table-cell>
          <table:table-cell table:style-name="ce115" office:value-type="string" calcext:value-type="string">
            <text:p>Margin</text:p>
          </table:table-cell>
          <table:table-cell table:style-name="ce122" office:value-type="string" calcext:value-type="string">
            <text:p>Margin %</text:p>
          </table:table-cell>
          <table:table-cell table:style-name="ce122" office:value-type="string" calcext:value-type="string">
            <text:p>Anna Index</text:p>
          </table:table-cell>
          <table:table-cell table:style-name="ce131" office:value-type="string" calcext:value-type="string">
            <text:p>Alliance</text:p>
          </table:table-cell>
          <table:table-cell table:style-name="ce131" office:value-type="string" calcext:value-type="string">
            <text:p>Party</text:p>
          </table:table-cell>
          <table:table-cell table:style-name="ce131" office:value-type="string" calcext:value-type="string">
            <text:p>Name</text:p>
          </table:table-cell>
          <table:table-cell table:style-name="ce135" office:value-type="string" calcext:value-type="string">
            <text:p>Vote </text:p>
          </table:table-cell>
          <table:table-cell table:style-name="ce137" office:value-type="string" calcext:value-type="string">
            <text:p>Vote Share</text:p>
          </table:table-cell>
          <table:table-cell table:style-name="ce139" office:value-type="string" calcext:value-type="string">
            <text:p>Alliance</text:p>
          </table:table-cell>
          <table:table-cell table:style-name="ce141" office:value-type="string" calcext:value-type="string">
            <text:p>Party</text:p>
          </table:table-cell>
          <table:table-cell table:style-name="ce141" office:value-type="string" calcext:value-type="string">
            <text:p>Name</text:p>
          </table:table-cell>
          <table:table-cell table:style-name="ce135" office:value-type="string" calcext:value-type="string">
            <text:p>Vote </text:p>
          </table:table-cell>
          <table:table-cell table:style-name="ce181" office:value-type="string" calcext:value-type="string">
            <text:p>Vote Share</text:p>
          </table:table-cell>
          <table:table-cell table:style-name="ce139" office:value-type="string" calcext:value-type="string">
            <text:p>Alliance</text:p>
          </table:table-cell>
          <table:table-cell table:style-name="ce141" office:value-type="string" calcext:value-type="string">
            <text:p>Party</text:p>
          </table:table-cell>
          <table:table-cell table:style-name="ce141" office:value-type="string" calcext:value-type="string">
            <text:p>Name</text:p>
          </table:table-cell>
          <table:table-cell table:style-name="ce135" office:value-type="string" calcext:value-type="string">
            <text:p>Vote </text:p>
          </table:table-cell>
          <table:table-cell table:style-name="ce181" office:value-type="string" calcext:value-type="string">
            <text:p>Vote Share</text:p>
          </table:table-cell>
          <table:table-cell table:style-name="ce139" office:value-type="string" calcext:value-type="string">
            <text:p>Alliance</text:p>
          </table:table-cell>
          <table:table-cell table:style-name="ce141" office:value-type="string" calcext:value-type="string">
            <text:p>Party</text:p>
          </table:table-cell>
          <table:table-cell table:style-name="ce141" office:value-type="string" calcext:value-type="string">
            <text:p>Name</text:p>
          </table:table-cell>
          <table:table-cell table:style-name="ce135" office:value-type="string" calcext:value-type="string">
            <text:p>Vote </text:p>
          </table:table-cell>
          <table:table-cell table:style-name="ce137" office:value-type="string" calcext:value-type="string">
            <text:p>Vote Share</text:p>
          </table:table-cell>
          <table:table-cell table:style-name="ce139" office:value-type="string" calcext:value-type="string">
            <text:p>Alliance</text:p>
          </table:table-cell>
          <table:table-cell table:style-name="ce141" office:value-type="string" calcext:value-type="string">
            <text:p>Party</text:p>
          </table:table-cell>
          <table:table-cell table:style-name="ce141" office:value-type="string" calcext:value-type="string">
            <text:p>Name</text:p>
          </table:table-cell>
          <table:table-cell table:style-name="ce135" office:value-type="string" calcext:value-type="string">
            <text:p>Vote </text:p>
          </table:table-cell>
          <table:table-cell table:style-name="ce137" office:value-type="string" calcext:value-type="string">
            <text:p>Vote Share</text:p>
          </table:table-cell>
          <table:table-cell table:style-name="ce103" table:number-columns-repeated="2"/>
          <table:table-cell table:style-name="ce235"/>
          <table:table-cell table:style-name="ce103" table:number-columns-repeated="4"/>
          <table:table-cell table:style-name="ce236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style-name="ce103" table:number-columns-repeated="4"/>
          <table:table-cell table:style-name="ce235"/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mmidipoon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81688" calcext:value-type="float">
            <text:p>281688</text:p>
          </table:table-cell>
          <table:table-cell office:value-type="float" office:value="222069" calcext:value-type="float">
            <text:p>222069</text:p>
          </table:table-cell>
          <table:table-cell table:formula="of:=([.P4]/[.O4])*100" office:value-type="float" office:value="78.8350941467155" calcext:value-type="float">
            <text:p>78.84</text:p>
          </table:table-cell>
          <table:table-cell table:formula="of:=[.X4]-[.AC4]" office:value-type="float" office:value="50938" calcext:value-type="float">
            <text:p>50938</text:p>
          </table:table-cell>
          <table:table-cell table:style-name="ce127" table:formula="of:=([.R4]/[.P4])*100" office:value-type="float" office:value="22.9379156928702" calcext:value-type="float">
            <text:p>22.94</text:p>
          </table:table-cell>
          <table:table-cell table:formula="of:=[.Y4]+[.AD4]" office:value-type="float" office:value="90.9474082379801" calcext:value-type="float">
            <text:p>90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J Govindrajan</text:p>
          </table:table-cell>
          <table:table-cell office:value-type="float" office:value="126452" calcext:value-type="float">
            <text:p>126452</text:p>
          </table:table-cell>
          <table:table-cell table:formula="of:=([.X4]/[.P4])*100" office:value-type="float" office:value="56.9426619654252" calcext:value-type="float">
            <text:p>56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M Prakash</text:p>
          </table:table-cell>
          <table:table-cell office:value-type="float" office:value="75514" calcext:value-type="float">
            <text:p>75514</text:p>
          </table:table-cell>
          <table:table-cell table:style-name="ce123" table:formula="of:=([.AC4]/[.P4])*100" office:value-type="float" office:value="34.0047462725549" calcext:value-type="float">
            <text:p>34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Usha</text:p>
          </table:table-cell>
          <table:table-cell office:value-type="float" office:value="11701" calcext:value-type="float">
            <text:p>11701</text:p>
          </table:table-cell>
          <table:table-cell table:style-name="ce196" table:formula="of:=([.AH4]/[.P4])*100" office:value-type="float" office:value="5.26908303275108" calcext:value-type="float">
            <text:p>5.27</text:p>
          </table:table-cell>
          <table:table-cell table:style-name="ce22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M Dilliy</text:p>
          </table:table-cell>
          <table:table-cell office:value-type="float" office:value="2576" calcext:value-type="float">
            <text:p>2576</text:p>
          </table:table-cell>
          <table:table-cell table:formula="of:=([.AM4]/[.P4])*100" office:value-type="float" office:value="1.1599998198758" calcext:value-type="float">
            <text:p>1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83" calcext:value-type="float">
            <text:p>1783</text:p>
          </table:table-cell>
          <table:table-cell table:formula="of:=([.AR4]/[.P4])*100" office:value-type="float" office:value="0.802903602033602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nner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67368" calcext:value-type="float">
            <text:p>267368</text:p>
          </table:table-cell>
          <table:table-cell office:value-type="float" office:value="210354" calcext:value-type="float">
            <text:p>210354</text:p>
          </table:table-cell>
          <table:table-cell table:formula="of:=([.P5]/[.O5])*100" office:value-type="float" office:value="78.6758325603662" calcext:value-type="float">
            <text:p>78.68</text:p>
          </table:table-cell>
          <table:table-cell table:formula="of:=[.X5]-[.AC5]" office:value-type="float" office:value="9689" calcext:value-type="float">
            <text:p>9689</text:p>
          </table:table-cell>
          <table:table-cell table:style-name="ce127" table:formula="of:=([.R5]/[.P5])*100" office:value-type="float" office:value="4.60604504787168" calcext:value-type="float">
            <text:p>4.61</text:p>
          </table:table-cell>
          <table:table-cell table:formula="of:=[.Y5]+[.AD5]" office:value-type="float" office:value="85.2691177728971" calcext:value-type="float">
            <text:p>85.2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urai Chandrasekar</text:p>
          </table:table-cell>
          <table:table-cell office:value-type="float" office:value="94528" calcext:value-type="float">
            <text:p>94528</text:p>
          </table:table-cell>
          <table:table-cell table:formula="of:=([.X5]/[.P5])*100" office:value-type="float" office:value="44.9375814103844" calcext:value-type="float">
            <text:p>44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Balaraman</text:p>
          </table:table-cell>
          <table:table-cell office:value-type="float" office:value="84839" calcext:value-type="float">
            <text:p>84839</text:p>
          </table:table-cell>
          <table:table-cell table:style-name="ce123" table:formula="of:=([.AC5]/[.P5])*100" office:value-type="float" office:value="40.3315363625127" calcext:value-type="float">
            <text:p>40.3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Maheshwari</text:p>
          </table:table-cell>
          <table:table-cell office:value-type="float" office:value="19027" calcext:value-type="float">
            <text:p>19027</text:p>
          </table:table-cell>
          <table:table-cell table:style-name="ce196" table:formula="of:=([.AH5]/[.P5])*100" office:value-type="float" office:value="9.04522851954325" calcext:value-type="float">
            <text:p>9.0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Desingurajan</text:p>
          </table:table-cell>
          <table:table-cell office:value-type="float" office:value="5394" calcext:value-type="float">
            <text:p>5394</text:p>
          </table:table-cell>
          <table:table-cell table:formula="of:=([.AM5]/[.P5])*100" office:value-type="float" office:value="2.56424883767364" calcext:value-type="float">
            <text:p>2.56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on Raja</text:p>
          </table:table-cell>
          <table:table-cell office:value-type="float" office:value="2832" calcext:value-type="float">
            <text:p>2832</text:p>
          </table:table-cell>
          <table:table-cell table:formula="of:=([.AR5]/[.P5])*100" office:value-type="float" office:value="1.34630194814456" calcext:value-type="float">
            <text:p>1.35</text:p>
          </table:table-cell>
          <table:table-cell table:number-columns-repeated="163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ruttan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91336" calcext:value-type="float">
            <text:p>291336</text:p>
          </table:table-cell>
          <table:table-cell office:value-type="float" office:value="232624" calcext:value-type="float">
            <text:p>232624</text:p>
          </table:table-cell>
          <table:table-cell table:formula="of:=([.P6]/[.O6])*100" office:value-type="float" office:value="79.8473240519538" calcext:value-type="float">
            <text:p>79.85</text:p>
          </table:table-cell>
          <table:table-cell table:formula="of:=[.X6]-[.AC6]" office:value-type="float" office:value="29253" calcext:value-type="float">
            <text:p>29253</text:p>
          </table:table-cell>
          <table:table-cell table:style-name="ce127" table:formula="of:=([.R6]/[.P6])*100" office:value-type="float" office:value="12.5752286952335" calcext:value-type="float">
            <text:p>12.58</text:p>
          </table:table-cell>
          <table:table-cell table:formula="of:=[.Y6]+[.AD6]" office:value-type="float" office:value="90.865516885618" calcext:value-type="float">
            <text:p>90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Chandran</text:p>
          </table:table-cell>
          <table:table-cell office:value-type="float" office:value="120314" calcext:value-type="float">
            <text:p>120314</text:p>
          </table:table-cell>
          <table:table-cell table:formula="of:=([.X6]/[.P6])*100" office:value-type="float" office:value="51.7203727904258" calcext:value-type="float">
            <text:p>51.7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 Hari</text:p>
          </table:table-cell>
          <table:table-cell office:value-type="float" office:value="91061" calcext:value-type="float">
            <text:p>91061</text:p>
          </table:table-cell>
          <table:table-cell table:style-name="ce123" table:formula="of:=([.AC6]/[.P6])*100" office:value-type="float" office:value="39.1451440951922" calcext:value-type="float">
            <text:p>39.1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L Akila</text:p>
          </table:table-cell>
          <table:table-cell office:value-type="float" office:value="12007" calcext:value-type="float">
            <text:p>12007</text:p>
          </table:table-cell>
          <table:table-cell table:style-name="ce198" table:formula="of:=([.AH6]/[.P6])*100" office:value-type="float" office:value="5.16154824953573" calcext:value-type="float">
            <text:p>5.16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D Krishnamoorthi</text:p>
          </table:table-cell>
          <table:table-cell office:value-type="float" office:value="3928" calcext:value-type="float">
            <text:p>3928</text:p>
          </table:table-cell>
          <table:table-cell table:formula="of:=([.AM6]/[.P6])*100" office:value-type="float" office:value="1.68856179929844" calcext:value-type="float">
            <text:p>1.6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65" calcext:value-type="float">
            <text:p>1665</text:p>
          </table:table-cell>
          <table:table-cell table:formula="of:=([.AR6]/[.P6])*100" office:value-type="float" office:value="0.715747300364537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74982" calcext:value-type="float">
            <text:p>274982</text:p>
          </table:table-cell>
          <table:table-cell office:value-type="float" office:value="214243" calcext:value-type="float">
            <text:p>214243</text:p>
          </table:table-cell>
          <table:table-cell table:formula="of:=([.P7]/[.O7])*100" office:value-type="float" office:value="77.9116451258628" calcext:value-type="float">
            <text:p>77.91</text:p>
          </table:table-cell>
          <table:table-cell table:formula="of:=[.X7]-[.AC7]" office:value-type="float" office:value="22701" calcext:value-type="float">
            <text:p>22701</text:p>
          </table:table-cell>
          <table:table-cell table:style-name="ce127" table:formula="of:=([.R7]/[.P7])*100" office:value-type="float" office:value="10.5959121184823" calcext:value-type="float">
            <text:p>10.60</text:p>
          </table:table-cell>
          <table:table-cell table:formula="of:=[.Y7]+[.AD7]" office:value-type="float" office:value="89.9525305377539" calcext:value-type="float">
            <text:p>89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G Raajendran</text:p>
          </table:table-cell>
          <table:table-cell office:value-type="float" office:value="107709" calcext:value-type="float">
            <text:p>107709</text:p>
          </table:table-cell>
          <table:table-cell table:formula="of:=([.X7]/[.P7])*100" office:value-type="float" office:value="50.2742213281181" calcext:value-type="float">
            <text:p>50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e Vee Ramanah</text:p>
          </table:table-cell>
          <table:table-cell office:value-type="float" office:value="85008" calcext:value-type="float">
            <text:p>85008</text:p>
          </table:table-cell>
          <table:table-cell table:style-name="ce123" table:formula="of:=([.AC7]/[.P7])*100" office:value-type="float" office:value="39.6783092096358" calcext:value-type="float">
            <text:p>39.6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Pasupathy</text:p>
          </table:table-cell>
          <table:table-cell office:value-type="float" office:value="15028" calcext:value-type="float">
            <text:p>15028</text:p>
          </table:table-cell>
          <table:table-cell table:style-name="ce198" table:formula="of:=([.AH7]/[.P7])*100" office:value-type="float" office:value="7.01446488333341" calcext:value-type="float">
            <text:p>7.01</text:p>
          </table:table-cell>
          <table:table-cell table:number-columns-repeated="2" table:style-name="ce221" office:value-type="string" calcext:value-type="string">
            <text:p>BSP</text:p>
          </table:table-cell>
          <table:table-cell office:value-type="string" calcext:value-type="string">
            <text:p>D Doss</text:p>
          </table:table-cell>
          <table:table-cell office:value-type="float" office:value="2329" calcext:value-type="float">
            <text:p>2329</text:p>
          </table:table-cell>
          <table:table-cell table:formula="of:=([.AM7]/[.P7])*100" office:value-type="float" office:value="1.08708335861615" calcext:value-type="float">
            <text:p>1.0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72" calcext:value-type="float">
            <text:p>1872</text:p>
          </table:table-cell>
          <table:table-cell table:formula="of:=([.AR7]/[.P7])*100" office:value-type="float" office:value="0.873774172318349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onamallee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58218" calcext:value-type="float">
            <text:p>358218</text:p>
          </table:table-cell>
          <table:table-cell office:value-type="float" office:value="263736" calcext:value-type="float">
            <text:p>263736</text:p>
          </table:table-cell>
          <table:table-cell table:formula="of:=([.P8]/[.O8])*100" office:value-type="float" office:value="73.6244409828652" calcext:value-type="float">
            <text:p>73.62</text:p>
          </table:table-cell>
          <table:table-cell table:formula="of:=[.X8]-[.AC8]" office:value-type="float" office:value="94110" calcext:value-type="float">
            <text:p>94110</text:p>
          </table:table-cell>
          <table:table-cell table:style-name="ce127" table:formula="of:=([.R8]/[.P8])*100" office:value-type="float" office:value="35.6834106834107" calcext:value-type="float">
            <text:p>35.68</text:p>
          </table:table-cell>
          <table:table-cell table:formula="of:=[.Y8]+[.AD8]" office:value-type="float" office:value="77.7466860800194" calcext:value-type="float">
            <text:p>77.7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Krishnaswamy</text:p>
          </table:table-cell>
          <table:table-cell office:value-type="float" office:value="149578" calcext:value-type="float">
            <text:p>149578</text:p>
          </table:table-cell>
          <table:table-cell table:formula="of:=([.X8]/[.P8])*100" office:value-type="float" office:value="56.7150483817151" calcext:value-type="float">
            <text:p>56.7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X Rajamannar</text:p>
          </table:table-cell>
          <table:table-cell office:value-type="float" office:value="55468" calcext:value-type="float">
            <text:p>55468</text:p>
          </table:table-cell>
          <table:table-cell table:style-name="ce123" table:formula="of:=([.AC8]/[.P8])*100" office:value-type="float" office:value="21.0316376983044" calcext:value-type="float">
            <text:p>21.0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Manimekalai</text:p>
          </table:table-cell>
          <table:table-cell office:value-type="float" office:value="29871" calcext:value-type="float">
            <text:p>29871</text:p>
          </table:table-cell>
          <table:table-cell table:style-name="ce198" table:formula="of:=([.AH8]/[.P8])*100" office:value-type="float" office:value="11.3260988260988" calcext:value-type="float">
            <text:p>11.3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J Revathi Manimegalai</text:p>
          </table:table-cell>
          <table:table-cell office:value-type="float" office:value="11927" calcext:value-type="float">
            <text:p>11927</text:p>
          </table:table-cell>
          <table:table-cell table:formula="of:=([.AM8]/[.P8])*100" office:value-type="float" office:value="4.52232535565869" calcext:value-type="float">
            <text:p>4.52</text:p>
          </table:table-cell>
          <table:table-cell table:style-name="ce22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A Elumalai</text:p>
          </table:table-cell>
          <table:table-cell office:value-type="float" office:value="8805" calcext:value-type="float">
            <text:p>8805</text:p>
          </table:table-cell>
          <table:table-cell table:formula="of:=([.AR8]/[.P8])*100" office:value-type="float" office:value="3.33856583856584" calcext:value-type="float">
            <text:p>3.34</text:p>
          </table:table-cell>
          <table:table-cell table:number-columns-repeated="163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42831" calcext:value-type="float">
            <text:p>442831</text:p>
          </table:table-cell>
          <table:table-cell office:value-type="float" office:value="300927" calcext:value-type="float">
            <text:p>300927</text:p>
          </table:table-cell>
          <table:table-cell table:formula="of:=([.P9]/[.O9])*100" office:value-type="float" office:value="67.955269617529" calcext:value-type="float">
            <text:p>67.96</text:p>
          </table:table-cell>
          <table:table-cell table:formula="of:=[.X9]-[.AC9]" office:value-type="float" office:value="55275" calcext:value-type="float">
            <text:p>55275</text:p>
          </table:table-cell>
          <table:table-cell table:style-name="ce127" table:formula="of:=([.R9]/[.P9])*100" office:value-type="float" office:value="18.3682421318127" calcext:value-type="float">
            <text:p>18.37</text:p>
          </table:table-cell>
          <table:table-cell table:formula="of:=[.Y9]+[.AD9]" office:value-type="float" office:value="81.5144536714884" calcext:value-type="float">
            <text:p>81.5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M Nasar</text:p>
          </table:table-cell>
          <table:table-cell office:value-type="float" office:value="150287" calcext:value-type="float">
            <text:p>150287</text:p>
          </table:table-cell>
          <table:table-cell table:formula="of:=([.X9]/[.P9])*100" office:value-type="float" office:value="49.9413479016506" calcext:value-type="float">
            <text:p>49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Pandiarajan</text:p>
          </table:table-cell>
          <table:table-cell office:value-type="float" office:value="95012" calcext:value-type="float">
            <text:p>95012</text:p>
          </table:table-cell>
          <table:table-cell table:style-name="ce123" table:formula="of:=([.AC9]/[.P9])*100" office:value-type="float" office:value="31.5731057698379" calcext:value-type="float">
            <text:p>31.5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Vijayalakshmi</text:p>
          </table:table-cell>
          <table:table-cell office:value-type="float" office:value="30087" calcext:value-type="float">
            <text:p>30087</text:p>
          </table:table-cell>
          <table:table-cell table:style-name="ce198" table:formula="of:=([.AH9]/[.P9])*100" office:value-type="float" office:value="9.9981058529145" calcext:value-type="float">
            <text:p>10.0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Udhayakumar</text:p>
          </table:table-cell>
          <table:table-cell office:value-type="float" office:value="17092" calcext:value-type="float">
            <text:p>17092</text:p>
          </table:table-cell>
          <table:table-cell table:formula="of:=([.AM9]/[.P9])*100" office:value-type="float" office:value="5.67978280446753" calcext:value-type="float">
            <text:p>5.6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381" calcext:value-type="float">
            <text:p>2381</text:p>
          </table:table-cell>
          <table:table-cell table:formula="of:=([.AR9]/[.P9])*100" office:value-type="float" office:value="0.791221791331453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duravoyal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52195" calcext:value-type="float">
            <text:p>452195</text:p>
          </table:table-cell>
          <table:table-cell office:value-type="float" office:value="273870" calcext:value-type="float">
            <text:p>273870</text:p>
          </table:table-cell>
          <table:table-cell table:formula="of:=([.P10]/[.O10])*100" office:value-type="float" office:value="60.5645794402857" calcext:value-type="float">
            <text:p>60.56</text:p>
          </table:table-cell>
          <table:table-cell table:formula="of:=[.X10]-[.AC10]" office:value-type="float" office:value="31721" calcext:value-type="float">
            <text:p>31721</text:p>
          </table:table-cell>
          <table:table-cell table:style-name="ce127" table:formula="of:=([.R10]/[.P10])*100" office:value-type="float" office:value="11.5825026472414" calcext:value-type="float">
            <text:p>11.58</text:p>
          </table:table-cell>
          <table:table-cell table:style-name="ce128" table:formula="of:=[.Y10]+[.AD10]" office:value-type="float" office:value="76.9982108299558" calcext:value-type="float">
            <text:p>77.0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Ganapathy</text:p>
          </table:table-cell>
          <table:table-cell office:value-type="float" office:value="121298" calcext:value-type="float">
            <text:p>121298</text:p>
          </table:table-cell>
          <table:table-cell table:formula="of:=([.X10]/[.P10])*100" office:value-type="float" office:value="44.2903567385986" calcext:value-type="float">
            <text:p>44.2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Benjamin</text:p>
          </table:table-cell>
          <table:table-cell office:value-type="float" office:value="89577" calcext:value-type="float">
            <text:p>89577</text:p>
          </table:table-cell>
          <table:table-cell table:style-name="ce123" table:formula="of:=([.AC10]/[.P10])*100" office:value-type="float" office:value="32.7078540913572" calcext:value-type="float">
            <text:p>32.7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Padma Priya</text:p>
          </table:table-cell>
          <table:table-cell office:value-type="float" office:value="33401" calcext:value-type="float">
            <text:p>33401</text:p>
          </table:table-cell>
          <table:table-cell table:style-name="ce202" table:formula="of:=([.AH10]/[.P10])*100" office:value-type="float" office:value="12.1959323766751" calcext:value-type="float">
            <text:p>12.2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Ganeshkumar</text:p>
          </table:table-cell>
          <table:table-cell office:value-type="float" office:value="21045" calcext:value-type="float">
            <text:p>21045</text:p>
          </table:table-cell>
          <table:table-cell table:formula="of:=([.AM10]/[.P10])*100" office:value-type="float" office:value="7.68430277138789" calcext:value-type="float">
            <text:p>7.68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 Lucky Murugan</text:p>
          </table:table-cell>
          <table:table-cell office:value-type="float" office:value="2660" calcext:value-type="float">
            <text:p>2660</text:p>
          </table:table-cell>
          <table:table-cell table:formula="of:=([.AR10]/[.P10])*100" office:value-type="float" office:value="0.971263738269982" calcext:value-type="float">
            <text:p>0.97</text:p>
          </table:table-cell>
          <table:table-cell table:number-columns-repeated="1633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batt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84377" calcext:value-type="float">
            <text:p>384377</text:p>
          </table:table-cell>
          <table:table-cell office:value-type="float" office:value="240299" calcext:value-type="float">
            <text:p>240299</text:p>
          </table:table-cell>
          <table:table-cell table:formula="of:=([.P11]/[.O11])*100" office:value-type="float" office:value="62.5164877190883" calcext:value-type="float">
            <text:p>62.52</text:p>
          </table:table-cell>
          <table:table-cell table:formula="of:=[.X11]-[.AC11]" office:value-type="float" office:value="42146" calcext:value-type="float">
            <text:p>42146</text:p>
          </table:table-cell>
          <table:table-cell table:style-name="ce127" table:formula="of:=([.R11]/[.P11])*100" office:value-type="float" office:value="17.5389826840728" calcext:value-type="float">
            <text:p>17.54</text:p>
          </table:table-cell>
          <table:table-cell table:style-name="ce128" table:formula="of:=[.Y11]+[.AD11]" office:value-type="float" office:value="77.8039026379636" calcext:value-type="float">
            <text:p>77.8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oseph Samuel</text:p>
          </table:table-cell>
          <table:table-cell table:style-name="ce136" office:value-type="float" office:value="114554" calcext:value-type="float">
            <text:p>114554</text:p>
          </table:table-cell>
          <table:table-cell table:formula="of:=([.X11]/[.P11])*100" office:value-type="float" office:value="47.6714426610182" calcext:value-type="float">
            <text:p>47.6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Alexander</text:p>
          </table:table-cell>
          <table:table-cell office:value-type="float" office:value="72408" calcext:value-type="float">
            <text:p>72408</text:p>
          </table:table-cell>
          <table:table-cell table:style-name="ce123" table:formula="of:=([.AC11]/[.P11])*100" office:value-type="float" office:value="30.1324599769454" calcext:value-type="float">
            <text:p>30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H Mahendran</text:p>
          </table:table-cell>
          <table:table-cell office:value-type="float" office:value="22701" calcext:value-type="float">
            <text:p>22701</text:p>
          </table:table-cell>
          <table:table-cell table:style-name="ce202" table:formula="of:=([.AH11]/[.P11])*100" office:value-type="float" office:value="9.44698063662354" calcext:value-type="float">
            <text:p>9.4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Vaitheswaran</text:p>
          </table:table-cell>
          <table:table-cell office:value-type="float" office:value="22370" calcext:value-type="float">
            <text:p>22370</text:p>
          </table:table-cell>
          <table:table-cell table:formula="of:=([.AM11]/[.P11])*100" office:value-type="float" office:value="9.30923557734323" calcext:value-type="float">
            <text:p>9.31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Vedachalam</text:p>
          </table:table-cell>
          <table:table-cell office:value-type="float" office:value="2631" calcext:value-type="float">
            <text:p>2631</text:p>
          </table:table-cell>
          <table:table-cell table:formula="of:=([.AR11]/[.P11])*100" office:value-type="float" office:value="1.09488595458158" calcext:value-type="float">
            <text:p>1.09</text:p>
          </table:table-cell>
          <table:table-cell table:number-columns-repeated="1633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dava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54474" calcext:value-type="float">
            <text:p>454474</text:p>
          </table:table-cell>
          <table:table-cell office:value-type="float" office:value="302700" calcext:value-type="float">
            <text:p>302700</text:p>
          </table:table-cell>
          <table:table-cell table:formula="of:=([.P12]/[.O12])*100" office:value-type="float" office:value="66.604470222719" calcext:value-type="float">
            <text:p>66.60</text:p>
          </table:table-cell>
          <table:table-cell table:formula="of:=[.X12]-[.AC12]" office:value-type="float" office:value="57071" calcext:value-type="float">
            <text:p>57071</text:p>
          </table:table-cell>
          <table:table-cell table:style-name="ce127" table:formula="of:=([.R12]/[.P12])*100" office:value-type="float" office:value="18.8539808391146" calcext:value-type="float">
            <text:p>18.85</text:p>
          </table:table-cell>
          <table:table-cell table:style-name="ce128" table:formula="of:=[.Y12]+[.AD12]" office:value-type="float" office:value="81.2352163858606" calcext:value-type="float">
            <text:p>81.2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Sudharsanam</text:p>
          </table:table-cell>
          <table:table-cell table:style-name="ce136" office:value-type="float" office:value="151485" calcext:value-type="float">
            <text:p>151485</text:p>
          </table:table-cell>
          <table:table-cell table:formula="of:=([.X12]/[.P12])*100" office:value-type="float" office:value="50.0445986124876" calcext:value-type="float">
            <text:p>50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Moorthy</text:p>
          </table:table-cell>
          <table:table-cell office:value-type="float" office:value="94414" calcext:value-type="float">
            <text:p>94414</text:p>
          </table:table-cell>
          <table:table-cell table:style-name="ce123" table:formula="of:=([.AC12]/[.P12])*100" office:value-type="float" office:value="31.190617773373" calcext:value-type="float">
            <text:p>31.1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Elumalai</text:p>
          </table:table-cell>
          <table:table-cell office:value-type="float" office:value="27453" calcext:value-type="float">
            <text:p>27453</text:p>
          </table:table-cell>
          <table:table-cell table:style-name="ce202" table:formula="of:=([.AH12]/[.P12])*100" office:value-type="float" office:value="9.06937561942517" calcext:value-type="float">
            <text:p>9.0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mesh</text:p>
          </table:table-cell>
          <table:table-cell office:value-type="float" office:value="15877" calcext:value-type="float">
            <text:p>15877</text:p>
          </table:table-cell>
          <table:table-cell table:formula="of:=([.AM12]/[.P12])*100" office:value-type="float" office:value="5.24512718863561" calcext:value-type="float">
            <text:p>5.25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 Dhakshnamoorthy</text:p>
          </table:table-cell>
          <table:table-cell office:value-type="float" office:value="7104" calcext:value-type="float">
            <text:p>7104</text:p>
          </table:table-cell>
          <table:table-cell table:formula="of:=([.AR12]/[.P12])*100" office:value-type="float" office:value="2.34687809712587" calcext:value-type="float">
            <text:p>2.35</text:p>
          </table:table-cell>
          <table:table-cell table:number-columns-repeated="163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ruvottiy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TK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306005" calcext:value-type="float">
            <text:p>306005</text:p>
          </table:table-cell>
          <table:table-cell office:value-type="float" office:value="199996" calcext:value-type="float">
            <text:p>199996</text:p>
          </table:table-cell>
          <table:table-cell table:formula="of:=([.P13]/[.O13])*100" office:value-type="float" office:value="65.3571020081371" calcext:value-type="float">
            <text:p>65.36</text:p>
          </table:table-cell>
          <table:table-cell table:formula="of:=[.X13]-[.AC13]" office:value-type="float" office:value="37661" calcext:value-type="float">
            <text:p>37661</text:p>
          </table:table-cell>
          <table:table-cell table:style-name="ce127" table:formula="of:=([.R13]/[.P13])*100" office:value-type="float" office:value="18.8308766175324" calcext:value-type="float">
            <text:p>18.83</text:p>
          </table:table-cell>
          <table:table-cell table:style-name="ce128" table:formula="of:=[.Y13]+[.AD13]" office:value-type="float" office:value="69.3558871177424" calcext:value-type="float">
            <text:p>69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P Shankar</text:p>
          </table:table-cell>
          <table:table-cell table:style-name="ce136" office:value-type="float" office:value="88185" calcext:value-type="float">
            <text:p>88185</text:p>
          </table:table-cell>
          <table:table-cell table:formula="of:=([.X13]/[.P13])*100" office:value-type="float" office:value="44.0933818676374" calcext:value-type="float">
            <text:p>44.0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Kuppan</text:p>
          </table:table-cell>
          <table:table-cell office:value-type="float" office:value="50524" calcext:value-type="float">
            <text:p>50524</text:p>
          </table:table-cell>
          <table:table-cell table:style-name="ce123" table:formula="of:=([.AC13]/[.P13])*100" office:value-type="float" office:value="25.262505250105" calcext:value-type="float">
            <text:p>25.2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eman</text:p>
          </table:table-cell>
          <table:table-cell office:value-type="float" office:value="48597" calcext:value-type="float">
            <text:p>48597</text:p>
          </table:table-cell>
          <table:table-cell table:style-name="ce202" table:formula="of:=([.AH13]/[.P13])*100" office:value-type="float" office:value="24.2989859797196" calcext:value-type="float">
            <text:p>24.3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Mohan</text:p>
          </table:table-cell>
          <table:table-cell office:value-type="float" office:value="7053" calcext:value-type="float">
            <text:p>7053</text:p>
          </table:table-cell>
          <table:table-cell table:formula="of:=([.AM13]/[.P13])*100" office:value-type="float" office:value="3.52657053141063" calcext:value-type="float">
            <text:p>3.53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Soundara Pandian</text:p>
          </table:table-cell>
          <table:table-cell office:value-type="float" office:value="1417" calcext:value-type="float">
            <text:p>1417</text:p>
          </table:table-cell>
          <table:table-cell table:formula="of:=([.AR13]/[.P13])*100" office:value-type="float" office:value="0.708514170283406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hakrishnan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office:value-type="float" office:value="262980" calcext:value-type="float">
            <text:p>262980</text:p>
          </table:table-cell>
          <table:table-cell office:value-type="float" office:value="187027" calcext:value-type="float">
            <text:p>187027</text:p>
          </table:table-cell>
          <table:table-cell table:formula="of:=([.P14]/[.O14])*100" office:value-type="float" office:value="71.1183359951327" calcext:value-type="float">
            <text:p>71.12</text:p>
          </table:table-cell>
          <table:table-cell table:formula="of:=[.X14]-[.AC14]" office:value-type="float" office:value="42479" calcext:value-type="float">
            <text:p>42479</text:p>
          </table:table-cell>
          <table:table-cell table:style-name="ce127" table:formula="of:=([.R14]/[.P14])*100" office:value-type="float" office:value="22.7127633977982" calcext:value-type="float">
            <text:p>22.71</text:p>
          </table:table-cell>
          <table:table-cell table:style-name="ce128" table:formula="of:=[.Y14]+[.AD14]" office:value-type="float" office:value="79.6927716319034" calcext:value-type="float">
            <text:p>79.6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 John Ebenezer</text:p>
          </table:table-cell>
          <table:table-cell table:style-name="ce136" office:value-type="float" office:value="95763" calcext:value-type="float">
            <text:p>95763</text:p>
          </table:table-cell>
          <table:table-cell table:formula="of:=([.X14]/[.P14])*100" office:value-type="float" office:value="51.2027675148508" calcext:value-type="float">
            <text:p>51.2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S Raajesh</text:p>
          </table:table-cell>
          <table:table-cell office:value-type="float" office:value="53284" calcext:value-type="float">
            <text:p>53284</text:p>
          </table:table-cell>
          <table:table-cell table:style-name="ce123" table:formula="of:=([.AC14]/[.P14])*100" office:value-type="float" office:value="28.4900041170526" calcext:value-type="float">
            <text:p>28.4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Gowrishankar</text:p>
          </table:table-cell>
          <table:table-cell office:value-type="float" office:value="20437" calcext:value-type="float">
            <text:p>20437</text:p>
          </table:table-cell>
          <table:table-cell table:style-name="ce202" table:formula="of:=([.AH14]/[.P14])*100" office:value-type="float" office:value="10.9272992669508" calcext:value-type="float">
            <text:p>10.9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Fazil A</text:p>
          </table:table-cell>
          <table:table-cell office:value-type="float" office:value="11198" calcext:value-type="float">
            <text:p>11198</text:p>
          </table:table-cell>
          <table:table-cell table:formula="of:=([.AM14]/[.P14])*100" office:value-type="float" office:value="5.98737080742353" calcext:value-type="float">
            <text:p>5.99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Kalidas</text:p>
          </table:table-cell>
          <table:table-cell office:value-type="float" office:value="1852" calcext:value-type="float">
            <text:p>1852</text:p>
          </table:table-cell>
          <table:table-cell table:formula="of:=([.AR14]/[.P14])*100" office:value-type="float" office:value="0.990231356969849" calcext:value-type="float">
            <text:p>0.99</text:p>
          </table:table-cell>
          <table:table-cell table:number-columns-repeated="163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amb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315942" calcext:value-type="float">
            <text:p>315942</text:p>
          </table:table-cell>
          <table:table-cell office:value-type="float" office:value="200387" calcext:value-type="float">
            <text:p>200387</text:p>
          </table:table-cell>
          <table:table-cell table:formula="of:=([.P15]/[.O15])*100" office:value-type="float" office:value="63.4252489380962" calcext:value-type="float">
            <text:p>63.43</text:p>
          </table:table-cell>
          <table:table-cell table:formula="of:=[.X15]-[.AC15]" office:value-type="float" office:value="54976" calcext:value-type="float">
            <text:p>54976</text:p>
          </table:table-cell>
          <table:table-cell table:style-name="ce127" table:formula="of:=([.R15]/[.P15])*100" office:value-type="float" office:value="27.4349134424888" calcext:value-type="float">
            <text:p>27.43</text:p>
          </table:table-cell>
          <table:table-cell table:style-name="ce128" table:formula="of:=[.Y15]+[.AD15]" office:value-type="float" office:value="77.6287882946499" calcext:value-type="float">
            <text:p>77.6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D Sekar</text:p>
          </table:table-cell>
          <table:table-cell office:value-type="float" office:value="105267" calcext:value-type="float">
            <text:p>105267</text:p>
          </table:table-cell>
          <table:table-cell table:formula="of:=([.X15]/[.P15])*100" office:value-type="float" office:value="52.5318508685693" calcext:value-type="float">
            <text:p>52.5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R Dhanapalan</text:p>
          </table:table-cell>
          <table:table-cell office:value-type="float" office:value="50291" calcext:value-type="float">
            <text:p>50291</text:p>
          </table:table-cell>
          <table:table-cell table:style-name="ce123" table:formula="of:=([.AC15]/[.P15])*100" office:value-type="float" office:value="25.0969374260805" calcext:value-type="float">
            <text:p>25.1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Merlin Suganthi</text:p>
          </table:table-cell>
          <table:table-cell office:value-type="float" office:value="19821" calcext:value-type="float">
            <text:p>19821</text:p>
          </table:table-cell>
          <table:table-cell table:style-name="ce202" table:formula="of:=([.AH15]/[.P15])*100" office:value-type="float" office:value="9.89136021797821" calcext:value-type="float">
            <text:p>9.8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Ponnusamy</text:p>
          </table:table-cell>
          <table:table-cell office:value-type="float" office:value="17072" calcext:value-type="float">
            <text:p>17072</text:p>
          </table:table-cell>
          <table:table-cell table:formula="of:=([.AM15]/[.P15])*100" office:value-type="float" office:value="8.51951473898007" calcext:value-type="float">
            <text:p>8.52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 Lakshmi Narayanan</text:p>
          </table:table-cell>
          <table:table-cell office:value-type="float" office:value="4042" calcext:value-type="float">
            <text:p>4042</text:p>
          </table:table-cell>
          <table:table-cell table:formula="of:=([.AR15]/[.P15])*100" office:value-type="float" office:value="2.01709691746471" calcext:value-type="float">
            <text:p>2.02</text:p>
          </table:table-cell>
          <table:table-cell table:number-columns-repeated="163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lath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1197" calcext:value-type="float">
            <text:p>281197</text:p>
          </table:table-cell>
          <table:table-cell office:value-type="float" office:value="173388" calcext:value-type="float">
            <text:p>173388</text:p>
          </table:table-cell>
          <table:table-cell table:formula="of:=([.P16]/[.O16])*100" office:value-type="float" office:value="61.6606862804369" calcext:value-type="float">
            <text:p>61.66</text:p>
          </table:table-cell>
          <table:table-cell table:formula="of:=[.X16]-[.AC16]" office:value-type="float" office:value="70384" calcext:value-type="float">
            <text:p>70384</text:p>
          </table:table-cell>
          <table:table-cell table:style-name="ce127" table:formula="of:=([.R16]/[.P16])*100" office:value-type="float" office:value="40.5933513276582" calcext:value-type="float">
            <text:p>40.59</text:p>
          </table:table-cell>
          <table:table-cell table:style-name="ce128" table:formula="of:=[.Y16]+[.AD16]" office:value-type="float" office:value="81.1244146077007" calcext:value-type="float">
            <text:p>81.1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K Stalin</text:p>
          </table:table-cell>
          <table:table-cell office:value-type="float" office:value="105522" calcext:value-type="float">
            <text:p>105522</text:p>
          </table:table-cell>
          <table:table-cell table:formula="of:=([.X16]/[.P16])*100" office:value-type="float" office:value="60.8588829676794" calcext:value-type="float">
            <text:p>60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adi Rajaram</text:p>
          </table:table-cell>
          <table:table-cell office:value-type="float" office:value="35138" calcext:value-type="float">
            <text:p>35138</text:p>
          </table:table-cell>
          <table:table-cell table:style-name="ce123" table:formula="of:=([.AC16]/[.P16])*100" office:value-type="float" office:value="20.2655316400212" calcext:value-type="float">
            <text:p>20.2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Jagadish Kumar</text:p>
          </table:table-cell>
          <table:table-cell office:value-type="float" office:value="14210" calcext:value-type="float">
            <text:p>14210</text:p>
          </table:table-cell>
          <table:table-cell table:style-name="ce202" table:formula="of:=([.AH16]/[.P16])*100" office:value-type="float" office:value="8.1954921909244" calcext:value-type="float">
            <text:p>8.2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amilus Selva</text:p>
          </table:table-cell>
          <table:table-cell office:value-type="float" office:value="11304" calcext:value-type="float">
            <text:p>11304</text:p>
          </table:table-cell>
          <table:table-cell table:formula="of:=([.AM16]/[.P16])*100" office:value-type="float" office:value="6.51948231711537" calcext:value-type="float">
            <text:p>6.5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29" calcext:value-type="float">
            <text:p>1529</text:p>
          </table:table-cell>
          <table:table-cell table:formula="of:=([.AR16]/[.P16])*100" office:value-type="float" office:value="0.881837266708192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lliv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5328" calcext:value-type="float">
            <text:p>255328</text:p>
          </table:table-cell>
          <table:table-cell office:value-type="float" office:value="144092" calcext:value-type="float">
            <text:p>144092</text:p>
          </table:table-cell>
          <table:table-cell table:formula="of:=([.P17]/[.O17])*100" office:value-type="float" office:value="56.434076951999" calcext:value-type="float">
            <text:p>56.43</text:p>
          </table:table-cell>
          <table:table-cell table:formula="of:=[.X17]-[.AC17]" office:value-type="float" office:value="37237" calcext:value-type="float">
            <text:p>37237</text:p>
          </table:table-cell>
          <table:table-cell table:style-name="ce127" table:formula="of:=([.R17]/[.P17])*100" office:value-type="float" office:value="25.8425172806263" calcext:value-type="float">
            <text:p>25.84</text:p>
          </table:table-cell>
          <table:table-cell table:style-name="ce128" table:formula="of:=[.Y17]+[.AD17]" office:value-type="float" office:value="79.8219193293174" calcext:value-type="float">
            <text:p>79.8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Vetriazhagan</text:p>
          </table:table-cell>
          <table:table-cell office:value-type="float" office:value="76127" calcext:value-type="float">
            <text:p>76127</text:p>
          </table:table-cell>
          <table:table-cell table:formula="of:=([.X17]/[.P17])*100" office:value-type="float" office:value="52.8322183049718" calcext:value-type="float">
            <text:p>52.8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CD Prabhakar</text:p>
          </table:table-cell>
          <table:table-cell office:value-type="float" office:value="38890" calcext:value-type="float">
            <text:p>38890</text:p>
          </table:table-cell>
          <table:table-cell table:style-name="ce123" table:formula="of:=([.AC17]/[.P17])*100" office:value-type="float" office:value="26.9897010243456" calcext:value-type="float">
            <text:p>26.9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haran</text:p>
          </table:table-cell>
          <table:table-cell office:value-type="float" office:value="13364" calcext:value-type="float">
            <text:p>13364</text:p>
          </table:table-cell>
          <table:table-cell table:style-name="ce202" table:formula="of:=([.AH17]/[.P17])*100" office:value-type="float" office:value="9.27463009743775" calcext:value-type="float">
            <text:p>9.2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Sridar</text:p>
          </table:table-cell>
          <table:table-cell office:value-type="float" office:value="10914" calcext:value-type="float">
            <text:p>10914</text:p>
          </table:table-cell>
          <table:table-cell table:formula="of:=([.AM17]/[.P17])*100" office:value-type="float" office:value="7.57432751297782" calcext:value-type="float">
            <text:p>7.5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44" calcext:value-type="float">
            <text:p>1444</text:p>
          </table:table-cell>
          <table:table-cell table:formula="of:=([.AR17]/[.P17])*100" office:value-type="float" office:value="1.00213752324904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ru ViK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19438" calcext:value-type="float">
            <text:p>219438</text:p>
          </table:table-cell>
          <table:table-cell office:value-type="float" office:value="133696" calcext:value-type="float">
            <text:p>133696</text:p>
          </table:table-cell>
          <table:table-cell table:formula="of:=([.P18]/[.O18])*100" office:value-type="float" office:value="60.926548729026" calcext:value-type="float">
            <text:p>60.93</text:p>
          </table:table-cell>
          <table:table-cell table:formula="of:=[.X18]-[.AC18]" office:value-type="float" office:value="55013" calcext:value-type="float">
            <text:p>55013</text:p>
          </table:table-cell>
          <table:table-cell table:style-name="ce127" table:formula="of:=([.R18]/[.P18])*100" office:value-type="float" office:value="41.14782790809" calcext:value-type="float">
            <text:p>41.15</text:p>
          </table:table-cell>
          <table:table-cell table:style-name="ce128" table:formula="of:=[.Y18]+[.AD18]" office:value-type="float" office:value="81.1101304451891" calcext:value-type="float">
            <text:p>81.1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Sivakumar</text:p>
          </table:table-cell>
          <table:table-cell office:value-type="float" office:value="81727" calcext:value-type="float">
            <text:p>81727</text:p>
          </table:table-cell>
          <table:table-cell table:formula="of:=([.X18]/[.P18])*100" office:value-type="float" office:value="61.1289791766395" calcext:value-type="float">
            <text:p>61.1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L Kalyani</text:p>
          </table:table-cell>
          <table:table-cell office:value-type="float" office:value="26714" calcext:value-type="float">
            <text:p>26714</text:p>
          </table:table-cell>
          <table:table-cell table:style-name="ce123" table:formula="of:=([.AC18]/[.P18])*100" office:value-type="float" office:value="19.9811512685495" calcext:value-type="float">
            <text:p>19.9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Illavanji</text:p>
          </table:table-cell>
          <table:table-cell office:value-type="float" office:value="10921" calcext:value-type="float">
            <text:p>10921</text:p>
          </table:table-cell>
          <table:table-cell table:style-name="ce202" table:formula="of:=([.AH18]/[.P18])*100" office:value-type="float" office:value="8.16853159406415" calcext:value-type="float">
            <text:p>8.1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Obath</text:p>
          </table:table-cell>
          <table:table-cell office:value-type="float" office:value="9710" calcext:value-type="float">
            <text:p>9710</text:p>
          </table:table-cell>
          <table:table-cell table:formula="of:=([.AM18]/[.P18])*100" office:value-type="float" office:value="7.26274533269507" calcext:value-type="float">
            <text:p>7.26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P Sekar</text:p>
          </table:table-cell>
          <table:table-cell office:value-type="float" office:value="1787" calcext:value-type="float">
            <text:p>1787</text:p>
          </table:table-cell>
          <table:table-cell table:formula="of:=([.AR18]/[.P18])*100" office:value-type="float" office:value="1.33661440880804" calcext:value-type="float">
            <text:p>1.34</text:p>
          </table:table-cell>
          <table:table-cell table:number-columns-repeated="163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m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193162" calcext:value-type="float">
            <text:p>193162</text:p>
          </table:table-cell>
          <table:table-cell office:value-type="float" office:value="119271" calcext:value-type="float">
            <text:p>119271</text:p>
          </table:table-cell>
          <table:table-cell table:formula="of:=([.P19]/[.O19])*100" office:value-type="float" office:value="61.7466168293971" calcext:value-type="float">
            <text:p>61.75</text:p>
          </table:table-cell>
          <table:table-cell table:formula="of:=[.X19]-[.AC19]" office:value-type="float" office:value="38768" calcext:value-type="float">
            <text:p>38768</text:p>
          </table:table-cell>
          <table:table-cell table:style-name="ce127" table:formula="of:=([.R19]/[.P19])*100" office:value-type="float" office:value="32.5041292518718" calcext:value-type="float">
            <text:p>32.50</text:p>
          </table:table-cell>
          <table:table-cell table:style-name="ce128" table:formula="of:=[.Y19]+[.AD19]" office:value-type="float" office:value="82.9170544390506" calcext:value-type="float">
            <text:p>82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 Paranthamen</text:p>
          </table:table-cell>
          <table:table-cell office:value-type="float" office:value="68832" calcext:value-type="float">
            <text:p>68832</text:p>
          </table:table-cell>
          <table:table-cell table:formula="of:=([.X19]/[.P19])*100" office:value-type="float" office:value="57.7105918454612" calcext:value-type="float">
            <text:p>57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 John Pandian</text:p>
          </table:table-cell>
          <table:table-cell office:value-type="float" office:value="30064" calcext:value-type="float">
            <text:p>30064</text:p>
          </table:table-cell>
          <table:table-cell table:style-name="ce123" table:formula="of:=([.AC19]/[.P19])*100" office:value-type="float" office:value="25.2064625935894" calcext:value-type="float">
            <text:p>25.2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U Priyadarsini</text:p>
          </table:table-cell>
          <table:table-cell office:value-type="float" office:value="9990" calcext:value-type="float">
            <text:p>9990</text:p>
          </table:table-cell>
          <table:table-cell table:style-name="ce202" table:formula="of:=([.AH19]/[.P19])*100" office:value-type="float" office:value="8.37588349221521" calcext:value-type="float">
            <text:p>8.3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Geetha Lakshmi</text:p>
          </table:table-cell>
          <table:table-cell office:value-type="float" office:value="6276" calcext:value-type="float">
            <text:p>6276</text:p>
          </table:table-cell>
          <table:table-cell table:formula="of:=([.AM19]/[.P19])*100" office:value-type="float" office:value="5.26196644616042" calcext:value-type="float">
            <text:p>5.26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T Prabhu</text:p>
          </table:table-cell>
          <table:table-cell office:value-type="float" office:value="1293" calcext:value-type="float">
            <text:p>1293</text:p>
          </table:table-cell>
          <table:table-cell table:formula="of:=([.AR19]/[.P19])*100" office:value-type="float" office:value="1.08408582136479" calcext:value-type="float">
            <text:p>1.08</text:p>
          </table:table-cell>
          <table:table-cell table:number-columns-repeated="163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yapu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office:value-type="float" office:value="192635" calcext:value-type="float">
            <text:p>192635</text:p>
          </table:table-cell>
          <table:table-cell office:value-type="float" office:value="121191" calcext:value-type="float">
            <text:p>121191</text:p>
          </table:table-cell>
          <table:table-cell table:formula="of:=([.P20]/[.O20])*100" office:value-type="float" office:value="62.9122433617982" calcext:value-type="float">
            <text:p>62.91</text:p>
          </table:table-cell>
          <table:table-cell table:formula="of:=[.X20]-[.AC20]" office:value-type="float" office:value="27779" calcext:value-type="float">
            <text:p>27779</text:p>
          </table:table-cell>
          <table:table-cell table:style-name="ce127" table:formula="of:=([.R20]/[.P20])*100" office:value-type="float" office:value="22.9216691008408" calcext:value-type="float">
            <text:p>22.92</text:p>
          </table:table-cell>
          <table:table-cell table:style-name="ce128" table:formula="of:=[.Y20]+[.AD20]" office:value-type="float" office:value="83.3964568326031" calcext:value-type="float">
            <text:p>83.4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dreams Murthy</text:p>
          </table:table-cell>
          <table:table-cell office:value-type="float" office:value="64424" calcext:value-type="float">
            <text:p>64424</text:p>
          </table:table-cell>
          <table:table-cell table:formula="of:=([.X20]/[.P20])*100" office:value-type="float" office:value="53.159062966722" calcext:value-type="float">
            <text:p>53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 Jayakumar</text:p>
          </table:table-cell>
          <table:table-cell office:value-type="float" office:value="36645" calcext:value-type="float">
            <text:p>36645</text:p>
          </table:table-cell>
          <table:table-cell table:style-name="ce123" table:formula="of:=([.AC20]/[.P20])*100" office:value-type="float" office:value="30.2373938658811" calcext:value-type="float">
            <text:p>30.2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Gunasekaran</text:p>
          </table:table-cell>
          <table:table-cell office:value-type="float" office:value="8166" calcext:value-type="float">
            <text:p>8166</text:p>
          </table:table-cell>
          <table:table-cell table:style-name="ce202" table:formula="of:=([.AH20]/[.P20])*100" office:value-type="float" office:value="6.73812411812758" calcext:value-type="float">
            <text:p>6.7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Kamali</text:p>
          </table:table-cell>
          <table:table-cell office:value-type="float" office:value="7953" calcext:value-type="float">
            <text:p>7953</text:p>
          </table:table-cell>
          <table:table-cell table:formula="of:=([.AM20]/[.P20])*100" office:value-type="float" office:value="6.56236849270986" calcext:value-type="float">
            <text:p>6.56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 Ramajayam</text:p>
          </table:table-cell>
          <table:table-cell office:value-type="float" office:value="1128" calcext:value-type="float">
            <text:p>1128</text:p>
          </table:table-cell>
          <table:table-cell table:formula="of:=([.AR20]/[.P20])*100" office:value-type="float" office:value="0.93076218531079" calcext:value-type="float">
            <text:p>0.93</text:p>
          </table:table-cell>
          <table:table-cell table:number-columns-repeated="163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office:value-type="float" office:value="175785" calcext:value-type="float">
            <text:p>175785</text:p>
          </table:table-cell>
          <table:table-cell office:value-type="float" office:value="101650" calcext:value-type="float">
            <text:p>101650</text:p>
          </table:table-cell>
          <table:table-cell table:formula="of:=([.P21]/[.O21])*100" office:value-type="float" office:value="57.8263219273544" calcext:value-type="float">
            <text:p>57.83</text:p>
          </table:table-cell>
          <table:table-cell table:formula="of:=[.X21]-[.AC21]" office:value-type="float" office:value="27274" calcext:value-type="float">
            <text:p>27274</text:p>
          </table:table-cell>
          <table:table-cell table:style-name="ce127" table:formula="of:=([.R21]/[.P21])*100" office:value-type="float" office:value="26.8312838170192" calcext:value-type="float">
            <text:p>26.83</text:p>
          </table:table-cell>
          <table:table-cell table:style-name="ce128" table:formula="of:=[.Y21]+[.AD21]" office:value-type="float" office:value="89.877029021151" calcext:value-type="float">
            <text:p>89.8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kar Babu</text:p>
          </table:table-cell>
          <table:table-cell office:value-type="float" office:value="59317" calcext:value-type="float">
            <text:p>59317</text:p>
          </table:table-cell>
          <table:table-cell table:formula="of:=([.X21]/[.P21])*100" office:value-type="float" office:value="58.3541564190851" calcext:value-type="float">
            <text:p>58.3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inoj P Selvam</text:p>
          </table:table-cell>
          <table:table-cell office:value-type="float" office:value="32043" calcext:value-type="float">
            <text:p>32043</text:p>
          </table:table-cell>
          <table:table-cell table:style-name="ce123" table:formula="of:=([.AC21]/[.P21])*100" office:value-type="float" office:value="31.5228726020659" calcext:value-type="float">
            <text:p>31.5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Ramesh</text:p>
          </table:table-cell>
          <table:table-cell office:value-type="float" office:value="3763" calcext:value-type="float">
            <text:p>3763</text:p>
          </table:table-cell>
          <table:table-cell table:style-name="ce202" table:formula="of:=([.AH21]/[.P21])*100" office:value-type="float" office:value="3.70191834727004" calcext:value-type="float">
            <text:p>3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Ahamed Fazil</text:p>
          </table:table-cell>
          <table:table-cell office:value-type="float" office:value="3357" calcext:value-type="float">
            <text:p>3357</text:p>
          </table:table-cell>
          <table:table-cell table:formula="of:=([.AM21]/[.P21])*100" office:value-type="float" office:value="3.30250860796852" calcext:value-type="float">
            <text:p>3.3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913" calcext:value-type="float">
            <text:p>913</text:p>
          </table:table-cell>
          <table:table-cell table:formula="of:=([.AR21]/[.P21])*100" office:value-type="float" office:value="0.898180029513035" calcext:value-type="float">
            <text:p>0.90</text:p>
          </table:table-cell>
          <table:table-cell table:number-columns-repeated="1633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pauk Tiruvallikeni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4067" calcext:value-type="float">
            <text:p>234067</text:p>
          </table:table-cell>
          <table:table-cell office:value-type="float" office:value="137405" calcext:value-type="float">
            <text:p>137405</text:p>
          </table:table-cell>
          <table:table-cell table:formula="of:=([.P22]/[.O22])*100" office:value-type="float" office:value="58.7032772667655" calcext:value-type="float">
            <text:p>58.70</text:p>
          </table:table-cell>
          <table:table-cell table:formula="of:=[.X22]-[.AC22]" office:value-type="float" office:value="69355" calcext:value-type="float">
            <text:p>69355</text:p>
          </table:table-cell>
          <table:table-cell table:style-name="ce127" table:formula="of:=([.R22]/[.P22])*100" office:value-type="float" office:value="50.4748735489975" calcext:value-type="float">
            <text:p>50.47</text:p>
          </table:table-cell>
          <table:table-cell table:style-name="ce128" table:formula="of:=[.Y22]+[.AD22]" office:value-type="float" office:value="85.3062115643536" calcext:value-type="float">
            <text:p>85.3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Udhayanidhi Stalin</text:p>
          </table:table-cell>
          <table:table-cell office:value-type="float" office:value="93285" calcext:value-type="float">
            <text:p>93285</text:p>
          </table:table-cell>
          <table:table-cell table:formula="of:=([.X22]/[.P22])*100" office:value-type="float" office:value="67.8905425566755" calcext:value-type="float">
            <text:p>67.8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assali</text:p>
          </table:table-cell>
          <table:table-cell office:value-type="float" office:value="23930" calcext:value-type="float">
            <text:p>23930</text:p>
          </table:table-cell>
          <table:table-cell table:style-name="ce123" table:formula="of:=([.AC22]/[.P22])*100" office:value-type="float" office:value="17.415669007678" calcext:value-type="float">
            <text:p>17.4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ayasimmaraja SM</text:p>
          </table:table-cell>
          <table:table-cell office:value-type="float" office:value="9193" calcext:value-type="float">
            <text:p>9193</text:p>
          </table:table-cell>
          <table:table-cell table:style-name="ce202" table:formula="of:=([.AH22]/[.P22])*100" office:value-type="float" office:value="6.69044066809796" calcext:value-type="float">
            <text:p>6.69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Mohammed Idris K</text:p>
          </table:table-cell>
          <table:table-cell office:value-type="float" office:value="4096" calcext:value-type="float">
            <text:p>4096</text:p>
          </table:table-cell>
          <table:table-cell table:formula="of:=([.AM22]/[.P22])*100" office:value-type="float" office:value="2.9809686692624" calcext:value-type="float">
            <text:p>2.9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61" calcext:value-type="float">
            <text:p>2061</text:p>
          </table:table-cell>
          <table:table-cell table:formula="of:=([.AR22]/[.P22])*100" office:value-type="float" office:value="1.49994541683345" calcext:value-type="float">
            <text:p>1.50</text:p>
          </table:table-cell>
          <table:table-cell table:number-columns-repeated="163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ousand Light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number-columns-repeated="2" table:style-name="ce103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40096" calcext:value-type="float">
            <text:p>240096</text:p>
          </table:table-cell>
          <table:table-cell office:value-type="float" office:value="135940" calcext:value-type="float">
            <text:p>135940</text:p>
          </table:table-cell>
          <table:table-cell table:formula="of:=([.P23]/[.O23])*100" office:value-type="float" office:value="56.6190190590431" calcext:value-type="float">
            <text:p>56.62</text:p>
          </table:table-cell>
          <table:table-cell table:formula="of:=[.X23]-[.AC23]" office:value-type="float" office:value="32462" calcext:value-type="float">
            <text:p>32462</text:p>
          </table:table-cell>
          <table:table-cell table:style-name="ce127" table:formula="of:=([.R23]/[.P23])*100" office:value-type="float" office:value="23.8796527879947" calcext:value-type="float">
            <text:p>23.88</text:p>
          </table:table-cell>
          <table:table-cell table:style-name="ce128" table:formula="of:=[.Y23]+[.AD23]" office:value-type="float" office:value="81.8537590113285" calcext:value-type="float">
            <text:p>81.8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zhilan Naganathan</text:p>
          </table:table-cell>
          <table:table-cell office:value-type="float" office:value="71867" calcext:value-type="float">
            <text:p>71867</text:p>
          </table:table-cell>
          <table:table-cell table:formula="of:=([.X23]/[.P23])*100" office:value-type="float" office:value="52.8667058996616" calcext:value-type="float">
            <text:p>52.8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hushbu</text:p>
          </table:table-cell>
          <table:table-cell office:value-type="float" office:value="39405" calcext:value-type="float">
            <text:p>39405</text:p>
          </table:table-cell>
          <table:table-cell table:style-name="ce123" table:formula="of:=([.AC23]/[.P23])*100" office:value-type="float" office:value="28.9870531116669" calcext:value-type="float">
            <text:p>28.9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M Shariff</text:p>
          </table:table-cell>
          <table:table-cell office:value-type="float" office:value="11791" calcext:value-type="float">
            <text:p>11791</text:p>
          </table:table-cell>
          <table:table-cell table:style-name="ce202" table:formula="of:=([.AH23]/[.P23])*100" office:value-type="float" office:value="8.67367956451376" calcext:value-type="float">
            <text:p>8.6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J Sherine</text:p>
          </table:table-cell>
          <table:table-cell office:value-type="float" office:value="8884" calcext:value-type="float">
            <text:p>8884</text:p>
          </table:table-cell>
          <table:table-cell table:formula="of:=([.AM23]/[.P23])*100" office:value-type="float" office:value="6.53523613358835" calcext:value-type="float">
            <text:p>6.5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85" calcext:value-type="float">
            <text:p>1385</text:p>
          </table:table-cell>
          <table:table-cell table:formula="of:=([.AR23]/[.P23])*100" office:value-type="float" office:value="1.0188318375754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n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office:value-type="float" office:value="286090" calcext:value-type="float">
            <text:p>286090</text:p>
          </table:table-cell>
          <table:table-cell office:value-type="float" office:value="165096" calcext:value-type="float">
            <text:p>165096</text:p>
          </table:table-cell>
          <table:table-cell table:formula="of:=([.P24]/[.O24])*100" office:value-type="float" office:value="57.7077143556224" calcext:value-type="float">
            <text:p>57.71</text:p>
          </table:table-cell>
          <table:table-cell table:formula="of:=[.X24]-[.AC24]" office:value-type="float" office:value="27445" calcext:value-type="float">
            <text:p>27445</text:p>
          </table:table-cell>
          <table:table-cell table:style-name="ce127" table:formula="of:=([.R24]/[.P24])*100" office:value-type="float" office:value="16.6236613848912" calcext:value-type="float">
            <text:p>16.62</text:p>
          </table:table-cell>
          <table:table-cell table:style-name="ce128" table:formula="of:=[.Y24]+[.AD24]" office:value-type="float" office:value="80.3550661433348" calcext:value-type="float">
            <text:p>80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K Mohan</text:p>
          </table:table-cell>
          <table:table-cell office:value-type="float" office:value="80054" calcext:value-type="float">
            <text:p>80054</text:p>
          </table:table-cell>
          <table:table-cell table:formula="of:=([.X24]/[.P24])*100" office:value-type="float" office:value="48.489363764113" calcext:value-type="float">
            <text:p>48.4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Gokula Indira</text:p>
          </table:table-cell>
          <table:table-cell office:value-type="float" office:value="52609" calcext:value-type="float">
            <text:p>52609</text:p>
          </table:table-cell>
          <table:table-cell table:style-name="ce123" table:formula="of:=([.AC24]/[.P24])*100" office:value-type="float" office:value="31.8657023792218" calcext:value-type="float">
            <text:p>31.8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Ponraj</text:p>
          </table:table-cell>
          <table:table-cell office:value-type="float" office:value="17522" calcext:value-type="float">
            <text:p>17522</text:p>
          </table:table-cell>
          <table:table-cell table:style-name="ce202" table:formula="of:=([.AH24]/[.P24])*100" office:value-type="float" office:value="10.6132189756263" calcext:value-type="float">
            <text:p>10.6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hankar</text:p>
          </table:table-cell>
          <table:table-cell office:value-type="float" office:value="10406" calcext:value-type="float">
            <text:p>10406</text:p>
          </table:table-cell>
          <table:table-cell table:formula="of:=([.AM24]/[.P24])*100" office:value-type="float" office:value="6.30299946697679" calcext:value-type="float">
            <text:p>6.3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45" calcext:value-type="float">
            <text:p>1545</text:p>
          </table:table-cell>
          <table:table-cell table:formula="of:=([.AR24]/[.P24])*100" office:value-type="float" office:value="0.935819159761593" calcext:value-type="float">
            <text:p>0.94</text:p>
          </table:table-cell>
          <table:table-cell table:number-columns-repeated="1633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rugamp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1691" calcext:value-type="float">
            <text:p>291691</text:p>
          </table:table-cell>
          <table:table-cell office:value-type="float" office:value="169087" calcext:value-type="float">
            <text:p>169087</text:p>
          </table:table-cell>
          <table:table-cell table:formula="of:=([.P25]/[.O25])*100" office:value-type="float" office:value="57.9678495394099" calcext:value-type="float">
            <text:p>57.97</text:p>
          </table:table-cell>
          <table:table-cell table:formula="of:=[.X25]-[.AC25]" office:value-type="float" office:value="18367" calcext:value-type="float">
            <text:p>18367</text:p>
          </table:table-cell>
          <table:table-cell table:style-name="ce127" table:formula="of:=([.R25]/[.P25])*100" office:value-type="float" office:value="10.8624554223565" calcext:value-type="float">
            <text:p>10.86</text:p>
          </table:table-cell>
          <table:table-cell table:style-name="ce128" table:formula="of:=[.Y25]+[.AD25]" office:value-type="float" office:value="77.0816207041346" calcext:value-type="float">
            <text:p>77.0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MV Prabhakara Raja</text:p>
          </table:table-cell>
          <table:table-cell office:value-type="float" office:value="74351" calcext:value-type="float">
            <text:p>74351</text:p>
          </table:table-cell>
          <table:table-cell table:formula="of:=([.X25]/[.P25])*100" office:value-type="float" office:value="43.9720380632456" calcext:value-type="float">
            <text:p>43.9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N Ravi</text:p>
          </table:table-cell>
          <table:table-cell office:value-type="float" office:value="55984" calcext:value-type="float">
            <text:p>55984</text:p>
          </table:table-cell>
          <table:table-cell table:style-name="ce123" table:formula="of:=([.AC25]/[.P25])*100" office:value-type="float" office:value="33.109582640889" calcext:value-type="float">
            <text:p>33.1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enegan</text:p>
          </table:table-cell>
          <table:table-cell office:value-type="float" office:value="16939" calcext:value-type="float">
            <text:p>16939</text:p>
          </table:table-cell>
          <table:table-cell table:style-name="ce202" table:formula="of:=([.AH25]/[.P25])*100" office:value-type="float" office:value="10.0179197691129" calcext:value-type="float">
            <text:p>10.0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TS Rajendran</text:p>
          </table:table-cell>
          <table:table-cell office:value-type="float" office:value="10185" calcext:value-type="float">
            <text:p>10185</text:p>
          </table:table-cell>
          <table:table-cell table:formula="of:=([.AM25]/[.P25])*100" office:value-type="float" office:value="6.02352635034036" calcext:value-type="float">
            <text:p>6.02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Star M Gunasekaran</text:p>
          </table:table-cell>
          <table:table-cell office:value-type="float" office:value="5186" calcext:value-type="float">
            <text:p>5186</text:p>
          </table:table-cell>
          <table:table-cell table:style-name="ce231" table:formula="of:=([.AR25]/[.P25])*100" office:value-type="float" office:value="3.06706015246589" calcext:value-type="float">
            <text:p>3.07</text:p>
          </table:table-cell>
          <table:table-cell table:number-columns-repeated="163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dapet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office:value-type="float" office:value="279033" calcext:value-type="float">
            <text:p>279033</text:p>
          </table:table-cell>
          <table:table-cell office:value-type="float" office:value="160327" calcext:value-type="float">
            <text:p>160327</text:p>
          </table:table-cell>
          <table:table-cell table:formula="of:=([.P26]/[.O26])*100" office:value-type="float" office:value="57.4580784351672" calcext:value-type="float">
            <text:p>57.46</text:p>
          </table:table-cell>
          <table:table-cell table:formula="of:=[.X26]-[.AC26]" office:value-type="float" office:value="29408" calcext:value-type="float">
            <text:p>29408</text:p>
          </table:table-cell>
          <table:table-cell table:style-name="ce127" table:formula="of:=([.R26]/[.P26])*100" office:value-type="float" office:value="18.3425124900984" calcext:value-type="float">
            <text:p>18.34</text:p>
          </table:table-cell>
          <table:table-cell table:style-name="ce128" table:formula="of:=[.Y26]+[.AD26]" office:value-type="float" office:value="81.6955347508529" calcext:value-type="float">
            <text:p>81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 Subramanian</text:p>
          </table:table-cell>
          <table:table-cell office:value-type="float" office:value="80194" calcext:value-type="float">
            <text:p>80194</text:p>
          </table:table-cell>
          <table:table-cell table:formula="of:=([.X26]/[.P26])*100" office:value-type="float" office:value="50.0190236204757" calcext:value-type="float">
            <text:p>50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idai Duraisamy</text:p>
          </table:table-cell>
          <table:table-cell office:value-type="float" office:value="50786" calcext:value-type="float">
            <text:p>50786</text:p>
          </table:table-cell>
          <table:table-cell table:style-name="ce123" table:formula="of:=([.AC26]/[.P26])*100" office:value-type="float" office:value="31.6765111303773" calcext:value-type="float">
            <text:p>31.6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negapriya</text:p>
          </table:table-cell>
          <table:table-cell office:value-type="float" office:value="13454" calcext:value-type="float">
            <text:p>13454</text:p>
          </table:table-cell>
          <table:table-cell table:style-name="ce202" table:formula="of:=([.AH26]/[.P26])*100" office:value-type="float" office:value="8.39159966817816" calcext:value-type="float">
            <text:p>8.3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 Sureshkumar</text:p>
          </table:table-cell>
          <table:table-cell office:value-type="float" office:value="10717" calcext:value-type="float">
            <text:p>10717</text:p>
          </table:table-cell>
          <table:table-cell table:formula="of:=([.AM26]/[.P26])*100" office:value-type="float" office:value="6.68446362746138" calcext:value-type="float">
            <text:p>6.68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 Senthamizhan</text:p>
          </table:table-cell>
          <table:table-cell office:value-type="float" office:value="2081" calcext:value-type="float">
            <text:p>2081</text:p>
          </table:table-cell>
          <table:table-cell table:style-name="ce232" table:formula="of:=([.AR26]/[.P26])*100" office:value-type="float" office:value="1.29797226917487" calcext:value-type="float">
            <text:p>1.30</text:p>
          </table:table-cell>
          <table:table-cell table:number-columns-repeated="163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iyagaray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5040" calcext:value-type="float">
            <text:p>245040</text:p>
          </table:table-cell>
          <table:table-cell office:value-type="float" office:value="138114" calcext:value-type="float">
            <text:p>138114</text:p>
          </table:table-cell>
          <table:table-cell table:formula="of:=([.P27]/[.O27])*100" office:value-type="float" office:value="56.3638589618022" calcext:value-type="float">
            <text:p>56.36</text:p>
          </table:table-cell>
          <table:table-cell table:formula="of:=[.X27]-[.AC27]" office:value-type="float" office:value="127" calcext:value-type="float">
            <text:p>127</text:p>
          </table:table-cell>
          <table:table-cell table:style-name="ce127" table:formula="of:=([.R27]/[.P27])*100" office:value-type="float" office:value="0.0919530243132485" calcext:value-type="float">
            <text:p>0.09</text:p>
          </table:table-cell>
          <table:table-cell table:style-name="ce128" table:formula="of:=[.Y27]+[.AD27]" office:value-type="float" office:value="81.0366798441867" calcext:value-type="float">
            <text:p>81.0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 Karunanithi</text:p>
          </table:table-cell>
          <table:table-cell office:value-type="float" office:value="56025" calcext:value-type="float">
            <text:p>56025</text:p>
          </table:table-cell>
          <table:table-cell table:formula="of:=([.X27]/[.P27])*100" office:value-type="float" office:value="40.56431643425" calcext:value-type="float">
            <text:p>40.5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 Sathiyanarayanan</text:p>
          </table:table-cell>
          <table:table-cell office:value-type="float" office:value="55898" calcext:value-type="float">
            <text:p>55898</text:p>
          </table:table-cell>
          <table:table-cell table:style-name="ce123" table:formula="of:=([.AC27]/[.P27])*100" office:value-type="float" office:value="40.4723634099367" calcext:value-type="float">
            <text:p>40.4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ala Karuppiah</text:p>
          </table:table-cell>
          <table:table-cell office:value-type="float" office:value="14567" calcext:value-type="float">
            <text:p>14567</text:p>
          </table:table-cell>
          <table:table-cell table:style-name="ce202" table:formula="of:=([.AH27]/[.P27])*100" office:value-type="float" office:value="10.5470842926858" calcext:value-type="float">
            <text:p>10.5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ivasankari</text:p>
          </table:table-cell>
          <table:table-cell office:value-type="float" office:value="8284" calcext:value-type="float">
            <text:p>8284</text:p>
          </table:table-cell>
          <table:table-cell table:formula="of:=([.AM27]/[.P27])*100" office:value-type="float" office:value="5.99794372764528" calcext:value-type="float">
            <text:p>6.0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17" calcext:value-type="float">
            <text:p>1617</text:p>
          </table:table-cell>
          <table:table-cell table:style-name="ce232" table:formula="of:=([.AR27]/[.P27])*100" office:value-type="float" office:value="1.17077197098049" calcext:value-type="float">
            <text:p>1.17</text:p>
          </table:table-cell>
          <table:table-cell table:number-columns-repeated="163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ylap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0568" calcext:value-type="float">
            <text:p>270568</text:p>
          </table:table-cell>
          <table:table-cell office:value-type="float" office:value="153430" calcext:value-type="float">
            <text:p>153430</text:p>
          </table:table-cell>
          <table:table-cell table:formula="of:=([.P28]/[.O28])*100" office:value-type="float" office:value="56.7066319742172" calcext:value-type="float">
            <text:p>56.71</text:p>
          </table:table-cell>
          <table:table-cell table:formula="of:=[.X28]-[.AC28]" office:value-type="float" office:value="12633" calcext:value-type="float">
            <text:p>12633</text:p>
          </table:table-cell>
          <table:table-cell table:style-name="ce127" table:formula="of:=([.R28]/[.P28])*100" office:value-type="float" office:value="8.23372221860132" calcext:value-type="float">
            <text:p>8.23</text:p>
          </table:table-cell>
          <table:table-cell table:style-name="ce128" table:formula="of:=[.Y28]+[.AD28]" office:value-type="float" office:value="80.9170305676856" calcext:value-type="float">
            <text:p>80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ha Velu</text:p>
          </table:table-cell>
          <table:table-cell office:value-type="float" office:value="68392" calcext:value-type="float">
            <text:p>68392</text:p>
          </table:table-cell>
          <table:table-cell table:formula="of:=([.X28]/[.P28])*100" office:value-type="float" office:value="44.5753763931435" calcext:value-type="float">
            <text:p>44.5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Nataraj</text:p>
          </table:table-cell>
          <table:table-cell office:value-type="float" office:value="55759" calcext:value-type="float">
            <text:p>55759</text:p>
          </table:table-cell>
          <table:table-cell table:style-name="ce123" table:formula="of:=([.AC28]/[.P28])*100" office:value-type="float" office:value="36.3416541745421" calcext:value-type="float">
            <text:p>36.3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priya</text:p>
          </table:table-cell>
          <table:table-cell office:value-type="float" office:value="14904" calcext:value-type="float">
            <text:p>14904</text:p>
          </table:table-cell>
          <table:table-cell table:style-name="ce202" table:formula="of:=([.AH28]/[.P28])*100" office:value-type="float" office:value="9.71387603467379" calcext:value-type="float">
            <text:p>9.7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Mahalakshmi</text:p>
          </table:table-cell>
          <table:table-cell office:value-type="float" office:value="10124" calcext:value-type="float">
            <text:p>10124</text:p>
          </table:table-cell>
          <table:table-cell table:formula="of:=([.AM28]/[.P28])*100" office:value-type="float" office:value="6.59844880401486" calcext:value-type="float">
            <text:p>6.6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87" calcext:value-type="float">
            <text:p>1287</text:p>
          </table:table-cell>
          <table:table-cell table:style-name="ce232" table:formula="of:=([.AR28]/[.P28])*100" office:value-type="float" office:value="0.838819005409633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lachery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14578" calcext:value-type="float">
            <text:p>314578</text:p>
          </table:table-cell>
          <table:table-cell office:value-type="float" office:value="176714" calcext:value-type="float">
            <text:p>176714</text:p>
          </table:table-cell>
          <table:table-cell table:formula="of:=([.P29]/[.O29])*100" office:value-type="float" office:value="56.1749391247958" calcext:value-type="float">
            <text:p>56.17</text:p>
          </table:table-cell>
          <table:table-cell table:formula="of:=[.X29]-[.AC29]" office:value-type="float" office:value="4352" calcext:value-type="float">
            <text:p>4352</text:p>
          </table:table-cell>
          <table:table-cell table:style-name="ce127" table:formula="of:=([.R29]/[.P29])*100" office:value-type="float" office:value="2.46273639892708" calcext:value-type="float">
            <text:p>2.46</text:p>
          </table:table-cell>
          <table:table-cell table:style-name="ce128" table:formula="of:=[.Y29]+[.AD29]" office:value-type="float" office:value="75.0557397829261" calcext:value-type="float">
            <text:p>75.0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MH Aassan Maulaana</text:p>
          </table:table-cell>
          <table:table-cell office:value-type="float" office:value="68493" calcext:value-type="float">
            <text:p>68493</text:p>
          </table:table-cell>
          <table:table-cell table:formula="of:=([.X29]/[.P29])*100" office:value-type="float" office:value="38.7592380909266" calcext:value-type="float">
            <text:p>38.7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K Ashok</text:p>
          </table:table-cell>
          <table:table-cell office:value-type="float" office:value="64141" calcext:value-type="float">
            <text:p>64141</text:p>
          </table:table-cell>
          <table:table-cell table:style-name="ce123" table:formula="of:=([.AC29]/[.P29])*100" office:value-type="float" office:value="36.2965016919995" calcext:value-type="float">
            <text:p>36.3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ntosh Babu</text:p>
          </table:table-cell>
          <table:table-cell office:value-type="float" office:value="23072" calcext:value-type="float">
            <text:p>23072</text:p>
          </table:table-cell>
          <table:table-cell table:style-name="ce202" table:formula="of:=([.AH29]/[.P29])*100" office:value-type="float" office:value="13.0561245854884" calcext:value-type="float">
            <text:p>13.0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Keerthana</text:p>
          </table:table-cell>
          <table:table-cell office:value-type="float" office:value="14171" calcext:value-type="float">
            <text:p>14171</text:p>
          </table:table-cell>
          <table:table-cell table:formula="of:=([.AM29]/[.P29])*100" office:value-type="float" office:value="8.01917222178209" calcext:value-type="float">
            <text:p>8.02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Chandrabose</text:p>
          </table:table-cell>
          <table:table-cell office:value-type="float" office:value="1977" calcext:value-type="float">
            <text:p>1977</text:p>
          </table:table-cell>
          <table:table-cell table:style-name="ce232" table:formula="of:=([.AR29]/[.P29])*100" office:value-type="float" office:value="1.11875686136922" calcext:value-type="float">
            <text:p>1.12</text:p>
          </table:table-cell>
          <table:table-cell table:number-columns-repeated="163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linganall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698893" calcext:value-type="float">
            <text:p>698893</text:p>
          </table:table-cell>
          <table:table-cell office:value-type="float" office:value="388355" calcext:value-type="float">
            <text:p>388355</text:p>
          </table:table-cell>
          <table:table-cell table:formula="of:=([.P30]/[.O30])*100" office:value-type="float" office:value="55.5671612106574" calcext:value-type="float">
            <text:p>55.57</text:p>
          </table:table-cell>
          <table:table-cell table:formula="of:=[.X30]-[.AC30]" office:value-type="float" office:value="35405" calcext:value-type="float">
            <text:p>35405</text:p>
          </table:table-cell>
          <table:table-cell table:style-name="ce127" table:formula="of:=([.R30]/[.P30])*100" office:value-type="float" office:value="9.11665872719548" calcext:value-type="float">
            <text:p>9.12</text:p>
          </table:table-cell>
          <table:table-cell table:style-name="ce128" table:formula="of:=[.Y30]+[.AD30]" office:value-type="float" office:value="79.2344633132057" calcext:value-type="float">
            <text:p>79.2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Aravind Ramesh</text:p>
          </table:table-cell>
          <table:table-cell office:value-type="float" office:value="171558" calcext:value-type="float">
            <text:p>171558</text:p>
          </table:table-cell>
          <table:table-cell table:formula="of:=([.X30]/[.P30])*100" office:value-type="float" office:value="44.1755610202006" calcext:value-type="float">
            <text:p>44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P Kandan</text:p>
          </table:table-cell>
          <table:table-cell office:value-type="float" office:value="136153" calcext:value-type="float">
            <text:p>136153</text:p>
          </table:table-cell>
          <table:table-cell table:style-name="ce123" table:formula="of:=([.AC30]/[.P30])*100" office:value-type="float" office:value="35.0589022930051" calcext:value-type="float">
            <text:p>35.0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Michael</text:p>
          </table:table-cell>
          <table:table-cell office:value-type="float" office:value="38872" calcext:value-type="float">
            <text:p>38872</text:p>
          </table:table-cell>
          <table:table-cell table:style-name="ce202" table:formula="of:=([.AH30]/[.P30])*100" office:value-type="float" office:value="10.0093986172445" calcext:value-type="float">
            <text:p>10.0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iv Kumar</text:p>
          </table:table-cell>
          <table:table-cell office:value-type="float" office:value="30284" calcext:value-type="float">
            <text:p>30284</text:p>
          </table:table-cell>
          <table:table-cell table:formula="of:=([.AM30]/[.P30])*100" office:value-type="float" office:value="7.79801985296958" calcext:value-type="float">
            <text:p>7.80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 Murugan</text:p>
          </table:table-cell>
          <table:table-cell office:value-type="float" office:value="3912" calcext:value-type="float">
            <text:p>3912</text:p>
          </table:table-cell>
          <table:table-cell table:style-name="ce232" table:formula="of:=([.AR30]/[.P30])*100" office:value-type="float" office:value="1.00732577152348" calcext:value-type="float">
            <text:p>1.01</text:p>
          </table:table-cell>
          <table:table-cell table:number-columns-repeated="163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nd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office:value-type="float" office:value="389118" calcext:value-type="float">
            <text:p>389118</text:p>
          </table:table-cell>
          <table:table-cell office:value-type="float" office:value="237751" calcext:value-type="float">
            <text:p>237751</text:p>
          </table:table-cell>
          <table:table-cell table:formula="of:=([.P31]/[.O31])*100" office:value-type="float" office:value="61.0999748148377" calcext:value-type="float">
            <text:p>61.10</text:p>
          </table:table-cell>
          <table:table-cell table:formula="of:=[.X31]-[.AC31]" office:value-type="float" office:value="40571" calcext:value-type="float">
            <text:p>40571</text:p>
          </table:table-cell>
          <table:table-cell table:style-name="ce127" table:formula="of:=([.R31]/[.P31])*100" office:value-type="float" office:value="17.0644918423056" calcext:value-type="float">
            <text:p>17.06</text:p>
          </table:table-cell>
          <table:table-cell table:style-name="ce128" table:formula="of:=[.Y31]+[.AD31]" office:value-type="float" office:value="81.1769456279889" calcext:value-type="float">
            <text:p>81.1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M Anbarasan</text:p>
          </table:table-cell>
          <table:table-cell office:value-type="float" office:value="116785" calcext:value-type="float">
            <text:p>116785</text:p>
          </table:table-cell>
          <table:table-cell table:formula="of:=([.X31]/[.P31])*100" office:value-type="float" office:value="49.1207187351473" calcext:value-type="float">
            <text:p>49.1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B Valarmathi</text:p>
          </table:table-cell>
          <table:table-cell office:value-type="float" office:value="76214" calcext:value-type="float">
            <text:p>76214</text:p>
          </table:table-cell>
          <table:table-cell table:style-name="ce123" table:formula="of:=([.AC31]/[.P31])*100" office:value-type="float" office:value="32.0562268928417" calcext:value-type="float">
            <text:p>32.0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rathbabu</text:p>
          </table:table-cell>
          <table:table-cell office:value-type="float" office:value="21139" calcext:value-type="float">
            <text:p>21139</text:p>
          </table:table-cell>
          <table:table-cell table:style-name="ce202" table:formula="of:=([.AH31]/[.P31])*100" office:value-type="float" office:value="8.89123494748708" calcext:value-type="float">
            <text:p>8.8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arthikeyan</text:p>
          </table:table-cell>
          <table:table-cell office:value-type="float" office:value="16522" calcext:value-type="float">
            <text:p>16522</text:p>
          </table:table-cell>
          <table:table-cell table:formula="of:=([.AM31]/[.P31])*100" office:value-type="float" office:value="6.94928727954877" calcext:value-type="float">
            <text:p>6.9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08" calcext:value-type="float">
            <text:p>1908</text:p>
          </table:table-cell>
          <table:table-cell table:style-name="ce232" table:formula="of:=([.AR31]/[.P31])*100" office:value-type="float" office:value="0.802520283826356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iperumbud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55267" calcext:value-type="float">
            <text:p>355267</text:p>
          </table:table-cell>
          <table:table-cell office:value-type="float" office:value="264262" calcext:value-type="float">
            <text:p>264262</text:p>
          </table:table-cell>
          <table:table-cell table:formula="of:=([.P32]/[.O32])*100" office:value-type="float" office:value="74.3840548094813" calcext:value-type="float">
            <text:p>74.38</text:p>
          </table:table-cell>
          <table:table-cell table:formula="of:=[.X32]-[.AC32]" office:value-type="float" office:value="10879" calcext:value-type="float">
            <text:p>10879</text:p>
          </table:table-cell>
          <table:table-cell table:style-name="ce127" table:formula="of:=([.R32]/[.P32])*100" office:value-type="float" office:value="4.11674777304342" calcext:value-type="float">
            <text:p>4.12</text:p>
          </table:table-cell>
          <table:table-cell table:style-name="ce128" table:formula="of:=[.Y32]+[.AD32]" office:value-type="float" office:value="83.185247973602" calcext:value-type="float">
            <text:p>83.1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 Selvaperunthagai</text:p>
          </table:table-cell>
          <table:table-cell office:value-type="float" office:value="115353" calcext:value-type="float">
            <text:p>115353</text:p>
          </table:table-cell>
          <table:table-cell table:formula="of:=([.X32]/[.P32])*100" office:value-type="float" office:value="43.6509978733227" calcext:value-type="float">
            <text:p>43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alani</text:p>
          </table:table-cell>
          <table:table-cell office:value-type="float" office:value="104474" calcext:value-type="float">
            <text:p>104474</text:p>
          </table:table-cell>
          <table:table-cell table:style-name="ce123" table:formula="of:=([.AC32]/[.P32])*100" office:value-type="float" office:value="39.5342501002793" calcext:value-type="float">
            <text:p>39.5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ushparaj</text:p>
          </table:table-cell>
          <table:table-cell office:value-type="float" office:value="22034" calcext:value-type="float">
            <text:p>22034</text:p>
          </table:table-cell>
          <table:table-cell table:style-name="ce202" table:formula="of:=([.AH32]/[.P32])*100" office:value-type="float" office:value="8.33793735005411" calcext:value-type="float">
            <text:p>8.3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anigaivel</text:p>
          </table:table-cell>
          <table:table-cell office:value-type="float" office:value="8870" calcext:value-type="float">
            <text:p>8870</text:p>
          </table:table-cell>
          <table:table-cell table:formula="of:=([.AM32]/[.P32])*100" office:value-type="float" office:value="3.35651739561496" calcext:value-type="float">
            <text:p>3.3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airamuthu</text:p>
          </table:table-cell>
          <table:table-cell office:value-type="float" office:value="6340" calcext:value-type="float">
            <text:p>6340</text:p>
          </table:table-cell>
          <table:table-cell table:style-name="ce232" table:formula="of:=([.AR32]/[.P32])*100" office:value-type="float" office:value="2.3991341925816" calcext:value-type="float">
            <text:p>2.40</text:p>
          </table:table-cell>
          <table:table-cell table:number-columns-repeated="163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llav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36239" calcext:value-type="float">
            <text:p>436239</text:p>
          </table:table-cell>
          <table:table-cell office:value-type="float" office:value="266190" calcext:value-type="float">
            <text:p>266190</text:p>
          </table:table-cell>
          <table:table-cell table:formula="of:=([.P33]/[.O33])*100" office:value-type="float" office:value="61.0193036386018" calcext:value-type="float">
            <text:p>61.02</text:p>
          </table:table-cell>
          <table:table-cell table:formula="of:=[.X33]-[.AC33]" office:value-type="float" office:value="37783" calcext:value-type="float">
            <text:p>37783</text:p>
          </table:table-cell>
          <table:table-cell table:style-name="ce127" table:formula="of:=([.R33]/[.P33])*100" office:value-type="float" office:value="14.193996769225" calcext:value-type="float">
            <text:p>14.19</text:p>
          </table:table-cell>
          <table:table-cell table:style-name="ce128" table:formula="of:=[.Y33]+[.AD33]" office:value-type="float" office:value="80.796047935685" calcext:value-type="float">
            <text:p>80.8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 Karunanithi</text:p>
          </table:table-cell>
          <table:table-cell office:value-type="float" office:value="126427" calcext:value-type="float">
            <text:p>126427</text:p>
          </table:table-cell>
          <table:table-cell table:formula="of:=([.X33]/[.P33])*100" office:value-type="float" office:value="47.495022352455" calcext:value-type="float">
            <text:p>47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Rajendran</text:p>
          </table:table-cell>
          <table:table-cell office:value-type="float" office:value="88644" calcext:value-type="float">
            <text:p>88644</text:p>
          </table:table-cell>
          <table:table-cell table:style-name="ce123" table:formula="of:=([.AC33]/[.P33])*100" office:value-type="float" office:value="33.30102558323" calcext:value-type="float">
            <text:p>33.3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enthil Arumugam</text:p>
          </table:table-cell>
          <table:table-cell office:value-type="float" office:value="20744" calcext:value-type="float">
            <text:p>20744</text:p>
          </table:table-cell>
          <table:table-cell table:style-name="ce202" table:formula="of:=([.AH33]/[.P33])*100" office:value-type="float" office:value="7.79292986212855" calcext:value-type="float">
            <text:p>7.7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inishree Kanagaraj</text:p>
          </table:table-cell>
          <table:table-cell office:value-type="float" office:value="21522" calcext:value-type="float">
            <text:p>21522</text:p>
          </table:table-cell>
          <table:table-cell table:formula="of:=([.AM33]/[.P33])*100" office:value-type="float" office:value="8.08520229910966" calcext:value-type="float">
            <text:p>8.0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45" calcext:value-type="float">
            <text:p>1945</text:p>
          </table:table-cell>
          <table:table-cell table:style-name="ce232" table:formula="of:=([.AR33]/[.P33])*100" office:value-type="float" office:value="0.730681092452759" calcext:value-type="float">
            <text:p>0.73</text:p>
          </table:table-cell>
          <table:table-cell table:number-columns-repeated="1633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b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15663" calcext:value-type="float">
            <text:p>415663</text:p>
          </table:table-cell>
          <table:table-cell office:value-type="float" office:value="248968" calcext:value-type="float">
            <text:p>248968</text:p>
          </table:table-cell>
          <table:table-cell table:formula="of:=([.P34]/[.O34])*100" office:value-type="float" office:value="59.8965989274966" calcext:value-type="float">
            <text:p>59.90</text:p>
          </table:table-cell>
          <table:table-cell table:formula="of:=[.X34]-[.AC34]" office:value-type="float" office:value="36824" calcext:value-type="float">
            <text:p>36824</text:p>
          </table:table-cell>
          <table:table-cell table:style-name="ce127" table:formula="of:=([.R34]/[.P34])*100" office:value-type="float" office:value="14.7906558272549" calcext:value-type="float">
            <text:p>14.79</text:p>
          </table:table-cell>
          <table:table-cell table:style-name="ce128" table:formula="of:=[.Y34]+[.AD34]" office:value-type="float" office:value="79.0687959898461" calcext:value-type="float">
            <text:p>79.0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R Raja</text:p>
          </table:table-cell>
          <table:table-cell office:value-type="float" office:value="116840" calcext:value-type="float">
            <text:p>116840</text:p>
          </table:table-cell>
          <table:table-cell table:formula="of:=([.X34]/[.P34])*100" office:value-type="float" office:value="46.9297259085505" calcext:value-type="float">
            <text:p>46.9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KM Chinnayya</text:p>
          </table:table-cell>
          <table:table-cell office:value-type="float" office:value="80016" calcext:value-type="float">
            <text:p>80016</text:p>
          </table:table-cell>
          <table:table-cell table:style-name="ce123" table:formula="of:=([.AC34]/[.P34])*100" office:value-type="float" office:value="32.1390700812956" calcext:value-type="float">
            <text:p>32.1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Elango Silva</text:p>
          </table:table-cell>
          <table:table-cell office:value-type="float" office:value="22530" calcext:value-type="float">
            <text:p>22530</text:p>
          </table:table-cell>
          <table:table-cell table:style-name="ce202" table:formula="of:=([.AH34]/[.P34])*100" office:value-type="float" office:value="9.04935574049677" calcext:value-type="float">
            <text:p>9.0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T Sureshkumar</text:p>
          </table:table-cell>
          <table:table-cell office:value-type="float" office:value="19494" calcext:value-type="float">
            <text:p>19494</text:p>
          </table:table-cell>
          <table:table-cell table:formula="of:=([.AM34]/[.P34])*100" office:value-type="float" office:value="7.82992191767617" calcext:value-type="float">
            <text:p>7.83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Karikalan</text:p>
          </table:table-cell>
          <table:table-cell office:value-type="float" office:value="4207" calcext:value-type="float">
            <text:p>4207</text:p>
          </table:table-cell>
          <table:table-cell table:style-name="ce232" table:formula="of:=([.AR34]/[.P34])*100" office:value-type="float" office:value="1.68977539282157" calcext:value-type="float">
            <text:p>1.69</text:p>
          </table:table-cell>
          <table:table-cell table:number-columns-repeated="1633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28440" calcext:value-type="float">
            <text:p>428440</text:p>
          </table:table-cell>
          <table:table-cell office:value-type="float" office:value="274087" calcext:value-type="float">
            <text:p>274087</text:p>
          </table:table-cell>
          <table:table-cell table:formula="of:=([.P35]/[.O35])*100" office:value-type="float" office:value="63.9732517972178" calcext:value-type="float">
            <text:p>63.97</text:p>
          </table:table-cell>
          <table:table-cell table:formula="of:=[.X35]-[.AC35]" office:value-type="float" office:value="26665" calcext:value-type="float">
            <text:p>26665</text:p>
          </table:table-cell>
          <table:table-cell table:style-name="ce127" table:formula="of:=([.R35]/[.P35])*100" office:value-type="float" office:value="9.72866279684918" calcext:value-type="float">
            <text:p>9.73</text:p>
          </table:table-cell>
          <table:table-cell table:style-name="ce128" table:formula="of:=[.Y35]+[.AD35]" office:value-type="float" office:value="85.5498436627786" calcext:value-type="float">
            <text:p>85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Varalakshmi</text:p>
          </table:table-cell>
          <table:table-cell office:value-type="float" office:value="130573" calcext:value-type="float">
            <text:p>130573</text:p>
          </table:table-cell>
          <table:table-cell table:formula="of:=([.X35]/[.P35])*100" office:value-type="float" office:value="47.6392532298139" calcext:value-type="float">
            <text:p>47.6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ajendran M</text:p>
          </table:table-cell>
          <table:table-cell office:value-type="float" office:value="103908" calcext:value-type="float">
            <text:p>103908</text:p>
          </table:table-cell>
          <table:table-cell table:style-name="ce123" table:formula="of:=([.AC35]/[.P35])*100" office:value-type="float" office:value="37.9105904329647" calcext:value-type="float">
            <text:p>37.9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njeevinathan</text:p>
          </table:table-cell>
          <table:table-cell office:value-type="float" office:value="26868" calcext:value-type="float">
            <text:p>26868</text:p>
          </table:table-cell>
          <table:table-cell table:style-name="ce202" table:formula="of:=([.AH35]/[.P35])*100" office:value-type="float" office:value="9.80272687139485" calcext:value-type="float">
            <text:p>9.80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Muthamilselvan</text:p>
          </table:table-cell>
          <table:table-cell office:value-type="float" office:value="4146" calcext:value-type="float">
            <text:p>4146</text:p>
          </table:table-cell>
          <table:table-cell table:formula="of:=([.AM35]/[.P35])*100" office:value-type="float" office:value="1.51265838948947" calcext:value-type="float">
            <text:p>1.5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3075" calcext:value-type="float">
            <text:p>3075</text:p>
          </table:table-cell>
          <table:table-cell table:style-name="ce232" table:formula="of:=([.AR35]/[.P35])*100" office:value-type="float" office:value="1.12190654792092" calcext:value-type="float">
            <text:p>1.12</text:p>
          </table:table-cell>
          <table:table-cell table:number-columns-repeated="1633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rupor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4620" calcext:value-type="float">
            <text:p>294620</text:p>
          </table:table-cell>
          <table:table-cell office:value-type="float" office:value="226729" calcext:value-type="float">
            <text:p>226729</text:p>
          </table:table-cell>
          <table:table-cell table:formula="of:=([.P36]/[.O36])*100" office:value-type="float" office:value="76.9564184373091" calcext:value-type="float">
            <text:p>76.96</text:p>
          </table:table-cell>
          <table:table-cell table:formula="of:=[.X36]-[.AC36]" office:value-type="float" office:value="1947" calcext:value-type="float">
            <text:p>1947</text:p>
          </table:table-cell>
          <table:table-cell table:style-name="ce127" table:formula="of:=([.R36]/[.P36])*100" office:value-type="float" office:value="0.858734436265321" calcext:value-type="float">
            <text:p>0.86</text:p>
          </table:table-cell>
          <table:table-cell table:style-name="ce128" table:formula="of:=[.Y36]+[.AD36]" office:value-type="float" office:value="82.0190624048975" calcext:value-type="float">
            <text:p>82.0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SS Balaji</text:p>
          </table:table-cell>
          <table:table-cell office:value-type="float" office:value="93954" calcext:value-type="float">
            <text:p>93954</text:p>
          </table:table-cell>
          <table:table-cell table:formula="of:=([.X36]/[.P36])*100" office:value-type="float" office:value="41.4388984205814" calcext:value-type="float">
            <text:p>41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 Arumugam</text:p>
          </table:table-cell>
          <table:table-cell office:value-type="float" office:value="92007" calcext:value-type="float">
            <text:p>92007</text:p>
          </table:table-cell>
          <table:table-cell table:style-name="ce123" table:formula="of:=([.AC36]/[.P36])*100" office:value-type="float" office:value="40.5801639843161" calcext:value-type="float">
            <text:p>40.5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Mohana Sundari</text:p>
          </table:table-cell>
          <table:table-cell office:value-type="float" office:value="20428" calcext:value-type="float">
            <text:p>20428</text:p>
          </table:table-cell>
          <table:table-cell table:style-name="ce202" table:formula="of:=([.AH36]/[.P36])*100" office:value-type="float" office:value="9.00987522548946" calcext:value-type="float">
            <text:p>9.0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Lavanya N</text:p>
          </table:table-cell>
          <table:table-cell office:value-type="float" office:value="8194" calcext:value-type="float">
            <text:p>8194</text:p>
          </table:table-cell>
          <table:table-cell table:formula="of:=([.AM36]/[.P36])*100" office:value-type="float" office:value="3.61400614830922" calcext:value-type="float">
            <text:p>3.61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othandapani M</text:p>
          </table:table-cell>
          <table:table-cell office:value-type="float" office:value="7662" calcext:value-type="float">
            <text:p>7662</text:p>
          </table:table-cell>
          <table:table-cell table:style-name="ce232" table:formula="of:=([.AR36]/[.P36])*100" office:value-type="float" office:value="3.37936479232917" calcext:value-type="float">
            <text:p>3.38</text:p>
          </table:table-cell>
          <table:table-cell table:number-columns-repeated="1633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eyy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27468" calcext:value-type="float">
            <text:p>227468</text:p>
          </table:table-cell>
          <table:table-cell office:value-type="float" office:value="179120" calcext:value-type="float">
            <text:p>179120</text:p>
          </table:table-cell>
          <table:table-cell table:formula="of:=([.P37]/[.O37])*100" office:value-type="float" office:value="78.7451421738442" calcext:value-type="float">
            <text:p>78.75</text:p>
          </table:table-cell>
          <table:table-cell table:formula="of:=[.X37]-[.AC37]" office:value-type="float" office:value="4042" calcext:value-type="float">
            <text:p>4042</text:p>
          </table:table-cell>
          <table:table-cell table:style-name="ce127" table:formula="of:=([.R37]/[.P37])*100" office:value-type="float" office:value="2.25658776239393" calcext:value-type="float">
            <text:p>2.26</text:p>
          </table:table-cell>
          <table:table-cell table:style-name="ce128" table:formula="of:=[.Y37]+[.AD37]" office:value-type="float" office:value="90.1395712371594" calcext:value-type="float">
            <text:p>90.1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M Babu</text:p>
          </table:table-cell>
          <table:table-cell office:value-type="float" office:value="82750" calcext:value-type="float">
            <text:p>82750</text:p>
          </table:table-cell>
          <table:table-cell table:formula="of:=([.X37]/[.P37])*100" office:value-type="float" office:value="46.1980794997767" calcext:value-type="float">
            <text:p>46.2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Kanitha</text:p>
          </table:table-cell>
          <table:table-cell office:value-type="float" office:value="78708" calcext:value-type="float">
            <text:p>78708</text:p>
          </table:table-cell>
          <table:table-cell table:style-name="ce123" table:formula="of:=([.AC37]/[.P37])*100" office:value-type="float" office:value="43.9414917373828" calcext:value-type="float">
            <text:p>43.9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Rajesh</text:p>
          </table:table-cell>
          <table:table-cell office:value-type="float" office:value="9653" calcext:value-type="float">
            <text:p>9653</text:p>
          </table:table-cell>
          <table:table-cell table:style-name="ce202" table:formula="of:=([.AH37]/[.P37])*100" office:value-type="float" office:value="5.38912460920054" calcext:value-type="float">
            <text:p>5.3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 Siva</text:p>
          </table:table-cell>
          <table:table-cell office:value-type="float" office:value="3054" calcext:value-type="float">
            <text:p>3054</text:p>
          </table:table-cell>
          <table:table-cell table:formula="of:=([.AM37]/[.P37])*100" office:value-type="float" office:value="1.70500223313979" calcext:value-type="float">
            <text:p>1.7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Anbu Tamilsekaran</text:p>
          </table:table-cell>
          <table:table-cell office:value-type="float" office:value="1968" calcext:value-type="float">
            <text:p>1968</text:p>
          </table:table-cell>
          <table:table-cell table:style-name="ce232" table:formula="of:=([.AR37]/[.P37])*100" office:value-type="float" office:value="1.09870477891916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duranthak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26715" calcext:value-type="float">
            <text:p>226715</text:p>
          </table:table-cell>
          <table:table-cell office:value-type="float" office:value="185842" calcext:value-type="float">
            <text:p>185842</text:p>
          </table:table-cell>
          <table:table-cell table:formula="of:=([.P38]/[.O38])*100" office:value-type="float" office:value="81.9716384006352" calcext:value-type="float">
            <text:p>81.97</text:p>
          </table:table-cell>
          <table:table-cell table:formula="of:=[.X38]-[.AC38]" office:value-type="float" office:value="3570" calcext:value-type="float">
            <text:p>3570</text:p>
          </table:table-cell>
          <table:table-cell table:style-name="ce127" table:formula="of:=([.R38]/[.P38])*100" office:value-type="float" office:value="1.92098664456904" calcext:value-type="float">
            <text:p>1.92</text:p>
          </table:table-cell>
          <table:table-cell table:style-name="ce128" table:formula="of:=[.Y38]+[.AD38]" office:value-type="float" office:value="91.3259650671" calcext:value-type="float">
            <text:p>91.3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Maragatham</text:p>
          </table:table-cell>
          <table:table-cell office:value-type="float" office:value="86646" calcext:value-type="float">
            <text:p>86646</text:p>
          </table:table-cell>
          <table:table-cell table:formula="of:=([.X38]/[.P38])*100" office:value-type="float" office:value="46.6234758558345" calcext:value-type="float">
            <text:p>46.6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CE Satya</text:p>
          </table:table-cell>
          <table:table-cell office:value-type="float" office:value="83076" calcext:value-type="float">
            <text:p>83076</text:p>
          </table:table-cell>
          <table:table-cell table:style-name="ce123" table:formula="of:=([.AC38]/[.P38])*100" office:value-type="float" office:value="44.7024892112655" calcext:value-type="float">
            <text:p>44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Sumitha</text:p>
          </table:table-cell>
          <table:table-cell office:value-type="float" office:value="9293" calcext:value-type="float">
            <text:p>9293</text:p>
          </table:table-cell>
          <table:table-cell table:style-name="ce202" table:formula="of:=([.AH38]/[.P38])*100" office:value-type="float" office:value="5.00048428234737" calcext:value-type="float">
            <text:p>5.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N Moorthi</text:p>
          </table:table-cell>
          <table:table-cell office:value-type="float" office:value="2137" calcext:value-type="float">
            <text:p>2137</text:p>
          </table:table-cell>
          <table:table-cell table:formula="of:=([.AM38]/[.P38])*100" office:value-type="float" office:value="1.14990152925603" calcext:value-type="float">
            <text:p>1.1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Dinesh</text:p>
          </table:table-cell>
          <table:table-cell office:value-type="float" office:value="1488" calcext:value-type="float">
            <text:p>1488</text:p>
          </table:table-cell>
          <table:table-cell table:style-name="ce232" table:formula="of:=([.AR38]/[.P38])*100" office:value-type="float" office:value="0.800680147652307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thiramer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60462" calcext:value-type="float">
            <text:p>260462</text:p>
          </table:table-cell>
          <table:table-cell office:value-type="float" office:value="210529" calcext:value-type="float">
            <text:p>210529</text:p>
          </table:table-cell>
          <table:table-cell table:formula="of:=([.P39]/[.O39])*100" office:value-type="float" office:value="80.8290652763167" calcext:value-type="float">
            <text:p>80.83</text:p>
          </table:table-cell>
          <table:table-cell table:formula="of:=[.X39]-[.AC39]" office:value-type="float" office:value="1622" calcext:value-type="float">
            <text:p>1622</text:p>
          </table:table-cell>
          <table:table-cell table:style-name="ce127" table:formula="of:=([.R39]/[.P39])*100" office:value-type="float" office:value="0.770440176887745" calcext:value-type="float">
            <text:p>0.77</text:p>
          </table:table-cell>
          <table:table-cell table:style-name="ce128" table:formula="of:=[.Y39]+[.AD39]" office:value-type="float" office:value="87.9840782030029" calcext:value-type="float">
            <text:p>87.9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Sundar</text:p>
          </table:table-cell>
          <table:table-cell office:value-type="float" office:value="93427" calcext:value-type="float">
            <text:p>93427</text:p>
          </table:table-cell>
          <table:table-cell table:formula="of:=([.X39]/[.P39])*100" office:value-type="float" office:value="44.3772591899453" calcext:value-type="float">
            <text:p>44.3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Somasundari</text:p>
          </table:table-cell>
          <table:table-cell office:value-type="float" office:value="91805" calcext:value-type="float">
            <text:p>91805</text:p>
          </table:table-cell>
          <table:table-cell table:style-name="ce123" table:formula="of:=([.AC39]/[.P39])*100" office:value-type="float" office:value="43.6068190130576" calcext:value-type="float">
            <text:p>43.6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Kamatchi</text:p>
          </table:table-cell>
          <table:table-cell office:value-type="float" office:value="11405" calcext:value-type="float">
            <text:p>11405</text:p>
          </table:table-cell>
          <table:table-cell table:style-name="ce202" table:formula="of:=([.AH39]/[.P39])*100" office:value-type="float" office:value="5.4173059293494" calcext:value-type="float">
            <text:p>5.4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V Ranjithkumar</text:p>
          </table:table-cell>
          <table:table-cell office:value-type="float" office:value="7211" calcext:value-type="float">
            <text:p>7211</text:p>
          </table:table-cell>
          <table:table-cell table:formula="of:=([.AM39]/[.P39])*100" office:value-type="float" office:value="3.42518132893806" calcext:value-type="float">
            <text:p>3.4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Susaiappar</text:p>
          </table:table-cell>
          <table:table-cell office:value-type="float" office:value="2100" calcext:value-type="float">
            <text:p>2100</text:p>
          </table:table-cell>
          <table:table-cell table:style-name="ce232" table:formula="of:=([.AR39]/[.P39])*100" office:value-type="float" office:value="0.997487282037154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Anna</text:p>
          </table:table-cell>
          <table:table-cell office:value-type="float" office:value="309192" calcext:value-type="float">
            <text:p>309192</text:p>
          </table:table-cell>
          <table:table-cell office:value-type="float" office:value="229430" calcext:value-type="float">
            <text:p>229430</text:p>
          </table:table-cell>
          <table:table-cell table:formula="of:=([.P40]/[.O40])*100" office:value-type="float" office:value="74.2030841677663" calcext:value-type="float">
            <text:p>74.20</text:p>
          </table:table-cell>
          <table:table-cell table:formula="of:=[.X40]-[.AC40]" office:value-type="float" office:value="11595" calcext:value-type="float">
            <text:p>11595</text:p>
          </table:table-cell>
          <table:table-cell table:style-name="ce127" table:formula="of:=([.R40]/[.P40])*100" office:value-type="float" office:value="5.05382905461361" calcext:value-type="float">
            <text:p>5.05</text:p>
          </table:table-cell>
          <table:table-cell table:style-name="ce128" table:formula="of:=[.Y40]+[.AD40]" office:value-type="float" office:value="84.482848799198" calcext:value-type="float">
            <text:p>84.4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VMP Ezhilarasan</text:p>
          </table:table-cell>
          <table:table-cell office:value-type="float" office:value="102712" calcext:value-type="float">
            <text:p>102712</text:p>
          </table:table-cell>
          <table:table-cell table:formula="of:=([.X40]/[.P40])*100" office:value-type="float" office:value="44.7683389269058" calcext:value-type="float">
            <text:p>44.7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 Magesh Kumar</text:p>
          </table:table-cell>
          <table:table-cell office:value-type="float" office:value="91117" calcext:value-type="float">
            <text:p>91117</text:p>
          </table:table-cell>
          <table:table-cell table:style-name="ce123" table:formula="of:=([.AC40]/[.P40])*100" office:value-type="float" office:value="39.7145098722922" calcext:value-type="float">
            <text:p>39.7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aldin</text:p>
          </table:table-cell>
          <table:table-cell office:value-type="float" office:value="13946" calcext:value-type="float">
            <text:p>13946</text:p>
          </table:table-cell>
          <table:table-cell table:style-name="ce202" table:formula="of:=([.AH40]/[.P40])*100" office:value-type="float" office:value="6.07854247482892" calcext:value-type="float">
            <text:p>6.0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B Gopinath</text:p>
          </table:table-cell>
          <table:table-cell office:value-type="float" office:value="12028" calcext:value-type="float">
            <text:p>12028</text:p>
          </table:table-cell>
          <table:table-cell table:formula="of:=([.AM40]/[.P40])*100" office:value-type="float" office:value="5.24255764285403" calcext:value-type="float">
            <text:p>5.2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534" calcext:value-type="float">
            <text:p>2534</text:p>
          </table:table-cell>
          <table:table-cell table:style-name="ce232" table:formula="of:=([.AR40]/[.P40])*100" office:value-type="float" office:value="1.10447631085734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kkonam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7320" calcext:value-type="float">
            <text:p>227320</text:p>
          </table:table-cell>
          <table:table-cell office:value-type="float" office:value="171412" calcext:value-type="float">
            <text:p>171412</text:p>
          </table:table-cell>
          <table:table-cell table:formula="of:=([.P41]/[.O41])*100" office:value-type="float" office:value="75.4055956361077" calcext:value-type="float">
            <text:p>75.41</text:p>
          </table:table-cell>
          <table:table-cell table:formula="of:=[.X41]-[.AC41]" office:value-type="float" office:value="27169" calcext:value-type="float">
            <text:p>27169</text:p>
          </table:table-cell>
          <table:table-cell table:style-name="ce127" table:formula="of:=([.R41]/[.P41])*100" office:value-type="float" office:value="15.8501155111661" calcext:value-type="float">
            <text:p>15.85</text:p>
          </table:table-cell>
          <table:table-cell table:style-name="ce128" table:formula="of:=[.Y41]+[.AD41]" office:value-type="float" office:value="83.7916831960423" calcext:value-type="float">
            <text:p>83.7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Ravi</text:p>
          </table:table-cell>
          <table:table-cell office:value-type="float" office:value="85399" calcext:value-type="float">
            <text:p>85399</text:p>
          </table:table-cell>
          <table:table-cell table:formula="of:=([.X41]/[.P41])*100" office:value-type="float" office:value="49.8208993536042" calcext:value-type="float">
            <text:p>49.8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J Gowthama Sannah</text:p>
          </table:table-cell>
          <table:table-cell office:value-type="float" office:value="58230" calcext:value-type="float">
            <text:p>58230</text:p>
          </table:table-cell>
          <table:table-cell table:style-name="ce123" table:formula="of:=([.AC41]/[.P41])*100" office:value-type="float" office:value="33.9707838424381" calcext:value-type="float">
            <text:p>33.9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E. Abirami</text:p>
          </table:table-cell>
          <table:table-cell office:value-type="float" office:value="14631" calcext:value-type="float">
            <text:p>14631</text:p>
          </table:table-cell>
          <table:table-cell table:style-name="ce202" table:formula="of:=([.AH41]/[.P41])*100" office:value-type="float" office:value="8.53557510559354" calcext:value-type="float">
            <text:p>8.5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C Manivannan</text:p>
          </table:table-cell>
          <table:table-cell office:value-type="float" office:value="4777" calcext:value-type="float">
            <text:p>4777</text:p>
          </table:table-cell>
          <table:table-cell table:formula="of:=([.AM41]/[.P41])*100" office:value-type="float" office:value="2.78685272909715" calcext:value-type="float">
            <text:p>2.7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Baskaran</text:p>
          </table:table-cell>
          <table:table-cell office:value-type="float" office:value="3543" calcext:value-type="float">
            <text:p>3543</text:p>
          </table:table-cell>
          <table:table-cell table:style-name="ce232" table:formula="of:=([.AR41]/[.P41])*100" office:value-type="float" office:value="2.06694980514783" calcext:value-type="float">
            <text:p>2.07</text:p>
          </table:table-cell>
          <table:table-cell table:number-columns-repeated="1633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olingur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8034" calcext:value-type="float">
            <text:p>278034</text:p>
          </table:table-cell>
          <table:table-cell office:value-type="float" office:value="224109" calcext:value-type="float">
            <text:p>224109</text:p>
          </table:table-cell>
          <table:table-cell table:formula="of:=([.P42]/[.O42])*100" office:value-type="float" office:value="80.6048900494184" calcext:value-type="float">
            <text:p>80.60</text:p>
          </table:table-cell>
          <table:table-cell table:formula="of:=[.X42]-[.AC42]" office:value-type="float" office:value="26698" calcext:value-type="float">
            <text:p>26698</text:p>
          </table:table-cell>
          <table:table-cell table:style-name="ce127" table:formula="of:=([.R42]/[.P42])*100" office:value-type="float" office:value="11.9129530719427" calcext:value-type="float">
            <text:p>11.91</text:p>
          </table:table-cell>
          <table:table-cell table:style-name="ce128" table:formula="of:=[.Y42]+[.AD42]" office:value-type="float" office:value="86.4570365313307" calcext:value-type="float">
            <text:p>86.4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M Munirathinam</text:p>
          </table:table-cell>
          <table:table-cell office:value-type="float" office:value="110228" calcext:value-type="float">
            <text:p>110228</text:p>
          </table:table-cell>
          <table:table-cell table:formula="of:=([.X42]/[.P42])*100" office:value-type="float" office:value="49.1849948016367" calcext:value-type="float">
            <text:p>49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M Krishnan</text:p>
          </table:table-cell>
          <table:table-cell office:value-type="float" office:value="83530" calcext:value-type="float">
            <text:p>83530</text:p>
          </table:table-cell>
          <table:table-cell table:style-name="ce123" table:formula="of:=([.AC42]/[.P42])*100" office:value-type="float" office:value="37.272041729694" calcext:value-type="float">
            <text:p>37.27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G Parthiban</text:p>
          </table:table-cell>
          <table:table-cell office:value-type="float" office:value="12979" calcext:value-type="float">
            <text:p>12979</text:p>
          </table:table-cell>
          <table:table-cell table:style-name="ce202" table:formula="of:=([.AH42]/[.P42])*100" office:value-type="float" office:value="5.79137830252243" calcext:value-type="float">
            <text:p>5.7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YR Pavendhan</text:p>
          </table:table-cell>
          <table:table-cell office:value-type="float" office:value="9656" calcext:value-type="float">
            <text:p>9656</text:p>
          </table:table-cell>
          <table:table-cell table:formula="of:=([.AM42]/[.P42])*100" office:value-type="float" office:value="4.30861768157459" calcext:value-type="float">
            <text:p>4.3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Jawahar</text:p>
          </table:table-cell>
          <table:table-cell office:value-type="float" office:value="1664" calcext:value-type="float">
            <text:p>1664</text:p>
          </table:table-cell>
          <table:table-cell table:style-name="ce232" table:formula="of:=([.AR42]/[.P42])*100" office:value-type="float" office:value="0.742495839078306" calcext:value-type="float">
            <text:p>0.74</text:p>
          </table:table-cell>
          <table:table-cell table:number-columns-repeated="1633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7260" calcext:value-type="float">
            <text:p>267260</text:p>
          </table:table-cell>
          <table:table-cell office:value-type="float" office:value="207462" calcext:value-type="float">
            <text:p>207462</text:p>
          </table:table-cell>
          <table:table-cell table:formula="of:=([.P43]/[.O43])*100" office:value-type="float" office:value="77.6255331886552" calcext:value-type="float">
            <text:p>77.63</text:p>
          </table:table-cell>
          <table:table-cell table:formula="of:=[.X43]-[.AC43]" office:value-type="float" office:value="16498" calcext:value-type="float">
            <text:p>16498</text:p>
          </table:table-cell>
          <table:table-cell table:style-name="ce127" table:formula="of:=([.R43]/[.P43])*100" office:value-type="float" office:value="7.95229969825799" calcext:value-type="float">
            <text:p>7.95</text:p>
          </table:table-cell>
          <table:table-cell table:style-name="ce128" table:formula="of:=[.Y43]+[.AD43]" office:value-type="float" office:value="91.62352623613" calcext:value-type="float">
            <text:p>91.6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Gandhi</text:p>
          </table:table-cell>
          <table:table-cell office:value-type="float" office:value="103291" calcext:value-type="float">
            <text:p>103291</text:p>
          </table:table-cell>
          <table:table-cell table:formula="of:=([.X43]/[.P43])*100" office:value-type="float" office:value="49.787912967194" calcext:value-type="float">
            <text:p>49.7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M Sugumar</text:p>
          </table:table-cell>
          <table:table-cell office:value-type="float" office:value="86793" calcext:value-type="float">
            <text:p>86793</text:p>
          </table:table-cell>
          <table:table-cell table:style-name="ce123" table:formula="of:=([.AC43]/[.P43])*100" office:value-type="float" office:value="41.835613268936" calcext:value-type="float">
            <text:p>41.8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Shylaja</text:p>
          </table:table-cell>
          <table:table-cell office:value-type="float" office:value="10234" calcext:value-type="float">
            <text:p>10234</text:p>
          </table:table-cell>
          <table:table-cell table:style-name="ce202" table:formula="of:=([.AH43]/[.P43])*100" office:value-type="float" office:value="4.93295157667428" calcext:value-type="float">
            <text:p>4.9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Atham Basha</text:p>
          </table:table-cell>
          <table:table-cell office:value-type="float" office:value="2762" calcext:value-type="float">
            <text:p>2762</text:p>
          </table:table-cell>
          <table:table-cell table:formula="of:=([.AM43]/[.P43])*100" office:value-type="float" office:value="1.33132814684135" calcext:value-type="float">
            <text:p>1.3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32" calcext:value-type="float">
            <text:p>1632</text:p>
          </table:table-cell>
          <table:table-cell table:style-name="ce232" table:formula="of:=([.AR43]/[.P43])*100" office:value-type="float" office:value="0.786650085316829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cot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2476" calcext:value-type="float">
            <text:p>262476</text:p>
          </table:table-cell>
          <table:table-cell office:value-type="float" office:value="209791" calcext:value-type="float">
            <text:p>209791</text:p>
          </table:table-cell>
          <table:table-cell table:formula="of:=([.P44]/[.O44])*100" office:value-type="float" office:value="79.9276886267697" calcext:value-type="float">
            <text:p>79.93</text:p>
          </table:table-cell>
          <table:table-cell table:formula="of:=[.X44]-[.AC44]" office:value-type="float" office:value="19958" calcext:value-type="float">
            <text:p>19958</text:p>
          </table:table-cell>
          <table:table-cell table:style-name="ce127" table:formula="of:=([.R44]/[.P44])*100" office:value-type="float" office:value="9.51327749998808" calcext:value-type="float">
            <text:p>9.51</text:p>
          </table:table-cell>
          <table:table-cell table:style-name="ce128" table:formula="of:=[.Y44]+[.AD44]" office:value-type="float" office:value="89.5233827952581" calcext:value-type="float">
            <text:p>89.5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L Eswarappan</text:p>
          </table:table-cell>
          <table:table-cell office:value-type="float" office:value="103885" calcext:value-type="float">
            <text:p>103885</text:p>
          </table:table-cell>
          <table:table-cell table:formula="of:=([.X44]/[.P44])*100" office:value-type="float" office:value="49.5183301476231" calcext:value-type="float">
            <text:p>49.5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L Elavazhagan</text:p>
          </table:table-cell>
          <table:table-cell office:value-type="float" office:value="83927" calcext:value-type="float">
            <text:p>83927</text:p>
          </table:table-cell>
          <table:table-cell table:style-name="ce123" table:formula="of:=([.AC44]/[.P44])*100" office:value-type="float" office:value="40.005052647635" calcext:value-type="float">
            <text:p>40.0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athiravan</text:p>
          </table:table-cell>
          <table:table-cell office:value-type="float" office:value="12088" calcext:value-type="float">
            <text:p>12088</text:p>
          </table:table-cell>
          <table:table-cell table:style-name="ce202" table:formula="of:=([.AH44]/[.P44])*100" office:value-type="float" office:value="5.76192496341597" calcext:value-type="float">
            <text:p>5.7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R Mohamed Raffi</text:p>
          </table:table-cell>
          <table:table-cell office:value-type="float" office:value="2860" calcext:value-type="float">
            <text:p>2860</text:p>
          </table:table-cell>
          <table:table-cell table:formula="of:=([.AM44]/[.P44])*100" office:value-type="float" office:value="1.3632615317149" calcext:value-type="float">
            <text:p>1.3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53" calcext:value-type="float">
            <text:p>2253</text:p>
          </table:table-cell>
          <table:table-cell table:style-name="ce232" table:formula="of:=([.AR44]/[.P44])*100" office:value-type="float" office:value="1.0739259548789" calcext:value-type="float">
            <text:p>1.07</text:p>
          </table:table-cell>
          <table:table-cell table:number-columns-repeated="1633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tpadi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228" calcext:value-type="float">
            <text:p>250228</text:p>
          </table:table-cell>
          <table:table-cell office:value-type="float" office:value="186246" calcext:value-type="float">
            <text:p>186246</text:p>
          </table:table-cell>
          <table:table-cell table:formula="of:=([.P45]/[.O45])*100" office:value-type="float" office:value="74.4305193663379" calcext:value-type="float">
            <text:p>74.43</text:p>
          </table:table-cell>
          <table:table-cell table:formula="of:=[.X45]-[.AC45]" office:value-type="float" office:value="746" calcext:value-type="float">
            <text:p>746</text:p>
          </table:table-cell>
          <table:table-cell table:style-name="ce127" table:formula="of:=([.R45]/[.P45])*100" office:value-type="float" office:value="0.400545515071465" calcext:value-type="float">
            <text:p>0.40</text:p>
          </table:table-cell>
          <table:table-cell table:style-name="ce128" table:formula="of:=[.Y45]+[.AD45]" office:value-type="float" office:value="91.0269213835465" calcext:value-type="float">
            <text:p>91.0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Murugan</text:p>
          </table:table-cell>
          <table:table-cell office:value-type="float" office:value="85140" calcext:value-type="float">
            <text:p>85140</text:p>
          </table:table-cell>
          <table:table-cell table:formula="of:=([.X45]/[.P45])*100" office:value-type="float" office:value="45.713733449309" calcext:value-type="float">
            <text:p>45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Ramu</text:p>
          </table:table-cell>
          <table:table-cell office:value-type="float" office:value="84394" calcext:value-type="float">
            <text:p>84394</text:p>
          </table:table-cell>
          <table:table-cell table:style-name="ce123" table:formula="of:=([.AC45]/[.P45])*100" office:value-type="float" office:value="45.3131879342375" calcext:value-type="float">
            <text:p>45.3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Tirukkumaran</text:p>
          </table:table-cell>
          <table:table-cell office:value-type="float" office:value="10449" calcext:value-type="float">
            <text:p>10449</text:p>
          </table:table-cell>
          <table:table-cell table:style-name="ce202" table:formula="of:=([.AH45]/[.P45])*100" office:value-type="float" office:value="5.61032183241519" calcext:value-type="float">
            <text:p>5.6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89" calcext:value-type="float">
            <text:p>1889</text:p>
          </table:table-cell>
          <table:table-cell table:formula="of:=([.AM45]/[.P45])*100" office:value-type="float" office:value="1.01424997046916" calcext:value-type="float">
            <text:p>1.01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S Raja</text:p>
          </table:table-cell>
          <table:table-cell office:value-type="float" office:value="1066" calcext:value-type="float">
            <text:p>1066</text:p>
          </table:table-cell>
          <table:table-cell table:style-name="ce232" table:formula="of:=([.AR45]/[.P45])*100" office:value-type="float" office:value="0.572361285611503" calcext:value-type="float">
            <text:p>0.57</text:p>
          </table:table-cell>
          <table:table-cell table:number-columns-repeated="1633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04" office:value-type="string" calcext:value-type="string">
            <text:p>INCDMK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53536" calcext:value-type="float">
            <text:p>253536</text:p>
          </table:table-cell>
          <table:table-cell office:value-type="float" office:value="179899" calcext:value-type="float">
            <text:p>179899</text:p>
          </table:table-cell>
          <table:table-cell table:formula="of:=([.P46]/[.O46])*100" office:value-type="float" office:value="70.9559983592074" calcext:value-type="float">
            <text:p>70.96</text:p>
          </table:table-cell>
          <table:table-cell table:formula="of:=[.X46]-[.AC46]" office:value-type="float" office:value="9181" calcext:value-type="float">
            <text:p>9181</text:p>
          </table:table-cell>
          <table:table-cell table:style-name="ce127" table:formula="of:=([.R46]/[.P46])*100" office:value-type="float" office:value="5.10341914074008" calcext:value-type="float">
            <text:p>5.10</text:p>
          </table:table-cell>
          <table:table-cell table:style-name="ce128" table:formula="of:=[.Y46]+[.AD46]" office:value-type="float" office:value="88.6147227055181" calcext:value-type="float">
            <text:p>88.6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Karthikeyan</text:p>
          </table:table-cell>
          <table:table-cell office:value-type="float" office:value="84299" calcext:value-type="float">
            <text:p>84299</text:p>
          </table:table-cell>
          <table:table-cell table:formula="of:=([.X46]/[.P46])*100" office:value-type="float" office:value="46.8590709231291" calcext:value-type="float">
            <text:p>46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RK Appu</text:p>
          </table:table-cell>
          <table:table-cell office:value-type="float" office:value="75118" calcext:value-type="float">
            <text:p>75118</text:p>
          </table:table-cell>
          <table:table-cell table:style-name="ce123" table:formula="of:=([.AC46]/[.P46])*100" office:value-type="float" office:value="41.755651782389" calcext:value-type="float">
            <text:p>41.7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Poonkundran</text:p>
          </table:table-cell>
          <table:table-cell office:value-type="float" office:value="8530" calcext:value-type="float">
            <text:p>8530</text:p>
          </table:table-cell>
          <table:table-cell table:style-name="ce202" table:formula="of:=([.AH46]/[.P46])*100" office:value-type="float" office:value="4.74154942495511" calcext:value-type="float">
            <text:p>4.7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Vikram Chakravarthy</text:p>
          </table:table-cell>
          <table:table-cell office:value-type="float" office:value="7243" calcext:value-type="float">
            <text:p>7243</text:p>
          </table:table-cell>
          <table:table-cell table:formula="of:=([.AM46]/[.P46])*100" office:value-type="float" office:value="4.02614800526962" calcext:value-type="float">
            <text:p>4.0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41" calcext:value-type="float">
            <text:p>1441</text:p>
          </table:table-cell>
          <table:table-cell table:style-name="ce232" table:formula="of:=([.AR46]/[.P46])*100" office:value-type="float" office:value="0.801005008365805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aicut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6727" calcext:value-type="float">
            <text:p>256727</text:p>
          </table:table-cell>
          <table:table-cell office:value-type="float" office:value="197805" calcext:value-type="float">
            <text:p>197805</text:p>
          </table:table-cell>
          <table:table-cell table:formula="of:=([.P47]/[.O47])*100" office:value-type="float" office:value="77.0487716523778" calcext:value-type="float">
            <text:p>77.05</text:p>
          </table:table-cell>
          <table:table-cell table:formula="of:=[.X47]-[.AC47]" office:value-type="float" office:value="6360" calcext:value-type="float">
            <text:p>6360</text:p>
          </table:table-cell>
          <table:table-cell table:style-name="ce127" table:formula="of:=([.R47]/[.P47])*100" office:value-type="float" office:value="3.21528778342307" calcext:value-type="float">
            <text:p>3.22</text:p>
          </table:table-cell>
          <table:table-cell table:style-name="ce128" table:formula="of:=[.Y47]+[.AD47]" office:value-type="float" office:value="92.9996713935442" calcext:value-type="float">
            <text:p>93.0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P Nandakumar</text:p>
          </table:table-cell>
          <table:table-cell office:value-type="float" office:value="95159" calcext:value-type="float">
            <text:p>95159</text:p>
          </table:table-cell>
          <table:table-cell table:formula="of:=([.X47]/[.P47])*100" office:value-type="float" office:value="48.1074795884836" calcext:value-type="float">
            <text:p>48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 Velazhagan</text:p>
          </table:table-cell>
          <table:table-cell office:value-type="float" office:value="88799" calcext:value-type="float">
            <text:p>88799</text:p>
          </table:table-cell>
          <table:table-cell table:style-name="ce123" table:formula="of:=([.AC47]/[.P47])*100" office:value-type="float" office:value="44.8921918050605" calcext:value-type="float">
            <text:p>44.8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Sumithra</text:p>
          </table:table-cell>
          <table:table-cell office:value-type="float" office:value="8125" calcext:value-type="float">
            <text:p>8125</text:p>
          </table:table-cell>
          <table:table-cell table:style-name="ce202" table:formula="of:=([.AH47]/[.P47])*100" office:value-type="float" office:value="4.10758069816233" calcext:value-type="float">
            <text:p>4.1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91" calcext:value-type="float">
            <text:p>1791</text:p>
          </table:table-cell>
          <table:table-cell table:formula="of:=([.AM47]/[.P47])*100" office:value-type="float" office:value="0.905437172973383" calcext:value-type="float">
            <text:p>0.91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M Senthil Kumar</text:p>
          </table:table-cell>
          <table:table-cell office:value-type="float" office:value="1357" calcext:value-type="float">
            <text:p>1357</text:p>
          </table:table-cell>
          <table:table-cell table:style-name="ce232" table:formula="of:=([.AR47]/[.P47])*100" office:value-type="float" office:value="0.686029170142312" calcext:value-type="float">
            <text:p>0.69</text:p>
          </table:table-cell>
          <table:table-cell table:number-columns-repeated="1633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ilvaithinankupp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27241" calcext:value-type="float">
            <text:p>227241</text:p>
          </table:table-cell>
          <table:table-cell office:value-type="float" office:value="174124" calcext:value-type="float">
            <text:p>174124</text:p>
          </table:table-cell>
          <table:table-cell table:formula="of:=([.P48]/[.O48])*100" office:value-type="float" office:value="76.6252568858613" calcext:value-type="float">
            <text:p>76.63</text:p>
          </table:table-cell>
          <table:table-cell table:formula="of:=[.X48]-[.AC48]" office:value-type="float" office:value="10582" calcext:value-type="float">
            <text:p>10582</text:p>
          </table:table-cell>
          <table:table-cell table:style-name="ce127" table:formula="of:=([.R48]/[.P48])*100" office:value-type="float" office:value="6.07727826146884" calcext:value-type="float">
            <text:p>6.08</text:p>
          </table:table-cell>
          <table:table-cell table:style-name="ce128" table:formula="of:=[.Y48]+[.AD48]" office:value-type="float" office:value="91.0707312030507" calcext:value-type="float">
            <text:p>91.07</text:p>
          </table:table-cell>
          <table:table-cell office:value-type="string" calcext:value-type="string">
            <text:p>AIADMK+</text:p>
          </table:table-cell>
          <table:table-cell table:style-name="ce132" office:value-type="string" calcext:value-type="string">
            <text:p>PBK</text:p>
          </table:table-cell>
          <table:table-cell office:value-type="string" calcext:value-type="string">
            <text:p>M Jagan Moorthy</text:p>
          </table:table-cell>
          <table:table-cell office:value-type="float" office:value="84579" calcext:value-type="float">
            <text:p>84579</text:p>
          </table:table-cell>
          <table:table-cell table:formula="of:=([.X48]/[.P48])*100" office:value-type="float" office:value="48.5740047322598" calcext:value-type="float">
            <text:p>48.5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Seetharaman</text:p>
          </table:table-cell>
          <table:table-cell office:value-type="float" office:value="73997" calcext:value-type="float">
            <text:p>73997</text:p>
          </table:table-cell>
          <table:table-cell table:style-name="ce123" table:formula="of:=([.AC48]/[.P48])*100" office:value-type="float" office:value="42.4967264707909" calcext:value-type="float">
            <text:p>42.5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 Divya Rani</text:p>
          </table:table-cell>
          <table:table-cell office:value-type="float" office:value="10027" calcext:value-type="float">
            <text:p>10027</text:p>
          </table:table-cell>
          <table:table-cell table:style-name="ce202" table:formula="of:=([.AH48]/[.P48])*100" office:value-type="float" office:value="5.75853989111208" calcext:value-type="float">
            <text:p>5.7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98" calcext:value-type="float">
            <text:p>1798</text:p>
          </table:table-cell>
          <table:table-cell table:formula="of:=([.AM48]/[.P48])*100" office:value-type="float" office:value="1.03259745928189" calcext:value-type="float">
            <text:p>1.03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Dhanaseelan</text:p>
          </table:table-cell>
          <table:table-cell office:value-type="float" office:value="1432" calcext:value-type="float">
            <text:p>1432</text:p>
          </table:table-cell>
          <table:table-cell table:style-name="ce232" table:formula="of:=([.AR48]/[.P48])*100" office:value-type="float" office:value="0.822402425857435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udiyath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office:value-type="float" office:value="290135" calcext:value-type="float">
            <text:p>290135</text:p>
          </table:table-cell>
          <table:table-cell office:value-type="float" office:value="211630" calcext:value-type="float">
            <text:p>211630</text:p>
          </table:table-cell>
          <table:table-cell table:formula="of:=([.P49]/[.O49])*100" office:value-type="float" office:value="72.9419063539387" calcext:value-type="float">
            <text:p>72.94</text:p>
          </table:table-cell>
          <table:table-cell table:formula="of:=[.X49]-[.AC49]" office:value-type="float" office:value="6901" calcext:value-type="float">
            <text:p>6901</text:p>
          </table:table-cell>
          <table:table-cell table:style-name="ce127" table:formula="of:=([.R49]/[.P49])*100" office:value-type="float" office:value="3.26087983745216" calcext:value-type="float">
            <text:p>3.26</text:p>
          </table:table-cell>
          <table:table-cell table:style-name="ce128" table:formula="of:=[.Y49]+[.AD49]" office:value-type="float" office:value="91.6330387941218" calcext:value-type="float">
            <text:p>91.6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 Amulu</text:p>
          </table:table-cell>
          <table:table-cell office:value-type="float" office:value="100412" calcext:value-type="float">
            <text:p>100412</text:p>
          </table:table-cell>
          <table:table-cell table:formula="of:=([.X49]/[.P49])*100" office:value-type="float" office:value="47.446959315787" calcext:value-type="float">
            <text:p>47.4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 Paritha</text:p>
          </table:table-cell>
          <table:table-cell office:value-type="float" office:value="93511" calcext:value-type="float">
            <text:p>93511</text:p>
          </table:table-cell>
          <table:table-cell table:style-name="ce123" table:formula="of:=([.AC49]/[.P49])*100" office:value-type="float" office:value="44.1860794783348" calcext:value-type="float">
            <text:p>44.1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alaiyenthiri</text:p>
          </table:table-cell>
          <table:table-cell office:value-type="float" office:value="11834" calcext:value-type="float">
            <text:p>11834</text:p>
          </table:table-cell>
          <table:table-cell table:style-name="ce202" table:formula="of:=([.AH49]/[.P49])*100" office:value-type="float" office:value="5.59183480602939" calcext:value-type="float">
            <text:p>5.5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 Jayanthi Padmanabhan</text:p>
          </table:table-cell>
          <table:table-cell office:value-type="float" office:value="1822" calcext:value-type="float">
            <text:p>1822</text:p>
          </table:table-cell>
          <table:table-cell table:formula="of:=([.AM49]/[.P49])*100" office:value-type="float" office:value="0.860936540188064" calcext:value-type="float">
            <text:p>0.8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99" calcext:value-type="float">
            <text:p>1699</text:p>
          </table:table-cell>
          <table:table-cell table:style-name="ce232" table:formula="of:=([.AR49]/[.P49])*100" office:value-type="float" office:value="0.802816235883381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niyambadi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05" office:value-type="string" calcext:value-type="string">
            <text:p>Independant</text:p>
          </table:table-cell>
          <table:table-cell table:style-name="ce103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220" calcext:value-type="float">
            <text:p>250220</text:p>
          </table:table-cell>
          <table:table-cell office:value-type="float" office:value="189997" calcext:value-type="float">
            <text:p>189997</text:p>
          </table:table-cell>
          <table:table-cell table:formula="of:=([.P50]/[.O50])*100" office:value-type="float" office:value="75.9319798577252" calcext:value-type="float">
            <text:p>75.93</text:p>
          </table:table-cell>
          <table:table-cell table:formula="of:=[.X50]-[.AC50]" office:value-type="float" office:value="4904" calcext:value-type="float">
            <text:p>4904</text:p>
          </table:table-cell>
          <table:table-cell table:style-name="ce127" table:formula="of:=([.R50]/[.P50])*100" office:value-type="float" office:value="2.58109338568504" calcext:value-type="float">
            <text:p>2.58</text:p>
          </table:table-cell>
          <table:table-cell table:style-name="ce128" table:formula="of:=[.Y50]+[.AD50]" office:value-type="float" office:value="90.0708958562504" calcext:value-type="float">
            <text:p>90.0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 Sendhil Kumar</text:p>
          </table:table-cell>
          <table:table-cell office:value-type="float" office:value="88018" calcext:value-type="float">
            <text:p>88018</text:p>
          </table:table-cell>
          <table:table-cell table:formula="of:=([.X50]/[.P50])*100" office:value-type="float" office:value="46.3259946209677" calcext:value-type="float">
            <text:p>46.33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IUML</text:p>
          </table:table-cell>
          <table:table-cell office:value-type="string" calcext:value-type="string">
            <text:p>N Mohammed Nayeem</text:p>
          </table:table-cell>
          <table:table-cell office:value-type="float" office:value="83114" calcext:value-type="float">
            <text:p>83114</text:p>
          </table:table-cell>
          <table:table-cell table:style-name="ce123" table:formula="of:=([.AC50]/[.P50])*100" office:value-type="float" office:value="43.7449012352827" calcext:value-type="float">
            <text:p>43.7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J Devendhiran</text:p>
          </table:table-cell>
          <table:table-cell office:value-type="float" office:value="11226" calcext:value-type="float">
            <text:p>11226</text:p>
          </table:table-cell>
          <table:table-cell table:style-name="ce202" table:formula="of:=([.AH50]/[.P50])*100" office:value-type="float" office:value="5.90851434496334" calcext:value-type="float">
            <text:p>5.91</text:p>
          </table:table-cell>
          <table:table-cell office:value-type="string" calcext:value-type="string">
            <text:p>PF</text:p>
          </table:table-cell>
          <table:table-cell table:style-name="ce224" office:value-type="string" calcext:value-type="string">
            <text:p>AIMIM</text:p>
          </table:table-cell>
          <table:table-cell office:value-type="string" calcext:value-type="string">
            <text:p>TS Vakeel Ahmed</text:p>
          </table:table-cell>
          <table:table-cell office:value-type="float" office:value="1897" calcext:value-type="float">
            <text:p>1897</text:p>
          </table:table-cell>
          <table:table-cell table:formula="of:=([.AM50]/[.P50])*100" office:value-type="float" office:value="0.998436817423433" calcext:value-type="float">
            <text:p>1.0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Gnana Doss</text:p>
          </table:table-cell>
          <table:table-cell office:value-type="float" office:value="1868" calcext:value-type="float">
            <text:p>1868</text:p>
          </table:table-cell>
          <table:table-cell table:style-name="ce232" table:formula="of:=([.AR50]/[.P50])*100" office:value-type="float" office:value="0.983173418527661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8473" calcext:value-type="float">
            <text:p>238473</text:p>
          </table:table-cell>
          <table:table-cell office:value-type="float" office:value="177878" calcext:value-type="float">
            <text:p>177878</text:p>
          </table:table-cell>
          <table:table-cell table:formula="of:=([.P51]/[.O51])*100" office:value-type="float" office:value="74.5904148478025" calcext:value-type="float">
            <text:p>74.59</text:p>
          </table:table-cell>
          <table:table-cell table:formula="of:=[.X51]-[.AC51]" office:value-type="float" office:value="20232" calcext:value-type="float">
            <text:p>20232</text:p>
          </table:table-cell>
          <table:table-cell table:style-name="ce127" table:formula="of:=([.R51]/[.P51])*100" office:value-type="float" office:value="11.3740878579701" calcext:value-type="float">
            <text:p>11.37</text:p>
          </table:table-cell>
          <table:table-cell table:style-name="ce128" table:formula="of:=[.Y51]+[.AD51]" office:value-type="float" office:value="90.3540628970418" calcext:value-type="float">
            <text:p>90.3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C Vilwanathan</text:p>
          </table:table-cell>
          <table:table-cell office:value-type="float" office:value="90476" calcext:value-type="float">
            <text:p>90476</text:p>
          </table:table-cell>
          <table:table-cell table:formula="of:=([.X51]/[.P51])*100" office:value-type="float" office:value="50.8640753775059" calcext:value-type="float">
            <text:p>50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zar Mohamed K</text:p>
          </table:table-cell>
          <table:table-cell office:value-type="float" office:value="70244" calcext:value-type="float">
            <text:p>70244</text:p>
          </table:table-cell>
          <table:table-cell table:style-name="ce123" table:formula="of:=([.AC51]/[.P51])*100" office:value-type="float" office:value="39.4899875195359" calcext:value-type="float">
            <text:p>39.4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harunnisha</text:p>
          </table:table-cell>
          <table:table-cell office:value-type="float" office:value="10150" calcext:value-type="float">
            <text:p>10150</text:p>
          </table:table-cell>
          <table:table-cell table:style-name="ce202" table:formula="of:=([.AH51]/[.P51])*100" office:value-type="float" office:value="5.70615815334105" calcext:value-type="float">
            <text:p>5.71</text:p>
          </table:table-cell>
          <table:table-cell office:value-type="string" calcext:value-type="string">
            <text:p>PF</text:p>
          </table:table-cell>
          <table:table-cell table:style-name="ce225" office:value-type="string" calcext:value-type="string">
            <text:p>SDPI</text:p>
          </table:table-cell>
          <table:table-cell office:value-type="string" calcext:value-type="string">
            <text:p>Umar Farook Asa</text:p>
          </table:table-cell>
          <table:table-cell office:value-type="float" office:value="1793" calcext:value-type="float">
            <text:p>1793</text:p>
          </table:table-cell>
          <table:table-cell table:formula="of:=([.AM51]/[.P51])*100" office:value-type="float" office:value="1.00799424324537" calcext:value-type="float">
            <text:p>1.0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a S</text:p>
          </table:table-cell>
          <table:table-cell office:value-type="float" office:value="1638" calcext:value-type="float">
            <text:p>1638</text:p>
          </table:table-cell>
          <table:table-cell table:style-name="ce232" table:formula="of:=([.AR51]/[.P51])*100" office:value-type="float" office:value="0.920855867504694" calcext:value-type="float">
            <text:p>0.92</text:p>
          </table:table-cell>
          <table:table-cell table:number-columns-repeated="1633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larpet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0869" calcext:value-type="float">
            <text:p>240869</text:p>
          </table:table-cell>
          <table:table-cell office:value-type="float" office:value="196358" calcext:value-type="float">
            <text:p>196358</text:p>
          </table:table-cell>
          <table:table-cell table:formula="of:=([.P52]/[.O52])*100" office:value-type="float" office:value="81.5206606080484" calcext:value-type="float">
            <text:p>81.52</text:p>
          </table:table-cell>
          <table:table-cell table:formula="of:=[.X52]-[.AC52]" office:value-type="float" office:value="1091" calcext:value-type="float">
            <text:p>1091</text:p>
          </table:table-cell>
          <table:table-cell table:style-name="ce127" table:formula="of:=([.R52]/[.P52])*100" office:value-type="float" office:value="0.55561780014056" calcext:value-type="float">
            <text:p>0.56</text:p>
          </table:table-cell>
          <table:table-cell table:style-name="ce128" table:formula="of:=[.Y52]+[.AD52]" office:value-type="float" office:value="90.5942207600403" calcext:value-type="float">
            <text:p>90.5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Devaraji</text:p>
          </table:table-cell>
          <table:table-cell office:value-type="float" office:value="89490" calcext:value-type="float">
            <text:p>89490</text:p>
          </table:table-cell>
          <table:table-cell table:formula="of:=([.X52]/[.P52])*100" office:value-type="float" office:value="45.5749192800905" calcext:value-type="float">
            <text:p>45.5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C Veeramani</text:p>
          </table:table-cell>
          <table:table-cell office:value-type="float" office:value="88399" calcext:value-type="float">
            <text:p>88399</text:p>
          </table:table-cell>
          <table:table-cell table:style-name="ce123" table:formula="of:=([.AC52]/[.P52])*100" office:value-type="float" office:value="45.0193014799499" calcext:value-type="float">
            <text:p>45.0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Siva</text:p>
          </table:table-cell>
          <table:table-cell office:value-type="float" office:value="13328" calcext:value-type="float">
            <text:p>13328</text:p>
          </table:table-cell>
          <table:table-cell table:style-name="ce202" table:formula="of:=([.AH52]/[.P52])*100" office:value-type="float" office:value="6.78760223673087" calcext:value-type="float">
            <text:p>6.7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37" calcext:value-type="float">
            <text:p>1337</text:p>
          </table:table-cell>
          <table:table-cell table:formula="of:=([.AM52]/[.P52])*100" office:value-type="float" office:value="0.680899173957771" calcext:value-type="float">
            <text:p>0.68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Karunanidhi</text:p>
          </table:table-cell>
          <table:table-cell office:value-type="float" office:value="1067" calcext:value-type="float">
            <text:p>1067</text:p>
          </table:table-cell>
          <table:table-cell table:style-name="ce232" table:formula="of:=([.AR52]/[.P52])*100" office:value-type="float" office:value="0.543395227085222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39239" calcext:value-type="float">
            <text:p>239239</text:p>
          </table:table-cell>
          <table:table-cell office:value-type="float" office:value="185930" calcext:value-type="float">
            <text:p>185930</text:p>
          </table:table-cell>
          <table:table-cell table:formula="of:=([.P53]/[.O53])*100" office:value-type="float" office:value="77.7172618176802" calcext:value-type="float">
            <text:p>77.72</text:p>
          </table:table-cell>
          <table:table-cell table:formula="of:=[.X53]-[.AC53]" office:value-type="float" office:value="28240" calcext:value-type="float">
            <text:p>28240</text:p>
          </table:table-cell>
          <table:table-cell table:style-name="ce127" table:formula="of:=([.R53]/[.P53])*100" office:value-type="float" office:value="15.1885118055182" calcext:value-type="float">
            <text:p>15.19</text:p>
          </table:table-cell>
          <table:table-cell table:style-name="ce128" table:formula="of:=[.Y53]+[.AD53]" office:value-type="float" office:value="88.637659334158" calcext:value-type="float">
            <text:p>88.6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Nallathambi</text:p>
          </table:table-cell>
          <table:table-cell office:value-type="float" office:value="96522" calcext:value-type="float">
            <text:p>96522</text:p>
          </table:table-cell>
          <table:table-cell table:formula="of:=([.X53]/[.P53])*100" office:value-type="float" office:value="51.9130855698381" calcext:value-type="float">
            <text:p>51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K Raja</text:p>
          </table:table-cell>
          <table:table-cell office:value-type="float" office:value="68282" calcext:value-type="float">
            <text:p>68282</text:p>
          </table:table-cell>
          <table:table-cell table:style-name="ce123" table:formula="of:=([.AC53]/[.P53])*100" office:value-type="float" office:value="36.7245737643199" calcext:value-type="float">
            <text:p>36.7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Sumathi</text:p>
          </table:table-cell>
          <table:table-cell office:value-type="float" office:value="12127" calcext:value-type="float">
            <text:p>12127</text:p>
          </table:table-cell>
          <table:table-cell table:style-name="ce202" table:formula="of:=([.AH53]/[.P53])*100" office:value-type="float" office:value="6.52234711988383" calcext:value-type="float">
            <text:p>6.5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Gnanasekar</text:p>
          </table:table-cell>
          <table:table-cell office:value-type="float" office:value="2702" calcext:value-type="float">
            <text:p>2702</text:p>
          </table:table-cell>
          <table:table-cell table:formula="of:=([.AM53]/[.P53])*100" office:value-type="float" office:value="1.45323508847416" calcext:value-type="float">
            <text:p>1.4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32" calcext:value-type="float">
            <text:p>1632</text:p>
          </table:table-cell>
          <table:table-cell table:style-name="ce232" table:formula="of:=([.AR53]/[.P53])*100" office:value-type="float" office:value="0.877749690743828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thangara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table:style-name="ce103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8299" calcext:value-type="float">
            <text:p>238299</text:p>
          </table:table-cell>
          <table:table-cell office:value-type="float" office:value="188223" calcext:value-type="float">
            <text:p>188223</text:p>
          </table:table-cell>
          <table:table-cell table:formula="of:=([.P54]/[.O54])*100" office:value-type="float" office:value="78.9860637266627" calcext:value-type="float">
            <text:p>78.99</text:p>
          </table:table-cell>
          <table:table-cell table:formula="of:=[.X54]-[.AC54]" office:value-type="float" office:value="28387" calcext:value-type="float">
            <text:p>28387</text:p>
          </table:table-cell>
          <table:table-cell table:style-name="ce127" table:formula="of:=([.R54]/[.P54])*100" office:value-type="float" office:value="15.0815787656131" calcext:value-type="float">
            <text:p>15.08</text:p>
          </table:table-cell>
          <table:table-cell table:style-name="ce128" table:formula="of:=[.Y54]+[.AD54]" office:value-type="float" office:value="90.8300260860787" calcext:value-type="float">
            <text:p>90.8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M Tamilelvam</text:p>
          </table:table-cell>
          <table:table-cell office:value-type="float" office:value="99675" calcext:value-type="float">
            <text:p>99675</text:p>
          </table:table-cell>
          <table:table-cell table:formula="of:=([.X54]/[.P54])*100" office:value-type="float" office:value="52.9558024258459" calcext:value-type="float">
            <text:p>52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Arumugam</text:p>
          </table:table-cell>
          <table:table-cell office:value-type="float" office:value="71288" calcext:value-type="float">
            <text:p>71288</text:p>
          </table:table-cell>
          <table:table-cell table:style-name="ce123" table:formula="of:=([.AC54]/[.P54])*100" office:value-type="float" office:value="37.8742236602328" calcext:value-type="float">
            <text:p>37.8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Elangovan</text:p>
          </table:table-cell>
          <table:table-cell office:value-type="float" office:value="10424" calcext:value-type="float">
            <text:p>10424</text:p>
          </table:table-cell>
          <table:table-cell table:style-name="ce202" table:formula="of:=([.AH54]/[.P54])*100" office:value-type="float" office:value="5.53811170792092" calcext:value-type="float">
            <text:p>5.5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 Bakyaraj</text:p>
          </table:table-cell>
          <table:table-cell office:value-type="float" office:value="2291" calcext:value-type="float">
            <text:p>2291</text:p>
          </table:table-cell>
          <table:table-cell table:formula="of:=([.AM54]/[.P54])*100" office:value-type="float" office:value="1.21717324662767" calcext:value-type="float">
            <text:p>1.2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59" calcext:value-type="float">
            <text:p>1359</text:p>
          </table:table-cell>
          <table:table-cell table:style-name="ce232" table:formula="of:=([.AR54]/[.P54])*100" office:value-type="float" office:value="0.722015906663904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g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office:value-type="float" office:value="248335" calcext:value-type="float">
            <text:p>248335</text:p>
          </table:table-cell>
          <table:table-cell office:value-type="float" office:value="197784" calcext:value-type="float">
            <text:p>197784</text:p>
          </table:table-cell>
          <table:table-cell table:formula="of:=([.P55]/[.O55])*100" office:value-type="float" office:value="79.6440292347031" calcext:value-type="float">
            <text:p>79.64</text:p>
          </table:table-cell>
          <table:table-cell table:formula="of:=[.X55]-[.AC55]" office:value-type="float" office:value="12614" calcext:value-type="float">
            <text:p>12614</text:p>
          </table:table-cell>
          <table:table-cell table:style-name="ce127" table:formula="of:=([.R55]/[.P55])*100" office:value-type="float" office:value="6.37766452291389" calcext:value-type="float">
            <text:p>6.38</text:p>
          </table:table-cell>
          <table:table-cell table:style-name="ce128" table:formula="of:=[.Y55]+[.AD55]" office:value-type="float" office:value="91.9680055009505" calcext:value-type="float">
            <text:p>91.9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 Mathiazhagan</text:p>
          </table:table-cell>
          <table:table-cell office:value-type="float" office:value="97256" calcext:value-type="float">
            <text:p>97256</text:p>
          </table:table-cell>
          <table:table-cell table:formula="of:=([.X55]/[.P55])*100" office:value-type="float" office:value="49.1728350119322" calcext:value-type="float">
            <text:p>49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Krishnan</text:p>
          </table:table-cell>
          <table:table-cell office:value-type="float" office:value="84642" calcext:value-type="float">
            <text:p>84642</text:p>
          </table:table-cell>
          <table:table-cell table:style-name="ce123" table:formula="of:=([.AC55]/[.P55])*100" office:value-type="float" office:value="42.7951704890183" calcext:value-type="float">
            <text:p>42.8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Karunakaran</text:p>
          </table:table-cell>
          <table:table-cell office:value-type="float" office:value="10116" calcext:value-type="float">
            <text:p>10116</text:p>
          </table:table-cell>
          <table:table-cell table:style-name="ce202" table:formula="of:=([.AH55]/[.P55])*100" office:value-type="float" office:value="5.11467054969057" calcext:value-type="float">
            <text:p>5.1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18" calcext:value-type="float">
            <text:p>1518</text:p>
          </table:table-cell>
          <table:table-cell table:formula="of:=([.AM55]/[.P55])*100" office:value-type="float" office:value="0.767503943696153" calcext:value-type="float">
            <text:p>0.77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Ganesa Kumar</text:p>
          </table:table-cell>
          <table:table-cell office:value-type="float" office:value="1061" calcext:value-type="float">
            <text:p>1061</text:p>
          </table:table-cell>
          <table:table-cell table:style-name="ce232" table:formula="of:=([.AR55]/[.P55])*100" office:value-type="float" office:value="0.536443797273794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table:style-name="ce103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68189" calcext:value-type="float">
            <text:p>268189</text:p>
          </table:table-cell>
          <table:table-cell office:value-type="float" office:value="211648" calcext:value-type="float">
            <text:p>211648</text:p>
          </table:table-cell>
          <table:table-cell table:formula="of:=([.P56]/[.O56])*100" office:value-type="float" office:value="78.9174798369807" calcext:value-type="float">
            <text:p>78.92</text:p>
          </table:table-cell>
          <table:table-cell table:formula="of:=[.X56]-[.AC56]" office:value-type="float" office:value="794" calcext:value-type="float">
            <text:p>794</text:p>
          </table:table-cell>
          <table:table-cell table:style-name="ce127" table:formula="of:=([.R56]/[.P56])*100" office:value-type="float" office:value="0.375151194436045" calcext:value-type="float">
            <text:p>0.38</text:p>
          </table:table-cell>
          <table:table-cell table:style-name="ce128" table:formula="of:=[.Y56]+[.AD56]" office:value-type="float" office:value="90.3887586936801" calcext:value-type="float">
            <text:p>90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Ashok Kumar</text:p>
          </table:table-cell>
          <table:table-cell office:value-type="float" office:value="96050" calcext:value-type="float">
            <text:p>96050</text:p>
          </table:table-cell>
          <table:table-cell table:formula="of:=([.X56]/[.P56])*100" office:value-type="float" office:value="45.3819549440581" calcext:value-type="float">
            <text:p>45.3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 Senguttavan</text:p>
          </table:table-cell>
          <table:table-cell office:value-type="float" office:value="95256" calcext:value-type="float">
            <text:p>95256</text:p>
          </table:table-cell>
          <table:table-cell table:style-name="ce123" table:formula="of:=([.AC56]/[.P56])*100" office:value-type="float" office:value="45.006803749622" calcext:value-type="float">
            <text:p>45.0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Nirandari</text:p>
          </table:table-cell>
          <table:table-cell office:value-type="float" office:value="11137" calcext:value-type="float">
            <text:p>11137</text:p>
          </table:table-cell>
          <table:table-cell table:style-name="ce202" table:formula="of:=([.AH56]/[.P56])*100" office:value-type="float" office:value="5.26203885697006" calcext:value-type="float">
            <text:p>5.2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K Ravishankar</text:p>
          </table:table-cell>
          <table:table-cell office:value-type="float" office:value="3455" calcext:value-type="float">
            <text:p>3455</text:p>
          </table:table-cell>
          <table:table-cell table:formula="of:=([.AM56]/[.P56])*100" office:value-type="float" office:value="1.6324274266707" calcext:value-type="float">
            <text:p>1.6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37" calcext:value-type="float">
            <text:p>1837</text:p>
          </table:table-cell>
          <table:table-cell table:style-name="ce232" table:formula="of:=([.AR56]/[.P56])*100" office:value-type="float" office:value="0.867950559419413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eppana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2085" calcext:value-type="float">
            <text:p>252085</text:p>
          </table:table-cell>
          <table:table-cell office:value-type="float" office:value="205141" calcext:value-type="float">
            <text:p>205141</text:p>
          </table:table-cell>
          <table:table-cell table:formula="of:=([.P57]/[.O57])*100" office:value-type="float" office:value="81.3777098994387" calcext:value-type="float">
            <text:p>81.38</text:p>
          </table:table-cell>
          <table:table-cell table:formula="of:=[.X57]-[.AC57]" office:value-type="float" office:value="3054" calcext:value-type="float">
            <text:p>3054</text:p>
          </table:table-cell>
          <table:table-cell table:style-name="ce127" table:formula="of:=([.R57]/[.P57])*100" office:value-type="float" office:value="1.48873214033275" calcext:value-type="float">
            <text:p>1.49</text:p>
          </table:table-cell>
          <table:table-cell table:style-name="ce128" table:formula="of:=[.Y57]+[.AD57]" office:value-type="float" office:value="90.2569452230417" calcext:value-type="float">
            <text:p>90.2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P Munusamy</text:p>
          </table:table-cell>
          <table:table-cell office:value-type="float" office:value="94104" calcext:value-type="float">
            <text:p>94104</text:p>
          </table:table-cell>
          <table:table-cell table:formula="of:=([.X57]/[.P57])*100" office:value-type="float" office:value="45.8728386816872" calcext:value-type="float">
            <text:p>45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Murugan</text:p>
          </table:table-cell>
          <table:table-cell office:value-type="float" office:value="91050" calcext:value-type="float">
            <text:p>91050</text:p>
          </table:table-cell>
          <table:table-cell table:style-name="ce123" table:formula="of:=([.AC57]/[.P57])*100" office:value-type="float" office:value="44.3841065413545" calcext:value-type="float">
            <text:p>44.3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Sakthivel</text:p>
          </table:table-cell>
          <table:table-cell office:value-type="float" office:value="8310" calcext:value-type="float">
            <text:p>8310</text:p>
          </table:table-cell>
          <table:table-cell table:style-name="ce202" table:formula="of:=([.AH57]/[.P57])*100" office:value-type="float" office:value="4.05087232683861" calcext:value-type="float">
            <text:p>4.0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M Murugesan</text:p>
          </table:table-cell>
          <table:table-cell office:value-type="float" office:value="3601" calcext:value-type="float">
            <text:p>3601</text:p>
          </table:table-cell>
          <table:table-cell table:formula="of:=([.AM57]/[.P57])*100" office:value-type="float" office:value="1.75537800829673" calcext:value-type="float">
            <text:p>1.7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Abdul Azeez Amanullah</text:p>
          </table:table-cell>
          <table:table-cell office:value-type="float" office:value="3022" calcext:value-type="float">
            <text:p>3022</text:p>
          </table:table-cell>
          <table:table-cell table:style-name="ce232" table:formula="of:=([.AR57]/[.P57])*100" office:value-type="float" office:value="1.47313311332206" calcext:value-type="float">
            <text:p>1.47</text:p>
          </table:table-cell>
          <table:table-cell table:number-columns-repeated="1633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s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04" office:value-type="string" calcext:value-type="string">
            <text:p>INC </text:p>
          </table:table-cell>
          <table:table-cell office:value-type="string" calcext:value-type="string">
            <text:p>No</text:p>
          </table:table-cell>
          <table:table-cell table:style-name="ce103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351771" calcext:value-type="float">
            <text:p>351771</text:p>
          </table:table-cell>
          <table:table-cell office:value-type="float" office:value="248098" calcext:value-type="float">
            <text:p>248098</text:p>
          </table:table-cell>
          <table:table-cell table:formula="of:=([.P58]/[.O58])*100" office:value-type="float" office:value="70.5282698118947" calcext:value-type="float">
            <text:p>70.53</text:p>
          </table:table-cell>
          <table:table-cell table:formula="of:=[.X58]-[.AC58]" office:value-type="float" office:value="12367" calcext:value-type="float">
            <text:p>12367</text:p>
          </table:table-cell>
          <table:table-cell table:style-name="ce127" table:formula="of:=([.R58]/[.P58])*100" office:value-type="float" office:value="4.98472377850688" calcext:value-type="float">
            <text:p>4.98</text:p>
          </table:table-cell>
          <table:table-cell table:style-name="ce128" table:formula="of:=[.Y58]+[.AD58]" office:value-type="float" office:value="90.3251940765343" calcext:value-type="float">
            <text:p>90.3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Y Prakaash</text:p>
          </table:table-cell>
          <table:table-cell office:value-type="float" office:value="118231" calcext:value-type="float">
            <text:p>118231</text:p>
          </table:table-cell>
          <table:table-cell table:formula="of:=([.X58]/[.P58])*100" office:value-type="float" office:value="47.6549589275206" calcext:value-type="float">
            <text:p>47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Jyothi</text:p>
          </table:table-cell>
          <table:table-cell office:value-type="float" office:value="105864" calcext:value-type="float">
            <text:p>105864</text:p>
          </table:table-cell>
          <table:table-cell table:style-name="ce123" table:formula="of:=([.AC58]/[.P58])*100" office:value-type="float" office:value="42.6702351490137" calcext:value-type="float">
            <text:p>42.6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Geetha Lakshmi</text:p>
          </table:table-cell>
          <table:table-cell office:value-type="float" office:value="11422" calcext:value-type="float">
            <text:p>11422</text:p>
          </table:table-cell>
          <table:table-cell table:style-name="ce202" table:formula="of:=([.AH58]/[.P58])*100" office:value-type="float" office:value="4.60382590750429" calcext:value-type="float">
            <text:p>4.6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Masood</text:p>
          </table:table-cell>
          <table:table-cell office:value-type="float" office:value="6563" calcext:value-type="float">
            <text:p>6563</text:p>
          </table:table-cell>
          <table:table-cell table:formula="of:=([.AM58]/[.P58])*100" office:value-type="float" office:value="2.64532563744972" calcext:value-type="float">
            <text:p>2.6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76" calcext:value-type="float">
            <text:p>1976</text:p>
          </table:table-cell>
          <table:table-cell table:style-name="ce232" table:formula="of:=([.AR58]/[.P58])*100" office:value-type="float" office:value="0.796459463599062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51215" calcext:value-type="float">
            <text:p>251215</text:p>
          </table:table-cell>
          <table:table-cell office:value-type="float" office:value="194022" calcext:value-type="float">
            <text:p>194022</text:p>
          </table:table-cell>
          <table:table-cell table:formula="of:=([.P59]/[.O59])*100" office:value-type="float" office:value="77.2334454550883" calcext:value-type="float">
            <text:p>77.23</text:p>
          </table:table-cell>
          <table:table-cell table:formula="of:=[.X59]-[.AC59]" office:value-type="float" office:value="56226" calcext:value-type="float">
            <text:p>56226</text:p>
          </table:table-cell>
          <table:table-cell table:style-name="ce127" table:formula="of:=([.R59]/[.P59])*100" office:value-type="float" office:value="28.9791879271423" calcext:value-type="float">
            <text:p>28.98</text:p>
          </table:table-cell>
          <table:table-cell table:style-name="ce128" table:formula="of:=[.Y59]+[.AD59]" office:value-type="float" office:value="95.3788745606168" calcext:value-type="float">
            <text:p>95.3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T Ramachandran</text:p>
          </table:table-cell>
          <table:table-cell office:value-type="float" office:value="120641" calcext:value-type="float">
            <text:p>120641</text:p>
          </table:table-cell>
          <table:table-cell table:formula="of:=([.X59]/[.P59])*100" office:value-type="float" office:value="62.1790312438796" calcext:value-type="float">
            <text:p>62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 Nagesh Kumar</text:p>
          </table:table-cell>
          <table:table-cell office:value-type="float" office:value="64415" calcext:value-type="float">
            <text:p>64415</text:p>
          </table:table-cell>
          <table:table-cell table:style-name="ce123" table:formula="of:=([.AC59]/[.P59])*100" office:value-type="float" office:value="33.1998433167373" calcext:value-type="float">
            <text:p>33.2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Mary Selvarani</text:p>
          </table:table-cell>
          <table:table-cell office:value-type="float" office:value="3776" calcext:value-type="float">
            <text:p>3776</text:p>
          </table:table-cell>
          <table:table-cell table:style-name="ce202" table:formula="of:=([.AH59]/[.P59])*100" office:value-type="float" office:value="1.94617105276721" calcext:value-type="float">
            <text:p>1.9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66" calcext:value-type="float">
            <text:p>1966</text:p>
          </table:table-cell>
          <table:table-cell table:formula="of:=([.AM59]/[.P59])*100" office:value-type="float" office:value="1.01328715300327" calcext:value-type="float">
            <text:p>1.01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Ashok Kumar V</text:p>
          </table:table-cell>
          <table:table-cell office:value-type="float" office:value="778" calcext:value-type="float">
            <text:p>778</text:p>
          </table:table-cell>
          <table:table-cell table:style-name="ce232" table:formula="of:=([.AR59]/[.P59])*100" office:value-type="float" office:value="0.400985455257651" calcext:value-type="float">
            <text:p>0.40</text:p>
          </table:table-cell>
          <table:table-cell table:number-columns-repeated="1633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lacode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7391" calcext:value-type="float">
            <text:p>237391</text:p>
          </table:table-cell>
          <table:table-cell office:value-type="float" office:value="206595" calcext:value-type="float">
            <text:p>206595</text:p>
          </table:table-cell>
          <table:table-cell table:formula="of:=([.P60]/[.O60])*100" office:value-type="float" office:value="87.0273093756714" calcext:value-type="float">
            <text:p>87.03</text:p>
          </table:table-cell>
          <table:table-cell table:formula="of:=[.X60]-[.AC60]" office:value-type="float" office:value="28100" calcext:value-type="float">
            <text:p>28100</text:p>
          </table:table-cell>
          <table:table-cell table:style-name="ce127" table:formula="of:=([.R60]/[.P60])*100" office:value-type="float" office:value="13.6014908395653" calcext:value-type="float">
            <text:p>13.60</text:p>
          </table:table-cell>
          <table:table-cell table:style-name="ce128" table:formula="of:=[.Y60]+[.AD60]" office:value-type="float" office:value="92.9548149761611" calcext:value-type="float">
            <text:p>92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P Anbalagan</text:p>
          </table:table-cell>
          <table:table-cell office:value-type="float" office:value="110070" calcext:value-type="float">
            <text:p>110070</text:p>
          </table:table-cell>
          <table:table-cell table:formula="of:=([.X60]/[.P60])*100" office:value-type="float" office:value="53.2781529078632" calcext:value-type="float">
            <text:p>53.2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K Murugan</text:p>
          </table:table-cell>
          <table:table-cell office:value-type="float" office:value="81970" calcext:value-type="float">
            <text:p>81970</text:p>
          </table:table-cell>
          <table:table-cell table:style-name="ce123" table:formula="of:=([.AC60]/[.P60])*100" office:value-type="float" office:value="39.6766620682979" calcext:value-type="float">
            <text:p>39.6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Kalaiselvi</text:p>
          </table:table-cell>
          <table:table-cell office:value-type="float" office:value="7704" calcext:value-type="float">
            <text:p>7704</text:p>
          </table:table-cell>
          <table:table-cell table:style-name="ce202" table:formula="of:=([.AH60]/[.P60])*100" office:value-type="float" office:value="3.7290350686125" calcext:value-type="float">
            <text:p>3.7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Vijayasankar</text:p>
          </table:table-cell>
          <table:table-cell office:value-type="float" office:value="2409" calcext:value-type="float">
            <text:p>2409</text:p>
          </table:table-cell>
          <table:table-cell table:formula="of:=([.AM60]/[.P60])*100" office:value-type="float" office:value="1.16604951717128" calcext:value-type="float">
            <text:p>1.1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51" calcext:value-type="float">
            <text:p>1351</text:p>
          </table:table-cell>
          <table:table-cell table:style-name="ce232" table:formula="of:=([.AR60]/[.P60])*100" office:value-type="float" office:value="0.653936445702945" calcext:value-type="float">
            <text:p>0.65</text:p>
          </table:table-cell>
          <table:table-cell table:number-columns-repeated="1633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nnagaram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MK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46772" calcext:value-type="float">
            <text:p>246772</text:p>
          </table:table-cell>
          <table:table-cell office:value-type="float" office:value="210305" calcext:value-type="float">
            <text:p>210305</text:p>
          </table:table-cell>
          <table:table-cell table:formula="of:=([.P61]/[.O61])*100" office:value-type="float" office:value="85.2223915192972" calcext:value-type="float">
            <text:p>85.22</text:p>
          </table:table-cell>
          <table:table-cell table:formula="of:=[.X61]-[.AC61]" office:value-type="float" office:value="21186" calcext:value-type="float">
            <text:p>21186</text:p>
          </table:table-cell>
          <table:table-cell table:style-name="ce127" table:formula="of:=([.R61]/[.P61])*100" office:value-type="float" office:value="10.0739402296664" calcext:value-type="float">
            <text:p>10.07</text:p>
          </table:table-cell>
          <table:table-cell table:style-name="ce128" table:formula="of:=[.Y61]+[.AD61]" office:value-type="float" office:value="90.8490050165236" calcext:value-type="float">
            <text:p>90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GK Mani</text:p>
          </table:table-cell>
          <table:table-cell office:value-type="float" office:value="106123" calcext:value-type="float">
            <text:p>106123</text:p>
          </table:table-cell>
          <table:table-cell table:formula="of:=([.X61]/[.P61])*100" office:value-type="float" office:value="50.461472623095" calcext:value-type="float">
            <text:p>50.4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NP Inbasekaran</text:p>
          </table:table-cell>
          <table:table-cell office:value-type="float" office:value="84937" calcext:value-type="float">
            <text:p>84937</text:p>
          </table:table-cell>
          <table:table-cell table:style-name="ce123" table:formula="of:=([.AC61]/[.P61])*100" office:value-type="float" office:value="40.3875323934286" calcext:value-type="float">
            <text:p>40.3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Tamilazhagan</text:p>
          </table:table-cell>
          <table:table-cell office:value-type="float" office:value="8945" calcext:value-type="float">
            <text:p>8945</text:p>
          </table:table-cell>
          <table:table-cell table:style-name="ce202" table:formula="of:=([.AH61]/[.P61])*100" office:value-type="float" office:value="4.25334633032976" calcext:value-type="float">
            <text:p>4.2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 Uthayakumar</text:p>
          </table:table-cell>
          <table:table-cell office:value-type="float" office:value="2921" calcext:value-type="float">
            <text:p>2921</text:p>
          </table:table-cell>
          <table:table-cell table:formula="of:=([.AM61]/[.P61])*100" office:value-type="float" office:value="1.38893511804284" calcext:value-type="float">
            <text:p>1.39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A Periyananjappan</text:p>
          </table:table-cell>
          <table:table-cell office:value-type="float" office:value="1968" calcext:value-type="float">
            <text:p>1968</text:p>
          </table:table-cell>
          <table:table-cell table:style-name="ce232" table:formula="of:=([.AR61]/[.P61])*100" office:value-type="float" office:value="0.935783742659471" calcext:value-type="float">
            <text:p>0.94</text:p>
          </table:table-cell>
          <table:table-cell table:number-columns-repeated="1633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69773" calcext:value-type="float">
            <text:p>269773</text:p>
          </table:table-cell>
          <table:table-cell office:value-type="float" office:value="217333" calcext:value-type="float">
            <text:p>217333</text:p>
          </table:table-cell>
          <table:table-cell table:formula="of:=([.P62]/[.O62])*100" office:value-type="float" office:value="80.5614349842275" calcext:value-type="float">
            <text:p>80.56</text:p>
          </table:table-cell>
          <table:table-cell table:formula="of:=[.X62]-[.AC62]" office:value-type="float" office:value="26860" calcext:value-type="float">
            <text:p>26860</text:p>
          </table:table-cell>
          <table:table-cell table:style-name="ce127" table:formula="of:=([.R62]/[.P62])*100" office:value-type="float" office:value="12.3589146609121" calcext:value-type="float">
            <text:p>12.36</text:p>
          </table:table-cell>
          <table:table-cell table:style-name="ce128" table:formula="of:=[.Y62]+[.AD62]" office:value-type="float" office:value="84.8467558999324" calcext:value-type="float">
            <text:p>84.8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P Venkateshwaran</text:p>
          </table:table-cell>
          <table:table-cell office:value-type="float" office:value="105630" calcext:value-type="float">
            <text:p>105630</text:p>
          </table:table-cell>
          <table:table-cell table:formula="of:=([.X62]/[.P62])*100" office:value-type="float" office:value="48.6028352804222" calcext:value-type="float">
            <text:p>48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Subramani</text:p>
          </table:table-cell>
          <table:table-cell office:value-type="float" office:value="78770" calcext:value-type="float">
            <text:p>78770</text:p>
          </table:table-cell>
          <table:table-cell table:style-name="ce123" table:formula="of:=([.AC62]/[.P62])*100" office:value-type="float" office:value="36.2439206195102" calcext:value-type="float">
            <text:p>36.24</text:p>
          </table:table-cell>
          <table:table-cell table:style-name="ce190" office:value-type="string" calcext:value-type="string">
            <text:p>PF</text:p>
          </table:table-cell>
          <table:table-cell table:style-name="ce190" office:value-type="string" calcext:value-type="string">
            <text:p>AMMK</text:p>
          </table:table-cell>
          <table:table-cell table:style-name="ce195" office:value-type="string" calcext:value-type="string">
            <text:p>DK Rajendran</text:p>
          </table:table-cell>
          <table:table-cell table:style-name="ce195" office:value-type="float" office:value="11226" calcext:value-type="float">
            <text:p>11226</text:p>
          </table:table-cell>
          <table:table-cell table:style-name="ce202" table:formula="of:=([.AH62]/[.P62])*100" office:value-type="float" office:value="5.1653453456217" calcext:value-type="float">
            <text:p>5.1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nthil Kumar</text:p>
          </table:table-cell>
          <table:table-cell office:value-type="float" office:value="8700" calcext:value-type="float">
            <text:p>8700</text:p>
          </table:table-cell>
          <table:table-cell table:style-name="ce202" table:formula="of:=([.AM62]/[.P62])*100" office:value-type="float" office:value="4.00307362434605" calcext:value-type="float">
            <text:p>4.0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K Jayavenkatesan</text:p>
          </table:table-cell>
          <table:table-cell office:value-type="float" office:value="5083" calcext:value-type="float">
            <text:p>5083</text:p>
          </table:table-cell>
          <table:table-cell table:formula="of:=([.AR62]/[.P62])*100" office:value-type="float" office:value="2.33880726810931" calcext:value-type="float">
            <text:p>2.34</text:p>
          </table:table-cell>
          <table:table-cell table:number-columns-repeated="1633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ppireddipatti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5487" calcext:value-type="float">
            <text:p>265487</text:p>
          </table:table-cell>
          <table:table-cell office:value-type="float" office:value="220994" calcext:value-type="float">
            <text:p>220994</text:p>
          </table:table-cell>
          <table:table-cell table:formula="of:=([.P63]/[.O63])*100" office:value-type="float" office:value="83.2409873176464" calcext:value-type="float">
            <text:p>83.24</text:p>
          </table:table-cell>
          <table:table-cell table:formula="of:=[.X63]-[.AC63]" office:value-type="float" office:value="36943" calcext:value-type="float">
            <text:p>36943</text:p>
          </table:table-cell>
          <table:table-cell table:style-name="ce127" table:formula="of:=([.R63]/[.P63])*100" office:value-type="float" office:value="16.7167434409984" calcext:value-type="float">
            <text:p>16.72</text:p>
          </table:table-cell>
          <table:table-cell table:style-name="ce128" table:formula="of:=[.Y63]+[.AD63]" office:value-type="float" office:value="86.9123143614759" calcext:value-type="float">
            <text:p>86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Govindasamy</text:p>
          </table:table-cell>
          <table:table-cell office:value-type="float" office:value="114507" calcext:value-type="float">
            <text:p>114507</text:p>
          </table:table-cell>
          <table:table-cell table:formula="of:=([.X63]/[.P63])*100" office:value-type="float" office:value="51.8145289012371" calcext:value-type="float">
            <text:p>51.8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Prabhu Rajasekar</text:p>
          </table:table-cell>
          <table:table-cell office:value-type="float" office:value="77564" calcext:value-type="float">
            <text:p>77564</text:p>
          </table:table-cell>
          <table:table-cell table:style-name="ce123" table:formula="of:=([.AC63]/[.P63])*100" office:value-type="float" office:value="35.0977854602387" calcext:value-type="float">
            <text:p>35.10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Palaniappan</text:p>
          </table:table-cell>
          <table:table-cell office:value-type="float" office:value="15863" calcext:value-type="float">
            <text:p>15863</text:p>
          </table:table-cell>
          <table:table-cell table:style-name="ce202" table:formula="of:=([.AH63]/[.P63])*100" office:value-type="float" office:value="7.17802293274931" calcext:value-type="float">
            <text:p>7.1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Ramesh</text:p>
          </table:table-cell>
          <table:table-cell office:value-type="float" office:value="7573" calcext:value-type="float">
            <text:p>7573</text:p>
          </table:table-cell>
          <table:table-cell table:formula="of:=([.AM63]/[.P63])*100" office:value-type="float" office:value="3.42678986759822" calcext:value-type="float">
            <text:p>3.4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rinivasan</text:p>
          </table:table-cell>
          <table:table-cell office:value-type="float" office:value="1729" calcext:value-type="float">
            <text:p>1729</text:p>
          </table:table-cell>
          <table:table-cell table:style-name="ce232" table:formula="of:=([.AR63]/[.P63])*100" office:value-type="float" office:value="0.782374182104492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rur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50120" calcext:value-type="float">
            <text:p>250120</text:p>
          </table:table-cell>
          <table:table-cell office:value-type="float" office:value="198565" calcext:value-type="float">
            <text:p>198565</text:p>
          </table:table-cell>
          <table:table-cell table:formula="of:=([.P64]/[.O64])*100" office:value-type="float" office:value="79.3878938109707" calcext:value-type="float">
            <text:p>79.39</text:p>
          </table:table-cell>
          <table:table-cell table:formula="of:=[.X64]-[.AC64]" office:value-type="float" office:value="30362" calcext:value-type="float">
            <text:p>30362</text:p>
          </table:table-cell>
          <table:table-cell table:style-name="ce127" table:formula="of:=([.R64]/[.P64])*100" office:value-type="float" office:value="15.2907108503513" calcext:value-type="float">
            <text:p>15.29</text:p>
          </table:table-cell>
          <table:table-cell table:style-name="ce128" table:formula="of:=[.Y64]+[.AD64]" office:value-type="float" office:value="84.4861884017828" calcext:value-type="float">
            <text:p>84.4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Sampathkumar</text:p>
          </table:table-cell>
          <table:table-cell office:value-type="float" office:value="99061" calcext:value-type="float">
            <text:p>99061</text:p>
          </table:table-cell>
          <table:table-cell table:formula="of:=([.X64]/[.P64])*100" office:value-type="float" office:value="49.888449626067" calcext:value-type="float">
            <text:p>49.8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A Kumar</text:p>
          </table:table-cell>
          <table:table-cell office:value-type="float" office:value="68699" calcext:value-type="float">
            <text:p>68699</text:p>
          </table:table-cell>
          <table:table-cell table:style-name="ce123" table:formula="of:=([.AC64]/[.P64])*100" office:value-type="float" office:value="34.5977387757158" calcext:value-type="float">
            <text:p>34.60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Murugan</text:p>
          </table:table-cell>
          <table:table-cell office:value-type="float" office:value="14327" calcext:value-type="float">
            <text:p>14327</text:p>
          </table:table-cell>
          <table:table-cell table:style-name="ce202" table:formula="of:=([.AH64]/[.P64])*100" office:value-type="float" office:value="7.21526955908645" calcext:value-type="float">
            <text:p>7.2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Keerthana</text:p>
          </table:table-cell>
          <table:table-cell office:value-type="float" office:value="10950" calcext:value-type="float">
            <text:p>10950</text:p>
          </table:table-cell>
          <table:table-cell table:formula="of:=([.AM64]/[.P64])*100" office:value-type="float" office:value="5.51456701835671" calcext:value-type="float">
            <text:p>5.5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49" calcext:value-type="float">
            <text:p>2249</text:p>
          </table:table-cell>
          <table:table-cell table:style-name="ce232" table:formula="of:=([.AR64]/[.P64])*100" office:value-type="float" office:value="1.13262659582504" calcext:value-type="float">
            <text:p>1.13</text:p>
          </table:table-cell>
          <table:table-cell table:number-columns-repeated="1633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eng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75419" calcext:value-type="float">
            <text:p>275419</text:p>
          </table:table-cell>
          <table:table-cell office:value-type="float" office:value="223950" calcext:value-type="float">
            <text:p>223950</text:p>
          </table:table-cell>
          <table:table-cell table:formula="of:=([.P65]/[.O65])*100" office:value-type="float" office:value="81.3124729956902" calcext:value-type="float">
            <text:p>81.31</text:p>
          </table:table-cell>
          <table:table-cell table:formula="of:=[.X65]-[.AC65]" office:value-type="float" office:value="11570" calcext:value-type="float">
            <text:p>11570</text:p>
          </table:table-cell>
          <table:table-cell table:style-name="ce127" table:formula="of:=([.R65]/[.P65])*100" office:value-type="float" office:value="5.16633177048448" calcext:value-type="float">
            <text:p>5.17</text:p>
          </table:table-cell>
          <table:table-cell table:style-name="ce128" table:formula="of:=[.Y65]+[.AD65]" office:value-type="float" office:value="91.3561062737218" calcext:value-type="float">
            <text:p>91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P Giri</text:p>
          </table:table-cell>
          <table:table-cell office:value-type="float" office:value="108081" calcext:value-type="float">
            <text:p>108081</text:p>
          </table:table-cell>
          <table:table-cell table:formula="of:=([.X65]/[.P65])*100" office:value-type="float" office:value="48.2612190221032" calcext:value-type="float">
            <text:p>48.2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ninakannu MS</text:p>
          </table:table-cell>
          <table:table-cell office:value-type="float" office:value="96511" calcext:value-type="float">
            <text:p>96511</text:p>
          </table:table-cell>
          <table:table-cell table:style-name="ce123" table:formula="of:=([.AC65]/[.P65])*100" office:value-type="float" office:value="43.0948872516187" calcext:value-type="float">
            <text:p>43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ennila S</text:p>
          </table:table-cell>
          <table:table-cell office:value-type="float" office:value="12080" calcext:value-type="float">
            <text:p>12080</text:p>
          </table:table-cell>
          <table:table-cell table:style-name="ce202" table:formula="of:=([.AH65]/[.P65])*100" office:value-type="float" office:value="5.39406117436928" calcext:value-type="float">
            <text:p>5.3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nbu S</text:p>
          </table:table-cell>
          <table:table-cell office:value-type="float" office:value="2769" calcext:value-type="float">
            <text:p>2769</text:p>
          </table:table-cell>
          <table:table-cell table:formula="of:=([.AM65]/[.P65])*100" office:value-type="float" office:value="1.23643670462157" calcext:value-type="float">
            <text:p>1.24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Suganraj S</text:p>
          </table:table-cell>
          <table:table-cell office:value-type="float" office:value="828" calcext:value-type="float">
            <text:p>828</text:p>
          </table:table-cell>
          <table:table-cell table:style-name="ce232" table:formula="of:=([.AR65]/[.P65])*100" office:value-type="float" office:value="0.36972538513061" calcext:value-type="float">
            <text:p>0.37</text:p>
          </table:table-cell>
          <table:table-cell table:number-columns-repeated="1633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6589" calcext:value-type="float">
            <text:p>286589</text:p>
          </table:table-cell>
          <table:table-cell office:value-type="float" office:value="208836" calcext:value-type="float">
            <text:p>208836</text:p>
          </table:table-cell>
          <table:table-cell table:formula="of:=([.P66]/[.O66])*100" office:value-type="float" office:value="72.8695099951499" calcext:value-type="float">
            <text:p>72.87</text:p>
          </table:table-cell>
          <table:table-cell table:formula="of:=[.X66]-[.AC66]" office:value-type="float" office:value="94673" calcext:value-type="float">
            <text:p>94673</text:p>
          </table:table-cell>
          <table:table-cell table:style-name="ce127" table:formula="of:=([.R66]/[.P66])*100" office:value-type="float" office:value="45.333658947691" calcext:value-type="float">
            <text:p>45.33</text:p>
          </table:table-cell>
          <table:table-cell table:style-name="ce128" table:formula="of:=[.Y66]+[.AD66]" office:value-type="float" office:value="86.7087092263786" calcext:value-type="float">
            <text:p>86.7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V Velu</text:p>
          </table:table-cell>
          <table:table-cell office:value-type="float" office:value="137876" calcext:value-type="float">
            <text:p>137876</text:p>
          </table:table-cell>
          <table:table-cell table:formula="of:=([.X66]/[.P66])*100" office:value-type="float" office:value="66.0211840870348" calcext:value-type="float">
            <text:p>66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 Thanigaivel</text:p>
          </table:table-cell>
          <table:table-cell office:value-type="float" office:value="43203" calcext:value-type="float">
            <text:p>43203</text:p>
          </table:table-cell>
          <table:table-cell table:style-name="ce123" table:formula="of:=([.AC66]/[.P66])*100" office:value-type="float" office:value="20.6875251393438" calcext:value-type="float">
            <text:p>20.6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 Kamalakkannan</text:p>
          </table:table-cell>
          <table:table-cell office:value-type="float" office:value="13995" calcext:value-type="float">
            <text:p>13995</text:p>
          </table:table-cell>
          <table:table-cell table:style-name="ce202" table:formula="of:=([.AH66]/[.P66])*100" office:value-type="float" office:value="6.70143078779521" calcext:value-type="float">
            <text:p>6.7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Arul</text:p>
          </table:table-cell>
          <table:table-cell office:value-type="float" office:value="6246" calcext:value-type="float">
            <text:p>6246</text:p>
          </table:table-cell>
          <table:table-cell table:formula="of:=([.AM66]/[.P66])*100" office:value-type="float" office:value="2.99086364419928" calcext:value-type="float">
            <text:p>2.9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94" calcext:value-type="float">
            <text:p>2194</text:p>
          </table:table-cell>
          <table:table-cell table:style-name="ce232" table:formula="of:=([.AR66]/[.P66])*100" office:value-type="float" office:value="1.05058514815453" calcext:value-type="float">
            <text:p>1.05</text:p>
          </table:table-cell>
          <table:table-cell table:number-columns-repeated="1633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ilpennath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3562" calcext:value-type="float">
            <text:p>253562</text:p>
          </table:table-cell>
          <table:table-cell office:value-type="float" office:value="203886" calcext:value-type="float">
            <text:p>203886</text:p>
          </table:table-cell>
          <table:table-cell table:formula="of:=([.P67]/[.O67])*100" office:value-type="float" office:value="80.4087363248436" calcext:value-type="float">
            <text:p>80.41</text:p>
          </table:table-cell>
          <table:table-cell table:formula="of:=[.X67]-[.AC67]" office:value-type="float" office:value="26787" calcext:value-type="float">
            <text:p>26787</text:p>
          </table:table-cell>
          <table:table-cell table:style-name="ce127" table:formula="of:=([.R67]/[.P67])*100" office:value-type="float" office:value="13.1382243018157" calcext:value-type="float">
            <text:p>13.14</text:p>
          </table:table-cell>
          <table:table-cell table:style-name="ce128" table:formula="of:=[.Y67]+[.AD67]" office:value-type="float" office:value="89.5417046781044" calcext:value-type="float">
            <text:p>89.5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Pitchandi</text:p>
          </table:table-cell>
          <table:table-cell office:value-type="float" office:value="104675" calcext:value-type="float">
            <text:p>104675</text:p>
          </table:table-cell>
          <table:table-cell table:formula="of:=([.X67]/[.P67])*100" office:value-type="float" office:value="51.3399644899601" calcext:value-type="float">
            <text:p>51.3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 Selvakumar</text:p>
          </table:table-cell>
          <table:table-cell office:value-type="float" office:value="77888" calcext:value-type="float">
            <text:p>77888</text:p>
          </table:table-cell>
          <table:table-cell table:style-name="ce123" table:formula="of:=([.AC67]/[.P67])*100" office:value-type="float" office:value="38.2017401881444" calcext:value-type="float">
            <text:p>38.2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Ramesh Babu</text:p>
          </table:table-cell>
          <table:table-cell office:value-type="float" office:value="11541" calcext:value-type="float">
            <text:p>11541</text:p>
          </table:table-cell>
          <table:table-cell table:style-name="ce202" table:formula="of:=([.AH67]/[.P67])*100" office:value-type="float" office:value="5.66051617080133" calcext:value-type="float">
            <text:p>5.6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Karthikeyan</text:p>
          </table:table-cell>
          <table:table-cell office:value-type="float" office:value="2191" calcext:value-type="float">
            <text:p>2191</text:p>
          </table:table-cell>
          <table:table-cell table:formula="of:=([.AM67]/[.P67])*100" office:value-type="float" office:value="1.07462013085744" calcext:value-type="float">
            <text:p>1.0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Suganantham</text:p>
          </table:table-cell>
          <table:table-cell office:value-type="float" office:value="1437" calcext:value-type="float">
            <text:p>1437</text:p>
          </table:table-cell>
          <table:table-cell table:style-name="ce232" table:formula="of:=([.AR67]/[.P67])*100" office:value-type="float" office:value="0.704805626673729" calcext:value-type="float">
            <text:p>0.70</text:p>
          </table:table-cell>
          <table:table-cell table:number-columns-repeated="1633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lasapakk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92" office:value-type="string" calcext:value-type="string">
            <text:p>DMK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43655" calcext:value-type="float">
            <text:p>243655</text:p>
          </table:table-cell>
          <table:table-cell office:value-type="float" office:value="196434" calcext:value-type="float">
            <text:p>196434</text:p>
          </table:table-cell>
          <table:table-cell table:formula="of:=([.P68]/[.O68])*100" office:value-type="float" office:value="80.6197287147812" calcext:value-type="float">
            <text:p>80.62</text:p>
          </table:table-cell>
          <table:table-cell table:formula="of:=[.X68]-[.AC68]" office:value-type="float" office:value="9222" calcext:value-type="float">
            <text:p>9222</text:p>
          </table:table-cell>
          <table:table-cell table:style-name="ce127" table:formula="of:=([.R68]/[.P68])*100" office:value-type="float" office:value="4.69470661901707" calcext:value-type="float">
            <text:p>4.69</text:p>
          </table:table-cell>
          <table:table-cell table:style-name="ce128" table:formula="of:=[.Y68]+[.AD68]" office:value-type="float" office:value="91.1481719050674" calcext:value-type="float">
            <text:p>91.1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ST Saravanan</text:p>
          </table:table-cell>
          <table:table-cell office:value-type="float" office:value="94134" calcext:value-type="float">
            <text:p>94134</text:p>
          </table:table-cell>
          <table:table-cell table:formula="of:=([.X68]/[.P68])*100" office:value-type="float" office:value="47.9214392620422" calcext:value-type="float">
            <text:p>47.9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Panneerselvam</text:p>
          </table:table-cell>
          <table:table-cell office:value-type="float" office:value="84912" calcext:value-type="float">
            <text:p>84912</text:p>
          </table:table-cell>
          <table:table-cell table:style-name="ce123" table:formula="of:=([.AC68]/[.P68])*100" office:value-type="float" office:value="43.2267326430251" calcext:value-type="float">
            <text:p>43.2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E Balaji</text:p>
          </table:table-cell>
          <table:table-cell office:value-type="float" office:value="8822" calcext:value-type="float">
            <text:p>8822</text:p>
          </table:table-cell>
          <table:table-cell table:style-name="ce202" table:formula="of:=([.AH68]/[.P68])*100" office:value-type="float" office:value="4.49107588299378" calcext:value-type="float">
            <text:p>4.4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Nehru</text:p>
          </table:table-cell>
          <table:table-cell office:value-type="float" office:value="2756" calcext:value-type="float">
            <text:p>2756</text:p>
          </table:table-cell>
          <table:table-cell table:formula="of:=([.AM68]/[.P68])*100" office:value-type="float" office:value="1.40301577120051" calcext:value-type="float">
            <text:p>1.4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95" calcext:value-type="float">
            <text:p>1595</text:p>
          </table:table-cell>
          <table:table-cell table:style-name="ce232" table:formula="of:=([.AR68]/[.P68])*100" office:value-type="float" office:value="0.81197755989289" calcext:value-type="float">
            <text:p>0.81</text:p>
          </table:table-cell>
          <table:table-cell table:number-columns-repeated="1633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l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5195" calcext:value-type="float">
            <text:p>245195</text:p>
          </table:table-cell>
          <table:table-cell office:value-type="float" office:value="202012" calcext:value-type="float">
            <text:p>202012</text:p>
          </table:table-cell>
          <table:table-cell table:formula="of:=([.P69]/[.O69])*100" office:value-type="float" office:value="82.3883031872591" calcext:value-type="float">
            <text:p>82.39</text:p>
          </table:table-cell>
          <table:table-cell table:formula="of:=[.X69]-[.AC69]" office:value-type="float" office:value="9725" calcext:value-type="float">
            <text:p>9725</text:p>
          </table:table-cell>
          <table:table-cell table:style-name="ce127" table:formula="of:=([.R69]/[.P69])*100" office:value-type="float" office:value="4.81407045126032" calcext:value-type="float">
            <text:p>4.81</text:p>
          </table:table-cell>
          <table:table-cell table:style-name="ce128" table:formula="of:=[.Y69]+[.AD69]" office:value-type="float" office:value="91.9445379482407" calcext:value-type="float">
            <text:p>91.9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gri SS Krishnamurthy</text:p>
          </table:table-cell>
          <table:table-cell office:value-type="float" office:value="97732" calcext:value-type="float">
            <text:p>97732</text:p>
          </table:table-cell>
          <table:table-cell table:formula="of:=([.X69]/[.P69])*100" office:value-type="float" office:value="48.3793041997505" calcext:value-type="float">
            <text:p>48.3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V Sekaran</text:p>
          </table:table-cell>
          <table:table-cell office:value-type="float" office:value="88007" calcext:value-type="float">
            <text:p>88007</text:p>
          </table:table-cell>
          <table:table-cell table:style-name="ce123" table:formula="of:=([.AC69]/[.P69])*100" office:value-type="float" office:value="43.5652337484902" calcext:value-type="float">
            <text:p>43.5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L Lavanya</text:p>
          </table:table-cell>
          <table:table-cell office:value-type="float" office:value="10197" calcext:value-type="float">
            <text:p>10197</text:p>
          </table:table-cell>
          <table:table-cell table:style-name="ce202" table:formula="of:=([.AH69]/[.P69])*100" office:value-type="float" office:value="5.04771993742946" calcext:value-type="float">
            <text:p>5.0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Kalavathi</text:p>
          </table:table-cell>
          <table:table-cell office:value-type="float" office:value="1580" calcext:value-type="float">
            <text:p>1580</text:p>
          </table:table-cell>
          <table:table-cell table:formula="of:=([.AM69]/[.P69])*100" office:value-type="float" office:value="0.782131754549235" calcext:value-type="float">
            <text:p>0.78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Daksnamoorthy</text:p>
          </table:table-cell>
          <table:table-cell office:value-type="float" office:value="1188" calcext:value-type="float">
            <text:p>1188</text:p>
          </table:table-cell>
          <table:table-cell table:style-name="ce232" table:formula="of:=([.AR69]/[.P69])*100" office:value-type="float" office:value="0.588083876205374" calcext:value-type="float">
            <text:p>0.59</text:p>
          </table:table-cell>
          <table:table-cell table:number-columns-repeated="1633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ran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7727" calcext:value-type="float">
            <text:p>277727</text:p>
          </table:table-cell>
          <table:table-cell office:value-type="float" office:value="221422" calcext:value-type="float">
            <text:p>221422</text:p>
          </table:table-cell>
          <table:table-cell table:formula="of:=([.P70]/[.O70])*100" office:value-type="float" office:value="79.7264940031038" calcext:value-type="float">
            <text:p>79.73</text:p>
          </table:table-cell>
          <table:table-cell table:formula="of:=[.X70]-[.AC70]" office:value-type="float" office:value="3128" calcext:value-type="float">
            <text:p>3128</text:p>
          </table:table-cell>
          <table:table-cell table:style-name="ce127" table:formula="of:=([.R70]/[.P70])*100" office:value-type="float" office:value="1.4126870861974" calcext:value-type="float">
            <text:p>1.41</text:p>
          </table:table-cell>
          <table:table-cell table:style-name="ce128" table:formula="of:=[.Y70]+[.AD70]" office:value-type="float" office:value="91.5871051657017" calcext:value-type="float">
            <text:p>91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vvoor S Ramachandran</text:p>
          </table:table-cell>
          <table:table-cell office:value-type="float" office:value="102961" calcext:value-type="float">
            <text:p>102961</text:p>
          </table:table-cell>
          <table:table-cell table:formula="of:=([.X70]/[.P70])*100" office:value-type="float" office:value="46.4998961259496" calcext:value-type="float">
            <text:p>46.5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S Anbalagan</text:p>
          </table:table-cell>
          <table:table-cell office:value-type="float" office:value="99833" calcext:value-type="float">
            <text:p>99833</text:p>
          </table:table-cell>
          <table:table-cell table:style-name="ce123" table:formula="of:=([.AC70]/[.P70])*100" office:value-type="float" office:value="45.0872090397521" calcext:value-type="float">
            <text:p>45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D Prakalatha</text:p>
          </table:table-cell>
          <table:table-cell office:value-type="float" office:value="10491" calcext:value-type="float">
            <text:p>10491</text:p>
          </table:table-cell>
          <table:table-cell table:style-name="ce202" table:formula="of:=([.AH70]/[.P70])*100" office:value-type="float" office:value="4.7380115796985" calcext:value-type="float">
            <text:p>4.7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Manikandan</text:p>
          </table:table-cell>
          <table:table-cell office:value-type="float" office:value="2213" calcext:value-type="float">
            <text:p>2213</text:p>
          </table:table-cell>
          <table:table-cell table:formula="of:=([.AM70]/[.P70])*100" office:value-type="float" office:value="0.999449015906279" calcext:value-type="float">
            <text:p>1.00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G Baskaran</text:p>
          </table:table-cell>
          <table:table-cell office:value-type="float" office:value="1861" calcext:value-type="float">
            <text:p>1861</text:p>
          </table:table-cell>
          <table:table-cell table:style-name="ce232" table:formula="of:=([.AR70]/[.P70])*100" office:value-type="float" office:value="0.840476556078438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eyya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59890" calcext:value-type="float">
            <text:p>259890</text:p>
          </table:table-cell>
          <table:table-cell office:value-type="float" office:value="214460" calcext:value-type="float">
            <text:p>214460</text:p>
          </table:table-cell>
          <table:table-cell table:formula="of:=([.P71]/[.O71])*100" office:value-type="float" office:value="82.5195274924006" calcext:value-type="float">
            <text:p>82.52</text:p>
          </table:table-cell>
          <table:table-cell table:formula="of:=[.X71]-[.AC71]" office:value-type="float" office:value="12271" calcext:value-type="float">
            <text:p>12271</text:p>
          </table:table-cell>
          <table:table-cell table:style-name="ce127" table:formula="of:=([.R71]/[.P71])*100" office:value-type="float" office:value="5.72181292548727" calcext:value-type="float">
            <text:p>5.72</text:p>
          </table:table-cell>
          <table:table-cell table:style-name="ce128" table:formula="of:=[.Y71]+[.AD71]" office:value-type="float" office:value="89.8298050918586" calcext:value-type="float">
            <text:p>89.8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O Jothi</text:p>
          </table:table-cell>
          <table:table-cell office:value-type="float" office:value="102460" calcext:value-type="float">
            <text:p>102460</text:p>
          </table:table-cell>
          <table:table-cell table:formula="of:=([.X71]/[.P71])*100" office:value-type="float" office:value="47.775809008673" calcext:value-type="float">
            <text:p>47.7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usi K Mohan</text:p>
          </table:table-cell>
          <table:table-cell office:value-type="float" office:value="90189" calcext:value-type="float">
            <text:p>90189</text:p>
          </table:table-cell>
          <table:table-cell table:style-name="ce123" table:formula="of:=([.AC71]/[.P71])*100" office:value-type="float" office:value="42.0539960831857" calcext:value-type="float">
            <text:p>42.0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heeman G</text:p>
          </table:table-cell>
          <table:table-cell office:value-type="float" office:value="12192" calcext:value-type="float">
            <text:p>12192</text:p>
          </table:table-cell>
          <table:table-cell table:style-name="ce202" table:formula="of:=([.AH71]/[.P71])*100" office:value-type="float" office:value="5.6849762193416" calcext:value-type="float">
            <text:p>5.6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ayilvaganan</text:p>
          </table:table-cell>
          <table:table-cell office:value-type="float" office:value="2429" calcext:value-type="float">
            <text:p>2429</text:p>
          </table:table-cell>
          <table:table-cell table:formula="of:=([.AM71]/[.P71])*100" office:value-type="float" office:value="1.13261214212441" calcext:value-type="float">
            <text:p>1.1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95" calcext:value-type="float">
            <text:p>1895</text:p>
          </table:table-cell>
          <table:table-cell table:style-name="ce232" table:formula="of:=([.AR71]/[.P71])*100" office:value-type="float" office:value="0.883614660076471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ndavas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40654" calcext:value-type="float">
            <text:p>240654</text:p>
          </table:table-cell>
          <table:table-cell office:value-type="float" office:value="185974" calcext:value-type="float">
            <text:p>185974</text:p>
          </table:table-cell>
          <table:table-cell table:formula="of:=([.P72]/[.O72])*100" office:value-type="float" office:value="77.2785825292744" calcext:value-type="float">
            <text:p>77.28</text:p>
          </table:table-cell>
          <table:table-cell table:formula="of:=[.X72]-[.AC72]" office:value-type="float" office:value="35953" calcext:value-type="float">
            <text:p>35953</text:p>
          </table:table-cell>
          <table:table-cell table:style-name="ce127" table:formula="of:=([.R72]/[.P72])*100" office:value-type="float" office:value="19.3322722531107" calcext:value-type="float">
            <text:p>19.33</text:p>
          </table:table-cell>
          <table:table-cell table:style-name="ce128" table:formula="of:=[.Y72]+[.AD72]" office:value-type="float" office:value="90.429307322529" calcext:value-type="float">
            <text:p>90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Ambethkumar</text:p>
          </table:table-cell>
          <table:table-cell office:value-type="float" office:value="102064" calcext:value-type="float">
            <text:p>102064</text:p>
          </table:table-cell>
          <table:table-cell table:formula="of:=([.X72]/[.P72])*100" office:value-type="float" office:value="54.8807897878198" calcext:value-type="float">
            <text:p>54.8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 Murali</text:p>
          </table:table-cell>
          <table:table-cell office:value-type="float" office:value="66111" calcext:value-type="float">
            <text:p>66111</text:p>
          </table:table-cell>
          <table:table-cell table:style-name="ce123" table:formula="of:=([.AC72]/[.P72])*100" office:value-type="float" office:value="35.5485175347092" calcext:value-type="float">
            <text:p>35.5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Prabavathi</text:p>
          </table:table-cell>
          <table:table-cell office:value-type="float" office:value="9284" calcext:value-type="float">
            <text:p>9284</text:p>
          </table:table-cell>
          <table:table-cell table:style-name="ce202" table:formula="of:=([.AH72]/[.P72])*100" office:value-type="float" office:value="4.99209566928711" calcext:value-type="float">
            <text:p>4.9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69" calcext:value-type="float">
            <text:p>1769</text:p>
          </table:table-cell>
          <table:table-cell table:formula="of:=([.AM72]/[.P72])*100" office:value-type="float" office:value="0.951208233408971" calcext:value-type="float">
            <text:p>0.95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Venkatesan</text:p>
          </table:table-cell>
          <table:table-cell office:value-type="float" office:value="1728" calcext:value-type="float">
            <text:p>1728</text:p>
          </table:table-cell>
          <table:table-cell table:style-name="ce232" table:formula="of:=([.AR72]/[.P72])*100" office:value-type="float" office:value="0.929162140944433" calcext:value-type="float">
            <text:p>0.93</text:p>
          </table:table-cell>
          <table:table-cell table:number-columns-repeated="1633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ingee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61167" calcext:value-type="float">
            <text:p>261167</text:p>
          </table:table-cell>
          <table:table-cell office:value-type="float" office:value="206880" calcext:value-type="float">
            <text:p>206880</text:p>
          </table:table-cell>
          <table:table-cell table:formula="of:=([.P73]/[.O73])*100" office:value-type="float" office:value="79.2136831988728" calcext:value-type="float">
            <text:p>79.21</text:p>
          </table:table-cell>
          <table:table-cell table:formula="of:=[.X73]-[.AC73]" office:value-type="float" office:value="35803" calcext:value-type="float">
            <text:p>35803</text:p>
          </table:table-cell>
          <table:table-cell table:style-name="ce127" table:formula="of:=([.R73]/[.P73])*100" office:value-type="float" office:value="17.3061678267595" calcext:value-type="float">
            <text:p>17.31</text:p>
          </table:table-cell>
          <table:table-cell table:style-name="ce128" table:formula="of:=[.Y73]+[.AD73]" office:value-type="float" office:value="88.6731438515081" calcext:value-type="float">
            <text:p>88.6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S Masthan</text:p>
          </table:table-cell>
          <table:table-cell office:value-type="float" office:value="109625" calcext:value-type="float">
            <text:p>109625</text:p>
          </table:table-cell>
          <table:table-cell table:formula="of:=([.X73]/[.P73])*100" office:value-type="float" office:value="52.9896558391338" calcext:value-type="float">
            <text:p>52.9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P Rajendiran</text:p>
          </table:table-cell>
          <table:table-cell office:value-type="float" office:value="73822" calcext:value-type="float">
            <text:p>73822</text:p>
          </table:table-cell>
          <table:table-cell table:style-name="ce123" table:formula="of:=([.AC73]/[.P73])*100" office:value-type="float" office:value="35.6834880123743" calcext:value-type="float">
            <text:p>35.6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P Sugumar</text:p>
          </table:table-cell>
          <table:table-cell office:value-type="float" office:value="9920" calcext:value-type="float">
            <text:p>9920</text:p>
          </table:table-cell>
          <table:table-cell table:style-name="ce202" table:formula="of:=([.AH73]/[.P73])*100" office:value-type="float" office:value="4.79505027068832" calcext:value-type="float">
            <text:p>4.8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Gowthan Sagar</text:p>
          </table:table-cell>
          <table:table-cell office:value-type="float" office:value="4811" calcext:value-type="float">
            <text:p>4811</text:p>
          </table:table-cell>
          <table:table-cell table:formula="of:=([.AM73]/[.P73])*100" office:value-type="float" office:value="2.32550270688322" calcext:value-type="float">
            <text:p>2.3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79" calcext:value-type="float">
            <text:p>2279</text:p>
          </table:table-cell>
          <table:table-cell table:style-name="ce232" table:formula="of:=([.AR73]/[.P73])*100" office:value-type="float" office:value="1.10160479505027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il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20324" calcext:value-type="float">
            <text:p>220324</text:p>
          </table:table-cell>
          <table:table-cell office:value-type="float" office:value="176989" calcext:value-type="float">
            <text:p>176989</text:p>
          </table:table-cell>
          <table:table-cell table:formula="of:=([.P74]/[.O74])*100" office:value-type="float" office:value="80.3312394473594" calcext:value-type="float">
            <text:p>80.33</text:p>
          </table:table-cell>
          <table:table-cell table:formula="of:=[.X74]-[.AC74]" office:value-type="float" office:value="2230" calcext:value-type="float">
            <text:p>2230</text:p>
          </table:table-cell>
          <table:table-cell table:style-name="ce127" table:formula="of:=([.R74]/[.P74])*100" office:value-type="float" office:value="1.2599653085785" calcext:value-type="float">
            <text:p>1.26</text:p>
          </table:table-cell>
          <table:table-cell table:style-name="ce128" table:formula="of:=[.Y74]+[.AD74]" office:value-type="float" office:value="90.3208673985389" calcext:value-type="float">
            <text:p>90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C Sivakumar</text:p>
          </table:table-cell>
          <table:table-cell office:value-type="float" office:value="81044" calcext:value-type="float">
            <text:p>81044</text:p>
          </table:table-cell>
          <table:table-cell table:formula="of:=([.X74]/[.P74])*100" office:value-type="float" office:value="45.7904163535587" calcext:value-type="float">
            <text:p>45.7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Masilamani</text:p>
          </table:table-cell>
          <table:table-cell office:value-type="float" office:value="78814" calcext:value-type="float">
            <text:p>78814</text:p>
          </table:table-cell>
          <table:table-cell table:style-name="ce123" table:formula="of:=([.AC74]/[.P74])*100" office:value-type="float" office:value="44.5304510449802" calcext:value-type="float">
            <text:p>44.5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L Umamaheswari</text:p>
          </table:table-cell>
          <table:table-cell office:value-type="float" office:value="8340" calcext:value-type="float">
            <text:p>8340</text:p>
          </table:table-cell>
          <table:table-cell table:style-name="ce202" table:formula="of:=([.AH74]/[.P74])*100" office:value-type="float" office:value="4.71215725271062" calcext:value-type="float">
            <text:p>4.7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 Sundaresan</text:p>
          </table:table-cell>
          <table:table-cell office:value-type="float" office:value="3921" calcext:value-type="float">
            <text:p>3921</text:p>
          </table:table-cell>
          <table:table-cell table:formula="of:=([.AM74]/[.P74])*100" office:value-type="float" office:value="2.21539191701179" calcext:value-type="float">
            <text:p>2.2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884" calcext:value-type="float">
            <text:p>884</text:p>
          </table:table-cell>
          <table:table-cell table:style-name="ce232" table:formula="of:=([.AR74]/[.P74])*100" office:value-type="float" office:value="0.499466068512732" calcext:value-type="float">
            <text:p>0.50</text:p>
          </table:table-cell>
          <table:table-cell table:number-columns-repeated="1633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ndivan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0570" calcext:value-type="float">
            <text:p>230570</text:p>
          </table:table-cell>
          <table:table-cell office:value-type="float" office:value="182538" calcext:value-type="float">
            <text:p>182538</text:p>
          </table:table-cell>
          <table:table-cell table:formula="of:=([.P75]/[.O75])*100" office:value-type="float" office:value="79.1681485015397" calcext:value-type="float">
            <text:p>79.17</text:p>
          </table:table-cell>
          <table:table-cell table:formula="of:=[.X75]-[.AC75]" office:value-type="float" office:value="9753" calcext:value-type="float">
            <text:p>9753</text:p>
          </table:table-cell>
          <table:table-cell table:style-name="ce127" table:formula="of:=([.R75]/[.P75])*100" office:value-type="float" office:value="5.34299707458173" calcext:value-type="float">
            <text:p>5.34</text:p>
          </table:table-cell>
          <table:table-cell table:style-name="ce128" table:formula="of:=[.Y75]+[.AD75]" office:value-type="float" office:value="90.1461613472263" calcext:value-type="float">
            <text:p>90.1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Arjunan</text:p>
          </table:table-cell>
          <table:table-cell office:value-type="float" office:value="87152" calcext:value-type="float">
            <text:p>87152</text:p>
          </table:table-cell>
          <table:table-cell table:formula="of:=([.X75]/[.P75])*100" office:value-type="float" office:value="47.744579210904" calcext:value-type="float">
            <text:p>47.7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Seethapathy</text:p>
          </table:table-cell>
          <table:table-cell office:value-type="float" office:value="77399" calcext:value-type="float">
            <text:p>77399</text:p>
          </table:table-cell>
          <table:table-cell table:style-name="ce123" table:formula="of:=([.AC75]/[.P75])*100" office:value-type="float" office:value="42.4015821363223" calcext:value-type="float">
            <text:p>42.4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Pachimuthu</text:p>
          </table:table-cell>
          <table:table-cell office:value-type="float" office:value="9203" calcext:value-type="float">
            <text:p>9203</text:p>
          </table:table-cell>
          <table:table-cell table:style-name="ce202" table:formula="of:=([.AH75]/[.P75])*100" office:value-type="float" office:value="5.04168994948997" calcext:value-type="float">
            <text:p>5.0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 Chandralekha</text:p>
          </table:table-cell>
          <table:table-cell office:value-type="float" office:value="2701" calcext:value-type="float">
            <text:p>2701</text:p>
          </table:table-cell>
          <table:table-cell table:formula="of:=([.AM75]/[.P75])*100" office:value-type="float" office:value="1.47969189976882" calcext:value-type="float">
            <text:p>1.4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bin S Poyyamozhi</text:p>
          </table:table-cell>
          <table:table-cell office:value-type="float" office:value="2079" calcext:value-type="float">
            <text:p>2079</text:p>
          </table:table-cell>
          <table:table-cell table:style-name="ce232" table:formula="of:=([.AR75]/[.P75])*100" office:value-type="float" office:value="1.13894093284686" calcext:value-type="float">
            <text:p>1.14</text:p>
          </table:table-cell>
          <table:table-cell table:number-columns-repeated="1633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n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26608" calcext:value-type="float">
            <text:p>226608</text:p>
          </table:table-cell>
          <table:table-cell office:value-type="float" office:value="182208" calcext:value-type="float">
            <text:p>182208</text:p>
          </table:table-cell>
          <table:table-cell table:formula="of:=([.P76]/[.O76])*100" office:value-type="float" office:value="80.4066934971404" calcext:value-type="float">
            <text:p>80.41</text:p>
          </table:table-cell>
          <table:table-cell table:formula="of:=[.X76]-[.AC76]" office:value-type="float" office:value="21727" calcext:value-type="float">
            <text:p>21727</text:p>
          </table:table-cell>
          <table:table-cell table:style-name="ce127" table:formula="of:=([.R76]/[.P76])*100" office:value-type="float" office:value="11.9242843343871" calcext:value-type="float">
            <text:p>11.92</text:p>
          </table:table-cell>
          <table:table-cell table:style-name="ce128" table:formula="of:=[.Y76]+[.AD76]" office:value-type="float" office:value="89.2995916754478" calcext:value-type="float">
            <text:p>89.3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Chakrapani</text:p>
          </table:table-cell>
          <table:table-cell office:value-type="float" office:value="92219" calcext:value-type="float">
            <text:p>92219</text:p>
          </table:table-cell>
          <table:table-cell table:formula="of:=([.X76]/[.P76])*100" office:value-type="float" office:value="50.6119380049175" calcext:value-type="float">
            <text:p>50.6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Vanni Arasu</text:p>
          </table:table-cell>
          <table:table-cell office:value-type="float" office:value="70492" calcext:value-type="float">
            <text:p>70492</text:p>
          </table:table-cell>
          <table:table-cell table:style-name="ce123" table:formula="of:=([.AC76]/[.P76])*100" office:value-type="float" office:value="38.6876536705304" calcext:value-type="float">
            <text:p>38.6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Latchoumy</text:p>
          </table:table-cell>
          <table:table-cell office:value-type="float" office:value="8587" calcext:value-type="float">
            <text:p>8587</text:p>
          </table:table-cell>
          <table:table-cell table:style-name="ce202" table:formula="of:=([.AH76]/[.P76])*100" office:value-type="float" office:value="4.71274587284861" calcext:value-type="float">
            <text:p>4.7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M Ganapathi</text:p>
          </table:table-cell>
          <table:table-cell office:value-type="float" office:value="5460" calcext:value-type="float">
            <text:p>5460</text:p>
          </table:table-cell>
          <table:table-cell table:formula="of:=([.AM76]/[.P76])*100" office:value-type="float" office:value="2.99657534246575" calcext:value-type="float">
            <text:p>3.0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Sandoshkumar</text:p>
          </table:table-cell>
          <table:table-cell office:value-type="float" office:value="2500" calcext:value-type="float">
            <text:p>2500</text:p>
          </table:table-cell>
          <table:table-cell table:style-name="ce232" table:formula="of:=([.AR76]/[.P76])*100" office:value-type="float" office:value="1.37205830698981" calcext:value-type="float">
            <text:p>1.37</text:p>
          </table:table-cell>
          <table:table-cell table:number-columns-repeated="1633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illipur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62175" calcext:value-type="float">
            <text:p>262175</text:p>
          </table:table-cell>
          <table:table-cell office:value-type="float" office:value="204860" calcext:value-type="float">
            <text:p>204860</text:p>
          </table:table-cell>
          <table:table-cell table:formula="of:=([.P77]/[.O77])*100" office:value-type="float" office:value="78.1386478497187" calcext:value-type="float">
            <text:p>78.14</text:p>
          </table:table-cell>
          <table:table-cell table:formula="of:=[.X77]-[.AC77]" office:value-type="float" office:value="14868" calcext:value-type="float">
            <text:p>14868</text:p>
          </table:table-cell>
          <table:table-cell table:style-name="ce127" table:formula="of:=([.R77]/[.P77])*100" office:value-type="float" office:value="7.25763936346773" calcext:value-type="float">
            <text:p>7.26</text:p>
          </table:table-cell>
          <table:table-cell table:style-name="ce128" table:formula="of:=[.Y77]+[.AD77]" office:value-type="float" office:value="92.5871326759738" calcext:value-type="float">
            <text:p>92.5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Lakshmanan</text:p>
          </table:table-cell>
          <table:table-cell office:value-type="float" office:value="102271" calcext:value-type="float">
            <text:p>102271</text:p>
          </table:table-cell>
          <table:table-cell table:formula="of:=([.X77]/[.P77])*100" office:value-type="float" office:value="49.9223860197208" calcext:value-type="float">
            <text:p>49.9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V Shanmugam</text:p>
          </table:table-cell>
          <table:table-cell office:value-type="float" office:value="87403" calcext:value-type="float">
            <text:p>87403</text:p>
          </table:table-cell>
          <table:table-cell table:style-name="ce123" table:formula="of:=([.AC77]/[.P77])*100" office:value-type="float" office:value="42.6647466562531" calcext:value-type="float">
            <text:p>42.6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 Selvam</text:p>
          </table:table-cell>
          <table:table-cell office:value-type="float" office:value="6375" calcext:value-type="float">
            <text:p>6375</text:p>
          </table:table-cell>
          <table:table-cell table:style-name="ce202" table:formula="of:=([.AH77]/[.P77])*100" office:value-type="float" office:value="3.11188128477985" calcext:value-type="float">
            <text:p>3.1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Dass</text:p>
          </table:table-cell>
          <table:table-cell office:value-type="float" office:value="3242" calcext:value-type="float">
            <text:p>3242</text:p>
          </table:table-cell>
          <table:table-cell table:formula="of:=([.AM77]/[.P77])*100" office:value-type="float" office:value="1.58254417651079" calcext:value-type="float">
            <text:p>1.58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Balasundaram</text:p>
          </table:table-cell>
          <table:table-cell office:value-type="float" office:value="1695" calcext:value-type="float">
            <text:p>1695</text:p>
          </table:table-cell>
          <table:table-cell table:style-name="ce232" table:formula="of:=([.AR77]/[.P77])*100" office:value-type="float" office:value="0.827394318070878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kravandi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4841" calcext:value-type="float">
            <text:p>234841</text:p>
          </table:table-cell>
          <table:table-cell office:value-type="float" office:value="193617" calcext:value-type="float">
            <text:p>193617</text:p>
          </table:table-cell>
          <table:table-cell table:formula="of:=([.P78]/[.O78])*100" office:value-type="float" office:value="82.4459953755946" calcext:value-type="float">
            <text:p>82.45</text:p>
          </table:table-cell>
          <table:table-cell table:formula="of:=[.X78]-[.AC78]" office:value-type="float" office:value="9573" calcext:value-type="float">
            <text:p>9573</text:p>
          </table:table-cell>
          <table:table-cell table:style-name="ce127" table:formula="of:=([.R78]/[.P78])*100" office:value-type="float" office:value="4.94429724662607" calcext:value-type="float">
            <text:p>4.94</text:p>
          </table:table-cell>
          <table:table-cell table:style-name="ce128" table:formula="of:=[.Y78]+[.AD78]" office:value-type="float" office:value="91.8757133929355" calcext:value-type="float">
            <text:p>91.8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Pugazhenthi</text:p>
          </table:table-cell>
          <table:table-cell office:value-type="float" office:value="93730" calcext:value-type="float">
            <text:p>93730</text:p>
          </table:table-cell>
          <table:table-cell table:formula="of:=([.X78]/[.P78])*100" office:value-type="float" office:value="48.4100053197808" calcext:value-type="float">
            <text:p>48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Muthamilselvan</text:p>
          </table:table-cell>
          <table:table-cell office:value-type="float" office:value="84157" calcext:value-type="float">
            <text:p>84157</text:p>
          </table:table-cell>
          <table:table-cell table:style-name="ce123" table:formula="of:=([.AC78]/[.P78])*100" office:value-type="float" office:value="43.4657080731547" calcext:value-type="float">
            <text:p>43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Sheeba Ashmi</text:p>
          </table:table-cell>
          <table:table-cell office:value-type="float" office:value="8216" calcext:value-type="float">
            <text:p>8216</text:p>
          </table:table-cell>
          <table:table-cell table:style-name="ce202" table:formula="of:=([.AH78]/[.P78])*100" office:value-type="float" office:value="4.24342903773946" calcext:value-type="float">
            <text:p>4.2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Iyyanar</text:p>
          </table:table-cell>
          <table:table-cell office:value-type="float" office:value="3053" calcext:value-type="float">
            <text:p>3053</text:p>
          </table:table-cell>
          <table:table-cell table:formula="of:=([.AM78]/[.P78])*100" office:value-type="float" office:value="1.57682434910158" calcext:value-type="float">
            <text:p>1.5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122" calcext:value-type="float">
            <text:p>1122</text:p>
          </table:table-cell>
          <table:table-cell table:style-name="ce232" table:formula="of:=([.AR78]/[.P78])*100" office:value-type="float" office:value="0.579494569175227" calcext:value-type="float">
            <text:p>0.58</text:p>
          </table:table-cell>
          <table:table-cell table:number-columns-repeated="1633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rukkoyil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4716" calcext:value-type="float">
            <text:p>254716</text:p>
          </table:table-cell>
          <table:table-cell office:value-type="float" office:value="196217" calcext:value-type="float">
            <text:p>196217</text:p>
          </table:table-cell>
          <table:table-cell table:formula="of:=([.P79]/[.O79])*100" office:value-type="float" office:value="77.0336374628999" calcext:value-type="float">
            <text:p>77.03</text:p>
          </table:table-cell>
          <table:table-cell table:formula="of:=[.X79]-[.AC79]" office:value-type="float" office:value="59680" calcext:value-type="float">
            <text:p>59680</text:p>
          </table:table-cell>
          <table:table-cell table:style-name="ce127" table:formula="of:=([.R79]/[.P79])*100" office:value-type="float" office:value="30.4153055036006" calcext:value-type="float">
            <text:p>30.42</text:p>
          </table:table-cell>
          <table:table-cell table:style-name="ce128" table:formula="of:=[.Y79]+[.AD79]" office:value-type="float" office:value="82.7043528338523" calcext:value-type="float">
            <text:p>82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Ponmudy</text:p>
          </table:table-cell>
          <table:table-cell office:value-type="float" office:value="110980" calcext:value-type="float">
            <text:p>110980</text:p>
          </table:table-cell>
          <table:table-cell table:formula="of:=([.X79]/[.P79])*100" office:value-type="float" office:value="56.5598291687265" calcext:value-type="float">
            <text:p>56.5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at Kalivaradhan</text:p>
          </table:table-cell>
          <table:table-cell office:value-type="float" office:value="51300" calcext:value-type="float">
            <text:p>51300</text:p>
          </table:table-cell>
          <table:table-cell table:style-name="ce123" table:formula="of:=([.AC79]/[.P79])*100" office:value-type="float" office:value="26.1445236651259" calcext:value-type="float">
            <text:p>26.14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L Vengadesan</text:p>
          </table:table-cell>
          <table:table-cell office:value-type="float" office:value="13997" calcext:value-type="float">
            <text:p>13997</text:p>
          </table:table-cell>
          <table:table-cell table:style-name="ce202" table:formula="of:=([.AH79]/[.P79])*100" office:value-type="float" office:value="7.1334288058629" calcext:value-type="float">
            <text:p>7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Murugan</text:p>
          </table:table-cell>
          <table:table-cell office:value-type="float" office:value="11620" calcext:value-type="float">
            <text:p>11620</text:p>
          </table:table-cell>
          <table:table-cell table:formula="of:=([.AM79]/[.P79])*100" office:value-type="float" office:value="5.92201491206165" calcext:value-type="float">
            <text:p>5.9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39" calcext:value-type="float">
            <text:p>2039</text:p>
          </table:table-cell>
          <table:table-cell table:style-name="ce232" table:formula="of:=([.AR79]/[.P79])*100" office:value-type="float" office:value="1.03915562871719" calcext:value-type="float">
            <text:p>1.04</text:p>
          </table:table-cell>
          <table:table-cell table:number-columns-repeated="1633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lundurpet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3464" calcext:value-type="float">
            <text:p>293464</text:p>
          </table:table-cell>
          <table:table-cell office:value-type="float" office:value="244853" calcext:value-type="float">
            <text:p>244853</text:p>
          </table:table-cell>
          <table:table-cell table:formula="of:=([.P80]/[.O80])*100" office:value-type="float" office:value="83.4354469372734" calcext:value-type="float">
            <text:p>83.44</text:p>
          </table:table-cell>
          <table:table-cell table:formula="of:=[.X80]-[.AC80]" office:value-type="float" office:value="5256" calcext:value-type="float">
            <text:p>5256</text:p>
          </table:table-cell>
          <table:table-cell table:style-name="ce127" table:formula="of:=([.R80]/[.P80])*100" office:value-type="float" office:value="2.14659407889632" calcext:value-type="float">
            <text:p>2.15</text:p>
          </table:table-cell>
          <table:table-cell table:style-name="ce128" table:formula="of:=[.Y80]+[.AD80]" office:value-type="float" office:value="92.1557015842159" calcext:value-type="float">
            <text:p>92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J Manikannan</text:p>
          </table:table-cell>
          <table:table-cell office:value-type="float" office:value="115451" calcext:value-type="float">
            <text:p>115451</text:p>
          </table:table-cell>
          <table:table-cell table:formula="of:=([.X80]/[.P80])*100" office:value-type="float" office:value="47.1511478315561" calcext:value-type="float">
            <text:p>47.1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Kumaraguru</text:p>
          </table:table-cell>
          <table:table-cell office:value-type="float" office:value="110195" calcext:value-type="float">
            <text:p>110195</text:p>
          </table:table-cell>
          <table:table-cell table:style-name="ce123" table:formula="of:=([.AC80]/[.P80])*100" office:value-type="float" office:value="45.0045537526598" calcext:value-type="float">
            <text:p>45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L Pushba Mary</text:p>
          </table:table-cell>
          <table:table-cell office:value-type="float" office:value="9000" calcext:value-type="float">
            <text:p>9000</text:p>
          </table:table-cell>
          <table:table-cell table:style-name="ce202" table:formula="of:=([.AH80]/[.P80])*100" office:value-type="float" office:value="3.67567479263068" calcext:value-type="float">
            <text:p>3.6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GP Rajamani</text:p>
          </table:table-cell>
          <table:table-cell office:value-type="float" office:value="2848" calcext:value-type="float">
            <text:p>2848</text:p>
          </table:table-cell>
          <table:table-cell table:formula="of:=([.AM80]/[.P80])*100" office:value-type="float" office:value="1.16314686771246" calcext:value-type="float">
            <text:p>1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80" calcext:value-type="float">
            <text:p>2280</text:p>
          </table:table-cell>
          <table:table-cell table:style-name="ce232" table:formula="of:=([.AR80]/[.P80])*100" office:value-type="float" office:value="0.931170947466439" calcext:value-type="float">
            <text:p>0.93</text:p>
          </table:table-cell>
          <table:table-cell table:number-columns-repeated="1633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shivandiy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office:value-type="float" office:value="268323" calcext:value-type="float">
            <text:p>268323</text:p>
          </table:table-cell>
          <table:table-cell office:value-type="float" office:value="215106" calcext:value-type="float">
            <text:p>215106</text:p>
          </table:table-cell>
          <table:table-cell table:formula="of:=([.P81]/[.O81])*100" office:value-type="float" office:value="80.1668138773046" calcext:value-type="float">
            <text:p>80.17</text:p>
          </table:table-cell>
          <table:table-cell table:formula="of:=[.X81]-[.AC81]" office:value-type="float" office:value="41728" calcext:value-type="float">
            <text:p>41728</text:p>
          </table:table-cell>
          <table:table-cell table:style-name="ce127" table:formula="of:=([.R81]/[.P81])*100" office:value-type="float" office:value="19.3988080295296" calcext:value-type="float">
            <text:p>19.40</text:p>
          </table:table-cell>
          <table:table-cell table:style-name="ce128" table:formula="of:=[.Y81]+[.AD81]" office:value-type="float" office:value="86.5136258402834" calcext:value-type="float">
            <text:p>86.5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Karthikeyan</text:p>
          </table:table-cell>
          <table:table-cell office:value-type="float" office:value="113912" calcext:value-type="float">
            <text:p>113912</text:p>
          </table:table-cell>
          <table:table-cell table:formula="of:=([.X81]/[.P81])*100" office:value-type="float" office:value="52.9562169349065" calcext:value-type="float">
            <text:p>52.9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A Santhosh</text:p>
          </table:table-cell>
          <table:table-cell office:value-type="float" office:value="72184" calcext:value-type="float">
            <text:p>72184</text:p>
          </table:table-cell>
          <table:table-cell table:style-name="ce123" table:formula="of:=([.AC81]/[.P81])*100" office:value-type="float" office:value="33.5574089053769" calcext:value-type="float">
            <text:p>33.56</text:p>
          </table:table-cell>
          <table:table-cell table:style-name="ce140" office:value-type="string" calcext:value-type="string">
            <text:p>NTK</text:p>
          </table:table-cell>
          <table:table-cell office:value-type="string" calcext:value-type="string">
            <text:p>NTK</text:p>
          </table:table-cell>
          <table:table-cell office:value-type="string" calcext:value-type="string">
            <text:p>R Suresh Manivannan</text:p>
          </table:table-cell>
          <table:table-cell office:value-type="float" office:value="12066" calcext:value-type="float">
            <text:p>12066</text:p>
          </table:table-cell>
          <table:table-cell table:style-name="ce202" table:formula="of:=([.AH81]/[.P81])*100" office:value-type="float" office:value="5.60932749435162" calcext:value-type="float">
            <text:p>5.6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Prabhu</text:p>
          </table:table-cell>
          <table:table-cell office:value-type="float" office:value="10387" calcext:value-type="float">
            <text:p>10387</text:p>
          </table:table-cell>
          <table:table-cell table:formula="of:=([.AM81]/[.P81])*100" office:value-type="float" office:value="4.82878208883062" calcext:value-type="float">
            <text:p>4.8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420" calcext:value-type="float">
            <text:p>2420</text:p>
          </table:table-cell>
          <table:table-cell table:style-name="ce232" table:formula="of:=([.AR81]/[.P81])*100" office:value-type="float" office:value="1.12502673100704" calcext:value-type="float">
            <text:p>1.13</text:p>
          </table:table-cell>
          <table:table-cell table:number-columns-repeated="1633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nkarapur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8594" calcext:value-type="float">
            <text:p>268594</text:p>
          </table:table-cell>
          <table:table-cell office:value-type="float" office:value="215802" calcext:value-type="float">
            <text:p>215802</text:p>
          </table:table-cell>
          <table:table-cell table:formula="of:=([.P82]/[.O82])*100" office:value-type="float" office:value="80.3450561069868" calcext:value-type="float">
            <text:p>80.35</text:p>
          </table:table-cell>
          <table:table-cell table:formula="of:=[.X82]-[.AC82]" office:value-type="float" office:value="45963" calcext:value-type="float">
            <text:p>45963</text:p>
          </table:table-cell>
          <table:table-cell table:style-name="ce127" table:formula="of:=([.R82]/[.P82])*100" office:value-type="float" office:value="21.2986904662607" calcext:value-type="float">
            <text:p>21.30</text:p>
          </table:table-cell>
          <table:table-cell table:style-name="ce128" table:formula="of:=[.Y82]+[.AD82]" office:value-type="float" office:value="91.0135216541089" calcext:value-type="float">
            <text:p>91.0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 Udhayasuriyan</text:p>
          </table:table-cell>
          <table:table-cell office:value-type="float" office:value="121186" calcext:value-type="float">
            <text:p>121186</text:p>
          </table:table-cell>
          <table:table-cell table:formula="of:=([.X82]/[.P82])*100" office:value-type="float" office:value="56.1561060601848" calcext:value-type="float">
            <text:p>56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G Raja</text:p>
          </table:table-cell>
          <table:table-cell office:value-type="float" office:value="75223" calcext:value-type="float">
            <text:p>75223</text:p>
          </table:table-cell>
          <table:table-cell table:style-name="ce123" table:formula="of:=([.AC82]/[.P82])*100" office:value-type="float" office:value="34.8574155939241" calcext:value-type="float">
            <text:p>34.8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 Rajiyama</text:p>
          </table:table-cell>
          <table:table-cell office:value-type="float" office:value="9873" calcext:value-type="float">
            <text:p>9873</text:p>
          </table:table-cell>
          <table:table-cell table:style-name="ce202" table:formula="of:=([.AH82]/[.P82])*100" office:value-type="float" office:value="4.5750271081825" calcext:value-type="float">
            <text:p>4.58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P Arul</text:p>
          </table:table-cell>
          <table:table-cell office:value-type="float" office:value="2120" calcext:value-type="float">
            <text:p>2120</text:p>
          </table:table-cell>
          <table:table-cell table:formula="of:=([.AM82]/[.P82])*100" office:value-type="float" office:value="0.982381998313269" calcext:value-type="float">
            <text:p>0.98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MP Mannan</text:p>
          </table:table-cell>
          <table:table-cell office:value-type="float" office:value="1156" calcext:value-type="float">
            <text:p>1156</text:p>
          </table:table-cell>
          <table:table-cell table:style-name="ce232" table:formula="of:=([.AR82]/[.P82])*100" office:value-type="float" office:value="0.535676221721763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6621" calcext:value-type="float">
            <text:p>286621</text:p>
          </table:table-cell>
          <table:table-cell office:value-type="float" office:value="225858" calcext:value-type="float">
            <text:p>225858</text:p>
          </table:table-cell>
          <table:table-cell table:formula="of:=([.P83]/[.O83])*100" office:value-type="float" office:value="78.8002274780983" calcext:value-type="float">
            <text:p>78.80</text:p>
          </table:table-cell>
          <table:table-cell table:formula="of:=[.X83]-[.AC83]" office:value-type="float" office:value="25891" calcext:value-type="float">
            <text:p>25891</text:p>
          </table:table-cell>
          <table:table-cell table:style-name="ce127" table:formula="of:=([.R83]/[.P83])*100" office:value-type="float" office:value="11.4633973558608" calcext:value-type="float">
            <text:p>11.46</text:p>
          </table:table-cell>
          <table:table-cell table:style-name="ce128" table:formula="of:=[.Y83]+[.AD83]" office:value-type="float" office:value="86.5123219013717" calcext:value-type="float">
            <text:p>86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Senthilkumar</text:p>
          </table:table-cell>
          <table:table-cell office:value-type="float" office:value="110643" calcext:value-type="float">
            <text:p>110643</text:p>
          </table:table-cell>
          <table:table-cell table:formula="of:=([.X83]/[.P83])*100" office:value-type="float" office:value="48.9878596286162" calcext:value-type="float">
            <text:p>48.9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I Manirathinem</text:p>
          </table:table-cell>
          <table:table-cell office:value-type="float" office:value="84752" calcext:value-type="float">
            <text:p>84752</text:p>
          </table:table-cell>
          <table:table-cell table:style-name="ce123" table:formula="of:=([.AC83]/[.P83])*100" office:value-type="float" office:value="37.5244622727555" calcext:value-type="float">
            <text:p>37.5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D Dravida Muthamilselvi</text:p>
          </table:table-cell>
          <table:table-cell office:value-type="float" office:value="16474" calcext:value-type="float">
            <text:p>16474</text:p>
          </table:table-cell>
          <table:table-cell table:style-name="ce202" table:formula="of:=([.AH83]/[.P83])*100" office:value-type="float" office:value="7.29396346376927" calcext:value-type="float">
            <text:p>7.2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 Vijayakumar</text:p>
          </table:table-cell>
          <table:table-cell office:value-type="float" office:value="6571" calcext:value-type="float">
            <text:p>6571</text:p>
          </table:table-cell>
          <table:table-cell table:formula="of:=([.AM83]/[.P83])*100" office:value-type="float" office:value="2.90935012264343" calcext:value-type="float">
            <text:p>2.9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57" calcext:value-type="float">
            <text:p>1257</text:p>
          </table:table-cell>
          <table:table-cell table:style-name="ce232" table:formula="of:=([.AR83]/[.P83])*100" office:value-type="float" office:value="0.556544377440693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ittaku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19415" calcext:value-type="float">
            <text:p>219415</text:p>
          </table:table-cell>
          <table:table-cell office:value-type="float" office:value="168184" calcext:value-type="float">
            <text:p>168184</text:p>
          </table:table-cell>
          <table:table-cell table:formula="of:=([.P84]/[.O84])*100" office:value-type="float" office:value="76.6510949570449" calcext:value-type="float">
            <text:p>76.65</text:p>
          </table:table-cell>
          <table:table-cell table:formula="of:=[.X84]-[.AC84]" office:value-type="float" office:value="21563" calcext:value-type="float">
            <text:p>21563</text:p>
          </table:table-cell>
          <table:table-cell table:style-name="ce127" table:formula="of:=([.R84]/[.P84])*100" office:value-type="float" office:value="12.8210769157589" calcext:value-type="float">
            <text:p>12.82</text:p>
          </table:table-cell>
          <table:table-cell table:style-name="ce128" table:formula="of:=[.Y84]+[.AD84]" office:value-type="float" office:value="86.7436854873234" calcext:value-type="float">
            <text:p>86.7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V Ganesan</text:p>
          </table:table-cell>
          <table:table-cell office:value-type="float" office:value="83726" calcext:value-type="float">
            <text:p>83726</text:p>
          </table:table-cell>
          <table:table-cell table:formula="of:=([.X84]/[.P84])*100" office:value-type="float" office:value="49.7823812015412" calcext:value-type="float">
            <text:p>49.7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 Periyasamy</text:p>
          </table:table-cell>
          <table:table-cell office:value-type="float" office:value="62163" calcext:value-type="float">
            <text:p>62163</text:p>
          </table:table-cell>
          <table:table-cell table:style-name="ce123" table:formula="of:=([.AC84]/[.P84])*100" office:value-type="float" office:value="36.9613042857822" calcext:value-type="float">
            <text:p>36.9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Kamatchi</text:p>
          </table:table-cell>
          <table:table-cell office:value-type="float" office:value="10591" calcext:value-type="float">
            <text:p>10591</text:p>
          </table:table-cell>
          <table:table-cell table:style-name="ce202" table:formula="of:=([.AH84]/[.P84])*100" office:value-type="float" office:value="6.29726965704229" calcext:value-type="float">
            <text:p>6.3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 Umanath</text:p>
          </table:table-cell>
          <table:table-cell office:value-type="float" office:value="4142" calcext:value-type="float">
            <text:p>4142</text:p>
          </table:table-cell>
          <table:table-cell table:formula="of:=([.AM84]/[.P84])*100" office:value-type="float" office:value="2.46277886124721" calcext:value-type="float">
            <text:p>2.4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Prabakaran</text:p>
          </table:table-cell>
          <table:table-cell office:value-type="float" office:value="1745" calcext:value-type="float">
            <text:p>1745</text:p>
          </table:table-cell>
          <table:table-cell table:style-name="ce232" table:formula="of:=([.AR84]/[.P84])*100" office:value-type="float" office:value="1.03755410740617" calcext:value-type="float">
            <text:p>1.04</text:p>
          </table:table-cell>
          <table:table-cell table:number-columns-repeated="1633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rudhachal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DK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office:value-type="float" office:value="252911" calcext:value-type="float">
            <text:p>252911</text:p>
          </table:table-cell>
          <table:table-cell office:value-type="float" office:value="196734" calcext:value-type="float">
            <text:p>196734</text:p>
          </table:table-cell>
          <table:table-cell table:formula="of:=([.P85]/[.O85])*100" office:value-type="float" office:value="77.7878384095591" calcext:value-type="float">
            <text:p>77.79</text:p>
          </table:table-cell>
          <table:table-cell table:formula="of:=[.X85]-[.AC85]" office:value-type="float" office:value="862" calcext:value-type="float">
            <text:p>862</text:p>
          </table:table-cell>
          <table:table-cell table:style-name="ce127" table:formula="of:=([.R85]/[.P85])*100" office:value-type="float" office:value="0.438155072331168" calcext:value-type="float">
            <text:p>0.44</text:p>
          </table:table-cell>
          <table:table-cell table:style-name="ce128" table:formula="of:=[.Y85]+[.AD85]" office:value-type="float" office:value="77.9051917817967" calcext:value-type="float">
            <text:p>77.9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 Radhakrishnan</text:p>
          </table:table-cell>
          <table:table-cell office:value-type="float" office:value="77064" calcext:value-type="float">
            <text:p>77064</text:p>
          </table:table-cell>
          <table:table-cell table:formula="of:=([.X85]/[.P85])*100" office:value-type="float" office:value="39.171673427064" calcext:value-type="float">
            <text:p>39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J Karthikeyan</text:p>
          </table:table-cell>
          <table:table-cell office:value-type="float" office:value="76202" calcext:value-type="float">
            <text:p>76202</text:p>
          </table:table-cell>
          <table:table-cell table:style-name="ce123" table:formula="of:=([.AC85]/[.P85])*100" office:value-type="float" office:value="38.7335183547328" calcext:value-type="float">
            <text:p>38.73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remalatha Vijaykant</text:p>
          </table:table-cell>
          <table:table-cell office:value-type="float" office:value="25908" calcext:value-type="float">
            <text:p>25908</text:p>
          </table:table-cell>
          <table:table-cell table:style-name="ce202" table:formula="of:=([.AH85]/[.P85])*100" office:value-type="float" office:value="13.1690505962365" calcext:value-type="float">
            <text:p>13.1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Amutha</text:p>
          </table:table-cell>
          <table:table-cell office:value-type="float" office:value="8642" calcext:value-type="float">
            <text:p>8642</text:p>
          </table:table-cell>
          <table:table-cell table:formula="of:=([.AM85]/[.P85])*100" office:value-type="float" office:value="4.39273333536654" calcext:value-type="float">
            <text:p>4.39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Kesavaperumal</text:p>
          </table:table-cell>
          <table:table-cell office:value-type="float" office:value="891" calcext:value-type="float">
            <text:p>891</text:p>
          </table:table-cell>
          <table:table-cell table:style-name="ce232" table:formula="of:=([.AR85]/[.P85])*100" office:value-type="float" office:value="0.45289578822166" calcext:value-type="float">
            <text:p>0.45</text:p>
          </table:table-cell>
          <table:table-cell table:number-columns-repeated="1633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yvel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18666" calcext:value-type="float">
            <text:p>218666</text:p>
          </table:table-cell>
          <table:table-cell office:value-type="float" office:value="164130" calcext:value-type="float">
            <text:p>164130</text:p>
          </table:table-cell>
          <table:table-cell table:formula="of:=([.P86]/[.O86])*100" office:value-type="float" office:value="75.0596800600002" calcext:value-type="float">
            <text:p>75.06</text:p>
          </table:table-cell>
          <table:table-cell table:formula="of:=[.X86]-[.AC86]" office:value-type="float" office:value="977" calcext:value-type="float">
            <text:p>977</text:p>
          </table:table-cell>
          <table:table-cell table:style-name="ce127" table:formula="of:=([.R86]/[.P86])*100" office:value-type="float" office:value="0.595259854992993" calcext:value-type="float">
            <text:p>0.60</text:p>
          </table:table-cell>
          <table:table-cell table:style-name="ce128" table:formula="of:=[.Y86]+[.AD86]" office:value-type="float" office:value="91.0113934076647" calcext:value-type="float">
            <text:p>91.0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ba Rajendran</text:p>
          </table:table-cell>
          <table:table-cell office:value-type="float" office:value="75177" calcext:value-type="float">
            <text:p>75177</text:p>
          </table:table-cell>
          <table:table-cell table:formula="of:=([.X86]/[.P86])*100" office:value-type="float" office:value="45.8033266313288" calcext:value-type="float">
            <text:p>45.8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 Jagan</text:p>
          </table:table-cell>
          <table:table-cell office:value-type="float" office:value="74200" calcext:value-type="float">
            <text:p>74200</text:p>
          </table:table-cell>
          <table:table-cell table:style-name="ce123" table:formula="of:=([.AC86]/[.P86])*100" office:value-type="float" office:value="45.2080667763358" calcext:value-type="float">
            <text:p>45.2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Ramesh</text:p>
          </table:table-cell>
          <table:table-cell office:value-type="float" office:value="7785" calcext:value-type="float">
            <text:p>7785</text:p>
          </table:table-cell>
          <table:table-cell table:style-name="ce202" table:formula="of:=([.AH86]/[.P86])*100" office:value-type="float" office:value="4.74319137269238" calcext:value-type="float">
            <text:p>4.7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Baktharatchagan</text:p>
          </table:table-cell>
          <table:table-cell office:value-type="float" office:value="2230" calcext:value-type="float">
            <text:p>2230</text:p>
          </table:table-cell>
          <table:table-cell table:formula="of:=([.AM86]/[.P86])*100" office:value-type="float" office:value="1.35867909583866" calcext:value-type="float">
            <text:p>1.3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171" calcext:value-type="float">
            <text:p>1171</text:p>
          </table:table-cell>
          <table:table-cell table:style-name="ce232" table:formula="of:=([.AR86]/[.P86])*100" office:value-type="float" office:value="0.713458843599586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anrut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97" office:value-type="string" calcext:value-type="string">
            <text:p>TAVK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5530" calcext:value-type="float">
            <text:p>245530</text:p>
          </table:table-cell>
          <table:table-cell office:value-type="float" office:value="197049" calcext:value-type="float">
            <text:p>197049</text:p>
          </table:table-cell>
          <table:table-cell table:formula="of:=([.P87]/[.O87])*100" office:value-type="float" office:value="80.2545513786503" calcext:value-type="float">
            <text:p>80.25</text:p>
          </table:table-cell>
          <table:table-cell table:formula="of:=[.X87]-[.AC87]" office:value-type="float" office:value="4697" calcext:value-type="float">
            <text:p>4697</text:p>
          </table:table-cell>
          <table:table-cell table:style-name="ce127" table:formula="of:=([.R87]/[.P87])*100" office:value-type="float" office:value="2.3836710665875" calcext:value-type="float">
            <text:p>2.38</text:p>
          </table:table-cell>
          <table:table-cell table:style-name="ce128" table:formula="of:=[.Y87]+[.AD87]" office:value-type="float" office:value="92.8220899370207" calcext:value-type="float">
            <text:p>92.82</text:p>
          </table:table-cell>
          <table:table-cell office:value-type="string" calcext:value-type="string">
            <text:p>DMK+</text:p>
          </table:table-cell>
          <table:table-cell table:style-name="ce133" office:value-type="string" calcext:value-type="string">
            <text:p>TAVK</text:p>
          </table:table-cell>
          <table:table-cell office:value-type="string" calcext:value-type="string">
            <text:p>T Velmurugan</text:p>
          </table:table-cell>
          <table:table-cell office:value-type="float" office:value="93801" calcext:value-type="float">
            <text:p>93801</text:p>
          </table:table-cell>
          <table:table-cell table:formula="of:=([.X87]/[.P87])*100" office:value-type="float" office:value="47.6028805018041" calcext:value-type="float">
            <text:p>47.6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Rajendran</text:p>
          </table:table-cell>
          <table:table-cell office:value-type="float" office:value="89104" calcext:value-type="float">
            <text:p>89104</text:p>
          </table:table-cell>
          <table:table-cell table:style-name="ce123" table:formula="of:=([.AC87]/[.P87])*100" office:value-type="float" office:value="45.2192094352166" calcext:value-type="float">
            <text:p>45.2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Subhashini</text:p>
          </table:table-cell>
          <table:table-cell office:value-type="float" office:value="6547" calcext:value-type="float">
            <text:p>6547</text:p>
          </table:table-cell>
          <table:table-cell table:style-name="ce202" table:formula="of:=([.AH87]/[.P87])*100" office:value-type="float" office:value="3.32252383924811" calcext:value-type="float">
            <text:p>3.3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Sivakozhundu</text:p>
          </table:table-cell>
          <table:table-cell office:value-type="float" office:value="3362" calcext:value-type="float">
            <text:p>3362</text:p>
          </table:table-cell>
          <table:table-cell table:formula="of:=([.AM87]/[.P87])*100" office:value-type="float" office:value="1.7061746063162" calcext:value-type="float">
            <text:p>1.7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Jayalani</text:p>
          </table:table-cell>
          <table:table-cell office:value-type="float" office:value="1670" calcext:value-type="float">
            <text:p>1670</text:p>
          </table:table-cell>
          <table:table-cell table:style-name="ce232" table:formula="of:=([.AR87]/[.P87])*100" office:value-type="float" office:value="0.847504935320656" calcext:value-type="float">
            <text:p>0.85</text:p>
          </table:table-cell>
          <table:table-cell table:number-columns-repeated="1633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9474" calcext:value-type="float">
            <text:p>239474</text:p>
          </table:table-cell>
          <table:table-cell office:value-type="float" office:value="182001" calcext:value-type="float">
            <text:p>182001</text:p>
          </table:table-cell>
          <table:table-cell table:formula="of:=([.P88]/[.O88])*100" office:value-type="float" office:value="76.0003173622189" calcext:value-type="float">
            <text:p>76.00</text:p>
          </table:table-cell>
          <table:table-cell table:formula="of:=[.X88]-[.AC88]" office:value-type="float" office:value="5151" calcext:value-type="float">
            <text:p>5151</text:p>
          </table:table-cell>
          <table:table-cell table:style-name="ce127" table:formula="of:=([.R88]/[.P88])*100" office:value-type="float" office:value="2.83020422964709" calcext:value-type="float">
            <text:p>2.83</text:p>
          </table:table-cell>
          <table:table-cell table:style-name="ce128" table:formula="of:=[.Y88]+[.AD88]" office:value-type="float" office:value="90.0956588150615" calcext:value-type="float">
            <text:p>90.1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 Iyappan</text:p>
          </table:table-cell>
          <table:table-cell office:value-type="float" office:value="84563" calcext:value-type="float">
            <text:p>84563</text:p>
          </table:table-cell>
          <table:table-cell table:formula="of:=([.X88]/[.P88])*100" office:value-type="float" office:value="46.4629315223543" calcext:value-type="float">
            <text:p>46.4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C Sampath</text:p>
          </table:table-cell>
          <table:table-cell office:value-type="float" office:value="79412" calcext:value-type="float">
            <text:p>79412</text:p>
          </table:table-cell>
          <table:table-cell table:style-name="ce123" table:formula="of:=([.AC88]/[.P88])*100" office:value-type="float" office:value="43.6327272927072" calcext:value-type="float">
            <text:p>43.6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Jaladeepan</text:p>
          </table:table-cell>
          <table:table-cell office:value-type="float" office:value="9563" calcext:value-type="float">
            <text:p>9563</text:p>
          </table:table-cell>
          <table:table-cell table:style-name="ce202" table:formula="of:=([.AH88]/[.P88])*100" office:value-type="float" office:value="5.25436673424871" calcext:value-type="float">
            <text:p>5.2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Anandraj</text:p>
          </table:table-cell>
          <table:table-cell office:value-type="float" office:value="4040" calcext:value-type="float">
            <text:p>4040</text:p>
          </table:table-cell>
          <table:table-cell table:formula="of:=([.AM88]/[.P88])*100" office:value-type="float" office:value="2.21976802325262" calcext:value-type="float">
            <text:p>2.22</text:p>
          </table:table-cell>
          <table:table-cell table:style-name="ce140"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 Gnanapandithan</text:p>
          </table:table-cell>
          <table:table-cell office:value-type="float" office:value="1499" calcext:value-type="float">
            <text:p>1499</text:p>
          </table:table-cell>
          <table:table-cell table:style-name="ce232" table:formula="of:=([.AR88]/[.P88])*100" office:value-type="float" office:value="0.823621848231603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urinjipa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43269" calcext:value-type="float">
            <text:p>243269</text:p>
          </table:table-cell>
          <table:table-cell office:value-type="float" office:value="198781" calcext:value-type="float">
            <text:p>198781</text:p>
          </table:table-cell>
          <table:table-cell table:formula="of:=([.P89]/[.O89])*100" office:value-type="float" office:value="81.7124253398501" calcext:value-type="float">
            <text:p>81.71</text:p>
          </table:table-cell>
          <table:table-cell table:formula="of:=[.X89]-[.AC89]" office:value-type="float" office:value="17527" calcext:value-type="float">
            <text:p>17527</text:p>
          </table:table-cell>
          <table:table-cell table:style-name="ce127" table:formula="of:=([.R89]/[.P89])*100" office:value-type="float" office:value="8.81724108440948" calcext:value-type="float">
            <text:p>8.82</text:p>
          </table:table-cell>
          <table:table-cell table:style-name="ce128" table:formula="of:=[.Y89]+[.AD89]" office:value-type="float" office:value="93.260925339947" calcext:value-type="float">
            <text:p>93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RK Panneerselvam</text:p>
          </table:table-cell>
          <table:table-cell office:value-type="float" office:value="101456" calcext:value-type="float">
            <text:p>101456</text:p>
          </table:table-cell>
          <table:table-cell table:formula="of:=([.X89]/[.P89])*100" office:value-type="float" office:value="51.0390832121782" calcext:value-type="float">
            <text:p>51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vi Ramajayam</text:p>
          </table:table-cell>
          <table:table-cell office:value-type="float" office:value="83929" calcext:value-type="float">
            <text:p>83929</text:p>
          </table:table-cell>
          <table:table-cell table:style-name="ce123" table:formula="of:=([.AC89]/[.P89])*100" office:value-type="float" office:value="42.2218421277688" calcext:value-type="float">
            <text:p>42.2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umathi</text:p>
          </table:table-cell>
          <table:table-cell office:value-type="float" office:value="8512" calcext:value-type="float">
            <text:p>8512</text:p>
          </table:table-cell>
          <table:table-cell table:style-name="ce202" table:formula="of:=([.AH89]/[.P89])*100" office:value-type="float" office:value="4.28209939581751" calcext:value-type="float">
            <text:p>4.2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12" calcext:value-type="float">
            <text:p>1212</text:p>
          </table:table-cell>
          <table:table-cell table:formula="of:=([.AM89]/[.P89])*100" office:value-type="float" office:value="0.609716220363113" calcext:value-type="float">
            <text:p>0.61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JDS</text:p>
          </table:table-cell>
          <table:table-cell office:value-type="string" calcext:value-type="string">
            <text:p>K Chandramouli</text:p>
          </table:table-cell>
          <table:table-cell office:value-type="float" office:value="1189" calcext:value-type="float">
            <text:p>1189</text:p>
          </table:table-cell>
          <table:table-cell table:style-name="ce232" table:formula="of:=([.AR89]/[.P89])*100" office:value-type="float" office:value="0.59814569802949" calcext:value-type="float">
            <text:p>0.60</text:p>
          </table:table-cell>
          <table:table-cell table:number-columns-repeated="1633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huvanagir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8629" calcext:value-type="float">
            <text:p>248629</text:p>
          </table:table-cell>
          <table:table-cell office:value-type="float" office:value="197165" calcext:value-type="float">
            <text:p>197165</text:p>
          </table:table-cell>
          <table:table-cell table:formula="of:=([.P90]/[.O90])*100" office:value-type="float" office:value="79.3008860591484" calcext:value-type="float">
            <text:p>79.30</text:p>
          </table:table-cell>
          <table:table-cell table:formula="of:=[.X90]-[.AC90]" office:value-type="float" office:value="8259" calcext:value-type="float">
            <text:p>8259</text:p>
          </table:table-cell>
          <table:table-cell table:style-name="ce127" table:formula="of:=([.R90]/[.P90])*100" office:value-type="float" office:value="4.18887733624122" calcext:value-type="float">
            <text:p>4.19</text:p>
          </table:table-cell>
          <table:table-cell table:style-name="ce128" table:formula="of:=[.Y90]+[.AD90]" office:value-type="float" office:value="93.6510029670581" calcext:value-type="float">
            <text:p>93.6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Arunmozhithevan</text:p>
          </table:table-cell>
          <table:table-cell office:value-type="float" office:value="96453" calcext:value-type="float">
            <text:p>96453</text:p>
          </table:table-cell>
          <table:table-cell table:formula="of:=([.X90]/[.P90])*100" office:value-type="float" office:value="48.9199401516496" calcext:value-type="float">
            <text:p>48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aravanan Durai K</text:p>
          </table:table-cell>
          <table:table-cell office:value-type="float" office:value="88194" calcext:value-type="float">
            <text:p>88194</text:p>
          </table:table-cell>
          <table:table-cell table:style-name="ce123" table:formula="of:=([.AC90]/[.P90])*100" office:value-type="float" office:value="44.7310628154084" calcext:value-type="float">
            <text:p>44.7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athinavel R</text:p>
          </table:table-cell>
          <table:table-cell office:value-type="float" office:value="6958" calcext:value-type="float">
            <text:p>6958</text:p>
          </table:table-cell>
          <table:table-cell table:style-name="ce202" table:formula="of:=([.AH90]/[.P90])*100" office:value-type="float" office:value="3.52902391398068" calcext:value-type="float">
            <text:p>3.53</text:p>
          </table:table-cell>
          <table:table-cell office:value-type="string" calcext:value-type="string">
            <text:p>PF</text:p>
          </table:table-cell>
          <table:table-cell table:style-name="ce190" office:value-type="string" calcext:value-type="string">
            <text:p>AMMK</text:p>
          </table:table-cell>
          <table:table-cell table:style-name="ce195" office:value-type="string" calcext:value-type="string">
            <text:p>Balamurugan KSK</text:p>
          </table:table-cell>
          <table:table-cell table:style-name="ce195" office:value-type="float" office:value="2470" calcext:value-type="float">
            <text:p>2470</text:p>
          </table:table-cell>
          <table:table-cell table:formula="of:=([.AM90]/[.P90])*100" office:value-type="float" office:value="1.25275784241625" calcext:value-type="float">
            <text:p>1.2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058" calcext:value-type="float">
            <text:p>1058</text:p>
          </table:table-cell>
          <table:table-cell table:formula="of:=([.AR90]/[.P90])*100" office:value-type="float" office:value="0.536606395658459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idambar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51100" calcext:value-type="float">
            <text:p>251100</text:p>
          </table:table-cell>
          <table:table-cell office:value-type="float" office:value="183352" calcext:value-type="float">
            <text:p>183352</text:p>
          </table:table-cell>
          <table:table-cell table:formula="of:=([.P91]/[.O91])*100" office:value-type="float" office:value="73.0195141377937" calcext:value-type="float">
            <text:p>73.02</text:p>
          </table:table-cell>
          <table:table-cell table:formula="of:=[.X91]-[.AC91]" office:value-type="float" office:value="16937" calcext:value-type="float">
            <text:p>16937</text:p>
          </table:table-cell>
          <table:table-cell table:style-name="ce127" table:formula="of:=([.R91]/[.P91])*100" office:value-type="float" office:value="9.23742309873904" calcext:value-type="float">
            <text:p>9.24</text:p>
          </table:table-cell>
          <table:table-cell table:style-name="ce128" table:formula="of:=[.Y91]+[.AD91]" office:value-type="float" office:value="91.0734543391946" calcext:value-type="float">
            <text:p>91.0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 Pandian</text:p>
          </table:table-cell>
          <table:table-cell office:value-type="float" office:value="91961" calcext:value-type="float">
            <text:p>91961</text:p>
          </table:table-cell>
          <table:table-cell table:formula="of:=([.X91]/[.P91])*100" office:value-type="float" office:value="50.1554387189668" calcext:value-type="float">
            <text:p>50.16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IUML</text:p>
          </table:table-cell>
          <table:table-cell office:value-type="string" calcext:value-type="string">
            <text:p>S Abdul Rahman</text:p>
          </table:table-cell>
          <table:table-cell office:value-type="float" office:value="75024" calcext:value-type="float">
            <text:p>75024</text:p>
          </table:table-cell>
          <table:table-cell table:style-name="ce123" table:formula="of:=([.AC91]/[.P91])*100" office:value-type="float" office:value="40.9180156202278" calcext:value-type="float">
            <text:p>40.9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atarajan Krishnamoorthy</text:p>
          </table:table-cell>
          <table:table-cell office:value-type="float" office:value="9071" calcext:value-type="float">
            <text:p>9071</text:p>
          </table:table-cell>
          <table:table-cell table:style-name="ce202" table:formula="of:=([.AH91]/[.P91])*100" office:value-type="float" office:value="4.94731445525547" calcext:value-type="float">
            <text:p>4.9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Devasagayam</text:p>
          </table:table-cell>
          <table:table-cell office:value-type="float" office:value="2953" calcext:value-type="float">
            <text:p>2953</text:p>
          </table:table-cell>
          <table:table-cell table:formula="of:=([.AM91]/[.P91])*100" office:value-type="float" office:value="1.61056328810158" calcext:value-type="float">
            <text:p>1.61</text:p>
          </table:table-cell>
          <table:table-cell table:style-name="ce228"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 Nanthinidevi</text:p>
          </table:table-cell>
          <table:table-cell office:value-type="float" office:value="1388" calcext:value-type="float">
            <text:p>1388</text:p>
          </table:table-cell>
          <table:table-cell table:style-name="ce232" table:formula="of:=([.AR91]/[.P91])*100" office:value-type="float" office:value="0.757013831318993" calcext:value-type="float">
            <text:p>0.76</text:p>
          </table:table-cell>
          <table:table-cell table:number-columns-repeated="1633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attumannarkoil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29154" calcext:value-type="float">
            <text:p>229154</text:p>
          </table:table-cell>
          <table:table-cell office:value-type="float" office:value="175561" calcext:value-type="float">
            <text:p>175561</text:p>
          </table:table-cell>
          <table:table-cell table:formula="of:=([.P92]/[.O92])*100" office:value-type="float" office:value="76.6126709549037" calcext:value-type="float">
            <text:p>76.61</text:p>
          </table:table-cell>
          <table:table-cell table:formula="of:=[.X92]-[.AC92]" office:value-type="float" office:value="10565" calcext:value-type="float">
            <text:p>10565</text:p>
          </table:table-cell>
          <table:table-cell table:style-name="ce127" table:formula="of:=([.R92]/[.P92])*100" office:value-type="float" office:value="6.01785134511651" calcext:value-type="float">
            <text:p>6.02</text:p>
          </table:table-cell>
          <table:table-cell table:style-name="ce128" table:formula="of:=[.Y92]+[.AD92]" office:value-type="float" office:value="92.0175893279259" calcext:value-type="float">
            <text:p>92.0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Sinthanai Selvan</text:p>
          </table:table-cell>
          <table:table-cell office:value-type="float" office:value="86056" calcext:value-type="float">
            <text:p>86056</text:p>
          </table:table-cell>
          <table:table-cell table:formula="of:=([.X92]/[.P92])*100" office:value-type="float" office:value="49.0177203365212" calcext:value-type="float">
            <text:p>49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 Murugumaran</text:p>
          </table:table-cell>
          <table:table-cell office:value-type="float" office:value="75491" calcext:value-type="float">
            <text:p>75491</text:p>
          </table:table-cell>
          <table:table-cell table:style-name="ce123" table:formula="of:=([.AC92]/[.P92])*100" office:value-type="float" office:value="42.9998689914047" calcext:value-type="float">
            <text:p>43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Nivedha</text:p>
          </table:table-cell>
          <table:table-cell office:value-type="float" office:value="6806" calcext:value-type="float">
            <text:p>6806</text:p>
          </table:table-cell>
          <table:table-cell table:style-name="ce202" table:formula="of:=([.AH92]/[.P92])*100" office:value-type="float" office:value="3.87671521579394" calcext:value-type="float">
            <text:p>3.8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Narayanamoorthy</text:p>
          </table:table-cell>
          <table:table-cell office:value-type="float" office:value="1904" calcext:value-type="float">
            <text:p>1904</text:p>
          </table:table-cell>
          <table:table-cell table:formula="of:=([.AM92]/[.P92])*100" office:value-type="float" office:value="1.084523328074" calcext:value-type="float">
            <text:p>1.0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anga Vikram</text:p>
          </table:table-cell>
          <table:table-cell office:value-type="float" office:value="1415" calcext:value-type="float">
            <text:p>1415</text:p>
          </table:table-cell>
          <table:table-cell table:style-name="ce232" table:formula="of:=([.AR92]/[.P92])*100" office:value-type="float" office:value="0.805987662407938" calcext:value-type="float">
            <text:p>0.81</text:p>
          </table:table-cell>
          <table:table-cell table:number-columns-repeated="1633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ngavall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39024" calcext:value-type="float">
            <text:p>239024</text:p>
          </table:table-cell>
          <table:table-cell office:value-type="float" office:value="186503" calcext:value-type="float">
            <text:p>186503</text:p>
          </table:table-cell>
          <table:table-cell table:formula="of:=([.P93]/[.O93])*100" office:value-type="float" office:value="78.0268926969677" calcext:value-type="float">
            <text:p>78.03</text:p>
          </table:table-cell>
          <table:table-cell table:formula="of:=[.X93]-[.AC93]" office:value-type="float" office:value="7361" calcext:value-type="float">
            <text:p>7361</text:p>
          </table:table-cell>
          <table:table-cell table:style-name="ce127" table:formula="of:=([.R93]/[.P93])*100" office:value-type="float" office:value="3.94685340182195" calcext:value-type="float">
            <text:p>3.95</text:p>
          </table:table-cell>
          <table:table-cell table:style-name="ce128" table:formula="of:=[.Y93]+[.AD93]" office:value-type="float" office:value="92.1030760899289" calcext:value-type="float">
            <text:p>92.1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Nallathambi</text:p>
          </table:table-cell>
          <table:table-cell office:value-type="float" office:value="89568" calcext:value-type="float">
            <text:p>89568</text:p>
          </table:table-cell>
          <table:table-cell table:formula="of:=([.X93]/[.P93])*100" office:value-type="float" office:value="48.0249647458754" calcext:value-type="float">
            <text:p>48.0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J Rekha Priyadarshini</text:p>
          </table:table-cell>
          <table:table-cell office:value-type="float" office:value="82207" calcext:value-type="float">
            <text:p>82207</text:p>
          </table:table-cell>
          <table:table-cell table:style-name="ce123" table:formula="of:=([.AC93]/[.P93])*100" office:value-type="float" office:value="44.0781113440535" calcext:value-type="float">
            <text:p>44.0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Vinothini</text:p>
          </table:table-cell>
          <table:table-cell office:value-type="float" office:value="9323" calcext:value-type="float">
            <text:p>9323</text:p>
          </table:table-cell>
          <table:table-cell table:style-name="ce202" table:formula="of:=([.AH93]/[.P93])*100" office:value-type="float" office:value="4.99884720353024" calcext:value-type="float">
            <text:p>5.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Pandian</text:p>
          </table:table-cell>
          <table:table-cell office:value-type="float" office:value="1519" calcext:value-type="float">
            <text:p>1519</text:p>
          </table:table-cell>
          <table:table-cell table:formula="of:=([.AM93]/[.P93])*100" office:value-type="float" office:value="0.814464110496882" calcext:value-type="float">
            <text:p>0.8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51" calcext:value-type="float">
            <text:p>1251</text:p>
          </table:table-cell>
          <table:table-cell table:style-name="ce232" table:formula="of:=([.AR93]/[.P93])*100" office:value-type="float" office:value="0.670766690080052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4705" calcext:value-type="float">
            <text:p>254705</text:p>
          </table:table-cell>
          <table:table-cell office:value-type="float" office:value="199743" calcext:value-type="float">
            <text:p>199743</text:p>
          </table:table-cell>
          <table:table-cell table:formula="of:=([.P94]/[.O94])*100" office:value-type="float" office:value="78.4213109283289" calcext:value-type="float">
            <text:p>78.42</text:p>
          </table:table-cell>
          <table:table-cell table:formula="of:=[.X94]-[.AC94]" office:value-type="float" office:value="8257" calcext:value-type="float">
            <text:p>8257</text:p>
          </table:table-cell>
          <table:table-cell table:style-name="ce127" table:formula="of:=([.R94]/[.P94])*100" office:value-type="float" office:value="4.13381194835363" calcext:value-type="float">
            <text:p>4.13</text:p>
          </table:table-cell>
          <table:table-cell table:style-name="ce128" table:formula="of:=[.Y94]+[.AD94]" office:value-type="float" office:value="91.2968164090857" calcext:value-type="float">
            <text:p>91.3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P Jayasankaran</text:p>
          </table:table-cell>
          <table:table-cell office:value-type="float" office:value="95308" calcext:value-type="float">
            <text:p>95308</text:p>
          </table:table-cell>
          <table:table-cell table:formula="of:=([.X94]/[.P94])*100" office:value-type="float" office:value="47.7153141787197" calcext:value-type="float">
            <text:p>47.7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Chinnadurai</text:p>
          </table:table-cell>
          <table:table-cell office:value-type="float" office:value="87051" calcext:value-type="float">
            <text:p>87051</text:p>
          </table:table-cell>
          <table:table-cell table:style-name="ce123" table:formula="of:=([.AC94]/[.P94])*100" office:value-type="float" office:value="43.581502230366" calcext:value-type="float">
            <text:p>43.5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Krishnaveni</text:p>
          </table:table-cell>
          <table:table-cell office:value-type="float" office:value="10233" calcext:value-type="float">
            <text:p>10233</text:p>
          </table:table-cell>
          <table:table-cell table:style-name="ce202" table:formula="of:=([.AH94]/[.P94])*100" office:value-type="float" office:value="5.12308316186299" calcext:value-type="float">
            <text:p>5.1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Sivakumar</text:p>
          </table:table-cell>
          <table:table-cell office:value-type="float" office:value="1959" calcext:value-type="float">
            <text:p>1959</text:p>
          </table:table-cell>
          <table:table-cell table:formula="of:=([.AM94]/[.P94])*100" office:value-type="float" office:value="0.980760276955888" calcext:value-type="float">
            <text:p>0.9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34" calcext:value-type="float">
            <text:p>1834</text:p>
          </table:table-cell>
          <table:table-cell table:style-name="ce232" table:formula="of:=([.AR94]/[.P94])*100" office:value-type="float" office:value="0.918179861121541" calcext:value-type="float">
            <text:p>0.92</text:p>
          </table:table-cell>
          <table:table-cell table:number-columns-repeated="1633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rcaud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o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4029" calcext:value-type="float">
            <text:p>284029</text:p>
          </table:table-cell>
          <table:table-cell office:value-type="float" office:value="238924" calcext:value-type="float">
            <text:p>238924</text:p>
          </table:table-cell>
          <table:table-cell table:formula="of:=([.P95]/[.O95])*100" office:value-type="float" office:value="84.1195793387295" calcext:value-type="float">
            <text:p>84.12</text:p>
          </table:table-cell>
          <table:table-cell table:formula="of:=[.X95]-[.AC95]" office:value-type="float" office:value="25955" calcext:value-type="float">
            <text:p>25955</text:p>
          </table:table-cell>
          <table:table-cell table:style-name="ce127" table:formula="of:=([.R95]/[.P95])*100" office:value-type="float" office:value="10.8632870703655" calcext:value-type="float">
            <text:p>10.86</text:p>
          </table:table-cell>
          <table:table-cell table:style-name="ce128" table:formula="of:=[.Y95]+[.AD95]" office:value-type="float" office:value="90.8937570105975" calcext:value-type="float">
            <text:p>90.8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 Chitra</text:p>
          </table:table-cell>
          <table:table-cell office:value-type="float" office:value="121561" calcext:value-type="float">
            <text:p>121561</text:p>
          </table:table-cell>
          <table:table-cell table:formula="of:=([.X95]/[.P95])*100" office:value-type="float" office:value="50.8785220404815" calcext:value-type="float">
            <text:p>50.8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 Tamilselvan</text:p>
          </table:table-cell>
          <table:table-cell office:value-type="float" office:value="95606" calcext:value-type="float">
            <text:p>95606</text:p>
          </table:table-cell>
          <table:table-cell table:style-name="ce123" table:formula="of:=([.AC95]/[.P95])*100" office:value-type="float" office:value="40.015234970116" calcext:value-type="float">
            <text:p>40.0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othi</text:p>
          </table:table-cell>
          <table:table-cell office:value-type="float" office:value="13308" calcext:value-type="float">
            <text:p>13308</text:p>
          </table:table-cell>
          <table:table-cell table:style-name="ce202" table:formula="of:=([.AH95]/[.P95])*100" office:value-type="float" office:value="5.56997204131858" calcext:value-type="float">
            <text:p>5.5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C Kumar</text:p>
          </table:table-cell>
          <table:table-cell office:value-type="float" office:value="2986" calcext:value-type="float">
            <text:p>2986</text:p>
          </table:table-cell>
          <table:table-cell table:formula="of:=([.AM95]/[.P95])*100" office:value-type="float" office:value="1.24976980127572" calcext:value-type="float">
            <text:p>1.2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79" calcext:value-type="float">
            <text:p>1979</text:p>
          </table:table-cell>
          <table:table-cell table:style-name="ce232" table:formula="of:=([.AR95]/[.P95])*100" office:value-type="float" office:value="0.828296864274832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mal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6192" calcext:value-type="float">
            <text:p>296192</text:p>
          </table:table-cell>
          <table:table-cell office:value-type="float" office:value="249027" calcext:value-type="float">
            <text:p>249027</text:p>
          </table:table-cell>
          <table:table-cell table:formula="of:=([.P96]/[.O96])*100" office:value-type="float" office:value="84.0762073249784" calcext:value-type="float">
            <text:p>84.08</text:p>
          </table:table-cell>
          <table:table-cell table:formula="of:=[.X96]-[.AC96]" office:value-type="float" office:value="55294" calcext:value-type="float">
            <text:p>55294</text:p>
          </table:table-cell>
          <table:table-cell table:style-name="ce127" table:formula="of:=([.R96]/[.P96])*100" office:value-type="float" office:value="22.2040180382047" calcext:value-type="float">
            <text:p>22.20</text:p>
          </table:table-cell>
          <table:table-cell table:style-name="ce128" table:formula="of:=[.Y96]+[.AD96]" office:value-type="float" office:value="92.231766033402" calcext:value-type="float">
            <text:p>92.2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Mani</text:p>
          </table:table-cell>
          <table:table-cell office:value-type="float" office:value="142488" calcext:value-type="float">
            <text:p>142488</text:p>
          </table:table-cell>
          <table:table-cell table:formula="of:=([.X96]/[.P96])*100" office:value-type="float" office:value="57.2178920358033" calcext:value-type="float">
            <text:p>57.2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angarajan MK</text:p>
          </table:table-cell>
          <table:table-cell office:value-type="float" office:value="87194" calcext:value-type="float">
            <text:p>87194</text:p>
          </table:table-cell>
          <table:table-cell table:style-name="ce123" table:formula="of:=([.AC96]/[.P96])*100" office:value-type="float" office:value="35.0138739975987" calcext:value-type="float">
            <text:p>35.0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Raja</text:p>
          </table:table-cell>
          <table:table-cell office:value-type="float" office:value="9416" calcext:value-type="float">
            <text:p>9416</text:p>
          </table:table-cell>
          <table:table-cell table:style-name="ce202" table:formula="of:=([.AH96]/[.P96])*100" office:value-type="float" office:value="3.78111610387629" calcext:value-type="float">
            <text:p>3.7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Srinivasan</text:p>
          </table:table-cell>
          <table:table-cell office:value-type="float" office:value="2930" calcext:value-type="float">
            <text:p>2930</text:p>
          </table:table-cell>
          <table:table-cell table:formula="of:=([.AM96]/[.P96])*100" office:value-type="float" office:value="1.17657924642709" calcext:value-type="float">
            <text:p>1.1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00" calcext:value-type="float">
            <text:p>1600</text:p>
          </table:table-cell>
          <table:table-cell table:style-name="ce232" table:formula="of:=([.AR96]/[.P96])*100" office:value-type="float" office:value="0.642500612383396" calcext:value-type="float">
            <text:p>0.64</text:p>
          </table:table-cell>
          <table:table-cell table:number-columns-repeated="1633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86849" calcext:value-type="float">
            <text:p>286849</text:p>
          </table:table-cell>
          <table:table-cell office:value-type="float" office:value="218442" calcext:value-type="float">
            <text:p>218442</text:p>
          </table:table-cell>
          <table:table-cell table:formula="of:=([.P97]/[.O97])*100" office:value-type="float" office:value="76.1522612942698" calcext:value-type="float">
            <text:p>76.15</text:p>
          </table:table-cell>
          <table:table-cell table:formula="of:=[.X97]-[.AC97]" office:value-type="float" office:value="656" calcext:value-type="float">
            <text:p>656</text:p>
          </table:table-cell>
          <table:table-cell table:style-name="ce127" table:formula="of:=([.R97]/[.P97])*100" office:value-type="float" office:value="0.300308548722315" calcext:value-type="float">
            <text:p>0.30</text:p>
          </table:table-cell>
          <table:table-cell table:style-name="ce128" table:formula="of:=[.Y97]+[.AD97]" office:value-type="float" office:value="88.5608079032421" calcext:value-type="float">
            <text:p>88.5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 Sadhasivam</text:p>
          </table:table-cell>
          <table:table-cell office:value-type="float" office:value="97055" calcext:value-type="float">
            <text:p>97055</text:p>
          </table:table-cell>
          <table:table-cell table:formula="of:=([.X97]/[.P97])*100" office:value-type="float" office:value="44.4305582259822" calcext:value-type="float">
            <text:p>44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Srinivasaperumal</text:p>
          </table:table-cell>
          <table:table-cell office:value-type="float" office:value="96399" calcext:value-type="float">
            <text:p>96399</text:p>
          </table:table-cell>
          <table:table-cell table:style-name="ce123" table:formula="of:=([.AC97]/[.P97])*100" office:value-type="float" office:value="44.1302496772599" calcext:value-type="float">
            <text:p>44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 Manikandan</text:p>
          </table:table-cell>
          <table:table-cell office:value-type="float" office:value="9109" calcext:value-type="float">
            <text:p>9109</text:p>
          </table:table-cell>
          <table:table-cell table:style-name="ce202" table:formula="of:=([.AH97]/[.P97])*100" office:value-type="float" office:value="4.16998562547495" calcext:value-type="float">
            <text:p>4.1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Anusuya</text:p>
          </table:table-cell>
          <table:table-cell office:value-type="float" office:value="4605" calcext:value-type="float">
            <text:p>4605</text:p>
          </table:table-cell>
          <table:table-cell table:formula="of:=([.AM97]/[.P97])*100" office:value-type="float" office:value="2.10811107754003" calcext:value-type="float">
            <text:p>2.11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Selvan</text:p>
          </table:table-cell>
          <table:table-cell office:value-type="float" office:value="2823" calcext:value-type="float">
            <text:p>2823</text:p>
          </table:table-cell>
          <table:table-cell table:style-name="ce232" table:formula="of:=([.AR97]/[.P97])*100" office:value-type="float" office:value="1.29233389183399" calcext:value-type="float">
            <text:p>1.29</text:p>
          </table:table-cell>
          <table:table-cell table:number-columns-repeated="1633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dappa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float" office:value="285298" calcext:value-type="float">
            <text:p>285298</text:p>
          </table:table-cell>
          <table:table-cell table:style-name="ce119" office:value-type="float" office:value="247301" calcext:value-type="float">
            <text:p>247301</text:p>
          </table:table-cell>
          <table:table-cell table:formula="of:=([.P98]/[.O98])*100" office:value-type="float" office:value="86.6816451569937" calcext:value-type="float">
            <text:p>86.68</text:p>
          </table:table-cell>
          <table:table-cell table:formula="of:=[.X98]-[.AC98]" office:value-type="float" office:value="93802" calcext:value-type="float">
            <text:p>93802</text:p>
          </table:table-cell>
          <table:table-cell table:style-name="ce127" table:formula="of:=([.R98]/[.P98])*100" office:value-type="float" office:value="37.930295469893" calcext:value-type="float">
            <text:p>37.93</text:p>
          </table:table-cell>
          <table:table-cell table:style-name="ce128" table:formula="of:=[.Y98]+[.AD98]" office:value-type="float" office:value="94.0174119797332" calcext:value-type="float">
            <text:p>94.0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dappadi K Palaniswami</text:p>
          </table:table-cell>
          <table:table-cell office:value-type="float" office:value="163154" calcext:value-type="float">
            <text:p>163154</text:p>
          </table:table-cell>
          <table:table-cell table:formula="of:=([.X98]/[.P98])*100" office:value-type="float" office:value="65.9738537248131" calcext:value-type="float">
            <text:p>65.9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 Sambathkumar</text:p>
          </table:table-cell>
          <table:table-cell office:value-type="float" office:value="69352" calcext:value-type="float">
            <text:p>69352</text:p>
          </table:table-cell>
          <table:table-cell table:style-name="ce123" table:formula="of:=([.AC98]/[.P98])*100" office:value-type="float" office:value="28.0435582549201" calcext:value-type="float">
            <text:p>28.0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hri Rathna</text:p>
          </table:table-cell>
          <table:table-cell office:value-type="float" office:value="6626" calcext:value-type="float">
            <text:p>6626</text:p>
          </table:table-cell>
          <table:table-cell table:style-name="ce202" table:formula="of:=([.AH98]/[.P98])*100" office:value-type="float" office:value="2.67932600353416" calcext:value-type="float">
            <text:p>2.6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Thasapparaj</text:p>
          </table:table-cell>
          <table:table-cell office:value-type="float" office:value="1547" calcext:value-type="float">
            <text:p>1547</text:p>
          </table:table-cell>
          <table:table-cell table:formula="of:=([.AM98]/[.P98])*100" office:value-type="float" office:value="0.62555347531955" calcext:value-type="float">
            <text:p>0.6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091" calcext:value-type="float">
            <text:p>1091</text:p>
          </table:table-cell>
          <table:table-cell table:style-name="ce232" table:formula="of:=([.AR98]/[.P98])*100" office:value-type="float" office:value="0.441162793518829" calcext:value-type="float">
            <text:p>0.44</text:p>
          </table:table-cell>
          <table:table-cell table:number-columns-repeated="163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gagir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4307" calcext:value-type="float">
            <text:p>274307</text:p>
          </table:table-cell>
          <table:table-cell office:value-type="float" office:value="232247" calcext:value-type="float">
            <text:p>232247</text:p>
          </table:table-cell>
          <table:table-cell table:formula="of:=([.P99]/[.O99])*100" office:value-type="float" office:value="84.6668149190506" calcext:value-type="float">
            <text:p>84.67</text:p>
          </table:table-cell>
          <table:table-cell table:formula="of:=[.X99]-[.AC99]" office:value-type="float" office:value="20045" calcext:value-type="float">
            <text:p>20045</text:p>
          </table:table-cell>
          <table:table-cell table:style-name="ce127" table:formula="of:=([.R99]/[.P99])*100" office:value-type="float" office:value="8.63089727746752" calcext:value-type="float">
            <text:p>8.63</text:p>
          </table:table-cell>
          <table:table-cell table:style-name="ce128" table:formula="of:=[.Y99]+[.AD99]" office:value-type="float" office:value="90.808062106292" calcext:value-type="float">
            <text:p>90.8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Sundararajan</text:p>
          </table:table-cell>
          <table:table-cell office:value-type="float" office:value="115472" calcext:value-type="float">
            <text:p>115472</text:p>
          </table:table-cell>
          <table:table-cell table:formula="of:=([.X99]/[.P99])*100" office:value-type="float" office:value="49.7194796918798" calcext:value-type="float">
            <text:p>49.7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M Rajesh</text:p>
          </table:table-cell>
          <table:table-cell office:value-type="float" office:value="95427" calcext:value-type="float">
            <text:p>95427</text:p>
          </table:table-cell>
          <table:table-cell table:style-name="ce123" table:formula="of:=([.AC99]/[.P99])*100" office:value-type="float" office:value="41.0885824144122" calcext:value-type="float">
            <text:p>41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hobana</text:p>
          </table:table-cell>
          <table:table-cell office:value-type="float" office:value="10862" calcext:value-type="float">
            <text:p>10862</text:p>
          </table:table-cell>
          <table:table-cell table:style-name="ce202" table:formula="of:=([.AH99]/[.P99])*100" office:value-type="float" office:value="4.67691724758555" calcext:value-type="float">
            <text:p>4.6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Sengodan</text:p>
          </table:table-cell>
          <table:table-cell office:value-type="float" office:value="3175" calcext:value-type="float">
            <text:p>3175</text:p>
          </table:table-cell>
          <table:table-cell table:formula="of:=([.AM99]/[.P99])*100" office:value-type="float" office:value="1.36707901501419" calcext:value-type="float">
            <text:p>1.3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Chellamuthu</text:p>
          </table:table-cell>
          <table:table-cell office:value-type="float" office:value="1471" calcext:value-type="float">
            <text:p>1471</text:p>
          </table:table-cell>
          <table:table-cell table:style-name="ce232" table:formula="of:=([.AR99]/[.P99])*100" office:value-type="float" office:value="0.633377395617597" calcext:value-type="float">
            <text:p>0.63</text:p>
          </table:table-cell>
          <table:table-cell table:number-columns-repeated="1633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lem West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9693" calcext:value-type="float">
            <text:p>299693</text:p>
          </table:table-cell>
          <table:table-cell office:value-type="float" office:value="216628" calcext:value-type="float">
            <text:p>216628</text:p>
          </table:table-cell>
          <table:table-cell table:formula="of:=([.P100]/[.O100])*100" office:value-type="float" office:value="72.2833032469894" calcext:value-type="float">
            <text:p>72.28</text:p>
          </table:table-cell>
          <table:table-cell table:formula="of:=[.X100]-[.AC100]" office:value-type="float" office:value="21499" calcext:value-type="float">
            <text:p>21499</text:p>
          </table:table-cell>
          <table:table-cell table:style-name="ce127" table:formula="of:=([.R100]/[.P100])*100" office:value-type="float" office:value="9.92438650589951" calcext:value-type="float">
            <text:p>9.92</text:p>
          </table:table-cell>
          <table:table-cell table:style-name="ce128" table:formula="of:=[.Y100]+[.AD100]" office:value-type="float" office:value="87.4619162804439" calcext:value-type="float">
            <text:p>87.4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rul Ramadas</text:p>
          </table:table-cell>
          <table:table-cell office:value-type="float" office:value="105483" calcext:value-type="float">
            <text:p>105483</text:p>
          </table:table-cell>
          <table:table-cell table:formula="of:=([.X100]/[.P100])*100" office:value-type="float" office:value="48.6931513931717" calcext:value-type="float">
            <text:p>48.6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Rajendran</text:p>
          </table:table-cell>
          <table:table-cell office:value-type="float" office:value="83984" calcext:value-type="float">
            <text:p>83984</text:p>
          </table:table-cell>
          <table:table-cell table:style-name="ce123" table:formula="of:=([.AC100]/[.P100])*100" office:value-type="float" office:value="38.7687648872722" calcext:value-type="float">
            <text:p>38.7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Nagammal</text:p>
          </table:table-cell>
          <table:table-cell office:value-type="float" office:value="10668" calcext:value-type="float">
            <text:p>10668</text:p>
          </table:table-cell>
          <table:table-cell table:style-name="ce202" table:formula="of:=([.AH100]/[.P100])*100" office:value-type="float" office:value="4.92457115423676" calcext:value-type="float">
            <text:p>4.9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Thiyagarajan</text:p>
          </table:table-cell>
          <table:table-cell office:value-type="float" office:value="7939" calcext:value-type="float">
            <text:p>7939</text:p>
          </table:table-cell>
          <table:table-cell table:formula="of:=([.AM100]/[.P100])*100" office:value-type="float" office:value="3.6648078734051" calcext:value-type="float">
            <text:p>3.6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lagaapuram R Mohanraj</text:p>
          </table:table-cell>
          <table:table-cell office:value-type="float" office:value="2307" calcext:value-type="float">
            <text:p>2307</text:p>
          </table:table-cell>
          <table:table-cell table:style-name="ce232" table:formula="of:=([.AR100]/[.P100])*100" office:value-type="float" office:value="1.06495928504164" calcext:value-type="float">
            <text:p>1.06</text:p>
          </table:table-cell>
          <table:table-cell table:number-columns-repeated="1633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lem Nor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6022" calcext:value-type="float">
            <text:p>276022</text:p>
          </table:table-cell>
          <table:table-cell office:value-type="float" office:value="202376" calcext:value-type="float">
            <text:p>202376</text:p>
          </table:table-cell>
          <table:table-cell table:formula="of:=([.P101]/[.O101])*100" office:value-type="float" office:value="73.3187934295092" calcext:value-type="float">
            <text:p>73.32</text:p>
          </table:table-cell>
          <table:table-cell table:formula="of:=[.X101]-[.AC101]" office:value-type="float" office:value="7588" calcext:value-type="float">
            <text:p>7588</text:p>
          </table:table-cell>
          <table:table-cell table:style-name="ce127" table:formula="of:=([.R101]/[.P101])*100" office:value-type="float" office:value="3.74945645728743" calcext:value-type="float">
            <text:p>3.75</text:p>
          </table:table-cell>
          <table:table-cell table:style-name="ce128" table:formula="of:=[.Y101]+[.AD101]" office:value-type="float" office:value="88.5856030359331" calcext:value-type="float">
            <text:p>88.5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Rajendran</text:p>
          </table:table-cell>
          <table:table-cell office:value-type="float" office:value="93432" calcext:value-type="float">
            <text:p>93432</text:p>
          </table:table-cell>
          <table:table-cell table:formula="of:=([.X101]/[.P101])*100" office:value-type="float" office:value="46.1675297466103" calcext:value-type="float">
            <text:p>46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 Venkatachalam</text:p>
          </table:table-cell>
          <table:table-cell office:value-type="float" office:value="85844" calcext:value-type="float">
            <text:p>85844</text:p>
          </table:table-cell>
          <table:table-cell table:style-name="ce123" table:formula="of:=([.AC101]/[.P101])*100" office:value-type="float" office:value="42.4180732893228" calcext:value-type="float">
            <text:p>42.4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S Guru Chakravarthy</text:p>
          </table:table-cell>
          <table:table-cell office:value-type="float" office:value="10718" calcext:value-type="float">
            <text:p>10718</text:p>
          </table:table-cell>
          <table:table-cell table:style-name="ce202" table:formula="of:=([.AH101]/[.P101])*100" office:value-type="float" office:value="5.29608253943155" calcext:value-type="float">
            <text:p>5.3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Imaya Eswaran</text:p>
          </table:table-cell>
          <table:table-cell office:value-type="float" office:value="8155" calcext:value-type="float">
            <text:p>8155</text:p>
          </table:table-cell>
          <table:table-cell table:formula="of:=([.AM101]/[.P101])*100" office:value-type="float" office:value="4.0296280191327" calcext:value-type="float">
            <text:p>4.0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05" calcext:value-type="float">
            <text:p>1505</text:p>
          </table:table-cell>
          <table:table-cell table:style-name="ce232" table:formula="of:=([.AR101]/[.P101])*100" office:value-type="float" office:value="0.743665256749812" calcext:value-type="float">
            <text:p>0.74</text:p>
          </table:table-cell>
          <table:table-cell table:number-columns-repeated="1633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em Sou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0403" calcext:value-type="float">
            <text:p>260403</text:p>
          </table:table-cell>
          <table:table-cell office:value-type="float" office:value="199982" calcext:value-type="float">
            <text:p>199982</text:p>
          </table:table-cell>
          <table:table-cell table:formula="of:=([.P102]/[.O102])*100" office:value-type="float" office:value="76.7971183127691" calcext:value-type="float">
            <text:p>76.80</text:p>
          </table:table-cell>
          <table:table-cell table:formula="of:=[.X102]-[.AC102]" office:value-type="float" office:value="22609" calcext:value-type="float">
            <text:p>22609</text:p>
          </table:table-cell>
          <table:table-cell table:style-name="ce127" table:formula="of:=([.R102]/[.P102])*100" office:value-type="float" office:value="11.3055174965747" calcext:value-type="float">
            <text:p>11.31</text:p>
          </table:table-cell>
          <table:table-cell table:style-name="ce128" table:formula="of:=[.Y102]+[.AD102]" office:value-type="float" office:value="86.209258833295" calcext:value-type="float">
            <text:p>86.2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 Balasubramanian</text:p>
          </table:table-cell>
          <table:table-cell office:value-type="float" office:value="97506" calcext:value-type="float">
            <text:p>97506</text:p>
          </table:table-cell>
          <table:table-cell table:formula="of:=([.X102]/[.P102])*100" office:value-type="float" office:value="48.7573881649348" calcext:value-type="float">
            <text:p>48.7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S Saravanan</text:p>
          </table:table-cell>
          <table:table-cell office:value-type="float" office:value="74897" calcext:value-type="float">
            <text:p>74897</text:p>
          </table:table-cell>
          <table:table-cell table:style-name="ce123" table:formula="of:=([.AC102]/[.P102])*100" office:value-type="float" office:value="37.4518706683602" calcext:value-type="float">
            <text:p>37.4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Prabhu Manikandan</text:p>
          </table:table-cell>
          <table:table-cell office:value-type="float" office:value="10368" calcext:value-type="float">
            <text:p>10368</text:p>
          </table:table-cell>
          <table:table-cell table:style-name="ce202" table:formula="of:=([.AH102]/[.P102])*100" office:value-type="float" office:value="5.18446660199418" calcext:value-type="float">
            <text:p>5.1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Mariamma</text:p>
          </table:table-cell>
          <table:table-cell office:value-type="float" office:value="10176" calcext:value-type="float">
            <text:p>10176</text:p>
          </table:table-cell>
          <table:table-cell table:formula="of:=([.AM102]/[.P102])*100" office:value-type="float" office:value="5.08845796121651" calcext:value-type="float">
            <text:p>5.0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e Venkatajalam</text:p>
          </table:table-cell>
          <table:table-cell office:value-type="float" office:value="2970" calcext:value-type="float">
            <text:p>2970</text:p>
          </table:table-cell>
          <table:table-cell table:style-name="ce232" table:formula="of:=([.AR102]/[.P102])*100" office:value-type="float" office:value="1.48513366202958" calcext:value-type="float">
            <text:p>1.49</text:p>
          </table:table-cell>
          <table:table-cell table:number-columns-repeated="1633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eerapan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0064" calcext:value-type="float">
            <text:p>260064</text:p>
          </table:table-cell>
          <table:table-cell office:value-type="float" office:value="223702" calcext:value-type="float">
            <text:p>223702</text:p>
          </table:table-cell>
          <table:table-cell table:formula="of:=([.P103]/[.O103])*100" office:value-type="float" office:value="86.0180570936385" calcext:value-type="float">
            <text:p>86.02</text:p>
          </table:table-cell>
          <table:table-cell table:formula="of:=[.X103]-[.AC103]" office:value-type="float" office:value="19895" calcext:value-type="float">
            <text:p>19895</text:p>
          </table:table-cell>
          <table:table-cell table:style-name="ce127" table:formula="of:=([.R103]/[.P103])*100" office:value-type="float" office:value="8.89352799706753" calcext:value-type="float">
            <text:p>8.89</text:p>
          </table:table-cell>
          <table:table-cell table:style-name="ce128" table:formula="of:=[.Y103]+[.AD103]" office:value-type="float" office:value="90.9553781369858" calcext:value-type="float">
            <text:p>90.9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Rajamuthu</text:p>
          </table:table-cell>
          <table:table-cell office:value-type="float" office:value="111682" calcext:value-type="float">
            <text:p>111682</text:p>
          </table:table-cell>
          <table:table-cell table:formula="of:=([.X103]/[.P103])*100" office:value-type="float" office:value="49.9244530670267" calcext:value-type="float">
            <text:p>49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K Tharun</text:p>
          </table:table-cell>
          <table:table-cell office:value-type="float" office:value="91787" calcext:value-type="float">
            <text:p>91787</text:p>
          </table:table-cell>
          <table:table-cell table:style-name="ce123" table:formula="of:=([.AC103]/[.P103])*100" office:value-type="float" office:value="41.0309250699591" calcext:value-type="float">
            <text:p>41.0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Rajeshkumar</text:p>
          </table:table-cell>
          <table:table-cell office:value-type="float" office:value="9806" calcext:value-type="float">
            <text:p>9806</text:p>
          </table:table-cell>
          <table:table-cell table:style-name="ce202" table:formula="of:=([.AH103]/[.P103])*100" office:value-type="float" office:value="4.3835102055413" calcext:value-type="float">
            <text:p>4.3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K Selvam</text:p>
          </table:table-cell>
          <table:table-cell office:value-type="float" office:value="4986" calcext:value-type="float">
            <text:p>4986</text:p>
          </table:table-cell>
          <table:table-cell table:formula="of:=([.AM103]/[.P103])*100" office:value-type="float" office:value="2.22885803434927" calcext:value-type="float">
            <text:p>2.2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09" calcext:value-type="float">
            <text:p>1409</text:p>
          </table:table-cell>
          <table:table-cell table:style-name="ce232" table:formula="of:=([.AR103]/[.P103])*100" office:value-type="float" office:value="0.629855790292443" calcext:value-type="float">
            <text:p>0.63</text:p>
          </table:table-cell>
          <table:table-cell table:number-columns-repeated="1633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sipur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36580" calcext:value-type="float">
            <text:p>236580</text:p>
          </table:table-cell>
          <table:table-cell office:value-type="float" office:value="196904" calcext:value-type="float">
            <text:p>196904</text:p>
          </table:table-cell>
          <table:table-cell table:formula="of:=([.P104]/[.O104])*100" office:value-type="float" office:value="83.2293515935413" calcext:value-type="float">
            <text:p>83.23</text:p>
          </table:table-cell>
          <table:table-cell table:formula="of:=[.X104]-[.AC104]" office:value-type="float" office:value="1952" calcext:value-type="float">
            <text:p>1952</text:p>
          </table:table-cell>
          <table:table-cell table:style-name="ce127" table:formula="of:=([.R104]/[.P104])*100" office:value-type="float" office:value="0.9913460366473" calcext:value-type="float">
            <text:p>0.99</text:p>
          </table:table-cell>
          <table:table-cell table:style-name="ce128" table:formula="of:=[.Y104]+[.AD104]" office:value-type="float" office:value="91.1621907122252" calcext:value-type="float">
            <text:p>91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Mathiventhan</text:p>
          </table:table-cell>
          <table:table-cell office:value-type="float" office:value="90727" calcext:value-type="float">
            <text:p>90727</text:p>
          </table:table-cell>
          <table:table-cell table:formula="of:=([.X104]/[.P104])*100" office:value-type="float" office:value="46.0767683744363" calcext:value-type="float">
            <text:p>46.0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Saroja</text:p>
          </table:table-cell>
          <table:table-cell office:value-type="float" office:value="88775" calcext:value-type="float">
            <text:p>88775</text:p>
          </table:table-cell>
          <table:table-cell table:style-name="ce123" table:formula="of:=([.AC104]/[.P104])*100" office:value-type="float" office:value="45.085422337789" calcext:value-type="float">
            <text:p>45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Silambarasi</text:p>
          </table:table-cell>
          <table:table-cell office:value-type="float" office:value="11295" calcext:value-type="float">
            <text:p>11295</text:p>
          </table:table-cell>
          <table:table-cell table:style-name="ce202" table:formula="of:=([.AH104]/[.P104])*100" office:value-type="float" office:value="5.73629789135823" calcext:value-type="float">
            <text:p>5.7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110" calcext:value-type="float">
            <text:p>2110</text:p>
          </table:table-cell>
          <table:table-cell table:formula="of:=([.AM104]/[.P104])*100" office:value-type="float" office:value="1.07158818510543" calcext:value-type="float">
            <text:p>1.07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R Ramkumar</text:p>
          </table:table-cell>
          <table:table-cell office:value-type="float" office:value="1133" calcext:value-type="float">
            <text:p>1133</text:p>
          </table:table-cell>
          <table:table-cell table:style-name="ce232" table:formula="of:=([.AR104]/[.P104])*100" office:value-type="float" office:value="0.57540730508268" calcext:value-type="float">
            <text:p>0.58</text:p>
          </table:table-cell>
          <table:table-cell table:number-columns-repeated="1633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nthamangal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43556" calcext:value-type="float">
            <text:p>243556</text:p>
          </table:table-cell>
          <table:table-cell office:value-type="float" office:value="199235" calcext:value-type="float">
            <text:p>199235</text:p>
          </table:table-cell>
          <table:table-cell table:formula="of:=([.P105]/[.O105])*100" office:value-type="float" office:value="81.8025423311271" calcext:value-type="float">
            <text:p>81.80</text:p>
          </table:table-cell>
          <table:table-cell table:formula="of:=[.X105]-[.AC105]" office:value-type="float" office:value="10493" calcext:value-type="float">
            <text:p>10493</text:p>
          </table:table-cell>
          <table:table-cell table:style-name="ce127" table:formula="of:=([.R105]/[.P105])*100" office:value-type="float" office:value="5.26664491680679" calcext:value-type="float">
            <text:p>5.27</text:p>
          </table:table-cell>
          <table:table-cell table:style-name="ce128" table:formula="of:=[.Y105]+[.AD105]" office:value-type="float" office:value="85.762541722087" calcext:value-type="float">
            <text:p>85.7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Ponnusamy</text:p>
          </table:table-cell>
          <table:table-cell office:value-type="float" office:value="90681" calcext:value-type="float">
            <text:p>90681</text:p>
          </table:table-cell>
          <table:table-cell table:formula="of:=([.X105]/[.P105])*100" office:value-type="float" office:value="45.5145933194469" calcext:value-type="float">
            <text:p>45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Chandran</text:p>
          </table:table-cell>
          <table:table-cell office:value-type="float" office:value="80188" calcext:value-type="float">
            <text:p>80188</text:p>
          </table:table-cell>
          <table:table-cell table:style-name="ce123" table:formula="of:=([.AC105]/[.P105])*100" office:value-type="float" office:value="40.2479484026401" calcext:value-type="float">
            <text:p>40.2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T Rohini</text:p>
          </table:table-cell>
          <table:table-cell office:value-type="float" office:value="11654" calcext:value-type="float">
            <text:p>11654</text:p>
          </table:table-cell>
          <table:table-cell table:style-name="ce202" table:formula="of:=([.AH105]/[.P105])*100" office:value-type="float" office:value="5.84937385499536" calcext:value-type="float">
            <text:p>5.85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C Chandrasekaran</text:p>
          </table:table-cell>
          <table:table-cell office:value-type="float" office:value="11371" calcext:value-type="float">
            <text:p>11371</text:p>
          </table:table-cell>
          <table:table-cell table:formula="of:=([.AM105]/[.P105])*100" office:value-type="float" office:value="5.70733053931287" calcext:value-type="float">
            <text:p>5.7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58" calcext:value-type="float">
            <text:p>2058</text:p>
          </table:table-cell>
          <table:table-cell table:style-name="ce232" table:formula="of:=([.AR105]/[.P105])*100" office:value-type="float" office:value="1.03295103771928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57854" calcext:value-type="float">
            <text:p>257854</text:p>
          </table:table-cell>
          <table:table-cell office:value-type="float" office:value="206759" calcext:value-type="float">
            <text:p>206759</text:p>
          </table:table-cell>
          <table:table-cell table:formula="of:=([.P106]/[.O106])*100" office:value-type="float" office:value="80.1845230246574" calcext:value-type="float">
            <text:p>80.18</text:p>
          </table:table-cell>
          <table:table-cell table:formula="of:=[.X106]-[.AC106]" office:value-type="float" office:value="27861" calcext:value-type="float">
            <text:p>27861</text:p>
          </table:table-cell>
          <table:table-cell table:style-name="ce127" table:formula="of:=([.R106]/[.P106])*100" office:value-type="float" office:value="13.475108701435" calcext:value-type="float">
            <text:p>13.48</text:p>
          </table:table-cell>
          <table:table-cell table:style-name="ce128" table:formula="of:=[.Y106]+[.AD106]" office:value-type="float" office:value="89.5375775661519" calcext:value-type="float">
            <text:p>89.5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Ramalingam</text:p>
          </table:table-cell>
          <table:table-cell office:value-type="float" office:value="106494" calcext:value-type="float">
            <text:p>106494</text:p>
          </table:table-cell>
          <table:table-cell table:formula="of:=([.X106]/[.P106])*100" office:value-type="float" office:value="51.5063431337935" calcext:value-type="float">
            <text:p>51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PP Baskar</text:p>
          </table:table-cell>
          <table:table-cell office:value-type="float" office:value="78633" calcext:value-type="float">
            <text:p>78633</text:p>
          </table:table-cell>
          <table:table-cell table:style-name="ce123" table:formula="of:=([.AC106]/[.P106])*100" office:value-type="float" office:value="38.0312344323584" calcext:value-type="float">
            <text:p>38.0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 Baskar</text:p>
          </table:table-cell>
          <table:table-cell office:value-type="float" office:value="10122" calcext:value-type="float">
            <text:p>10122</text:p>
          </table:table-cell>
          <table:table-cell table:style-name="ce202" table:formula="of:=([.AH106]/[.P106])*100" office:value-type="float" office:value="4.89555472796831" calcext:value-type="float">
            <text:p>4.9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Adham Farook</text:p>
          </table:table-cell>
          <table:table-cell office:value-type="float" office:value="5589" calcext:value-type="float">
            <text:p>5589</text:p>
          </table:table-cell>
          <table:table-cell table:formula="of:=([.AM106]/[.P106])*100" office:value-type="float" office:value="2.70314714232512" calcext:value-type="float">
            <text:p>2.7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85" calcext:value-type="float">
            <text:p>1285</text:p>
          </table:table-cell>
          <table:table-cell table:style-name="ce232" table:formula="of:=([.AR106]/[.P106])*100" office:value-type="float" office:value="0.621496524939664" calcext:value-type="float">
            <text:p>0.62</text:p>
          </table:table-cell>
          <table:table-cell table:number-columns-repeated="1633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amathi Velur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21664" calcext:value-type="float">
            <text:p>221664</text:p>
          </table:table-cell>
          <table:table-cell office:value-type="float" office:value="183697" calcext:value-type="float">
            <text:p>183697</text:p>
          </table:table-cell>
          <table:table-cell table:formula="of:=([.P107]/[.O107])*100" office:value-type="float" office:value="82.8718240219431" calcext:value-type="float">
            <text:p>82.87</text:p>
          </table:table-cell>
          <table:table-cell table:formula="of:=[.X107]-[.AC107]" office:value-type="float" office:value="7662" calcext:value-type="float">
            <text:p>7662</text:p>
          </table:table-cell>
          <table:table-cell table:style-name="ce127" table:formula="of:=([.R107]/[.P107])*100" office:value-type="float" office:value="4.1709989820193" calcext:value-type="float">
            <text:p>4.17</text:p>
          </table:table-cell>
          <table:table-cell table:style-name="ce128" table:formula="of:=[.Y107]+[.AD107]" office:value-type="float" office:value="89.4984675852083" calcext:value-type="float">
            <text:p>89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Sekar</text:p>
          </table:table-cell>
          <table:table-cell office:value-type="float" office:value="86034" calcext:value-type="float">
            <text:p>86034</text:p>
          </table:table-cell>
          <table:table-cell table:formula="of:=([.X107]/[.P107])*100" office:value-type="float" office:value="46.8347332836138" calcext:value-type="float">
            <text:p>46.8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S Moorthy</text:p>
          </table:table-cell>
          <table:table-cell office:value-type="float" office:value="78372" calcext:value-type="float">
            <text:p>78372</text:p>
          </table:table-cell>
          <table:table-cell table:style-name="ce123" table:formula="of:=([.AC107]/[.P107])*100" office:value-type="float" office:value="42.6637343015945" calcext:value-type="float">
            <text:p>42.6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Uvarani</text:p>
          </table:table-cell>
          <table:table-cell office:value-type="float" office:value="11684" calcext:value-type="float">
            <text:p>11684</text:p>
          </table:table-cell>
          <table:table-cell table:style-name="ce202" table:formula="of:=([.AH107]/[.P107])*100" office:value-type="float" office:value="6.36047404149224" calcext:value-type="float">
            <text:p>6.3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Natarajan</text:p>
          </table:table-cell>
          <table:table-cell office:value-type="float" office:value="1882" calcext:value-type="float">
            <text:p>1882</text:p>
          </table:table-cell>
          <table:table-cell table:formula="of:=([.AM107]/[.P107])*100" office:value-type="float" office:value="1.02451319292095" calcext:value-type="float">
            <text:p>1.0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964" calcext:value-type="float">
            <text:p>964</text:p>
          </table:table-cell>
          <table:table-cell table:style-name="ce232" table:formula="of:=([.AR107]/[.P107])*100" office:value-type="float" office:value="0.52477721465239" calcext:value-type="float">
            <text:p>0.52</text:p>
          </table:table-cell>
          <table:table-cell table:number-columns-repeated="1633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iruchengode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31133" calcext:value-type="float">
            <text:p>231133</text:p>
          </table:table-cell>
          <table:table-cell office:value-type="float" office:value="184669" calcext:value-type="float">
            <text:p>184669</text:p>
          </table:table-cell>
          <table:table-cell table:formula="of:=([.P108]/[.O108])*100" office:value-type="float" office:value="79.897288574111" calcext:value-type="float">
            <text:p>79.90</text:p>
          </table:table-cell>
          <table:table-cell table:formula="of:=[.X108]-[.AC108]" office:value-type="float" office:value="2862" calcext:value-type="float">
            <text:p>2862</text:p>
          </table:table-cell>
          <table:table-cell table:style-name="ce127" table:formula="of:=([.R108]/[.P108])*100" office:value-type="float" office:value="1.54979991227548" calcext:value-type="float">
            <text:p>1.55</text:p>
          </table:table-cell>
          <table:table-cell table:style-name="ce128" table:formula="of:=[.Y108]+[.AD108]" office:value-type="float" office:value="86.9198403630279" calcext:value-type="float">
            <text:p>86.92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KMDK</text:p>
          </table:table-cell>
          <table:table-cell office:value-type="string" calcext:value-type="string">
            <text:p>ER Eswaran</text:p>
          </table:table-cell>
          <table:table-cell office:value-type="float" office:value="81688" calcext:value-type="float">
            <text:p>81688</text:p>
          </table:table-cell>
          <table:table-cell table:formula="of:=([.X108]/[.P108])*100" office:value-type="float" office:value="44.2348201376517" calcext:value-type="float">
            <text:p>44.2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n Saraswathi</text:p>
          </table:table-cell>
          <table:table-cell office:value-type="float" office:value="78826" calcext:value-type="float">
            <text:p>78826</text:p>
          </table:table-cell>
          <table:table-cell table:style-name="ce123" table:formula="of:=([.AC108]/[.P108])*100" office:value-type="float" office:value="42.6850202253762" calcext:value-type="float">
            <text:p>42.6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Natarajan</text:p>
          </table:table-cell>
          <table:table-cell office:value-type="float" office:value="13967" calcext:value-type="float">
            <text:p>13967</text:p>
          </table:table-cell>
          <table:table-cell table:style-name="ce202" table:formula="of:=([.AH108]/[.P108])*100" office:value-type="float" office:value="7.56326183604178" calcext:value-type="float">
            <text:p>7.5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Janagaraj</text:p>
          </table:table-cell>
          <table:table-cell office:value-type="float" office:value="3724" calcext:value-type="float">
            <text:p>3724</text:p>
          </table:table-cell>
          <table:table-cell table:formula="of:=([.AM108]/[.P108])*100" office:value-type="float" office:value="2.01658101792938" calcext:value-type="float">
            <text:p>2.0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18" calcext:value-type="float">
            <text:p>1518</text:p>
          </table:table-cell>
          <table:table-cell table:style-name="ce232" table:formula="of:=([.AR108]/[.P108])*100" office:value-type="float" office:value="0.822011274225777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umarapalay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4468" calcext:value-type="float">
            <text:p>254468</text:p>
          </table:table-cell>
          <table:table-cell office:value-type="float" office:value="201925" calcext:value-type="float">
            <text:p>201925</text:p>
          </table:table-cell>
          <table:table-cell table:formula="of:=([.P109]/[.O109])*100" office:value-type="float" office:value="79.3518241979345" calcext:value-type="float">
            <text:p>79.35</text:p>
          </table:table-cell>
          <table:table-cell table:formula="of:=[.X109]-[.AC109]" office:value-type="float" office:value="31646" calcext:value-type="float">
            <text:p>31646</text:p>
          </table:table-cell>
          <table:table-cell table:style-name="ce127" table:formula="of:=([.R109]/[.P109])*100" office:value-type="float" office:value="15.6721555032809" calcext:value-type="float">
            <text:p>15.67</text:p>
          </table:table-cell>
          <table:table-cell table:style-name="ce128" table:formula="of:=[.Y109]+[.AD109]" office:value-type="float" office:value="84.1668936486319" calcext:value-type="float">
            <text:p>84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Thangamani</text:p>
          </table:table-cell>
          <table:table-cell office:value-type="float" office:value="100800" calcext:value-type="float">
            <text:p>100800</text:p>
          </table:table-cell>
          <table:table-cell table:formula="of:=([.X109]/[.P109])*100" office:value-type="float" office:value="49.9195245759564" calcext:value-type="float">
            <text:p>49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Venkatachalam</text:p>
          </table:table-cell>
          <table:table-cell office:value-type="float" office:value="69154" calcext:value-type="float">
            <text:p>69154</text:p>
          </table:table-cell>
          <table:table-cell table:style-name="ce123" table:formula="of:=([.AC109]/[.P109])*100" office:value-type="float" office:value="34.2473690726755" calcext:value-type="float">
            <text:p>34.2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Varun</text:p>
          </table:table-cell>
          <table:table-cell office:value-type="float" office:value="13240" calcext:value-type="float">
            <text:p>13240</text:p>
          </table:table-cell>
          <table:table-cell table:style-name="ce202" table:formula="of:=([.AH109]/[.P109])*100" office:value-type="float" office:value="6.55688993438158" calcext:value-type="float">
            <text:p>6.5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S Ommsharravana</text:p>
          </table:table-cell>
          <table:table-cell office:value-type="float" office:value="7342" calcext:value-type="float">
            <text:p>7342</text:p>
          </table:table-cell>
          <table:table-cell table:formula="of:=([.AM109]/[.P109])*100" office:value-type="float" office:value="3.63600346663365" calcext:value-type="float">
            <text:p>3.6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Kamaraj</text:p>
          </table:table-cell>
          <table:table-cell office:value-type="float" office:value="6125" calcext:value-type="float">
            <text:p>6125</text:p>
          </table:table-cell>
          <table:table-cell table:style-name="ce232" table:formula="of:=([.AR109]/[.P109])*100" office:value-type="float" office:value="3.03330444471957" calcext:value-type="float">
            <text:p>3.03</text:p>
          </table:table-cell>
          <table:table-cell table:number-columns-repeated="1633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rode Ea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28425" calcext:value-type="float">
            <text:p>228425</text:p>
          </table:table-cell>
          <table:table-cell office:value-type="float" office:value="152037" calcext:value-type="float">
            <text:p>152037</text:p>
          </table:table-cell>
          <table:table-cell table:formula="of:=([.P110]/[.O110])*100" office:value-type="float" office:value="66.5588267483857" calcext:value-type="float">
            <text:p>66.56</text:p>
          </table:table-cell>
          <table:table-cell table:formula="of:=[.X110]-[.AC110]" office:value-type="float" office:value="8904" calcext:value-type="float">
            <text:p>8904</text:p>
          </table:table-cell>
          <table:table-cell table:style-name="ce127" table:formula="of:=([.R110]/[.P110])*100" office:value-type="float" office:value="5.85646914895716" calcext:value-type="float">
            <text:p>5.86</text:p>
          </table:table-cell>
          <table:table-cell table:style-name="ce128" table:formula="of:=[.Y110]+[.AD110]" office:value-type="float" office:value="82.6746121010017" calcext:value-type="float">
            <text:p>82.6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E Thirumagan Evera</text:p>
          </table:table-cell>
          <table:table-cell office:value-type="float" office:value="67300" calcext:value-type="float">
            <text:p>67300</text:p>
          </table:table-cell>
          <table:table-cell table:formula="of:=([.X110]/[.P110])*100" office:value-type="float" office:value="44.2655406249794" calcext:value-type="float">
            <text:p>44.2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Yuvaraja</text:p>
          </table:table-cell>
          <table:table-cell office:value-type="float" office:value="58396" calcext:value-type="float">
            <text:p>58396</text:p>
          </table:table-cell>
          <table:table-cell table:style-name="ce123" table:formula="of:=([.AC110]/[.P110])*100" office:value-type="float" office:value="38.4090714760223" calcext:value-type="float">
            <text:p>38.4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Gomathi</text:p>
          </table:table-cell>
          <table:table-cell office:value-type="float" office:value="11629" calcext:value-type="float">
            <text:p>11629</text:p>
          </table:table-cell>
          <table:table-cell table:style-name="ce202" table:formula="of:=([.AH110]/[.P110])*100" office:value-type="float" office:value="7.64879601675908" calcext:value-type="float">
            <text:p>7.6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MR Rajakumar</text:p>
          </table:table-cell>
          <table:table-cell office:value-type="float" office:value="10005" calcext:value-type="float">
            <text:p>10005</text:p>
          </table:table-cell>
          <table:table-cell table:formula="of:=([.AM110]/[.P110])*100" office:value-type="float" office:value="6.58063497701217" calcext:value-type="float">
            <text:p>6.5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A Muthukumaran</text:p>
          </table:table-cell>
          <table:table-cell office:value-type="float" office:value="1204" calcext:value-type="float">
            <text:p>1204</text:p>
          </table:table-cell>
          <table:table-cell table:style-name="ce232" table:formula="of:=([.AR110]/[.P110])*100" office:value-type="float" office:value="0.791912494984774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de We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3099" calcext:value-type="float">
            <text:p>293099</text:p>
          </table:table-cell>
          <table:table-cell office:value-type="float" office:value="205579" calcext:value-type="float">
            <text:p>205579</text:p>
          </table:table-cell>
          <table:table-cell table:formula="of:=([.P111]/[.O111])*100" office:value-type="float" office:value="70.1397821213993" calcext:value-type="float">
            <text:p>70.14</text:p>
          </table:table-cell>
          <table:table-cell table:formula="of:=[.X111]-[.AC111]" office:value-type="float" office:value="22089" calcext:value-type="float">
            <text:p>22089</text:p>
          </table:table-cell>
          <table:table-cell table:style-name="ce127" table:formula="of:=([.R111]/[.P111])*100" office:value-type="float" office:value="10.7447745149067" calcext:value-type="float">
            <text:p>10.74</text:p>
          </table:table-cell>
          <table:table-cell table:style-name="ce128" table:formula="of:=[.Y111]+[.AD111]" office:value-type="float" office:value="87.2778834414021" calcext:value-type="float">
            <text:p>87.2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Muthusamy</text:p>
          </table:table-cell>
          <table:table-cell office:value-type="float" office:value="100757" calcext:value-type="float">
            <text:p>100757</text:p>
          </table:table-cell>
          <table:table-cell table:formula="of:=([.X111]/[.P111])*100" office:value-type="float" office:value="49.0113289781544" calcext:value-type="float">
            <text:p>49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V Ramalingam</text:p>
          </table:table-cell>
          <table:table-cell office:value-type="float" office:value="78668" calcext:value-type="float">
            <text:p>78668</text:p>
          </table:table-cell>
          <table:table-cell table:style-name="ce123" table:formula="of:=([.AC111]/[.P111])*100" office:value-type="float" office:value="38.2665544632477" calcext:value-type="float">
            <text:p>38.2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handra Kumar P</text:p>
          </table:table-cell>
          <table:table-cell office:value-type="float" office:value="13353" calcext:value-type="float">
            <text:p>13353</text:p>
          </table:table-cell>
          <table:table-cell table:style-name="ce202" table:formula="of:=([.AH111]/[.P111])*100" office:value-type="float" office:value="6.495313237247" calcext:value-type="float">
            <text:p>6.5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urai Sevugan</text:p>
          </table:table-cell>
          <table:table-cell office:value-type="float" office:value="8107" calcext:value-type="float">
            <text:p>8107</text:p>
          </table:table-cell>
          <table:table-cell table:formula="of:=([.AM111]/[.P111])*100" office:value-type="float" office:value="3.94349617422013" calcext:value-type="float">
            <text:p>3.9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68" calcext:value-type="float">
            <text:p>1968</text:p>
          </table:table-cell>
          <table:table-cell table:style-name="ce232" table:formula="of:=([.AR111]/[.P111])*100" office:value-type="float" office:value="0.957296221890368" calcext:value-type="float">
            <text:p>0.96</text:p>
          </table:table-cell>
          <table:table-cell table:number-columns-repeated="163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dakkurich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38932" calcext:value-type="float">
            <text:p>238932</text:p>
          </table:table-cell>
          <table:table-cell office:value-type="float" office:value="181857" calcext:value-type="float">
            <text:p>181857</text:p>
          </table:table-cell>
          <table:table-cell table:formula="of:=([.P112]/[.O112])*100" office:value-type="float" office:value="76.1124504042991" calcext:value-type="float">
            <text:p>76.11</text:p>
          </table:table-cell>
          <table:table-cell table:formula="of:=[.X112]-[.AC112]" office:value-type="float" office:value="281" calcext:value-type="float">
            <text:p>281</text:p>
          </table:table-cell>
          <table:table-cell table:style-name="ce127" table:formula="of:=([.R112]/[.P112])*100" office:value-type="float" office:value="0.154517010618233" calcext:value-type="float">
            <text:p>0.15</text:p>
          </table:table-cell>
          <table:table-cell table:style-name="ce128" table:formula="of:=[.Y112]+[.AD112]" office:value-type="float" office:value="85.7646392495202" calcext:value-type="float">
            <text:p>85.7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C Saraswathi</text:p>
          </table:table-cell>
          <table:table-cell office:value-type="float" office:value="78125" calcext:value-type="float">
            <text:p>78125</text:p>
          </table:table-cell>
          <table:table-cell table:formula="of:=([.X112]/[.P112])*100" office:value-type="float" office:value="42.9595781300692" calcext:value-type="float">
            <text:p>42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ubbulakshmi Jagadeesan</text:p>
          </table:table-cell>
          <table:table-cell office:value-type="float" office:value="77844" calcext:value-type="float">
            <text:p>77844</text:p>
          </table:table-cell>
          <table:table-cell table:style-name="ce123" table:formula="of:=([.AC112]/[.P112])*100" office:value-type="float" office:value="42.805061119451" calcext:value-type="float">
            <text:p>42.8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Prakash</text:p>
          </table:table-cell>
          <table:table-cell office:value-type="float" office:value="12944" calcext:value-type="float">
            <text:p>12944</text:p>
          </table:table-cell>
          <table:table-cell table:style-name="ce202" table:formula="of:=([.AH112]/[.P112])*100" office:value-type="float" office:value="7.11768037523989" calcext:value-type="float">
            <text:p>7.1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Rajeshkumar</text:p>
          </table:table-cell>
          <table:table-cell office:value-type="float" office:value="4574" calcext:value-type="float">
            <text:p>4574</text:p>
          </table:table-cell>
          <table:table-cell table:formula="of:=([.AM112]/[.P112])*100" office:value-type="float" office:value="2.51516301269679" calcext:value-type="float">
            <text:p>2.5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342" calcext:value-type="float">
            <text:p>2342</text:p>
          </table:table-cell>
          <table:table-cell table:style-name="ce232" table:formula="of:=([.AR112]/[.P112])*100" office:value-type="float" office:value="1.28782504935196" calcext:value-type="float">
            <text:p>1.29</text:p>
          </table:table-cell>
          <table:table-cell table:number-columns-repeated="163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harapur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58581" calcext:value-type="float">
            <text:p>258581</text:p>
          </table:table-cell>
          <table:table-cell office:value-type="float" office:value="193991" calcext:value-type="float">
            <text:p>193991</text:p>
          </table:table-cell>
          <table:table-cell table:formula="of:=([.P113]/[.O113])*100" office:value-type="float" office:value="75.0213666123961" calcext:value-type="float">
            <text:p>75.02</text:p>
          </table:table-cell>
          <table:table-cell table:formula="of:=[.X113]-[.AC113]" office:value-type="float" office:value="1393" calcext:value-type="float">
            <text:p>1393</text:p>
          </table:table-cell>
          <table:table-cell table:style-name="ce127" table:formula="of:=([.R113]/[.P113])*100" office:value-type="float" office:value="0.718074549850251" calcext:value-type="float">
            <text:p>0.72</text:p>
          </table:table-cell>
          <table:table-cell table:style-name="ce128" table:formula="of:=[.Y113]+[.AD113]" office:value-type="float" office:value="92.0553015346073" calcext:value-type="float">
            <text:p>92.0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Kayalvizhi</text:p>
          </table:table-cell>
          <table:table-cell office:value-type="float" office:value="89986" calcext:value-type="float">
            <text:p>89986</text:p>
          </table:table-cell>
          <table:table-cell table:formula="of:=([.X113]/[.P113])*100" office:value-type="float" office:value="46.3866880422288" calcext:value-type="float">
            <text:p>46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L Murugan</text:p>
          </table:table-cell>
          <table:table-cell office:value-type="float" office:value="88593" calcext:value-type="float">
            <text:p>88593</text:p>
          </table:table-cell>
          <table:table-cell table:style-name="ce123" table:formula="of:=([.AC113]/[.P113])*100" office:value-type="float" office:value="45.6686134923785" calcext:value-type="float">
            <text:p>45.6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Ranjitha</text:p>
          </table:table-cell>
          <table:table-cell office:value-type="float" office:value="6753" calcext:value-type="float">
            <text:p>6753</text:p>
          </table:table-cell>
          <table:table-cell table:style-name="ce202" table:formula="of:=([.AH113]/[.P113])*100" office:value-type="float" office:value="3.48108932888639" calcext:value-type="float">
            <text:p>3.4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Charli</text:p>
          </table:table-cell>
          <table:table-cell office:value-type="float" office:value="2130" calcext:value-type="float">
            <text:p>2130</text:p>
          </table:table-cell>
          <table:table-cell table:formula="of:=([.AM113]/[.P113])*100" office:value-type="float" office:value="1.09798908196772" calcext:value-type="float">
            <text:p>1.1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903" calcext:value-type="float">
            <text:p>1903</text:p>
          </table:table-cell>
          <table:table-cell table:style-name="ce232" table:formula="of:=([.AR113]/[.P113])*100" office:value-type="float" office:value="0.980973344124212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angay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office:value-type="float" office:value="257190" calcext:value-type="float">
            <text:p>257190</text:p>
          </table:table-cell>
          <table:table-cell office:value-type="float" office:value="199818" calcext:value-type="float">
            <text:p>199818</text:p>
          </table:table-cell>
          <table:table-cell table:formula="of:=([.P114]/[.O114])*100" office:value-type="float" office:value="77.6927563280065" calcext:value-type="float">
            <text:p>77.69</text:p>
          </table:table-cell>
          <table:table-cell table:formula="of:=[.X114]-[.AC114]" office:value-type="float" office:value="7331" calcext:value-type="float">
            <text:p>7331</text:p>
          </table:table-cell>
          <table:table-cell table:style-name="ce127" table:formula="of:=([.R114]/[.P114])*100" office:value-type="float" office:value="3.66883864316528" calcext:value-type="float">
            <text:p>3.67</text:p>
          </table:table-cell>
          <table:table-cell table:style-name="ce128" table:formula="of:=[.Y114]+[.AD114]" office:value-type="float" office:value="90.6139587024192" calcext:value-type="float">
            <text:p>90.6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P Saminathan</text:p>
          </table:table-cell>
          <table:table-cell office:value-type="float" office:value="94197" calcext:value-type="float">
            <text:p>94197</text:p>
          </table:table-cell>
          <table:table-cell table:formula="of:=([.X114]/[.P114])*100" office:value-type="float" office:value="47.1413986727922" calcext:value-type="float">
            <text:p>47.1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s Ramalingam</text:p>
          </table:table-cell>
          <table:table-cell office:value-type="float" office:value="86866" calcext:value-type="float">
            <text:p>86866</text:p>
          </table:table-cell>
          <table:table-cell table:style-name="ce123" table:formula="of:=([.AC114]/[.P114])*100" office:value-type="float" office:value="43.472560029627" calcext:value-type="float">
            <text:p>43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Sivanantham</text:p>
          </table:table-cell>
          <table:table-cell office:value-type="float" office:value="11307" calcext:value-type="float">
            <text:p>11307</text:p>
          </table:table-cell>
          <table:table-cell table:style-name="ce202" table:formula="of:=([.AH114]/[.P114])*100" office:value-type="float" office:value="5.65864937092754" calcext:value-type="float">
            <text:p>5.6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Appasamy</text:p>
          </table:table-cell>
          <table:table-cell office:value-type="float" office:value="2327" calcext:value-type="float">
            <text:p>2327</text:p>
          </table:table-cell>
          <table:table-cell table:formula="of:=([.AM114]/[.P114])*100" office:value-type="float" office:value="1.16455974937193" calcext:value-type="float">
            <text:p>1.1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027" calcext:value-type="float">
            <text:p>1027</text:p>
          </table:table-cell>
          <table:table-cell table:style-name="ce232" table:formula="of:=([.AR114]/[.P114])*100" office:value-type="float" office:value="0.513967710616661" calcext:value-type="float">
            <text:p>0.51</text:p>
          </table:table-cell>
          <table:table-cell table:number-columns-repeated="163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undura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27887" calcext:value-type="float">
            <text:p>227887</text:p>
          </table:table-cell>
          <table:table-cell office:value-type="float" office:value="189843" calcext:value-type="float">
            <text:p>189843</text:p>
          </table:table-cell>
          <table:table-cell table:formula="of:=([.P115]/[.O115])*100" office:value-type="float" office:value="83.3057611886593" calcext:value-type="float">
            <text:p>83.31</text:p>
          </table:table-cell>
          <table:table-cell table:formula="of:=[.X115]-[.AC115]" office:value-type="float" office:value="14507" calcext:value-type="float">
            <text:p>14507</text:p>
          </table:table-cell>
          <table:table-cell table:style-name="ce127" table:formula="of:=([.R115]/[.P115])*100" office:value-type="float" office:value="7.64157751405108" calcext:value-type="float">
            <text:p>7.64</text:p>
          </table:table-cell>
          <table:table-cell table:style-name="ce128" table:formula="of:=[.Y115]+[.AD115]" office:value-type="float" office:value="82.0377891204838" calcext:value-type="float">
            <text:p>82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Jayakumar</text:p>
          </table:table-cell>
          <table:table-cell office:value-type="float" office:value="85125" calcext:value-type="float">
            <text:p>85125</text:p>
          </table:table-cell>
          <table:table-cell table:formula="of:=([.X115]/[.P115])*100" office:value-type="float" office:value="44.8396833172674" calcext:value-type="float">
            <text:p>44.84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KMDK</text:p>
          </table:table-cell>
          <table:table-cell office:value-type="string" calcext:value-type="string">
            <text:p>KKC Balu</text:p>
          </table:table-cell>
          <table:table-cell office:value-type="float" office:value="70618" calcext:value-type="float">
            <text:p>70618</text:p>
          </table:table-cell>
          <table:table-cell table:style-name="ce123" table:formula="of:=([.AC115]/[.P115])*100" office:value-type="float" office:value="37.1981058032163" calcext:value-type="float">
            <text:p>37.2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 Loganathan</text:p>
          </table:table-cell>
          <table:table-cell office:value-type="float" office:value="10294" calcext:value-type="float">
            <text:p>10294</text:p>
          </table:table-cell>
          <table:table-cell table:style-name="ce202" table:formula="of:=([.AH115]/[.P115])*100" office:value-type="float" office:value="5.42237533119472" calcext:value-type="float">
            <text:p>5.42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Thoppu Venkatachalam</text:p>
          </table:table-cell>
          <table:table-cell office:value-type="float" office:value="9895" calcext:value-type="float">
            <text:p>9895</text:p>
          </table:table-cell>
          <table:table-cell table:formula="of:=([.AM115]/[.P115])*100" office:value-type="float" office:value="5.21220166137282" calcext:value-type="float">
            <text:p>5.2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CK Nandhakumar</text:p>
          </table:table-cell>
          <table:table-cell office:value-type="float" office:value="3533" calcext:value-type="float">
            <text:p>3533</text:p>
          </table:table-cell>
          <table:table-cell table:style-name="ce232" table:formula="of:=([.AR115]/[.P115])*100" office:value-type="float" office:value="1.86101146737041" calcext:value-type="float">
            <text:p>1.86</text:p>
          </table:table-cell>
          <table:table-cell table:number-columns-repeated="163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havan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8721" calcext:value-type="float">
            <text:p>238721</text:p>
          </table:table-cell>
          <table:table-cell office:value-type="float" office:value="201385" calcext:value-type="float">
            <text:p>201385</text:p>
          </table:table-cell>
          <table:table-cell table:formula="of:=([.P116]/[.O116])*100" office:value-type="float" office:value="84.3599850871938" calcext:value-type="float">
            <text:p>84.36</text:p>
          </table:table-cell>
          <table:table-cell table:formula="of:=[.X116]-[.AC116]" office:value-type="float" office:value="22523" calcext:value-type="float">
            <text:p>22523</text:p>
          </table:table-cell>
          <table:table-cell table:style-name="ce127" table:formula="of:=([.R116]/[.P116])*100" office:value-type="float" office:value="11.1840504506294" calcext:value-type="float">
            <text:p>11.18</text:p>
          </table:table-cell>
          <table:table-cell table:style-name="ce128" table:formula="of:=[.Y116]+[.AD116]" office:value-type="float" office:value="89.0369193336147" calcext:value-type="float">
            <text:p>89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C Karuppannan</text:p>
          </table:table-cell>
          <table:table-cell office:value-type="float" office:value="100915" calcext:value-type="float">
            <text:p>100915</text:p>
          </table:table-cell>
          <table:table-cell table:formula="of:=([.X116]/[.P116])*100" office:value-type="float" office:value="50.1104848921221" calcext:value-type="float">
            <text:p>50.1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raj KP</text:p>
          </table:table-cell>
          <table:table-cell office:value-type="float" office:value="78392" calcext:value-type="float">
            <text:p>78392</text:p>
          </table:table-cell>
          <table:table-cell table:style-name="ce123" table:formula="of:=([.AC116]/[.P116])*100" office:value-type="float" office:value="38.9264344414927" calcext:value-type="float">
            <text:p>38.9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thya M</text:p>
          </table:table-cell>
          <table:table-cell office:value-type="float" office:value="10471" calcext:value-type="float">
            <text:p>10471</text:p>
          </table:table-cell>
          <table:table-cell table:style-name="ce202" table:formula="of:=([.AH116]/[.P116])*100" office:value-type="float" office:value="5.19949350746083" calcext:value-type="float">
            <text:p>5.2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adhanandham K</text:p>
          </table:table-cell>
          <table:table-cell office:value-type="float" office:value="4221" calcext:value-type="float">
            <text:p>4221</text:p>
          </table:table-cell>
          <table:table-cell table:formula="of:=([.AM116]/[.P116])*100" office:value-type="float" office:value="2.09598530178514" calcext:value-type="float">
            <text:p>2.1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79" calcext:value-type="float">
            <text:p>2079</text:p>
          </table:table-cell>
          <table:table-cell table:style-name="ce232" table:formula="of:=([.AR116]/[.P116])*100" office:value-type="float" office:value="1.03235096953596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thiyu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19615" calcext:value-type="float">
            <text:p>219615</text:p>
          </table:table-cell>
          <table:table-cell office:value-type="float" office:value="176385" calcext:value-type="float">
            <text:p>176385</text:p>
          </table:table-cell>
          <table:table-cell table:formula="of:=([.P117]/[.O117])*100" office:value-type="float" office:value="80.3155522163787" calcext:value-type="float">
            <text:p>80.32</text:p>
          </table:table-cell>
          <table:table-cell table:formula="of:=[.X117]-[.AC117]" office:value-type="float" office:value="1275" calcext:value-type="float">
            <text:p>1275</text:p>
          </table:table-cell>
          <table:table-cell table:style-name="ce127" table:formula="of:=([.R117]/[.P117])*100" office:value-type="float" office:value="0.722850582532528" calcext:value-type="float">
            <text:p>0.72</text:p>
          </table:table-cell>
          <table:table-cell table:style-name="ce128" table:formula="of:=[.Y117]+[.AD117]" office:value-type="float" office:value="88.96278028177" calcext:value-type="float">
            <text:p>88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G Venkatachalam</text:p>
          </table:table-cell>
          <table:table-cell office:value-type="float" office:value="79096" calcext:value-type="float">
            <text:p>79096</text:p>
          </table:table-cell>
          <table:table-cell table:formula="of:=([.X117]/[.P117])*100" office:value-type="float" office:value="44.8428154321513" calcext:value-type="float">
            <text:p>44.8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hanmugavel KS</text:p>
          </table:table-cell>
          <table:table-cell office:value-type="float" office:value="77821" calcext:value-type="float">
            <text:p>77821</text:p>
          </table:table-cell>
          <table:table-cell table:style-name="ce123" table:formula="of:=([.AC117]/[.P117])*100" office:value-type="float" office:value="44.1199648496187" calcext:value-type="float">
            <text:p>44.1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ravanan M</text:p>
          </table:table-cell>
          <table:table-cell office:value-type="float" office:value="8230" calcext:value-type="float">
            <text:p>8230</text:p>
          </table:table-cell>
          <table:table-cell table:style-name="ce202" table:formula="of:=([.AH117]/[.P117])*100" office:value-type="float" office:value="4.6659296425433" calcext:value-type="float">
            <text:p>4.6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urunathan M</text:p>
          </table:table-cell>
          <table:table-cell office:value-type="float" office:value="2474" calcext:value-type="float">
            <text:p>2474</text:p>
          </table:table-cell>
          <table:table-cell table:formula="of:=([.AM117]/[.P117])*100" office:value-type="float" office:value="1.40261360092978" calcext:value-type="float">
            <text:p>1.40</text:p>
          </table:table-cell>
          <table:table-cell table:number-columns-repeated="2" office:value-type="string" calcext:value-type="string">
            <text:p>AHIMSASP</text:p>
          </table:table-cell>
          <table:table-cell office:value-type="string" calcext:value-type="string">
            <text:p>Prathaban A</text:p>
          </table:table-cell>
          <table:table-cell office:value-type="float" office:value="2045" calcext:value-type="float">
            <text:p>2045</text:p>
          </table:table-cell>
          <table:table-cell table:style-name="ce232" table:formula="of:=([.AR117]/[.P117])*100" office:value-type="float" office:value="1.15939564021884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obichettipalayam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56363" calcext:value-type="float">
            <text:p>256363</text:p>
          </table:table-cell>
          <table:table-cell office:value-type="float" office:value="214281" calcext:value-type="float">
            <text:p>214281</text:p>
          </table:table-cell>
          <table:table-cell table:formula="of:=([.P118]/[.O118])*100" office:value-type="float" office:value="83.5849947145259" calcext:value-type="float">
            <text:p>83.58</text:p>
          </table:table-cell>
          <table:table-cell table:formula="of:=[.X118]-[.AC118]" office:value-type="float" office:value="28563" calcext:value-type="float">
            <text:p>28563</text:p>
          </table:table-cell>
          <table:table-cell table:style-name="ce127" table:formula="of:=([.R118]/[.P118])*100" office:value-type="float" office:value="13.3296932532516" calcext:value-type="float">
            <text:p>13.33</text:p>
          </table:table-cell>
          <table:table-cell table:style-name="ce128" table:formula="of:=[.Y118]+[.AD118]" office:value-type="float" office:value="88.0400035467447" calcext:value-type="float">
            <text:p>88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 Sengottaiyan</text:p>
          </table:table-cell>
          <table:table-cell office:value-type="float" office:value="108608" calcext:value-type="float">
            <text:p>108608</text:p>
          </table:table-cell>
          <table:table-cell table:formula="of:=([.X118]/[.P118])*100" office:value-type="float" office:value="50.6848483999981" calcext:value-type="float">
            <text:p>50.6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V Manimaran</text:p>
          </table:table-cell>
          <table:table-cell office:value-type="float" office:value="80045" calcext:value-type="float">
            <text:p>80045</text:p>
          </table:table-cell>
          <table:table-cell table:style-name="ce123" table:formula="of:=([.AC118]/[.P118])*100" office:value-type="float" office:value="37.3551551467466" calcext:value-type="float">
            <text:p>37.3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K Seethalakshmi</text:p>
          </table:table-cell>
          <table:table-cell office:value-type="float" office:value="11709" calcext:value-type="float">
            <text:p>11709</text:p>
          </table:table-cell>
          <table:table-cell table:style-name="ce202" table:formula="of:=([.AH118]/[.P118])*100" office:value-type="float" office:value="5.46432021504473" calcext:value-type="float">
            <text:p>5.4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NK Prakash</text:p>
          </table:table-cell>
          <table:table-cell office:value-type="float" office:value="4291" calcext:value-type="float">
            <text:p>4291</text:p>
          </table:table-cell>
          <table:table-cell table:formula="of:=([.AM118]/[.P118])*100" office:value-type="float" office:value="2.00251072190255" calcext:value-type="float">
            <text:p>2.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K Thulasimani</text:p>
          </table:table-cell>
          <table:table-cell office:value-type="float" office:value="2682" calcext:value-type="float">
            <text:p>2682</text:p>
          </table:table-cell>
          <table:table-cell table:style-name="ce232" table:formula="of:=([.AR118]/[.P118])*100" office:value-type="float" office:value="1.25162753580579" calcext:value-type="float">
            <text:p>1.25</text:p>
          </table:table-cell>
          <table:table-cell table:number-columns-repeated="163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avanisaga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60249" calcext:value-type="float">
            <text:p>260249</text:p>
          </table:table-cell>
          <table:table-cell office:value-type="float" office:value="200567" calcext:value-type="float">
            <text:p>200567</text:p>
          </table:table-cell>
          <table:table-cell table:formula="of:=([.P119]/[.O119])*100" office:value-type="float" office:value="77.0673470407187" calcext:value-type="float">
            <text:p>77.07</text:p>
          </table:table-cell>
          <table:table-cell table:formula="of:=[.X119]-[.AC119]" office:value-type="float" office:value="16008" calcext:value-type="float">
            <text:p>16008</text:p>
          </table:table-cell>
          <table:table-cell table:style-name="ce127" table:formula="of:=([.R119]/[.P119])*100" office:value-type="float" office:value="7.98137280808907" calcext:value-type="float">
            <text:p>7.98</text:p>
          </table:table-cell>
          <table:table-cell table:style-name="ce128" table:formula="of:=[.Y119]+[.AD119]" office:value-type="float" office:value="90.9192439434204" calcext:value-type="float">
            <text:p>90.9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Bannari</text:p>
          </table:table-cell>
          <table:table-cell office:value-type="float" office:value="99181" calcext:value-type="float">
            <text:p>99181</text:p>
          </table:table-cell>
          <table:table-cell table:formula="of:=([.X119]/[.P119])*100" office:value-type="float" office:value="49.4503083757547" calcext:value-type="float">
            <text:p>49.4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PL Sundaram</text:p>
          </table:table-cell>
          <table:table-cell office:value-type="float" office:value="83173" calcext:value-type="float">
            <text:p>83173</text:p>
          </table:table-cell>
          <table:table-cell table:style-name="ce123" table:formula="of:=([.AC119]/[.P119])*100" office:value-type="float" office:value="41.4689355676657" calcext:value-type="float">
            <text:p>41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Sangeetha</text:p>
          </table:table-cell>
          <table:table-cell office:value-type="float" office:value="8517" calcext:value-type="float">
            <text:p>8517</text:p>
          </table:table-cell>
          <table:table-cell table:style-name="ce202" table:formula="of:=([.AH119]/[.P119])*100" office:value-type="float" office:value="4.24646128226478" calcext:value-type="float">
            <text:p>4.2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arthikkumar K</text:p>
          </table:table-cell>
          <table:table-cell office:value-type="float" office:value="4297" calcext:value-type="float">
            <text:p>4297</text:p>
          </table:table-cell>
          <table:table-cell table:formula="of:=([.AM119]/[.P119])*100" office:value-type="float" office:value="2.14242622166159" calcext:value-type="float">
            <text:p>2.1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mesh G</text:p>
          </table:table-cell>
          <table:table-cell office:value-type="float" office:value="2197" calcext:value-type="float">
            <text:p>2197</text:p>
          </table:table-cell>
          <table:table-cell table:style-name="ce232" table:formula="of:=([.AR119]/[.P119])*100" office:value-type="float" office:value="1.09539455643251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dagamandalam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06039" calcext:value-type="float">
            <text:p>206039</text:p>
          </table:table-cell>
          <table:table-cell office:value-type="float" office:value="141102" calcext:value-type="float">
            <text:p>141102</text:p>
          </table:table-cell>
          <table:table-cell table:formula="of:=([.P120]/[.O120])*100" office:value-type="float" office:value="68.4831512480647" calcext:value-type="float">
            <text:p>68.48</text:p>
          </table:table-cell>
          <table:table-cell table:formula="of:=[.X120]-[.AC120]" office:value-type="float" office:value="5348" calcext:value-type="float">
            <text:p>5348</text:p>
          </table:table-cell>
          <table:table-cell table:style-name="ce127" table:formula="of:=([.R120]/[.P120])*100" office:value-type="float" office:value="3.79016597922071" calcext:value-type="float">
            <text:p>3.79</text:p>
          </table:table-cell>
          <table:table-cell table:style-name="ce128" table:formula="of:=[.Y120]+[.AD120]" office:value-type="float" office:value="89.0929965556831" calcext:value-type="float">
            <text:p>89.0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 Ganesh</text:p>
          </table:table-cell>
          <table:table-cell office:value-type="float" office:value="65530" calcext:value-type="float">
            <text:p>65530</text:p>
          </table:table-cell>
          <table:table-cell table:formula="of:=([.X120]/[.P120])*100" office:value-type="float" office:value="46.4415812674519" calcext:value-type="float">
            <text:p>46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 Bhojarajan</text:p>
          </table:table-cell>
          <table:table-cell office:value-type="float" office:value="60182" calcext:value-type="float">
            <text:p>60182</text:p>
          </table:table-cell>
          <table:table-cell table:style-name="ce123" table:formula="of:=([.AC120]/[.P120])*100" office:value-type="float" office:value="42.6514152882312" calcext:value-type="float">
            <text:p>42.6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Jayakumar</text:p>
          </table:table-cell>
          <table:table-cell office:value-type="float" office:value="6381" calcext:value-type="float">
            <text:p>6381</text:p>
          </table:table-cell>
          <table:table-cell table:style-name="ce202" table:formula="of:=([.AH120]/[.P120])*100" office:value-type="float" office:value="4.52226049240975" calcext:value-type="float">
            <text:p>4.5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Suresh Babu</text:p>
          </table:table-cell>
          <table:table-cell office:value-type="float" office:value="4935" calcext:value-type="float">
            <text:p>4935</text:p>
          </table:table-cell>
          <table:table-cell table:formula="of:=([.AM120]/[.P120])*100" office:value-type="float" office:value="3.49746991538036" calcext:value-type="float">
            <text:p>3.5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76" calcext:value-type="float">
            <text:p>1376</text:p>
          </table:table-cell>
          <table:table-cell table:style-name="ce232" table:formula="of:=([.AR120]/[.P120])*100" office:value-type="float" office:value="0.975181074683562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dalu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89221" calcext:value-type="float">
            <text:p>189221</text:p>
          </table:table-cell>
          <table:table-cell office:value-type="float" office:value="138257" calcext:value-type="float">
            <text:p>138257</text:p>
          </table:table-cell>
          <table:table-cell table:formula="of:=([.P121]/[.O121])*100" office:value-type="float" office:value="73.0664144043209" calcext:value-type="float">
            <text:p>73.07</text:p>
          </table:table-cell>
          <table:table-cell table:formula="of:=[.X121]-[.AC121]" office:value-type="float" office:value="1945" calcext:value-type="float">
            <text:p>1945</text:p>
          </table:table-cell>
          <table:table-cell table:style-name="ce127" table:formula="of:=([.R121]/[.P121])*100" office:value-type="float" office:value="1.40680037900432" calcext:value-type="float">
            <text:p>1.41</text:p>
          </table:table-cell>
          <table:table-cell table:style-name="ce128" table:formula="of:=[.Y121]+[.AD121]" office:value-type="float" office:value="91.8919114402887" calcext:value-type="float">
            <text:p>91.8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n Jayaseelan</text:p>
          </table:table-cell>
          <table:table-cell office:value-type="float" office:value="64496" calcext:value-type="float">
            <text:p>64496</text:p>
          </table:table-cell>
          <table:table-cell table:formula="of:=([.X121]/[.P121])*100" office:value-type="float" office:value="46.6493559096465" calcext:value-type="float">
            <text:p>46.6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Kasilingam</text:p>
          </table:table-cell>
          <table:table-cell office:value-type="float" office:value="62551" calcext:value-type="float">
            <text:p>62551</text:p>
          </table:table-cell>
          <table:table-cell table:style-name="ce123" table:formula="of:=([.AC121]/[.P121])*100" office:value-type="float" office:value="45.2425555306422" calcext:value-type="float">
            <text:p>45.2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etheeswaran</text:p>
          </table:table-cell>
          <table:table-cell office:value-type="float" office:value="7317" calcext:value-type="float">
            <text:p>7317</text:p>
          </table:table-cell>
          <table:table-cell table:style-name="ce202" table:formula="of:=([.AH121]/[.P121])*100" office:value-type="float" office:value="5.29231792965275" calcext:value-type="float">
            <text:p>5.2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A Yogeswaran</text:p>
          </table:table-cell>
          <table:table-cell office:value-type="float" office:value="1173" calcext:value-type="float">
            <text:p>1173</text:p>
          </table:table-cell>
          <table:table-cell table:formula="of:=([.AM121]/[.P121])*100" office:value-type="float" office:value="0.848419971502347" calcext:value-type="float">
            <text:p>0.8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017" calcext:value-type="float">
            <text:p>1017</text:p>
          </table:table-cell>
          <table:table-cell table:style-name="ce232" table:formula="of:=([.AR121]/[.P121])*100" office:value-type="float" office:value="0.735586624908685" calcext:value-type="float">
            <text:p>0.74</text:p>
          </table:table-cell>
          <table:table-cell table:number-columns-repeated="163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onoo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192118" calcext:value-type="float">
            <text:p>192118</text:p>
          </table:table-cell>
          <table:table-cell office:value-type="float" office:value="135908" calcext:value-type="float">
            <text:p>135908</text:p>
          </table:table-cell>
          <table:table-cell table:formula="of:=([.P122]/[.O122])*100" office:value-type="float" office:value="70.7419398494675" calcext:value-type="float">
            <text:p>70.74</text:p>
          </table:table-cell>
          <table:table-cell table:formula="of:=[.X122]-[.AC122]" office:value-type="float" office:value="4105" calcext:value-type="float">
            <text:p>4105</text:p>
          </table:table-cell>
          <table:table-cell table:style-name="ce127" table:formula="of:=([.R122]/[.P122])*100" office:value-type="float" office:value="3.02042558201136" calcext:value-type="float">
            <text:p>3.02</text:p>
          </table:table-cell>
          <table:table-cell table:style-name="ce128" table:formula="of:=[.Y122]+[.AD122]" office:value-type="float" office:value="87.9528798893369" calcext:value-type="float">
            <text:p>87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Ramachandran</text:p>
          </table:table-cell>
          <table:table-cell office:value-type="float" office:value="61820" calcext:value-type="float">
            <text:p>61820</text:p>
          </table:table-cell>
          <table:table-cell table:formula="of:=([.X122]/[.P122])*100" office:value-type="float" office:value="45.4866527356741" calcext:value-type="float">
            <text:p>45.4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inoth D</text:p>
          </table:table-cell>
          <table:table-cell office:value-type="float" office:value="57715" calcext:value-type="float">
            <text:p>57715</text:p>
          </table:table-cell>
          <table:table-cell table:style-name="ce123" table:formula="of:=([.AC122]/[.P122])*100" office:value-type="float" office:value="42.4662271536628" calcext:value-type="float">
            <text:p>42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Lavanya M</text:p>
          </table:table-cell>
          <table:table-cell office:value-type="float" office:value="7252" calcext:value-type="float">
            <text:p>7252</text:p>
          </table:table-cell>
          <table:table-cell table:style-name="ce202" table:formula="of:=([.AH122]/[.P122])*100" office:value-type="float" office:value="5.3359625629102" calcext:value-type="float">
            <text:p>5.3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jakumar HB</text:p>
          </table:table-cell>
          <table:table-cell office:value-type="float" office:value="3621" calcext:value-type="float">
            <text:p>3621</text:p>
          </table:table-cell>
          <table:table-cell table:formula="of:=([.AM122]/[.P122])*100" office:value-type="float" office:value="2.66430232215911" calcext:value-type="float">
            <text:p>2.6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alaiselvan S</text:p>
          </table:table-cell>
          <table:table-cell office:value-type="float" office:value="2527" calcext:value-type="float">
            <text:p>2527</text:p>
          </table:table-cell>
          <table:table-cell table:style-name="ce232" table:formula="of:=([.AR122]/[.P122])*100" office:value-type="float" office:value="1.85934602819554" calcext:value-type="float">
            <text:p>1.86</text:p>
          </table:table-cell>
          <table:table-cell table:number-columns-repeated="163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ttu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6937" calcext:value-type="float">
            <text:p>296937</text:p>
          </table:table-cell>
          <table:table-cell office:value-type="float" office:value="225083" calcext:value-type="float">
            <text:p>225083</text:p>
          </table:table-cell>
          <table:table-cell table:formula="of:=([.P123]/[.O123])*100" office:value-type="float" office:value="75.8016010130095" calcext:value-type="float">
            <text:p>75.80</text:p>
          </table:table-cell>
          <table:table-cell table:formula="of:=[.X123]-[.AC123]" office:value-type="float" office:value="2456" calcext:value-type="float">
            <text:p>2456</text:p>
          </table:table-cell>
          <table:table-cell table:style-name="ce127" table:formula="of:=([.R123]/[.P123])*100" office:value-type="float" office:value="1.09115304132253" calcext:value-type="float">
            <text:p>1.09</text:p>
          </table:table-cell>
          <table:table-cell table:style-name="ce128" table:formula="of:=[.Y123]+[.AD123]" office:value-type="float" office:value="92.413020974485" calcext:value-type="float">
            <text:p>92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K Selvaraj</text:p>
          </table:table-cell>
          <table:table-cell office:value-type="float" office:value="105231" calcext:value-type="float">
            <text:p>105231</text:p>
          </table:table-cell>
          <table:table-cell table:formula="of:=([.X123]/[.P123])*100" office:value-type="float" office:value="46.7520870079038" calcext:value-type="float">
            <text:p>46.7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R Shanmugasundaram</text:p>
          </table:table-cell>
          <table:table-cell office:value-type="float" office:value="102775" calcext:value-type="float">
            <text:p>102775</text:p>
          </table:table-cell>
          <table:table-cell table:style-name="ce123" table:formula="of:=([.AC123]/[.P123])*100" office:value-type="float" office:value="45.6609339665812" calcext:value-type="float">
            <text:p>45.6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Yasmin</text:p>
          </table:table-cell>
          <table:table-cell office:value-type="float" office:value="10954" calcext:value-type="float">
            <text:p>10954</text:p>
          </table:table-cell>
          <table:table-cell table:style-name="ce202" table:formula="of:=([.AH123]/[.P123])*100" office:value-type="float" office:value="4.86664919163153" calcext:value-type="float">
            <text:p>4.8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733" calcext:value-type="float">
            <text:p>2733</text:p>
          </table:table-cell>
          <table:table-cell table:formula="of:=([.AM123]/[.P123])*100" office:value-type="float" office:value="1.21421875485932" calcext:value-type="float">
            <text:p>1.2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Saravanan</text:p>
          </table:table-cell>
          <table:table-cell office:value-type="float" office:value="1864" calcext:value-type="float">
            <text:p>1864</text:p>
          </table:table-cell>
          <table:table-cell table:style-name="ce232" table:formula="of:=([.AR123]/[.P123])*100" office:value-type="float" office:value="0.828138953186158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vanash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0560" calcext:value-type="float">
            <text:p>280560</text:p>
          </table:table-cell>
          <table:table-cell office:value-type="float" office:value="212627" calcext:value-type="float">
            <text:p>212627</text:p>
          </table:table-cell>
          <table:table-cell table:formula="of:=([.P124]/[.O124])*100" office:value-type="float" office:value="75.7866410037069" calcext:value-type="float">
            <text:p>75.79</text:p>
          </table:table-cell>
          <table:table-cell table:formula="of:=[.X124]-[.AC124]" office:value-type="float" office:value="50902" calcext:value-type="float">
            <text:p>50902</text:p>
          </table:table-cell>
          <table:table-cell table:style-name="ce127" table:formula="of:=([.R124]/[.P124])*100" office:value-type="float" office:value="23.939574936391" calcext:value-type="float">
            <text:p>23.94</text:p>
          </table:table-cell>
          <table:table-cell table:style-name="ce128" table:formula="of:=[.Y124]+[.AD124]" office:value-type="float" office:value="86.3794344086123" calcext:value-type="float">
            <text:p>86.3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Dhanapal</text:p>
          </table:table-cell>
          <table:table-cell office:value-type="float" office:value="117284" calcext:value-type="float">
            <text:p>117284</text:p>
          </table:table-cell>
          <table:table-cell table:formula="of:=([.X124]/[.P124])*100" office:value-type="float" office:value="55.1595046725016" calcext:value-type="float">
            <text:p>55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thiyamaan Raju</text:p>
          </table:table-cell>
          <table:table-cell office:value-type="float" office:value="66382" calcext:value-type="float">
            <text:p>66382</text:p>
          </table:table-cell>
          <table:table-cell table:style-name="ce123" table:formula="of:=([.AC124]/[.P124])*100" office:value-type="float" office:value="31.2199297361107" calcext:value-type="float">
            <text:p>31.2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hoba</text:p>
          </table:table-cell>
          <table:table-cell office:value-type="float" office:value="13256" calcext:value-type="float">
            <text:p>13256</text:p>
          </table:table-cell>
          <table:table-cell table:style-name="ce202" table:formula="of:=([.AH124]/[.P124])*100" office:value-type="float" office:value="6.234391681207" calcext:value-type="float">
            <text:p>6.2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enkateswaran A</text:p>
          </table:table-cell>
          <table:table-cell office:value-type="float" office:value="8379" calcext:value-type="float">
            <text:p>8379</text:p>
          </table:table-cell>
          <table:table-cell table:formula="of:=([.AM124]/[.P124])*100" office:value-type="float" office:value="3.94070367356921" calcext:value-type="float">
            <text:p>3.9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eera K</text:p>
          </table:table-cell>
          <table:table-cell office:value-type="float" office:value="2577" calcext:value-type="float">
            <text:p>2577</text:p>
          </table:table-cell>
          <table:table-cell table:style-name="ce232" table:formula="of:=([.AR124]/[.P124])*100" office:value-type="float" office:value="1.21198154514714" calcext:value-type="float">
            <text:p>1.21</text:p>
          </table:table-cell>
          <table:table-cell table:number-columns-repeated="163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iruppur Nor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9139" calcext:value-type="float">
            <text:p>379139</text:p>
          </table:table-cell>
          <table:table-cell office:value-type="float" office:value="238092" calcext:value-type="float">
            <text:p>238092</text:p>
          </table:table-cell>
          <table:table-cell table:formula="of:=([.P125]/[.O125])*100" office:value-type="float" office:value="62.798076694827" calcext:value-type="float">
            <text:p>62.80</text:p>
          </table:table-cell>
          <table:table-cell table:formula="of:=[.X125]-[.AC125]" office:value-type="float" office:value="40102" calcext:value-type="float">
            <text:p>40102</text:p>
          </table:table-cell>
          <table:table-cell table:style-name="ce127" table:formula="of:=([.R125]/[.P125])*100" office:value-type="float" office:value="16.8430690657393" calcext:value-type="float">
            <text:p>16.84</text:p>
          </table:table-cell>
          <table:table-cell table:style-name="ce128" table:formula="of:=[.Y125]+[.AD125]" office:value-type="float" office:value="78.400786250693" calcext:value-type="float">
            <text:p>78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N Vijayakumar</text:p>
          </table:table-cell>
          <table:table-cell office:value-type="float" office:value="113384" calcext:value-type="float">
            <text:p>113384</text:p>
          </table:table-cell>
          <table:table-cell table:formula="of:=([.X125]/[.P125])*100" office:value-type="float" office:value="47.6219276582162" calcext:value-type="float">
            <text:p>47.6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 </text:p>
          </table:table-cell>
          <table:table-cell office:value-type="string" calcext:value-type="string">
            <text:p>M Ravi</text:p>
          </table:table-cell>
          <table:table-cell office:value-type="float" office:value="73282" calcext:value-type="float">
            <text:p>73282</text:p>
          </table:table-cell>
          <table:table-cell table:style-name="ce123" table:formula="of:=([.AC125]/[.P125])*100" office:value-type="float" office:value="30.7788585924769" calcext:value-type="float">
            <text:p>30.7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Easwaran</text:p>
          </table:table-cell>
          <table:table-cell office:value-type="float" office:value="23110" calcext:value-type="float">
            <text:p>23110</text:p>
          </table:table-cell>
          <table:table-cell table:style-name="ce202" table:formula="of:=([.AH125]/[.P125])*100" office:value-type="float" office:value="9.70633200611528" calcext:value-type="float">
            <text:p>9.7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Sivabalan</text:p>
          </table:table-cell>
          <table:table-cell office:value-type="float" office:value="19602" calcext:value-type="float">
            <text:p>19602</text:p>
          </table:table-cell>
          <table:table-cell table:formula="of:=([.AM125]/[.P125])*100" office:value-type="float" office:value="8.23295196814677" calcext:value-type="float">
            <text:p>8.2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Selvakumar</text:p>
          </table:table-cell>
          <table:table-cell office:value-type="float" office:value="3427" calcext:value-type="float">
            <text:p>3427</text:p>
          </table:table-cell>
          <table:table-cell table:style-name="ce232" table:formula="of:=([.AR125]/[.P125])*100" office:value-type="float" office:value="1.43935957529022" calcext:value-type="float">
            <text:p>1.44</text:p>
          </table:table-cell>
          <table:table-cell table:number-columns-repeated="163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iruppur Sou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6483" calcext:value-type="float">
            <text:p>276483</text:p>
          </table:table-cell>
          <table:table-cell office:value-type="float" office:value="174412" calcext:value-type="float">
            <text:p>174412</text:p>
          </table:table-cell>
          <table:table-cell table:formula="of:=([.P126]/[.O126])*100" office:value-type="float" office:value="63.0823594940738" calcext:value-type="float">
            <text:p>63.08</text:p>
          </table:table-cell>
          <table:table-cell table:formula="of:=[.X126]-[.AC126]" office:value-type="float" office:value="4709" calcext:value-type="float">
            <text:p>4709</text:p>
          </table:table-cell>
          <table:table-cell table:style-name="ce127" table:formula="of:=([.R126]/[.P126])*100" office:value-type="float" office:value="2.6999289039745" calcext:value-type="float">
            <text:p>2.70</text:p>
          </table:table-cell>
          <table:table-cell table:style-name="ce128" table:formula="of:=[.Y126]+[.AD126]" office:value-type="float" office:value="83.9168176501617" calcext:value-type="float">
            <text:p>83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Selvaraj</text:p>
          </table:table-cell>
          <table:table-cell office:value-type="float" office:value="75535" calcext:value-type="float">
            <text:p>75535</text:p>
          </table:table-cell>
          <table:table-cell table:formula="of:=([.X126]/[.P126])*100" office:value-type="float" office:value="43.3083732770681" calcext:value-type="float">
            <text:p>43.3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Gunasekaran</text:p>
          </table:table-cell>
          <table:table-cell office:value-type="float" office:value="70826" calcext:value-type="float">
            <text:p>70826</text:p>
          </table:table-cell>
          <table:table-cell table:style-name="ce123" table:formula="of:=([.AC126]/[.P126])*100" office:value-type="float" office:value="40.6084443730936" calcext:value-type="float">
            <text:p>40.6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Shanmugasundaram</text:p>
          </table:table-cell>
          <table:table-cell office:value-type="float" office:value="12898" calcext:value-type="float">
            <text:p>12898</text:p>
          </table:table-cell>
          <table:table-cell table:style-name="ce202" table:formula="of:=([.AH126]/[.P126])*100" office:value-type="float" office:value="7.39513336238332" calcext:value-type="float">
            <text:p>7.4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usha Ravi</text:p>
          </table:table-cell>
          <table:table-cell office:value-type="float" office:value="9934" calcext:value-type="float">
            <text:p>9934</text:p>
          </table:table-cell>
          <table:table-cell table:formula="of:=([.AM126]/[.P126])*100" office:value-type="float" office:value="5.69570901084788" calcext:value-type="float">
            <text:p>5.7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Vishalakchi</text:p>
          </table:table-cell>
          <table:table-cell office:value-type="float" office:value="1757" calcext:value-type="float">
            <text:p>1757</text:p>
          </table:table-cell>
          <table:table-cell table:style-name="ce232" table:formula="of:=([.AR126]/[.P126])*100" office:value-type="float" office:value="1.00738481297158" calcext:value-type="float">
            <text:p>1.01</text:p>
          </table:table-cell>
          <table:table-cell table:number-columns-repeated="163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llad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9786" calcext:value-type="float">
            <text:p>389786</text:p>
          </table:table-cell>
          <table:table-cell office:value-type="float" office:value="261511" calcext:value-type="float">
            <text:p>261511</text:p>
          </table:table-cell>
          <table:table-cell table:formula="of:=([.P127]/[.O127])*100" office:value-type="float" office:value="67.0909165542118" calcext:value-type="float">
            <text:p>67.09</text:p>
          </table:table-cell>
          <table:table-cell table:formula="of:=[.X127]-[.AC127]" office:value-type="float" office:value="32691" calcext:value-type="float">
            <text:p>32691</text:p>
          </table:table-cell>
          <table:table-cell table:style-name="ce127" table:formula="of:=([.R127]/[.P127])*100" office:value-type="float" office:value="12.5008125853215" calcext:value-type="float">
            <text:p>12.50</text:p>
          </table:table-cell>
          <table:table-cell table:style-name="ce128" table:formula="of:=[.Y127]+[.AD127]" office:value-type="float" office:value="84.5528486373422" calcext:value-type="float">
            <text:p>84.5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SM Anandan</text:p>
          </table:table-cell>
          <table:table-cell office:value-type="float" office:value="126903" calcext:value-type="float">
            <text:p>126903</text:p>
          </table:table-cell>
          <table:table-cell table:formula="of:=([.X127]/[.P127])*100" office:value-type="float" office:value="48.5268306113318" calcext:value-type="float">
            <text:p>48.5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K Muthu Rathinam</text:p>
          </table:table-cell>
          <table:table-cell office:value-type="float" office:value="94212" calcext:value-type="float">
            <text:p>94212</text:p>
          </table:table-cell>
          <table:table-cell table:style-name="ce123" table:formula="of:=([.AC127]/[.P127])*100" office:value-type="float" office:value="36.0260180260104" calcext:value-type="float">
            <text:p>36.0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ubramanian</text:p>
          </table:table-cell>
          <table:table-cell office:value-type="float" office:value="20524" calcext:value-type="float">
            <text:p>20524</text:p>
          </table:table-cell>
          <table:table-cell table:style-name="ce202" table:formula="of:=([.AH127]/[.P127])*100" office:value-type="float" office:value="7.84823582946798" calcext:value-type="float">
            <text:p>7.8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Mayilsamy</text:p>
          </table:table-cell>
          <table:table-cell office:value-type="float" office:value="10227" calcext:value-type="float">
            <text:p>10227</text:p>
          </table:table-cell>
          <table:table-cell table:formula="of:=([.AM127]/[.P127])*100" office:value-type="float" office:value="3.9107341564982" calcext:value-type="float">
            <text:p>3.9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Jothimani</text:p>
          </table:table-cell>
          <table:table-cell office:value-type="float" office:value="2618" calcext:value-type="float">
            <text:p>2618</text:p>
          </table:table-cell>
          <table:table-cell table:style-name="ce232" table:formula="of:=([.AR127]/[.P127])*100" office:value-type="float" office:value="1.00110511603718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17223" calcext:value-type="float">
            <text:p>317223</text:p>
          </table:table-cell>
          <table:table-cell office:value-type="float" office:value="241653" calcext:value-type="float">
            <text:p>241653</text:p>
          </table:table-cell>
          <table:table-cell table:formula="of:=([.P128]/[.O128])*100" office:value-type="float" office:value="76.1776415959751" calcext:value-type="float">
            <text:p>76.18</text:p>
          </table:table-cell>
          <table:table-cell table:formula="of:=[.X128]-[.AC128]" office:value-type="float" office:value="31932" calcext:value-type="float">
            <text:p>31932</text:p>
          </table:table-cell>
          <table:table-cell table:style-name="ce127" table:formula="of:=([.R128]/[.P128])*100" office:value-type="float" office:value="13.2139886531514" calcext:value-type="float">
            <text:p>13.21</text:p>
          </table:table-cell>
          <table:table-cell table:style-name="ce128" table:formula="of:=[.Y128]+[.AD128]" office:value-type="float" office:value="85.2478553959603" calcext:value-type="float">
            <text:p>85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P Kandasamy</text:p>
          </table:table-cell>
          <table:table-cell office:value-type="float" office:value="118968" calcext:value-type="float">
            <text:p>118968</text:p>
          </table:table-cell>
          <table:table-cell table:formula="of:=([.X128]/[.P128])*100" office:value-type="float" office:value="49.2309220245559" calcext:value-type="float">
            <text:p>49.23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KMDK</text:p>
          </table:table-cell>
          <table:table-cell office:value-type="string" calcext:value-type="string">
            <text:p>Selvam Kalichamy M</text:p>
          </table:table-cell>
          <table:table-cell office:value-type="float" office:value="87036" calcext:value-type="float">
            <text:p>87036</text:p>
          </table:table-cell>
          <table:table-cell table:style-name="ce123" table:formula="of:=([.AC128]/[.P128])*100" office:value-type="float" office:value="36.0169333714045" calcext:value-type="float">
            <text:p>36.0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Elangovan G</text:p>
          </table:table-cell>
          <table:table-cell office:value-type="float" office:value="14426" calcext:value-type="float">
            <text:p>14426</text:p>
          </table:table-cell>
          <table:table-cell table:style-name="ce202" table:formula="of:=([.AH128]/[.P128])*100" office:value-type="float" office:value="5.9697169081286" calcext:value-type="float">
            <text:p>5.9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anganathan A</text:p>
          </table:table-cell>
          <table:table-cell office:value-type="float" office:value="12658" calcext:value-type="float">
            <text:p>12658</text:p>
          </table:table-cell>
          <table:table-cell table:formula="of:=([.AM128]/[.P128])*100" office:value-type="float" office:value="5.23808932643087" calcext:value-type="float">
            <text:p>5.2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enthil Kumar SA</text:p>
          </table:table-cell>
          <table:table-cell office:value-type="float" office:value="4111" calcext:value-type="float">
            <text:p>4111</text:p>
          </table:table-cell>
          <table:table-cell table:style-name="ce232" table:formula="of:=([.AR128]/[.P128])*100" office:value-type="float" office:value="1.7011996540494" calcext:value-type="float">
            <text:p>1.70</text:p>
          </table:table-cell>
          <table:table-cell table:number-columns-repeated="163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vundam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5345" calcext:value-type="float">
            <text:p>465345</text:p>
          </table:table-cell>
          <table:table-cell office:value-type="float" office:value="309918" calcext:value-type="float">
            <text:p>309918</text:p>
          </table:table-cell>
          <table:table-cell table:formula="of:=([.P129]/[.O129])*100" office:value-type="float" office:value="66.5996196370435" calcext:value-type="float">
            <text:p>66.60</text:p>
          </table:table-cell>
          <table:table-cell table:formula="of:=[.X129]-[.AC129]" office:value-type="float" office:value="9776" calcext:value-type="float">
            <text:p>9776</text:p>
          </table:table-cell>
          <table:table-cell table:style-name="ce127" table:formula="of:=([.R129]/[.P129])*100" office:value-type="float" office:value="3.15438277221717" calcext:value-type="float">
            <text:p>3.15</text:p>
          </table:table-cell>
          <table:table-cell table:style-name="ce128" table:formula="of:=[.Y129]+[.AD129]" office:value-type="float" office:value="84.3971631205674" calcext:value-type="float">
            <text:p>84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RG Arunkumar</text:p>
          </table:table-cell>
          <table:table-cell office:value-type="float" office:value="135669" calcext:value-type="float">
            <text:p>135669</text:p>
          </table:table-cell>
          <table:table-cell table:formula="of:=([.X129]/[.P129])*100" office:value-type="float" office:value="43.7757729463923" calcext:value-type="float">
            <text:p>43.7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Krishnan</text:p>
          </table:table-cell>
          <table:table-cell office:value-type="float" office:value="125893" calcext:value-type="float">
            <text:p>125893</text:p>
          </table:table-cell>
          <table:table-cell table:style-name="ce123" table:formula="of:=([.AC129]/[.P129])*100" office:value-type="float" office:value="40.6213901741751" calcext:value-type="float">
            <text:p>40.6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ankaj Jain</text:p>
          </table:table-cell>
          <table:table-cell office:value-type="float" office:value="23527" calcext:value-type="float">
            <text:p>23527</text:p>
          </table:table-cell>
          <table:table-cell table:style-name="ce202" table:formula="of:=([.AH129]/[.P129])*100" office:value-type="float" office:value="7.59136287663188" calcext:value-type="float">
            <text:p>7.5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alamani M</text:p>
          </table:table-cell>
          <table:table-cell office:value-type="float" office:value="17897" calcext:value-type="float">
            <text:p>17897</text:p>
          </table:table-cell>
          <table:table-cell table:formula="of:=([.AM129]/[.P129])*100" office:value-type="float" office:value="5.77475332184642" calcext:value-type="float">
            <text:p>5.7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892" calcext:value-type="float">
            <text:p>2892</text:p>
          </table:table-cell>
          <table:table-cell table:style-name="ce232" table:formula="of:=([.AR129]/[.P129])*100" office:value-type="float" office:value="0.933150059047877" calcext:value-type="float">
            <text:p>0.93</text:p>
          </table:table-cell>
          <table:table-cell table:number-columns-repeated="163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imbatore Nor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8712" calcext:value-type="float">
            <text:p>338712</text:p>
          </table:table-cell>
          <table:table-cell office:value-type="float" office:value="202799" calcext:value-type="float">
            <text:p>202799</text:p>
          </table:table-cell>
          <table:table-cell table:formula="of:=([.P130]/[.O130])*100" office:value-type="float" office:value="59.8735799144996" calcext:value-type="float">
            <text:p>59.87</text:p>
          </table:table-cell>
          <table:table-cell table:formula="of:=[.X130]-[.AC130]" office:value-type="float" office:value="4001" calcext:value-type="float">
            <text:p>4001</text:p>
          </table:table-cell>
          <table:table-cell table:style-name="ce127" table:formula="of:=([.R130]/[.P130])*100" office:value-type="float" office:value="1.97288941266969" calcext:value-type="float">
            <text:p>1.97</text:p>
          </table:table-cell>
          <table:table-cell table:style-name="ce128" table:formula="of:=[.Y130]+[.AD130]" office:value-type="float" office:value="78.3568952509628" calcext:value-type="float">
            <text:p>78.3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n K Arjunan</text:p>
          </table:table-cell>
          <table:table-cell office:value-type="float" office:value="81454" calcext:value-type="float">
            <text:p>81454</text:p>
          </table:table-cell>
          <table:table-cell table:formula="of:=([.X130]/[.P130])*100" office:value-type="float" office:value="40.1648923318162" calcext:value-type="float">
            <text:p>40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hanmugasundaram VM</text:p>
          </table:table-cell>
          <table:table-cell office:value-type="float" office:value="77453" calcext:value-type="float">
            <text:p>77453</text:p>
          </table:table-cell>
          <table:table-cell table:style-name="ce123" table:formula="of:=([.AC130]/[.P130])*100" office:value-type="float" office:value="38.1920029191465" calcext:value-type="float">
            <text:p>38.1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hangavelu R</text:p>
          </table:table-cell>
          <table:table-cell office:value-type="float" office:value="26503" calcext:value-type="float">
            <text:p>26503</text:p>
          </table:table-cell>
          <table:table-cell table:style-name="ce202" table:formula="of:=([.AH130]/[.P130])*100" office:value-type="float" office:value="13.0686048747775" calcext:value-type="float">
            <text:p>13.0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alendran CB</text:p>
          </table:table-cell>
          <table:table-cell office:value-type="float" office:value="11433" calcext:value-type="float">
            <text:p>11433</text:p>
          </table:table-cell>
          <table:table-cell table:formula="of:=([.AM130]/[.P130])*100" office:value-type="float" office:value="5.6376017633223" calcext:value-type="float">
            <text:p>5.6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701" calcext:value-type="float">
            <text:p>1701</text:p>
          </table:table-cell>
          <table:table-cell table:style-name="ce232" table:formula="of:=([.AR130]/[.P130])*100" office:value-type="float" office:value="0.838761532354696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ondamuth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6828" calcext:value-type="float">
            <text:p>326828</text:p>
          </table:table-cell>
          <table:table-cell office:value-type="float" office:value="230531" calcext:value-type="float">
            <text:p>230531</text:p>
          </table:table-cell>
          <table:table-cell table:formula="of:=([.P131]/[.O131])*100" office:value-type="float" office:value="70.5358781989303" calcext:value-type="float">
            <text:p>70.54</text:p>
          </table:table-cell>
          <table:table-cell table:formula="of:=[.X131]-[.AC131]" office:value-type="float" office:value="41630" calcext:value-type="float">
            <text:p>41630</text:p>
          </table:table-cell>
          <table:table-cell table:style-name="ce127" table:formula="of:=([.R131]/[.P131])*100" office:value-type="float" office:value="18.0583088608473" calcext:value-type="float">
            <text:p>18.06</text:p>
          </table:table-cell>
          <table:table-cell table:style-name="ce128" table:formula="of:=[.Y131]+[.AD131]" office:value-type="float" office:value="89.7146153879522" calcext:value-type="float">
            <text:p>89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P Velumani</text:p>
          </table:table-cell>
          <table:table-cell office:value-type="float" office:value="124225" calcext:value-type="float">
            <text:p>124225</text:p>
          </table:table-cell>
          <table:table-cell table:formula="of:=([.X131]/[.P131])*100" office:value-type="float" office:value="53.8864621243998" calcext:value-type="float">
            <text:p>53.8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rthikeya</text:p>
          </table:table-cell>
          <table:table-cell office:value-type="float" office:value="82595" calcext:value-type="float">
            <text:p>82595</text:p>
          </table:table-cell>
          <table:table-cell table:style-name="ce123" table:formula="of:=([.AC131]/[.P131])*100" office:value-type="float" office:value="35.8281532635524" calcext:value-type="float">
            <text:p>35.8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Shajahan</text:p>
          </table:table-cell>
          <table:table-cell office:value-type="float" office:value="11606" calcext:value-type="float">
            <text:p>11606</text:p>
          </table:table-cell>
          <table:table-cell table:style-name="ce202" table:formula="of:=([.AH131]/[.P131])*100" office:value-type="float" office:value="5.03446391157805" calcext:value-type="float">
            <text:p>5.0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Kalaiarasi</text:p>
          </table:table-cell>
          <table:table-cell office:value-type="float" office:value="8042" calcext:value-type="float">
            <text:p>8042</text:p>
          </table:table-cell>
          <table:table-cell table:formula="of:=([.AM131]/[.P131])*100" office:value-type="float" office:value="3.48846792839141" calcext:value-type="float">
            <text:p>3.49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635" calcext:value-type="float">
            <text:p>1635</text:p>
          </table:table-cell>
          <table:table-cell table:style-name="ce232" table:formula="of:=([.AR131]/[.P131])*100" office:value-type="float" office:value="0.709232164003973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imbatore Sou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NM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52790" calcext:value-type="float">
            <text:p>252790</text:p>
          </table:table-cell>
          <table:table-cell office:value-type="float" office:value="154765" calcext:value-type="float">
            <text:p>154765</text:p>
          </table:table-cell>
          <table:table-cell table:formula="of:=([.P132]/[.O132])*100" office:value-type="float" office:value="61.2227540646386" calcext:value-type="float">
            <text:p>61.22</text:p>
          </table:table-cell>
          <table:table-cell table:formula="of:=[.X132]-[.AC132]" office:value-type="float" office:value="1728" calcext:value-type="float">
            <text:p>1728</text:p>
          </table:table-cell>
          <table:table-cell table:style-name="ce127" table:formula="of:=([.R132]/[.P132])*100" office:value-type="float" office:value="1.11653151552354" calcext:value-type="float">
            <text:p>1.12</text:p>
          </table:table-cell>
          <table:table-cell table:style-name="ce128" table:formula="of:=[.Y132]+[.AI132]" office:value-type="float" office:value="61.7659031434756" calcext:value-type="float">
            <text:p>61.7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Vanathi Srinivasan</text:p>
          </table:table-cell>
          <table:table-cell office:value-type="float" office:value="53209" calcext:value-type="float">
            <text:p>53209</text:p>
          </table:table-cell>
          <table:table-cell table:formula="of:=([.X132]/[.P132])*100" office:value-type="float" office:value="34.3805123897522" calcext:value-type="float">
            <text:p>34.38</text:p>
          </table:table-cell>
          <table:table-cell office:value-type="string" calcext:value-type="string">
            <text:p>PFA</text:p>
          </table:table-cell>
          <table:table-cell table:style-name="ce142" office:value-type="string" calcext:value-type="string">
            <text:p>MNM</text:p>
          </table:table-cell>
          <table:table-cell office:value-type="string" calcext:value-type="string">
            <text:p>Kamal Haasan</text:p>
          </table:table-cell>
          <table:table-cell office:value-type="float" office:value="51481" calcext:value-type="float">
            <text:p>51481</text:p>
          </table:table-cell>
          <table:table-cell table:style-name="ce123" table:formula="of:=([.AC132]/[.P132])*100" office:value-type="float" office:value="33.2639808742287" calcext:value-type="float">
            <text:p>33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yura Jayakumar S</text:p>
          </table:table-cell>
          <table:table-cell office:value-type="float" office:value="42383" calcext:value-type="float">
            <text:p>42383</text:p>
          </table:table-cell>
          <table:table-cell table:style-name="ce202" table:formula="of:=([.AH132]/[.P132])*100" office:value-type="float" office:value="27.3853907537234" calcext:value-type="float">
            <text:p>27.3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bdul Wahab</text:p>
          </table:table-cell>
          <table:table-cell office:value-type="float" office:value="4300" calcext:value-type="float">
            <text:p>4300</text:p>
          </table:table-cell>
          <table:table-cell table:formula="of:=([.AM132]/[.P132])*100" office:value-type="float" office:value="2.77840597034213" calcext:value-type="float">
            <text:p>2.7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901" calcext:value-type="float">
            <text:p>901</text:p>
          </table:table-cell>
          <table:table-cell table:style-name="ce232" table:formula="of:=([.AR132]/[.P132])*100" office:value-type="float" office:value="0.582172971925177" calcext:value-type="float">
            <text:p>0.58</text:p>
          </table:table-cell>
          <table:table-cell table:number-columns-repeated="163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nganal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25289" calcext:value-type="float">
            <text:p>325289</text:p>
          </table:table-cell>
          <table:table-cell office:value-type="float" office:value="202021" calcext:value-type="float">
            <text:p>202021</text:p>
          </table:table-cell>
          <table:table-cell table:formula="of:=([.P133]/[.O133])*100" office:value-type="float" office:value="62.1050819425188" calcext:value-type="float">
            <text:p>62.11</text:p>
          </table:table-cell>
          <table:table-cell table:formula="of:=[.X133]-[.AC133]" office:value-type="float" office:value="10854" calcext:value-type="float">
            <text:p>10854</text:p>
          </table:table-cell>
          <table:table-cell table:style-name="ce127" table:formula="of:=([.R133]/[.P133])*100" office:value-type="float" office:value="5.37270877780033" calcext:value-type="float">
            <text:p>5.37</text:p>
          </table:table-cell>
          <table:table-cell table:style-name="ce128" table:formula="of:=[.Y133]+[.AD133]" office:value-type="float" office:value="75.0585335187926" calcext:value-type="float">
            <text:p>75.0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R Jayaram</text:p>
          </table:table-cell>
          <table:table-cell office:value-type="float" office:value="81244" calcext:value-type="float">
            <text:p>81244</text:p>
          </table:table-cell>
          <table:table-cell table:formula="of:=([.X133]/[.P133])*100" office:value-type="float" office:value="40.2156211482965" calcext:value-type="float">
            <text:p>40.2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Karthik</text:p>
          </table:table-cell>
          <table:table-cell office:value-type="float" office:value="70390" calcext:value-type="float">
            <text:p>70390</text:p>
          </table:table-cell>
          <table:table-cell table:style-name="ce123" table:formula="of:=([.AC133]/[.P133])*100" office:value-type="float" office:value="34.8429123704961" calcext:value-type="float">
            <text:p>34.8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Mahendran</text:p>
          </table:table-cell>
          <table:table-cell office:value-type="float" office:value="36855" calcext:value-type="float">
            <text:p>36855</text:p>
          </table:table-cell>
          <table:table-cell table:style-name="ce202" table:formula="of:=([.AH133]/[.P133])*100" office:value-type="float" office:value="18.2431529395459" calcext:value-type="float">
            <text:p>18.2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Narmadha</text:p>
          </table:table-cell>
          <table:table-cell office:value-type="float" office:value="8366" calcext:value-type="float">
            <text:p>8366</text:p>
          </table:table-cell>
          <table:table-cell table:formula="of:=([.AM133]/[.P133])*100" office:value-type="float" office:value="4.14115364244311" calcext:value-type="float">
            <text:p>4.1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32" calcext:value-type="float">
            <text:p>1432</text:p>
          </table:table-cell>
          <table:table-cell table:style-name="ce232" table:formula="of:=([.AR133]/[.P133])*100" office:value-type="float" office:value="0.70883720009306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inathukadavu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style-name="ce106" office:value-type="string" calcext:value-type="string">
            <text:p>DMKAIA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6920" calcext:value-type="float">
            <text:p>326920</text:p>
          </table:table-cell>
          <table:table-cell office:value-type="float" office:value="232435" calcext:value-type="float">
            <text:p>232435</text:p>
          </table:table-cell>
          <table:table-cell table:formula="of:=([.P134]/[.O134])*100" office:value-type="float" office:value="71.0984338676129" calcext:value-type="float">
            <text:p>71.10</text:p>
          </table:table-cell>
          <table:table-cell table:formula="of:=[.X134]-[.AC134]" office:value-type="float" office:value="1095" calcext:value-type="float">
            <text:p>1095</text:p>
          </table:table-cell>
          <table:table-cell table:style-name="ce127" table:formula="of:=([.R134]/[.P134])*100" office:value-type="float" office:value="0.47109944715727" calcext:value-type="float">
            <text:p>0.47</text:p>
          </table:table-cell>
          <table:table-cell table:style-name="ce128" table:formula="of:=[.Y134]+[.AD134]" office:value-type="float" office:value="86.8969819519436" calcext:value-type="float">
            <text:p>86.9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Damodaran</text:p>
          </table:table-cell>
          <table:table-cell office:value-type="float" office:value="101537" calcext:value-type="float">
            <text:p>101537</text:p>
          </table:table-cell>
          <table:table-cell table:formula="of:=([.X134]/[.P134])*100" office:value-type="float" office:value="43.6840406995504" calcext:value-type="float">
            <text:p>43.6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uruchi Prabhakaran</text:p>
          </table:table-cell>
          <table:table-cell office:value-type="float" office:value="100442" calcext:value-type="float">
            <text:p>100442</text:p>
          </table:table-cell>
          <table:table-cell table:style-name="ce123" table:formula="of:=([.AC134]/[.P134])*100" office:value-type="float" office:value="43.2129412523931" calcext:value-type="float">
            <text:p>43.2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 Siva</text:p>
          </table:table-cell>
          <table:table-cell office:value-type="float" office:value="13939" calcext:value-type="float">
            <text:p>13939</text:p>
          </table:table-cell>
          <table:table-cell table:style-name="ce202" table:formula="of:=([.AH134]/[.P134])*100" office:value-type="float" office:value="5.99694538258008" calcext:value-type="float">
            <text:p>6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Umajagadesh</text:p>
          </table:table-cell>
          <table:table-cell office:value-type="float" office:value="11280" calcext:value-type="float">
            <text:p>11280</text:p>
          </table:table-cell>
          <table:table-cell table:formula="of:=([.AM134]/[.P134])*100" office:value-type="float" office:value="4.85296964742831" calcext:value-type="float">
            <text:p>4.8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280" calcext:value-type="float">
            <text:p>2280</text:p>
          </table:table-cell>
          <table:table-cell table:style-name="ce232" table:formula="of:=([.AR134]/[.P134])*100" office:value-type="float" office:value="0.980919396820617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llach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27093" calcext:value-type="float">
            <text:p>227093</text:p>
          </table:table-cell>
          <table:table-cell office:value-type="float" office:value="177308" calcext:value-type="float">
            <text:p>177308</text:p>
          </table:table-cell>
          <table:table-cell table:formula="of:=([.P135]/[.O135])*100" office:value-type="float" office:value="78.0772634999758" calcext:value-type="float">
            <text:p>78.08</text:p>
          </table:table-cell>
          <table:table-cell table:formula="of:=[.X135]-[.AC135]" office:value-type="float" office:value="1725" calcext:value-type="float">
            <text:p>1725</text:p>
          </table:table-cell>
          <table:table-cell table:style-name="ce127" table:formula="of:=([.R135]/[.P135])*100" office:value-type="float" office:value="0.972883344237147" calcext:value-type="float">
            <text:p>0.97</text:p>
          </table:table-cell>
          <table:table-cell table:style-name="ce128" table:formula="of:=[.Y135]+[.AD135]" office:value-type="float" office:value="89.9051368240576" calcext:value-type="float">
            <text:p>89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ollachi V Jayaraman</text:p>
          </table:table-cell>
          <table:table-cell office:value-type="float" office:value="80567" calcext:value-type="float">
            <text:p>80567</text:p>
          </table:table-cell>
          <table:table-cell table:formula="of:=([.X135]/[.P135])*100" office:value-type="float" office:value="45.4390100841474" calcext:value-type="float">
            <text:p>45.4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Varadharajan</text:p>
          </table:table-cell>
          <table:table-cell office:value-type="float" office:value="78842" calcext:value-type="float">
            <text:p>78842</text:p>
          </table:table-cell>
          <table:table-cell table:style-name="ce123" table:formula="of:=([.AC135]/[.P135])*100" office:value-type="float" office:value="44.4661267399102" calcext:value-type="float">
            <text:p>44.4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T Sathieshkumar</text:p>
          </table:table-cell>
          <table:table-cell office:value-type="float" office:value="7589" calcext:value-type="float">
            <text:p>7589</text:p>
          </table:table-cell>
          <table:table-cell table:style-name="ce202" table:formula="of:=([.AH135]/[.P135])*100" office:value-type="float" office:value="4.28012272429896" calcext:value-type="float">
            <text:p>4.2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Logeswari</text:p>
          </table:table-cell>
          <table:table-cell office:value-type="float" office:value="6402" calcext:value-type="float">
            <text:p>6402</text:p>
          </table:table-cell>
          <table:table-cell table:formula="of:=([.AM135]/[.P135])*100" office:value-type="float" office:value="3.61066618539491" calcext:value-type="float">
            <text:p>3.6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46" calcext:value-type="float">
            <text:p>1546</text:p>
          </table:table-cell>
          <table:table-cell table:style-name="ce232" table:formula="of:=([.AR135]/[.P135])*100" office:value-type="float" office:value="0.871929072574278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lpara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05530" calcext:value-type="float">
            <text:p>205530</text:p>
          </table:table-cell>
          <table:table-cell office:value-type="float" office:value="145172" calcext:value-type="float">
            <text:p>145172</text:p>
          </table:table-cell>
          <table:table-cell table:formula="of:=([.P136]/[.O136])*100" office:value-type="float" office:value="70.6329976159198" calcext:value-type="float">
            <text:p>70.63</text:p>
          </table:table-cell>
          <table:table-cell table:formula="of:=[.X136]-[.AC136]" office:value-type="float" office:value="12223" calcext:value-type="float">
            <text:p>12223</text:p>
          </table:table-cell>
          <table:table-cell table:style-name="ce127" table:formula="of:=([.R136]/[.P136])*100" office:value-type="float" office:value="8.41966770451602" calcext:value-type="float">
            <text:p>8.42</text:p>
          </table:table-cell>
          <table:table-cell table:style-name="ce128" table:formula="of:=[.Y136]+[.AD136]" office:value-type="float" office:value="90.3211363072769" calcext:value-type="float">
            <text:p>90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K Amulkandasami</text:p>
          </table:table-cell>
          <table:table-cell office:value-type="float" office:value="71672" calcext:value-type="float">
            <text:p>71672</text:p>
          </table:table-cell>
          <table:table-cell table:formula="of:=([.X136]/[.P136])*100" office:value-type="float" office:value="49.3704020058965" calcext:value-type="float">
            <text:p>49.3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 Arumugham</text:p>
          </table:table-cell>
          <table:table-cell office:value-type="float" office:value="59449" calcext:value-type="float">
            <text:p>59449</text:p>
          </table:table-cell>
          <table:table-cell table:style-name="ce123" table:formula="of:=([.AC136]/[.P136])*100" office:value-type="float" office:value="40.9507343013804" calcext:value-type="float">
            <text:p>40.9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 Kohila</text:p>
          </table:table-cell>
          <table:table-cell office:value-type="float" office:value="7632" calcext:value-type="float">
            <text:p>7632</text:p>
          </table:table-cell>
          <table:table-cell table:style-name="ce202" table:formula="of:=([.AH136]/[.P136])*100" office:value-type="float" office:value="5.25721213457141" calcext:value-type="float">
            <text:p>5.2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Senthilraj</text:p>
          </table:table-cell>
          <table:table-cell office:value-type="float" office:value="3314" calcext:value-type="float">
            <text:p>3314</text:p>
          </table:table-cell>
          <table:table-cell table:formula="of:=([.AM136]/[.P136])*100" office:value-type="float" office:value="2.28280935717632" calcext:value-type="float">
            <text:p>2.2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15" calcext:value-type="float">
            <text:p>1415</text:p>
          </table:table-cell>
          <table:table-cell table:style-name="ce232" table:formula="of:=([.AR136]/[.P136])*100" office:value-type="float" office:value="0.974705866144987" calcext:value-type="float">
            <text:p>0.97</text:p>
          </table:table-cell>
          <table:table-cell table:number-columns-repeated="163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dumalpetta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9760" calcext:value-type="float">
            <text:p>269760</text:p>
          </table:table-cell>
          <table:table-cell office:value-type="float" office:value="194358" calcext:value-type="float">
            <text:p>194358</text:p>
          </table:table-cell>
          <table:table-cell table:formula="of:=([.P137]/[.O137])*100" office:value-type="float" office:value="72.048487544484" calcext:value-type="float">
            <text:p>72.05</text:p>
          </table:table-cell>
          <table:table-cell table:formula="of:=[.X137]-[.AC137]" office:value-type="float" office:value="21895" calcext:value-type="float">
            <text:p>21895</text:p>
          </table:table-cell>
          <table:table-cell table:style-name="ce127" table:formula="of:=([.R137]/[.P137])*100" office:value-type="float" office:value="11.2652939421068" calcext:value-type="float">
            <text:p>11.27</text:p>
          </table:table-cell>
          <table:table-cell table:style-name="ce128" table:formula="of:=[.Y137]+[.AD137]" office:value-type="float" office:value="88.4404037909425" calcext:value-type="float">
            <text:p>88.4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Udumalai K Radhakrishnan</text:p>
          </table:table-cell>
          <table:table-cell office:value-type="float" office:value="96893" calcext:value-type="float">
            <text:p>96893</text:p>
          </table:table-cell>
          <table:table-cell table:formula="of:=([.X137]/[.P137])*100" office:value-type="float" office:value="49.8528488665247" calcext:value-type="float">
            <text:p>49.8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K Thennarasu</text:p>
          </table:table-cell>
          <table:table-cell office:value-type="float" office:value="74998" calcext:value-type="float">
            <text:p>74998</text:p>
          </table:table-cell>
          <table:table-cell table:style-name="ce123" table:formula="of:=([.AC137]/[.P137])*100" office:value-type="float" office:value="38.5875549244178" calcext:value-type="float">
            <text:p>38.5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Babu Ranjendra Prasad</text:p>
          </table:table-cell>
          <table:table-cell office:value-type="float" office:value="8592" calcext:value-type="float">
            <text:p>8592</text:p>
          </table:table-cell>
          <table:table-cell table:style-name="ce202" table:formula="of:=([.AH137]/[.P137])*100" office:value-type="float" office:value="4.42070817769271" calcext:value-type="float">
            <text:p>4.4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Srinithi</text:p>
          </table:table-cell>
          <table:table-cell office:value-type="float" office:value="8163" calcext:value-type="float">
            <text:p>8163</text:p>
          </table:table-cell>
          <table:table-cell table:formula="of:=([.AM137]/[.P137])*100" office:value-type="float" office:value="4.1999814774797" calcext:value-type="float">
            <text:p>4.2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78" calcext:value-type="float">
            <text:p>1478</text:p>
          </table:table-cell>
          <table:table-cell table:style-name="ce232" table:formula="of:=([.AR137]/[.P137])*100" office:value-type="float" office:value="0.760452361106824" calcext:value-type="float">
            <text:p>0.76</text:p>
          </table:table-cell>
          <table:table-cell table:number-columns-repeated="163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dathukul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8501" calcext:value-type="float">
            <text:p>248501</text:p>
          </table:table-cell>
          <table:table-cell office:value-type="float" office:value="181902" calcext:value-type="float">
            <text:p>181902</text:p>
          </table:table-cell>
          <table:table-cell table:formula="of:=([.P138]/[.O138])*100" office:value-type="float" office:value="73.199705433781" calcext:value-type="float">
            <text:p>73.20</text:p>
          </table:table-cell>
          <table:table-cell table:formula="of:=[.X138]-[.AC138]" office:value-type="float" office:value="6438" calcext:value-type="float">
            <text:p>6438</text:p>
          </table:table-cell>
          <table:table-cell table:style-name="ce127" table:formula="of:=([.R138]/[.P138])*100" office:value-type="float" office:value="3.53926839726886" calcext:value-type="float">
            <text:p>3.54</text:p>
          </table:table-cell>
          <table:table-cell table:style-name="ce128" table:formula="of:=[.Y138]+[.AD138]" office:value-type="float" office:value="89.1622961814604" calcext:value-type="float">
            <text:p>89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 Mahendran</text:p>
          </table:table-cell>
          <table:table-cell office:value-type="float" office:value="84313" calcext:value-type="float">
            <text:p>84313</text:p>
          </table:table-cell>
          <table:table-cell table:formula="of:=([.X138]/[.P138])*100" office:value-type="float" office:value="46.3507822893646" calcext:value-type="float">
            <text:p>46.3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Jayaramakrishnan</text:p>
          </table:table-cell>
          <table:table-cell office:value-type="float" office:value="77875" calcext:value-type="float">
            <text:p>77875</text:p>
          </table:table-cell>
          <table:table-cell table:style-name="ce123" table:formula="of:=([.AC138]/[.P138])*100" office:value-type="float" office:value="42.8115138920957" calcext:value-type="float">
            <text:p>42.8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 Shanmugavelu</text:p>
          </table:table-cell>
          <table:table-cell office:value-type="float" office:value="6515" calcext:value-type="float">
            <text:p>6515</text:p>
          </table:table-cell>
          <table:table-cell table:style-name="ce202" table:formula="of:=([.AH138]/[.P138])*100" office:value-type="float" office:value="3.58159888291498" calcext:value-type="float">
            <text:p>3.5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U Sanuja</text:p>
          </table:table-cell>
          <table:table-cell office:value-type="float" office:value="6245" calcext:value-type="float">
            <text:p>6245</text:p>
          </table:table-cell>
          <table:table-cell table:formula="of:=([.AM138]/[.P138])*100" office:value-type="float" office:value="3.43316730987015" calcext:value-type="float">
            <text:p>3.4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Kumaresan</text:p>
          </table:table-cell>
          <table:table-cell office:value-type="float" office:value="2894" calcext:value-type="float">
            <text:p>2894</text:p>
          </table:table-cell>
          <table:table-cell table:style-name="ce232" table:formula="of:=([.AR138]/[.P138])*100" office:value-type="float" office:value="1.59096656441381" calcext:value-type="float">
            <text:p>1.59</text:p>
          </table:table-cell>
          <table:table-cell table:number-columns-repeated="163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lan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7298" calcext:value-type="float">
            <text:p>277298</text:p>
          </table:table-cell>
          <table:table-cell office:value-type="float" office:value="205384" calcext:value-type="float">
            <text:p>205384</text:p>
          </table:table-cell>
          <table:table-cell table:formula="of:=([.P139]/[.O139])*100" office:value-type="float" office:value="74.0661670837871" calcext:value-type="float">
            <text:p>74.07</text:p>
          </table:table-cell>
          <table:table-cell table:formula="of:=[.X139]-[.AC139]" office:value-type="float" office:value="30056" calcext:value-type="float">
            <text:p>30056</text:p>
          </table:table-cell>
          <table:table-cell table:style-name="ce127" table:formula="of:=([.R139]/[.P139])*100" office:value-type="float" office:value="14.6340513379815" calcext:value-type="float">
            <text:p>14.63</text:p>
          </table:table-cell>
          <table:table-cell table:style-name="ce128" table:formula="of:=[.Y139]+[.AD139]" office:value-type="float" office:value="91.0859658006466" calcext:value-type="float">
            <text:p>91.0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P Senthil Kumar</text:p>
          </table:table-cell>
          <table:table-cell office:value-type="float" office:value="108566" calcext:value-type="float">
            <text:p>108566</text:p>
          </table:table-cell>
          <table:table-cell table:formula="of:=([.X139]/[.P139])*100" office:value-type="float" office:value="52.8600085693141" calcext:value-type="float">
            <text:p>52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Ravi Manoharan</text:p>
          </table:table-cell>
          <table:table-cell office:value-type="float" office:value="78510" calcext:value-type="float">
            <text:p>78510</text:p>
          </table:table-cell>
          <table:table-cell table:style-name="ce123" table:formula="of:=([.AC139]/[.P139])*100" office:value-type="float" office:value="38.2259572313325" calcext:value-type="float">
            <text:p>38.2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Vinoth Rajasekaran</text:p>
          </table:table-cell>
          <table:table-cell office:value-type="float" office:value="7656" calcext:value-type="float">
            <text:p>7656</text:p>
          </table:table-cell>
          <table:table-cell table:style-name="ce202" table:formula="of:=([.AH139]/[.P139])*100" office:value-type="float" office:value="3.72765161843182" calcext:value-type="float">
            <text:p>3.7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 Poovendhan</text:p>
          </table:table-cell>
          <table:table-cell office:value-type="float" office:value="3732" calcext:value-type="float">
            <text:p>3732</text:p>
          </table:table-cell>
          <table:table-cell table:formula="of:=([.AM139]/[.P139])*100" office:value-type="float" office:value="1.81708409613212" calcext:value-type="float">
            <text:p>1.8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 Veerakumar</text:p>
          </table:table-cell>
          <table:table-cell office:value-type="float" office:value="2255" calcext:value-type="float">
            <text:p>2255</text:p>
          </table:table-cell>
          <table:table-cell table:style-name="ce232" table:formula="of:=([.AR139]/[.P139])*100" office:value-type="float" office:value="1.09794336462431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ddanchatr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1240" calcext:value-type="float">
            <text:p>241240</text:p>
          </table:table-cell>
          <table:table-cell office:value-type="float" office:value="201756" calcext:value-type="float">
            <text:p>201756</text:p>
          </table:table-cell>
          <table:table-cell table:formula="of:=([.P140]/[.O140])*100" office:value-type="float" office:value="83.6328967003814" calcext:value-type="float">
            <text:p>83.63</text:p>
          </table:table-cell>
          <table:table-cell table:formula="of:=[.X140]-[.AC140]" office:value-type="float" office:value="28742" calcext:value-type="float">
            <text:p>28742</text:p>
          </table:table-cell>
          <table:table-cell table:style-name="ce127" table:formula="of:=([.R140]/[.P140])*100" office:value-type="float" office:value="14.2459208152422" calcext:value-type="float">
            <text:p>14.25</text:p>
          </table:table-cell>
          <table:table-cell table:style-name="ce128" table:formula="of:=[.Y140]+[.AD140]" office:value-type="float" office:value="94.7669462122564" calcext:value-type="float">
            <text:p>94.7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Sakkarapani</text:p>
          </table:table-cell>
          <table:table-cell office:value-type="float" office:value="109970" calcext:value-type="float">
            <text:p>109970</text:p>
          </table:table-cell>
          <table:table-cell table:formula="of:=([.X140]/[.P140])*100" office:value-type="float" office:value="54.5064335137493" calcext:value-type="float">
            <text:p>54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P Nataraj</text:p>
          </table:table-cell>
          <table:table-cell office:value-type="float" office:value="81228" calcext:value-type="float">
            <text:p>81228</text:p>
          </table:table-cell>
          <table:table-cell table:style-name="ce123" table:formula="of:=([.AC140]/[.P140])*100" office:value-type="float" office:value="40.2605126985071" calcext:value-type="float">
            <text:p>40.2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T Sakti Devi</text:p>
          </table:table-cell>
          <table:table-cell office:value-type="float" office:value="4944" calcext:value-type="float">
            <text:p>4944</text:p>
          </table:table-cell>
          <table:table-cell table:style-name="ce202" table:formula="of:=([.AH140]/[.P140])*100" office:value-type="float" office:value="2.45048474394814" calcext:value-type="float">
            <text:p>2.4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57" calcext:value-type="float">
            <text:p>1457</text:p>
          </table:table-cell>
          <table:table-cell table:formula="of:=([.AM140]/[.P140])*100" office:value-type="float" office:value="0.722159440115783" calcext:value-type="float">
            <text:p>0.7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Siva Kumar</text:p>
          </table:table-cell>
          <table:table-cell office:value-type="float" office:value="1427" calcext:value-type="float">
            <text:p>1427</text:p>
          </table:table-cell>
          <table:table-cell table:style-name="ce232" table:formula="of:=([.AR140]/[.P140])*100" office:value-type="float" office:value="0.707289993853962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thoo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1955" calcext:value-type="float">
            <text:p>291955</text:p>
          </table:table-cell>
          <table:table-cell office:value-type="float" office:value="229940" calcext:value-type="float">
            <text:p>229940</text:p>
          </table:table-cell>
          <table:table-cell table:formula="of:=([.P141]/[.O141])*100" office:value-type="float" office:value="78.7587128153311" calcext:value-type="float">
            <text:p>78.76</text:p>
          </table:table-cell>
          <table:table-cell table:formula="of:=[.X141]-[.AC141]" office:value-type="float" office:value="135571" calcext:value-type="float">
            <text:p>135571</text:p>
          </table:table-cell>
          <table:table-cell table:style-name="ce127" table:formula="of:=([.R141]/[.P141])*100" office:value-type="float" office:value="58.9592937287988" calcext:value-type="float">
            <text:p>58.96</text:p>
          </table:table-cell>
          <table:table-cell table:style-name="ce128" table:formula="of:=[.Y141]+[.AD141]" office:value-type="float" office:value="85.2600678437853" calcext:value-type="float">
            <text:p>85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 Periyasamy</text:p>
          </table:table-cell>
          <table:table-cell office:value-type="float" office:value="165809" calcext:value-type="float">
            <text:p>165809</text:p>
          </table:table-cell>
          <table:table-cell table:formula="of:=([.X141]/[.P141])*100" office:value-type="float" office:value="72.1096807862921" calcext:value-type="float">
            <text:p>72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Thilagabama M</text:p>
          </table:table-cell>
          <table:table-cell office:value-type="float" office:value="30238" calcext:value-type="float">
            <text:p>30238</text:p>
          </table:table-cell>
          <table:table-cell table:style-name="ce123" table:formula="of:=([.AC141]/[.P141])*100" office:value-type="float" office:value="13.1503870574933" calcext:value-type="float">
            <text:p>13.1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imon Justin A</text:p>
          </table:table-cell>
          <table:table-cell office:value-type="float" office:value="17168" calcext:value-type="float">
            <text:p>17168</text:p>
          </table:table-cell>
          <table:table-cell table:style-name="ce202" table:formula="of:=([.AH141]/[.P141])*100" office:value-type="float" office:value="7.46629555536227" calcext:value-type="float">
            <text:p>7.4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ivasakthivel</text:p>
          </table:table-cell>
          <table:table-cell office:value-type="float" office:value="3241" calcext:value-type="float">
            <text:p>3241</text:p>
          </table:table-cell>
          <table:table-cell table:formula="of:=([.AM141]/[.P141])*100" office:value-type="float" office:value="1.40949812994694" calcext:value-type="float">
            <text:p>1.4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elvakumar P</text:p>
          </table:table-cell>
          <table:table-cell office:value-type="float" office:value="3017" calcext:value-type="float">
            <text:p>3017</text:p>
          </table:table-cell>
          <table:table-cell table:style-name="ce232" table:formula="of:=([.AR141]/[.P141])*100" office:value-type="float" office:value="1.3120814125424" calcext:value-type="float">
            <text:p>1.31</text:p>
          </table:table-cell>
          <table:table-cell table:number-columns-repeated="163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lakotta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44534" calcext:value-type="float">
            <text:p>244534</text:p>
          </table:table-cell>
          <table:table-cell office:value-type="float" office:value="184805" calcext:value-type="float">
            <text:p>184805</text:p>
          </table:table-cell>
          <table:table-cell table:formula="of:=([.P142]/[.O142])*100" office:value-type="float" office:value="75.5743577580214" calcext:value-type="float">
            <text:p>75.57</text:p>
          </table:table-cell>
          <table:table-cell table:formula="of:=[.X142]-[.AC142]" office:value-type="float" office:value="27618" calcext:value-type="float">
            <text:p>27618</text:p>
          </table:table-cell>
          <table:table-cell table:style-name="ce127" table:formula="of:=([.R142]/[.P142])*100" office:value-type="float" office:value="14.9444008549552" calcext:value-type="float">
            <text:p>14.94</text:p>
          </table:table-cell>
          <table:table-cell table:style-name="ce128" table:formula="of:=[.Y142]+[.AD142]" office:value-type="float" office:value="84.036687319066" calcext:value-type="float">
            <text:p>84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Thenmozhi</text:p>
          </table:table-cell>
          <table:table-cell office:value-type="float" office:value="91461" calcext:value-type="float">
            <text:p>91461</text:p>
          </table:table-cell>
          <table:table-cell table:formula="of:=([.X142]/[.P142])*100" office:value-type="float" office:value="49.4905440870106" calcext:value-type="float">
            <text:p>49.4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Murugavelrajan</text:p>
          </table:table-cell>
          <table:table-cell office:value-type="float" office:value="63843" calcext:value-type="float">
            <text:p>63843</text:p>
          </table:table-cell>
          <table:table-cell table:style-name="ce123" table:formula="of:=([.AC142]/[.P142])*100" office:value-type="float" office:value="34.5461432320554" calcext:value-type="float">
            <text:p>34.5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Vasanthadevi</text:p>
          </table:table-cell>
          <table:table-cell office:value-type="float" office:value="17509" calcext:value-type="float">
            <text:p>17509</text:p>
          </table:table-cell>
          <table:table-cell table:style-name="ce202" table:formula="of:=([.AH142]/[.P142])*100" office:value-type="float" office:value="9.47431075999026" calcext:value-type="float">
            <text:p>9.4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 Ramasamy</text:p>
          </table:table-cell>
          <table:table-cell office:value-type="float" office:value="3704" calcext:value-type="float">
            <text:p>3704</text:p>
          </table:table-cell>
          <table:table-cell table:formula="of:=([.AM142]/[.P142])*100" office:value-type="float" office:value="2.00427477611537" calcext:value-type="float">
            <text:p>2.0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Ananth</text:p>
          </table:table-cell>
          <table:table-cell office:value-type="float" office:value="3181" calcext:value-type="float">
            <text:p>3181</text:p>
          </table:table-cell>
          <table:table-cell table:style-name="ce232" table:formula="of:=([.AR142]/[.P142])*100" office:value-type="float" office:value="1.7212737750602" calcext:value-type="float">
            <text:p>1.72</text:p>
          </table:table-cell>
          <table:table-cell table:number-columns-repeated="163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th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office:value-type="float" office:value="283531" calcext:value-type="float">
            <text:p>283531</text:p>
          </table:table-cell>
          <table:table-cell office:value-type="float" office:value="225244" calcext:value-type="float">
            <text:p>225244</text:p>
          </table:table-cell>
          <table:table-cell table:formula="of:=([.P143]/[.O143])*100" office:value-type="float" office:value="79.4424595546871" calcext:value-type="float">
            <text:p>79.44</text:p>
          </table:table-cell>
          <table:table-cell table:formula="of:=[.X143]-[.AC143]" office:value-type="float" office:value="11932" calcext:value-type="float">
            <text:p>11932</text:p>
          </table:table-cell>
          <table:table-cell table:style-name="ce127" table:formula="of:=([.R143]/[.P143])*100" office:value-type="float" office:value="5.29736641153593" calcext:value-type="float">
            <text:p>5.30</text:p>
          </table:table-cell>
          <table:table-cell table:style-name="ce128" table:formula="of:=[.Y143]+[.AD143]" office:value-type="float" office:value="90.3873133135622" calcext:value-type="float">
            <text:p>90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atham R Viswanathan</text:p>
          </table:table-cell>
          <table:table-cell office:value-type="float" office:value="107762" calcext:value-type="float">
            <text:p>107762</text:p>
          </table:table-cell>
          <table:table-cell table:formula="of:=([.X143]/[.P143])*100" office:value-type="float" office:value="47.8423398625491" calcext:value-type="float">
            <text:p>47.8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 Andi Ambalam</text:p>
          </table:table-cell>
          <table:table-cell office:value-type="float" office:value="95830" calcext:value-type="float">
            <text:p>95830</text:p>
          </table:table-cell>
          <table:table-cell table:style-name="ce123" table:formula="of:=([.AC143]/[.P143])*100" office:value-type="float" office:value="42.5449734510131" calcext:value-type="float">
            <text:p>42.5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Sivasankaran</text:p>
          </table:table-cell>
          <table:table-cell office:value-type="float" office:value="14762" calcext:value-type="float">
            <text:p>14762</text:p>
          </table:table-cell>
          <table:table-cell table:style-name="ce202" table:formula="of:=([.AH143]/[.P143])*100" office:value-type="float" office:value="6.55378167675943" calcext:value-type="float">
            <text:p>6.5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 Raja</text:p>
          </table:table-cell>
          <table:table-cell office:value-type="float" office:value="1721" calcext:value-type="float">
            <text:p>1721</text:p>
          </table:table-cell>
          <table:table-cell table:formula="of:=([.AM143]/[.P143])*100" office:value-type="float" office:value="0.764060307932731" calcext:value-type="float">
            <text:p>0.76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444" calcext:value-type="float">
            <text:p>1444</text:p>
          </table:table-cell>
          <table:table-cell table:style-name="ce232" table:formula="of:=([.AR143]/[.P143])*100" office:value-type="float" office:value="0.641082559357852" calcext:value-type="float">
            <text:p>0.64</text:p>
          </table:table-cell>
          <table:table-cell table:number-columns-repeated="1633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6820" calcext:value-type="float">
            <text:p>276820</text:p>
          </table:table-cell>
          <table:table-cell office:value-type="float" office:value="195118" calcext:value-type="float">
            <text:p>195118</text:p>
          </table:table-cell>
          <table:table-cell table:formula="of:=([.P144]/[.O144])*100" office:value-type="float" office:value="70.4855140524529" calcext:value-type="float">
            <text:p>70.49</text:p>
          </table:table-cell>
          <table:table-cell table:formula="of:=[.X144]-[.AC144]" office:value-type="float" office:value="17747" calcext:value-type="float">
            <text:p>17747</text:p>
          </table:table-cell>
          <table:table-cell table:style-name="ce127" table:formula="of:=([.R144]/[.P144])*100" office:value-type="float" office:value="9.09552168431411" calcext:value-type="float">
            <text:p>9.10</text:p>
          </table:table-cell>
          <table:table-cell table:style-name="ce128" table:formula="of:=[.Y144]+[.AD144]" office:value-type="float" office:value="83.7662337662338" calcext:value-type="float">
            <text:p>83.7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indigul C Sreenivasan</text:p>
          </table:table-cell>
          <table:table-cell office:value-type="float" office:value="90595" calcext:value-type="float">
            <text:p>90595</text:p>
          </table:table-cell>
          <table:table-cell table:formula="of:=([.X144]/[.P144])*100" office:value-type="float" office:value="46.4308777252739" calcext:value-type="float">
            <text:p>46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N Pandi</text:p>
          </table:table-cell>
          <table:table-cell office:value-type="float" office:value="72848" calcext:value-type="float">
            <text:p>72848</text:p>
          </table:table-cell>
          <table:table-cell table:style-name="ce123" table:formula="of:=([.AC144]/[.P144])*100" office:value-type="float" office:value="37.3353560409598" calcext:value-type="float">
            <text:p>37.3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Jayasundar</text:p>
          </table:table-cell>
          <table:table-cell office:value-type="float" office:value="14860" calcext:value-type="float">
            <text:p>14860</text:p>
          </table:table-cell>
          <table:table-cell table:style-name="ce202" table:formula="of:=([.AH144]/[.P144])*100" office:value-type="float" office:value="7.6159042220605" calcext:value-type="float">
            <text:p>7.6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Rajendran</text:p>
          </table:table-cell>
          <table:table-cell office:value-type="float" office:value="9063" calcext:value-type="float">
            <text:p>9063</text:p>
          </table:table-cell>
          <table:table-cell table:formula="of:=([.AM144]/[.P144])*100" office:value-type="float" office:value="4.64488155885157" calcext:value-type="float">
            <text:p>4.6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Ramuthevar</text:p>
          </table:table-cell>
          <table:table-cell office:value-type="float" office:value="2427" calcext:value-type="float">
            <text:p>2427</text:p>
          </table:table-cell>
          <table:table-cell table:style-name="ce232" table:formula="of:=([.AR144]/[.P144])*100" office:value-type="float" office:value="1.24386268821944" calcext:value-type="float">
            <text:p>1.24</text:p>
          </table:table-cell>
          <table:table-cell table:number-columns-repeated="163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edasandu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3561" calcext:value-type="float">
            <text:p>263561</text:p>
          </table:table-cell>
          <table:table-cell office:value-type="float" office:value="213080" calcext:value-type="float">
            <text:p>213080</text:p>
          </table:table-cell>
          <table:table-cell table:formula="of:=([.P145]/[.O145])*100" office:value-type="float" office:value="80.8465592405553" calcext:value-type="float">
            <text:p>80.85</text:p>
          </table:table-cell>
          <table:table-cell table:formula="of:=[.X145]-[.AC145]" office:value-type="float" office:value="17553" calcext:value-type="float">
            <text:p>17553</text:p>
          </table:table-cell>
          <table:table-cell table:style-name="ce127" table:formula="of:=([.R145]/[.P145])*100" office:value-type="float" office:value="8.2377510794068" calcext:value-type="float">
            <text:p>8.24</text:p>
          </table:table-cell>
          <table:table-cell table:style-name="ce128" table:formula="of:=[.Y145]+[.AD145]" office:value-type="float" office:value="91.7068706589075" calcext:value-type="float">
            <text:p>91.7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Gandhirajan</text:p>
          </table:table-cell>
          <table:table-cell office:value-type="float" office:value="106481" calcext:value-type="float">
            <text:p>106481</text:p>
          </table:table-cell>
          <table:table-cell table:formula="of:=([.X145]/[.P145])*100" office:value-type="float" office:value="49.9723108691571" calcext:value-type="float">
            <text:p>49.9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PB Paramasivam</text:p>
          </table:table-cell>
          <table:table-cell office:value-type="float" office:value="88928" calcext:value-type="float">
            <text:p>88928</text:p>
          </table:table-cell>
          <table:table-cell table:style-name="ce123" table:formula="of:=([.AC145]/[.P145])*100" office:value-type="float" office:value="41.7345597897503" calcext:value-type="float">
            <text:p>41.7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Pothumani</text:p>
          </table:table-cell>
          <table:table-cell office:value-type="float" office:value="8495" calcext:value-type="float">
            <text:p>8495</text:p>
          </table:table-cell>
          <table:table-cell table:style-name="ce202" table:formula="of:=([.AH145]/[.P145])*100" office:value-type="float" office:value="3.98676553407171" calcext:value-type="float">
            <text:p>3.9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Ramasamy</text:p>
          </table:table-cell>
          <table:table-cell office:value-type="float" office:value="2041" calcext:value-type="float">
            <text:p>2041</text:p>
          </table:table-cell>
          <table:table-cell table:formula="of:=([.AM145]/[.P145])*100" office:value-type="float" office:value="0.957856204242538" calcext:value-type="float">
            <text:p>0.9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B Palanichamy</text:p>
          </table:table-cell>
          <table:table-cell office:value-type="float" office:value="1293" calcext:value-type="float">
            <text:p>1293</text:p>
          </table:table-cell>
          <table:table-cell table:style-name="ce232" table:formula="of:=([.AR145]/[.P145])*100" office:value-type="float" office:value="0.606814342031162" calcext:value-type="float">
            <text:p>0.61</text:p>
          </table:table-cell>
          <table:table-cell table:number-columns-repeated="163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ravakurichi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13969" calcext:value-type="float">
            <text:p>213969</text:p>
          </table:table-cell>
          <table:table-cell office:value-type="float" office:value="177114" calcext:value-type="float">
            <text:p>177114</text:p>
          </table:table-cell>
          <table:table-cell table:formula="of:=([.P146]/[.O146])*100" office:value-type="float" office:value="82.7755422514477" calcext:value-type="float">
            <text:p>82.78</text:p>
          </table:table-cell>
          <table:table-cell table:formula="of:=[.X146]-[.AC146]" office:value-type="float" office:value="24816" calcext:value-type="float">
            <text:p>24816</text:p>
          </table:table-cell>
          <table:table-cell table:style-name="ce127" table:formula="of:=([.R146]/[.P146])*100" office:value-type="float" office:value="14.0113147464345" calcext:value-type="float">
            <text:p>14.01</text:p>
          </table:table-cell>
          <table:table-cell table:style-name="ce128" table:formula="of:=[.Y146]+[.AD146]" office:value-type="float" office:value="91.4224736610319" calcext:value-type="float">
            <text:p>91.4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Elango</text:p>
          </table:table-cell>
          <table:table-cell office:value-type="float" office:value="93369" calcext:value-type="float">
            <text:p>93369</text:p>
          </table:table-cell>
          <table:table-cell table:formula="of:=([.X146]/[.P146])*100" office:value-type="float" office:value="52.7168942037332" calcext:value-type="float">
            <text:p>52.7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K Annamalai</text:p>
          </table:table-cell>
          <table:table-cell office:value-type="float" office:value="68553" calcext:value-type="float">
            <text:p>68553</text:p>
          </table:table-cell>
          <table:table-cell table:style-name="ce123" table:formula="of:=([.AC146]/[.P146])*100" office:value-type="float" office:value="38.7055794572987" calcext:value-type="float">
            <text:p>38.7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nitha Parveen</text:p>
          </table:table-cell>
          <table:table-cell office:value-type="float" office:value="7188" calcext:value-type="float">
            <text:p>7188</text:p>
          </table:table-cell>
          <table:table-cell table:style-name="ce202" table:formula="of:=([.AH146]/[.P146])*100" office:value-type="float" office:value="4.05840306243436" calcext:value-type="float">
            <text:p>4.0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hangavel PSN</text:p>
          </table:table-cell>
          <table:table-cell office:value-type="float" office:value="1599" calcext:value-type="float">
            <text:p>1599</text:p>
          </table:table-cell>
          <table:table-cell table:formula="of:=([.AM146]/[.P146])*100" office:value-type="float" office:value="0.902808360716827" calcext:value-type="float">
            <text:p>0.9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ohammed Haneef Shahil KS</text:p>
          </table:table-cell>
          <table:table-cell office:value-type="float" office:value="1382" calcext:value-type="float">
            <text:p>1382</text:p>
          </table:table-cell>
          <table:table-cell table:style-name="ce232" table:formula="of:=([.AR146]/[.P146])*100" office:value-type="float" office:value="0.780288401820297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45356" calcext:value-type="float">
            <text:p>245356</text:p>
          </table:table-cell>
          <table:table-cell office:value-type="float" office:value="207310" calcext:value-type="float">
            <text:p>207310</text:p>
          </table:table-cell>
          <table:table-cell table:formula="of:=([.P147]/[.O147])*100" office:value-type="float" office:value="84.493552226153" calcext:value-type="float">
            <text:p>84.49</text:p>
          </table:table-cell>
          <table:table-cell table:formula="of:=[.X147]-[.AC147]" office:value-type="float" office:value="12448" calcext:value-type="float">
            <text:p>12448</text:p>
          </table:table-cell>
          <table:table-cell table:style-name="ce127" table:formula="of:=([.R147]/[.P147])*100" office:value-type="float" office:value="6.00453427234576" calcext:value-type="float">
            <text:p>6.00</text:p>
          </table:table-cell>
          <table:table-cell table:style-name="ce128" table:formula="of:=[.Y147]+[.AD147]" office:value-type="float" office:value="92.1643914910038" calcext:value-type="float">
            <text:p>92.1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 Senthil Balaji</text:p>
          </table:table-cell>
          <table:table-cell office:value-type="float" office:value="101757" calcext:value-type="float">
            <text:p>101757</text:p>
          </table:table-cell>
          <table:table-cell table:formula="of:=([.X147]/[.P147])*100" office:value-type="float" office:value="49.0844628816748" calcext:value-type="float">
            <text:p>49.0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R Vijayabhaskar</text:p>
          </table:table-cell>
          <table:table-cell office:value-type="float" office:value="89309" calcext:value-type="float">
            <text:p>89309</text:p>
          </table:table-cell>
          <table:table-cell table:style-name="ce123" table:formula="of:=([.AC147]/[.P147])*100" office:value-type="float" office:value="43.079928609329" calcext:value-type="float">
            <text:p>43.0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aruppaiya</text:p>
          </table:table-cell>
          <table:table-cell office:value-type="float" office:value="7316" calcext:value-type="float">
            <text:p>7316</text:p>
          </table:table-cell>
          <table:table-cell table:style-name="ce202" table:formula="of:=([.AH147]/[.P147])*100" office:value-type="float" office:value="3.52901451931889" calcext:value-type="float">
            <text:p>3.5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Mohanraj</text:p>
          </table:table-cell>
          <table:table-cell office:value-type="float" office:value="4154" calcext:value-type="float">
            <text:p>4154</text:p>
          </table:table-cell>
          <table:table-cell table:formula="of:=([.AM147]/[.P147])*100" office:value-type="float" office:value="2.00376248130819" calcext:value-type="float">
            <text:p>2.00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961" calcext:value-type="float">
            <text:p>961</text:p>
          </table:table-cell>
          <table:table-cell table:style-name="ce232" table:formula="of:=([.AR147]/[.P147])*100" office:value-type="float" office:value="0.463556991944431" calcext:value-type="float">
            <text:p>0.46</text:p>
          </table:table-cell>
          <table:table-cell table:number-columns-repeated="163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rishnarayapuram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13056" calcext:value-type="float">
            <text:p>213056</text:p>
          </table:table-cell>
          <table:table-cell office:value-type="float" office:value="180902" calcext:value-type="float">
            <text:p>180902</text:p>
          </table:table-cell>
          <table:table-cell table:formula="of:=([.P148]/[.O148])*100" office:value-type="float" office:value="84.9081931510964" calcext:value-type="float">
            <text:p>84.91</text:p>
          </table:table-cell>
          <table:table-cell table:formula="of:=[.X148]-[.AC148]" office:value-type="float" office:value="31625" calcext:value-type="float">
            <text:p>31625</text:p>
          </table:table-cell>
          <table:table-cell table:style-name="ce127" table:formula="of:=([.R148]/[.P148])*100" office:value-type="float" office:value="17.4818409967828" calcext:value-type="float">
            <text:p>17.48</text:p>
          </table:table-cell>
          <table:table-cell table:style-name="ce128" table:formula="of:=[.Y148]+[.AD148]" office:value-type="float" office:value="89.249980652508" calcext:value-type="float">
            <text:p>89.2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Sivagami Sundari</text:p>
          </table:table-cell>
          <table:table-cell office:value-type="float" office:value="96540" calcext:value-type="float">
            <text:p>96540</text:p>
          </table:table-cell>
          <table:table-cell table:formula="of:=([.X148]/[.P148])*100" office:value-type="float" office:value="53.3659108246454" calcext:value-type="float">
            <text:p>53.3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uthukumar</text:p>
          </table:table-cell>
          <table:table-cell office:value-type="float" office:value="64915" calcext:value-type="float">
            <text:p>64915</text:p>
          </table:table-cell>
          <table:table-cell table:style-name="ce123" table:formula="of:=([.AC148]/[.P148])*100" office:value-type="float" office:value="35.8840698278626" calcext:value-type="float">
            <text:p>35.8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Ilakiya</text:p>
          </table:table-cell>
          <table:table-cell office:value-type="float" office:value="9706" calcext:value-type="float">
            <text:p>9706</text:p>
          </table:table-cell>
          <table:table-cell table:style-name="ce202" table:formula="of:=([.AH148]/[.P148])*100" office:value-type="float" office:value="5.36533592773988" calcext:value-type="float">
            <text:p>5.3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Kathirvel</text:p>
          </table:table-cell>
          <table:table-cell office:value-type="float" office:value="1946" calcext:value-type="float">
            <text:p>1946</text:p>
          </table:table-cell>
          <table:table-cell table:formula="of:=([.AM148]/[.P148])*100" office:value-type="float" office:value="1.07572055588108" calcext:value-type="float">
            <text:p>1.0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Saravanan</text:p>
          </table:table-cell>
          <table:table-cell office:value-type="float" office:value="1848" calcext:value-type="float">
            <text:p>1848</text:p>
          </table:table-cell>
          <table:table-cell table:style-name="ce232" table:formula="of:=([.AR148]/[.P148])*100" office:value-type="float" office:value="1.02154757824679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ulithalai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27279" calcext:value-type="float">
            <text:p>227279</text:p>
          </table:table-cell>
          <table:table-cell office:value-type="float" office:value="197456" calcext:value-type="float">
            <text:p>197456</text:p>
          </table:table-cell>
          <table:table-cell table:formula="of:=([.P149]/[.O149])*100" office:value-type="float" office:value="86.8782421605164" calcext:value-type="float">
            <text:p>86.88</text:p>
          </table:table-cell>
          <table:table-cell table:formula="of:=[.X149]-[.AC149]" office:value-type="float" office:value="23540" calcext:value-type="float">
            <text:p>23540</text:p>
          </table:table-cell>
          <table:table-cell table:style-name="ce127" table:formula="of:=([.R149]/[.P149])*100" office:value-type="float" office:value="11.9216433028118" calcext:value-type="float">
            <text:p>11.92</text:p>
          </table:table-cell>
          <table:table-cell table:style-name="ce128" table:formula="of:=[.Y149]+[.AD149]" office:value-type="float" office:value="90.2064257353537" calcext:value-type="float">
            <text:p>90.2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 Manickam</text:p>
          </table:table-cell>
          <table:table-cell office:value-type="float" office:value="100829" calcext:value-type="float">
            <text:p>100829</text:p>
          </table:table-cell>
          <table:table-cell table:formula="of:=([.X149]/[.P149])*100" office:value-type="float" office:value="51.0640345190827" calcext:value-type="float">
            <text:p>51.0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R Chandrasekar</text:p>
          </table:table-cell>
          <table:table-cell office:value-type="float" office:value="77289" calcext:value-type="float">
            <text:p>77289</text:p>
          </table:table-cell>
          <table:table-cell table:style-name="ce123" table:formula="of:=([.AC149]/[.P149])*100" office:value-type="float" office:value="39.142391216271" calcext:value-type="float">
            <text:p>39.1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eni Prakasu</text:p>
          </table:table-cell>
          <table:table-cell office:value-type="float" office:value="11511" calcext:value-type="float">
            <text:p>11511</text:p>
          </table:table-cell>
          <table:table-cell table:style-name="ce202" table:formula="of:=([.AH149]/[.P149])*100" office:value-type="float" office:value="5.82965318855846" calcext:value-type="float">
            <text:p>5.8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191" calcext:value-type="float">
            <text:p>1191</text:p>
          </table:table-cell>
          <table:table-cell table:formula="of:=([.AM149]/[.P149])*100" office:value-type="float" office:value="0.60317235232153" calcext:value-type="float">
            <text:p>0.6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Saravanan</text:p>
          </table:table-cell>
          <table:table-cell office:value-type="float" office:value="828" calcext:value-type="float">
            <text:p>828</text:p>
          </table:table-cell>
          <table:table-cell table:style-name="ce232" table:formula="of:=([.AR149]/[.P149])*100" office:value-type="float" office:value="0.419333927558545" calcext:value-type="float">
            <text:p>0.42</text:p>
          </table:table-cell>
          <table:table-cell table:number-columns-repeated="163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paara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89713" calcext:value-type="float">
            <text:p>289713</text:p>
          </table:table-cell>
          <table:table-cell office:value-type="float" office:value="221748" calcext:value-type="float">
            <text:p>221748</text:p>
          </table:table-cell>
          <table:table-cell table:formula="of:=([.P150]/[.O150])*100" office:value-type="float" office:value="76.5405763635046" calcext:value-type="float">
            <text:p>76.54</text:p>
          </table:table-cell>
          <table:table-cell table:formula="of:=[.X150]-[.AC150]" office:value-type="float" office:value="12243" calcext:value-type="float">
            <text:p>12243</text:p>
          </table:table-cell>
          <table:table-cell table:style-name="ce127" table:formula="of:=([.R150]/[.P150])*100" office:value-type="float" office:value="5.52113209589264" calcext:value-type="float">
            <text:p>5.52</text:p>
          </table:table-cell>
          <table:table-cell table:style-name="ce128" table:formula="of:=[.Y150]+[.AD150]" office:value-type="float" office:value="82.9369374244638" calcext:value-type="float">
            <text:p>82.94</text:p>
          </table:table-cell>
          <table:table-cell office:value-type="string" calcext:value-type="string">
            <text:p>DMK+</text:p>
          </table:table-cell>
          <table:table-cell table:style-name="ce134" office:value-type="string" calcext:value-type="string">
            <text:p>MMK</text:p>
          </table:table-cell>
          <table:table-cell office:value-type="string" calcext:value-type="string">
            <text:p>P Abdul Samad</text:p>
          </table:table-cell>
          <table:table-cell office:value-type="float" office:value="98077" calcext:value-type="float">
            <text:p>98077</text:p>
          </table:table-cell>
          <table:table-cell table:formula="of:=([.X150]/[.P150])*100" office:value-type="float" office:value="44.2290347601782" calcext:value-type="float">
            <text:p>44.2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Chandrasekar</text:p>
          </table:table-cell>
          <table:table-cell office:value-type="float" office:value="85834" calcext:value-type="float">
            <text:p>85834</text:p>
          </table:table-cell>
          <table:table-cell table:style-name="ce123" table:formula="of:=([.AC150]/[.P150])*100" office:value-type="float" office:value="38.7079026642856" calcext:value-type="float">
            <text:p>38.7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Kanimozhi</text:p>
          </table:table-cell>
          <table:table-cell office:value-type="float" office:value="19450" calcext:value-type="float">
            <text:p>19450</text:p>
          </table:table-cell>
          <table:table-cell table:style-name="ce202" table:formula="of:=([.AH150]/[.P150])*100" office:value-type="float" office:value="8.77121777873983" calcext:value-type="float">
            <text:p>8.7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Krishnagopal</text:p>
          </table:table-cell>
          <table:table-cell office:value-type="float" office:value="10719" calcext:value-type="float">
            <text:p>10719</text:p>
          </table:table-cell>
          <table:table-cell table:formula="of:=([.AM150]/[.P150])*100" office:value-type="float" office:value="4.83386546891066" calcext:value-type="float">
            <text:p>4.83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 Chandrasekar</text:p>
          </table:table-cell>
          <table:table-cell office:value-type="float" office:value="1259" calcext:value-type="float">
            <text:p>1259</text:p>
          </table:table-cell>
          <table:table-cell table:style-name="ce232" table:formula="of:=([.AR150]/[.P150])*100" office:value-type="float" office:value="0.56776160326136" calcext:value-type="float">
            <text:p>0.57</text:p>
          </table:table-cell>
          <table:table-cell table:number-columns-repeated="163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rirangam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office:value-type="float" office:value="311716" calcext:value-type="float">
            <text:p>311716</text:p>
          </table:table-cell>
          <table:table-cell office:value-type="float" office:value="240240" calcext:value-type="float">
            <text:p>240240</text:p>
          </table:table-cell>
          <table:table-cell table:formula="of:=([.P151]/[.O151])*100" office:value-type="float" office:value="77.0701536013551" calcext:value-type="float">
            <text:p>77.07</text:p>
          </table:table-cell>
          <table:table-cell table:formula="of:=[.X151]-[.AC151]" office:value-type="float" office:value="19915" calcext:value-type="float">
            <text:p>19915</text:p>
          </table:table-cell>
          <table:table-cell table:style-name="ce127" table:formula="of:=([.R151]/[.P151])*100" office:value-type="float" office:value="8.28962703962704" calcext:value-type="float">
            <text:p>8.29</text:p>
          </table:table-cell>
          <table:table-cell table:style-name="ce128" table:formula="of:=[.Y151]+[.AD151]" office:value-type="float" office:value="86.5355477855478" calcext:value-type="float">
            <text:p>86.5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Palaniyandi</text:p>
          </table:table-cell>
          <table:table-cell office:value-type="float" office:value="113904" calcext:value-type="float">
            <text:p>113904</text:p>
          </table:table-cell>
          <table:table-cell table:formula="of:=([.X151]/[.P151])*100" office:value-type="float" office:value="47.4125874125874" calcext:value-type="float">
            <text:p>47.4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u Pa Krishnan</text:p>
          </table:table-cell>
          <table:table-cell office:value-type="float" office:value="93989" calcext:value-type="float">
            <text:p>93989</text:p>
          </table:table-cell>
          <table:table-cell table:style-name="ce123" table:formula="of:=([.AC151]/[.P151])*100" office:value-type="float" office:value="39.1229603729604" calcext:value-type="float">
            <text:p>39.1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Selvarathi</text:p>
          </table:table-cell>
          <table:table-cell office:value-type="float" office:value="17911" calcext:value-type="float">
            <text:p>17911</text:p>
          </table:table-cell>
          <table:table-cell table:style-name="ce202" table:formula="of:=([.AH151]/[.P151])*100" office:value-type="float" office:value="7.45546120546121" calcext:value-type="float">
            <text:p>7.4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Y Jacob</text:p>
          </table:table-cell>
          <table:table-cell office:value-type="float" office:value="4082" calcext:value-type="float">
            <text:p>4082</text:p>
          </table:table-cell>
          <table:table-cell table:formula="of:=([.AM151]/[.P151])*100" office:value-type="float" office:value="1.6991341991342" calcext:value-type="float">
            <text:p>1.7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arubala R Thondaiman</text:p>
          </table:table-cell>
          <table:table-cell office:value-type="float" office:value="3487" calcext:value-type="float">
            <text:p>3487</text:p>
          </table:table-cell>
          <table:table-cell table:style-name="ce232" table:formula="of:=([.AR151]/[.P151])*100" office:value-type="float" office:value="1.4514652014652" calcext:value-type="float">
            <text:p>1.45</text:p>
          </table:table-cell>
          <table:table-cell table:number-columns-repeated="163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ruchirappalli We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9194" calcext:value-type="float">
            <text:p>269194</text:p>
          </table:table-cell>
          <table:table-cell office:value-type="float" office:value="183099" calcext:value-type="float">
            <text:p>183099</text:p>
          </table:table-cell>
          <table:table-cell table:formula="of:=([.P152]/[.O152])*100" office:value-type="float" office:value="68.0174892456741" calcext:value-type="float">
            <text:p>68.02</text:p>
          </table:table-cell>
          <table:table-cell table:formula="of:=[.X152]-[.AC152]" office:value-type="float" office:value="85109" calcext:value-type="float">
            <text:p>85109</text:p>
          </table:table-cell>
          <table:table-cell table:style-name="ce127" table:formula="of:=([.R152]/[.P152])*100" office:value-type="float" office:value="46.482504000568" calcext:value-type="float">
            <text:p>46.48</text:p>
          </table:table-cell>
          <table:table-cell table:style-name="ce128" table:formula="of:=[.Y152]+[.AD152]" office:value-type="float" office:value="82.5547927623854" calcext:value-type="float">
            <text:p>82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N Nehru</text:p>
          </table:table-cell>
          <table:table-cell office:value-type="float" office:value="118133" calcext:value-type="float">
            <text:p>118133</text:p>
          </table:table-cell>
          <table:table-cell table:formula="of:=([.X152]/[.P152])*100" office:value-type="float" office:value="64.5186483814767" calcext:value-type="float">
            <text:p>64.5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Padmanathan</text:p>
          </table:table-cell>
          <table:table-cell office:value-type="float" office:value="33024" calcext:value-type="float">
            <text:p>33024</text:p>
          </table:table-cell>
          <table:table-cell table:style-name="ce123" table:formula="of:=([.AC152]/[.P152])*100" office:value-type="float" office:value="18.0361443809087" calcext:value-type="float">
            <text:p>18.0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Vinodh</text:p>
          </table:table-cell>
          <table:table-cell office:value-type="float" office:value="15725" calcext:value-type="float">
            <text:p>15725</text:p>
          </table:table-cell>
          <table:table-cell table:style-name="ce202" table:formula="of:=([.AH152]/[.P152])*100" office:value-type="float" office:value="8.58825007236522" calcext:value-type="float">
            <text:p>8.5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Abubacker Siddiq</text:p>
          </table:table-cell>
          <table:table-cell office:value-type="float" office:value="10546" calcext:value-type="float">
            <text:p>10546</text:p>
          </table:table-cell>
          <table:table-cell table:formula="of:=([.AM152]/[.P152])*100" office:value-type="float" office:value="5.75972561291979" calcext:value-type="float">
            <text:p>5.76</text:p>
          </table:table-cell>
          <table:table-cell office:value-type="string" calcext:value-type="string">
            <text:p>PF</text:p>
          </table:table-cell>
          <table:table-cell table:style-name="ce194" office:value-type="string" calcext:value-type="string">
            <text:p>SDPI</text:p>
          </table:table-cell>
          <table:table-cell office:value-type="string" calcext:value-type="string">
            <text:p>R Abdullah Hassan Faizy</text:p>
          </table:table-cell>
          <table:table-cell office:value-type="float" office:value="2545" calcext:value-type="float">
            <text:p>2545</text:p>
          </table:table-cell>
          <table:table-cell table:style-name="ce232" table:formula="of:=([.AR152]/[.P152])*100" office:value-type="float" office:value="1.38995843778502" calcext:value-type="float">
            <text:p>1.39</text:p>
          </table:table-cell>
          <table:table-cell table:number-columns-repeated="1633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iruchirappalli Ea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55051" calcext:value-type="float">
            <text:p>255051</text:p>
          </table:table-cell>
          <table:table-cell office:value-type="float" office:value="172856" calcext:value-type="float">
            <text:p>172856</text:p>
          </table:table-cell>
          <table:table-cell table:formula="of:=([.P153]/[.O153])*100" office:value-type="float" office:value="67.7731120442578" calcext:value-type="float">
            <text:p>67.77</text:p>
          </table:table-cell>
          <table:table-cell table:formula="of:=[.X153]-[.AC153]" office:value-type="float" office:value="53797" calcext:value-type="float">
            <text:p>53797</text:p>
          </table:table-cell>
          <table:table-cell table:style-name="ce127" table:formula="of:=([.R153]/[.P153])*100" office:value-type="float" office:value="31.1224371731383" calcext:value-type="float">
            <text:p>31.12</text:p>
          </table:table-cell>
          <table:table-cell table:style-name="ce128" table:formula="of:=[.Y153]+[.AD153]" office:value-type="float" office:value="77.9880362845374" calcext:value-type="float">
            <text:p>77.9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Inigo S Irudayaraj</text:p>
          </table:table-cell>
          <table:table-cell office:value-type="float" office:value="94302" calcext:value-type="float">
            <text:p>94302</text:p>
          </table:table-cell>
          <table:table-cell table:formula="of:=([.X153]/[.P153])*100" office:value-type="float" office:value="54.5552367288379" calcext:value-type="float">
            <text:p>54.5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ellamandi N Natarajan</text:p>
          </table:table-cell>
          <table:table-cell office:value-type="float" office:value="40505" calcext:value-type="float">
            <text:p>40505</text:p>
          </table:table-cell>
          <table:table-cell table:style-name="ce123" table:formula="of:=([.AC153]/[.P153])*100" office:value-type="float" office:value="23.4327995556995" calcext:value-type="float">
            <text:p>23.4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rabhu</text:p>
          </table:table-cell>
          <table:table-cell office:value-type="float" office:value="14312" calcext:value-type="float">
            <text:p>14312</text:p>
          </table:table-cell>
          <table:table-cell table:style-name="ce202" table:formula="of:=([.AH153]/[.P153])*100" office:value-type="float" office:value="8.27972416346554" calcext:value-type="float">
            <text:p>8.2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Veerasakthi</text:p>
          </table:table-cell>
          <table:table-cell office:value-type="float" office:value="11396" calcext:value-type="float">
            <text:p>11396</text:p>
          </table:table-cell>
          <table:table-cell table:formula="of:=([.AM153]/[.P153])*100" office:value-type="float" office:value="6.59277086129495" calcext:value-type="float">
            <text:p>6.5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Manoharan</text:p>
          </table:table-cell>
          <table:table-cell office:value-type="float" office:value="9089" calcext:value-type="float">
            <text:p>9089</text:p>
          </table:table-cell>
          <table:table-cell table:style-name="ce232" table:formula="of:=([.AR153]/[.P153])*100" office:value-type="float" office:value="5.25813393807562" calcext:value-type="float">
            <text:p>5.26</text:p>
          </table:table-cell>
          <table:table-cell table:number-columns-repeated="1633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hiruverumb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93196" calcext:value-type="float">
            <text:p>293196</text:p>
          </table:table-cell>
          <table:table-cell office:value-type="float" office:value="197013" calcext:value-type="float">
            <text:p>197013</text:p>
          </table:table-cell>
          <table:table-cell table:formula="of:=([.P154]/[.O154])*100" office:value-type="float" office:value="67.19498219621" calcext:value-type="float">
            <text:p>67.19</text:p>
          </table:table-cell>
          <table:table-cell table:formula="of:=[.X154]-[.AC154]" office:value-type="float" office:value="49697" calcext:value-type="float">
            <text:p>49697</text:p>
          </table:table-cell>
          <table:table-cell table:style-name="ce127" table:formula="of:=([.R154]/[.P154])*100" office:value-type="float" office:value="25.225238943623" calcext:value-type="float">
            <text:p>25.23</text:p>
          </table:table-cell>
          <table:table-cell table:style-name="ce128" table:formula="of:=[.Y154]+[.AD154]" office:value-type="float" office:value="81.7971402902347" calcext:value-type="float">
            <text:p>81.8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bil Mahesh Poyyamozhi</text:p>
          </table:table-cell>
          <table:table-cell office:value-type="float" office:value="105424" calcext:value-type="float">
            <text:p>105424</text:p>
          </table:table-cell>
          <table:table-cell table:formula="of:=([.X154]/[.P154])*100" office:value-type="float" office:value="53.5111896169288" calcext:value-type="float">
            <text:p>53.5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Kumar</text:p>
          </table:table-cell>
          <table:table-cell office:value-type="float" office:value="55727" calcext:value-type="float">
            <text:p>55727</text:p>
          </table:table-cell>
          <table:table-cell table:style-name="ce123" table:formula="of:=([.AC154]/[.P154])*100" office:value-type="float" office:value="28.2859506733058" calcext:value-type="float">
            <text:p>28.2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Cholasooran</text:p>
          </table:table-cell>
          <table:table-cell office:value-type="float" office:value="15719" calcext:value-type="float">
            <text:p>15719</text:p>
          </table:table-cell>
          <table:table-cell table:style-name="ce202" table:formula="of:=([.AH154]/[.P154])*100" office:value-type="float" office:value="7.97866130661429" calcext:value-type="float">
            <text:p>7.9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Muruganandam</text:p>
          </table:table-cell>
          <table:table-cell office:value-type="float" office:value="14678" calcext:value-type="float">
            <text:p>14678</text:p>
          </table:table-cell>
          <table:table-cell table:formula="of:=([.AM154]/[.P154])*100" office:value-type="float" office:value="7.45026977915163" calcext:value-type="float">
            <text:p>7.4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 Senthilkumar</text:p>
          </table:table-cell>
          <table:table-cell office:value-type="float" office:value="2293" calcext:value-type="float">
            <text:p>2293</text:p>
          </table:table-cell>
          <table:table-cell table:style-name="ce232" table:formula="of:=([.AR154]/[.P154])*100" office:value-type="float" office:value="1.16388258642831" calcext:value-type="float">
            <text:p>1.16</text:p>
          </table:table-cell>
          <table:table-cell table:number-columns-repeated="1633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lgud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8131" calcext:value-type="float">
            <text:p>218131</text:p>
          </table:table-cell>
          <table:table-cell office:value-type="float" office:value="174574" calcext:value-type="float">
            <text:p>174574</text:p>
          </table:table-cell>
          <table:table-cell table:formula="of:=([.P155]/[.O155])*100" office:value-type="float" office:value="80.031724055728" calcext:value-type="float">
            <text:p>80.03</text:p>
          </table:table-cell>
          <table:table-cell table:formula="of:=[.X155]-[.AC155]" office:value-type="float" office:value="16949" calcext:value-type="float">
            <text:p>16949</text:p>
          </table:table-cell>
          <table:table-cell table:style-name="ce127" table:formula="of:=([.R155]/[.P155])*100" office:value-type="float" office:value="9.70877679379518" calcext:value-type="float">
            <text:p>9.71</text:p>
          </table:table-cell>
          <table:table-cell table:style-name="ce128" table:formula="of:=[.Y155]+[.AD155]" office:value-type="float" office:value="87.572605313506" calcext:value-type="float">
            <text:p>87.5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Soundara Pandian</text:p>
          </table:table-cell>
          <table:table-cell office:value-type="float" office:value="84914" calcext:value-type="float">
            <text:p>84914</text:p>
          </table:table-cell>
          <table:table-cell table:formula="of:=([.X155]/[.P155])*100" office:value-type="float" office:value="48.6406910536506" calcext:value-type="float">
            <text:p>48.6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R Dharmaraj</text:p>
          </table:table-cell>
          <table:table-cell office:value-type="float" office:value="67965" calcext:value-type="float">
            <text:p>67965</text:p>
          </table:table-cell>
          <table:table-cell table:style-name="ce123" table:formula="of:=([.AC155]/[.P155])*100" office:value-type="float" office:value="38.9319142598554" calcext:value-type="float">
            <text:p>38.9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I Malar Tamil Prabha</text:p>
          </table:table-cell>
          <table:table-cell office:value-type="float" office:value="16248" calcext:value-type="float">
            <text:p>16248</text:p>
          </table:table-cell>
          <table:table-cell table:style-name="ce202" table:formula="of:=([.AH155]/[.P155])*100" office:value-type="float" office:value="9.30722788044039" calcext:value-type="float">
            <text:p>9.3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Vijayamurthy</text:p>
          </table:table-cell>
          <table:table-cell office:value-type="float" office:value="2941" calcext:value-type="float">
            <text:p>2941</text:p>
          </table:table-cell>
          <table:table-cell table:formula="of:=([.AM155]/[.P155])*100" office:value-type="float" office:value="1.68467240253417" calcext:value-type="float">
            <text:p>1.68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200" calcext:value-type="float">
            <text:p>1200</text:p>
          </table:table-cell>
          <table:table-cell table:style-name="ce232" table:formula="of:=([.AR155]/[.P155])*100" office:value-type="float" office:value="0.68738758348895" calcext:value-type="float">
            <text:p>0.69</text:p>
          </table:table-cell>
          <table:table-cell table:number-columns-repeated="1633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nachanall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4202" calcext:value-type="float">
            <text:p>244202</text:p>
          </table:table-cell>
          <table:table-cell office:value-type="float" office:value="176719" calcext:value-type="float">
            <text:p>176719</text:p>
          </table:table-cell>
          <table:table-cell table:formula="of:=([.P156]/[.O156])*100" office:value-type="float" office:value="72.3659101891058" calcext:value-type="float">
            <text:p>72.37</text:p>
          </table:table-cell>
          <table:table-cell table:formula="of:=[.X156]-[.AC156]" office:value-type="float" office:value="59618" calcext:value-type="float">
            <text:p>59618</text:p>
          </table:table-cell>
          <table:table-cell table:style-name="ce127" table:formula="of:=([.R156]/[.P156])*100" office:value-type="float" office:value="33.7360442284078" calcext:value-type="float">
            <text:p>33.74</text:p>
          </table:table-cell>
          <table:table-cell table:style-name="ce128" table:formula="of:=[.Y156]+[.AD156]" office:value-type="float" office:value="97.9238225657683" calcext:value-type="float">
            <text:p>97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Kathiravan</text:p>
          </table:table-cell>
          <table:table-cell office:value-type="float" office:value="116334" calcext:value-type="float">
            <text:p>116334</text:p>
          </table:table-cell>
          <table:table-cell table:formula="of:=([.X156]/[.P156])*100" office:value-type="float" office:value="65.829933397088" calcext:value-type="float">
            <text:p>65.8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Paranjothi</text:p>
          </table:table-cell>
          <table:table-cell office:value-type="float" office:value="56716" calcext:value-type="float">
            <text:p>56716</text:p>
          </table:table-cell>
          <table:table-cell table:style-name="ce123" table:formula="of:=([.AC156]/[.P156])*100" office:value-type="float" office:value="32.0938891686802" calcext:value-type="float">
            <text:p>32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Krishnasamy</text:p>
          </table:table-cell>
          <table:table-cell office:value-type="float" office:value="14443" calcext:value-type="float">
            <text:p>14443</text:p>
          </table:table-cell>
          <table:table-cell table:style-name="ce202" table:formula="of:=([.AH156]/[.P156])*100" office:value-type="float" office:value="8.17286200125623" calcext:value-type="float">
            <text:p>8.1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Samson</text:p>
          </table:table-cell>
          <table:table-cell office:value-type="float" office:value="1996" calcext:value-type="float">
            <text:p>1996</text:p>
          </table:table-cell>
          <table:table-cell table:formula="of:=([.AM156]/[.P156])*100" office:value-type="float" office:value="1.12947673990912" calcext:value-type="float">
            <text:p>1.1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Rajasekharn</text:p>
          </table:table-cell>
          <table:table-cell office:value-type="float" office:value="1631" calcext:value-type="float">
            <text:p>1631</text:p>
          </table:table-cell>
          <table:table-cell table:style-name="ce232" table:formula="of:=([.AR156]/[.P156])*100" office:value-type="float" office:value="0.922934149695279" calcext:value-type="float">
            <text:p>0.92</text:p>
          </table:table-cell>
          <table:table-cell table:number-columns-repeated="1633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usir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32654" calcext:value-type="float">
            <text:p>232654</text:p>
          </table:table-cell>
          <table:table-cell office:value-type="float" office:value="179706" calcext:value-type="float">
            <text:p>179706</text:p>
          </table:table-cell>
          <table:table-cell table:formula="of:=([.P157]/[.O157])*100" office:value-type="float" office:value="77.2417409543786" calcext:value-type="float">
            <text:p>77.24</text:p>
          </table:table-cell>
          <table:table-cell table:formula="of:=[.X157]-[.AC157]" office:value-type="float" office:value="26836" calcext:value-type="float">
            <text:p>26836</text:p>
          </table:table-cell>
          <table:table-cell table:style-name="ce127" table:formula="of:=([.R157]/[.P157])*100" office:value-type="float" office:value="14.9332799127464" calcext:value-type="float">
            <text:p>14.93</text:p>
          </table:table-cell>
          <table:table-cell table:style-name="ce128" table:formula="of:=[.Y157]+[.AD157]" office:value-type="float" office:value="85.9247882652777" calcext:value-type="float">
            <text:p>85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Thiyagarajan</text:p>
          </table:table-cell>
          <table:table-cell office:value-type="float" office:value="90624" calcext:value-type="float">
            <text:p>90624</text:p>
          </table:table-cell>
          <table:table-cell table:formula="of:=([.X157]/[.P157])*100" office:value-type="float" office:value="50.4290340890121" calcext:value-type="float">
            <text:p>50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Selvarasu</text:p>
          </table:table-cell>
          <table:table-cell office:value-type="float" office:value="63788" calcext:value-type="float">
            <text:p>63788</text:p>
          </table:table-cell>
          <table:table-cell table:style-name="ce123" table:formula="of:=([.AC157]/[.P157])*100" office:value-type="float" office:value="35.4957541762657" calcext:value-type="float">
            <text:p>35.5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ridevi Ilangovan</text:p>
          </table:table-cell>
          <table:table-cell office:value-type="float" office:value="14311" calcext:value-type="float">
            <text:p>14311</text:p>
          </table:table-cell>
          <table:table-cell table:style-name="ce202" table:formula="of:=([.AH157]/[.P157])*100" office:value-type="float" office:value="7.96356270797859" calcext:value-type="float">
            <text:p>7.9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S Kumar</text:p>
          </table:table-cell>
          <table:table-cell office:value-type="float" office:value="3182" calcext:value-type="float">
            <text:p>3182</text:p>
          </table:table-cell>
          <table:table-cell table:formula="of:=([.AM157]/[.P157])*100" office:value-type="float" office:value="1.77066987190188" calcext:value-type="float">
            <text:p>1.7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Gokul</text:p>
          </table:table-cell>
          <table:table-cell office:value-type="float" office:value="2499" calcext:value-type="float">
            <text:p>2499</text:p>
          </table:table-cell>
          <table:table-cell table:style-name="ce232" table:formula="of:=([.AR157]/[.P157])*100" office:value-type="float" office:value="1.39060465426864" calcext:value-type="float">
            <text:p>1.39</text:p>
          </table:table-cell>
          <table:table-cell table:number-columns-repeated="1633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uraiy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26152" calcext:value-type="float">
            <text:p>226152</text:p>
          </table:table-cell>
          <table:table-cell office:value-type="float" office:value="175876" calcext:value-type="float">
            <text:p>175876</text:p>
          </table:table-cell>
          <table:table-cell table:formula="of:=([.P158]/[.O158])*100" office:value-type="float" office:value="77.7689341681701" calcext:value-type="float">
            <text:p>77.77</text:p>
          </table:table-cell>
          <table:table-cell table:formula="of:=[.X158]-[.AC158]" office:value-type="float" office:value="22071" calcext:value-type="float">
            <text:p>22071</text:p>
          </table:table-cell>
          <table:table-cell table:style-name="ce127" table:formula="of:=([.R158]/[.P158])*100" office:value-type="float" office:value="12.5491823784939" calcext:value-type="float">
            <text:p>12.55</text:p>
          </table:table-cell>
          <table:table-cell table:style-name="ce128" table:formula="of:=[.Y158]+[.AD158]" office:value-type="float" office:value="87.2779685687644" calcext:value-type="float">
            <text:p>87.2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Stalinkumar</text:p>
          </table:table-cell>
          <table:table-cell office:value-type="float" office:value="87786" calcext:value-type="float">
            <text:p>87786</text:p>
          </table:table-cell>
          <table:table-cell table:formula="of:=([.X158]/[.P158])*100" office:value-type="float" office:value="49.9135754736291" calcext:value-type="float">
            <text:p>49.9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 Indragandhi</text:p>
          </table:table-cell>
          <table:table-cell office:value-type="float" office:value="65715" calcext:value-type="float">
            <text:p>65715</text:p>
          </table:table-cell>
          <table:table-cell table:style-name="ce123" table:formula="of:=([.AC158]/[.P158])*100" office:value-type="float" office:value="37.3643930951352" calcext:value-type="float">
            <text:p>37.3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Tamilzhselvi</text:p>
          </table:table-cell>
          <table:table-cell office:value-type="float" office:value="13158" calcext:value-type="float">
            <text:p>13158</text:p>
          </table:table-cell>
          <table:table-cell table:style-name="ce202" table:formula="of:=([.AH158]/[.P158])*100" office:value-type="float" office:value="7.48140735518206" calcext:value-type="float">
            <text:p>7.4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TN Yuvarajan</text:p>
          </table:table-cell>
          <table:table-cell office:value-type="float" office:value="2528" calcext:value-type="float">
            <text:p>2528</text:p>
          </table:table-cell>
          <table:table-cell table:formula="of:=([.AM158]/[.P158])*100" office:value-type="float" office:value="1.43737633332575" calcext:value-type="float">
            <text:p>1.4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Subramanian</text:p>
          </table:table-cell>
          <table:table-cell office:value-type="float" office:value="2435" calcext:value-type="float">
            <text:p>2435</text:p>
          </table:table-cell>
          <table:table-cell table:style-name="ce232" table:formula="of:=([.AR158]/[.P158])*100" office:value-type="float" office:value="1.38449816916464" calcext:value-type="float">
            <text:p>1.38</text:p>
          </table:table-cell>
          <table:table-cell table:number-columns-repeated="1633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02758" calcext:value-type="float">
            <text:p>302758</text:p>
          </table:table-cell>
          <table:table-cell office:value-type="float" office:value="240026" calcext:value-type="float">
            <text:p>240026</text:p>
          </table:table-cell>
          <table:table-cell table:formula="of:=([.P159]/[.O159])*100" office:value-type="float" office:value="79.2798208470131" calcext:value-type="float">
            <text:p>79.28</text:p>
          </table:table-cell>
          <table:table-cell table:formula="of:=[.X159]-[.AC159]" office:value-type="float" office:value="31034" calcext:value-type="float">
            <text:p>31034</text:p>
          </table:table-cell>
          <table:table-cell table:style-name="ce127" table:formula="of:=([.R159]/[.P159])*100" office:value-type="float" office:value="12.9294326447968" calcext:value-type="float">
            <text:p>12.93</text:p>
          </table:table-cell>
          <table:table-cell table:style-name="ce128" table:formula="of:=[.Y159]+[.AD159]" office:value-type="float" office:value="88.8012132019031" calcext:value-type="float">
            <text:p>88.8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Prabhakaran</text:p>
          </table:table-cell>
          <table:table-cell office:value-type="float" office:value="122090" calcext:value-type="float">
            <text:p>122090</text:p>
          </table:table-cell>
          <table:table-cell table:formula="of:=([.X159]/[.P159])*100" office:value-type="float" office:value="50.86532292335" calcext:value-type="float">
            <text:p>50.8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Thamizhselvan</text:p>
          </table:table-cell>
          <table:table-cell office:value-type="float" office:value="91056" calcext:value-type="float">
            <text:p>91056</text:p>
          </table:table-cell>
          <table:table-cell table:style-name="ce123" table:formula="of:=([.AC159]/[.P159])*100" office:value-type="float" office:value="37.9358902785532" calcext:value-type="float">
            <text:p>37.9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Maheshwari</text:p>
          </table:table-cell>
          <table:table-cell office:value-type="float" office:value="18673" calcext:value-type="float">
            <text:p>18673</text:p>
          </table:table-cell>
          <table:table-cell table:style-name="ce202" table:formula="of:=([.AH159]/[.P159])*100" office:value-type="float" office:value="7.77957387949639" calcext:value-type="float">
            <text:p>7.7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 Rajendran</text:p>
          </table:table-cell>
          <table:table-cell office:value-type="float" office:value="2932" calcext:value-type="float">
            <text:p>2932</text:p>
          </table:table-cell>
          <table:table-cell table:formula="of:=([.AM159]/[.P159])*100" office:value-type="float" office:value="1.22153433378051" calcext:value-type="float">
            <text:p>1.22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84" calcext:value-type="float">
            <text:p>1884</text:p>
          </table:table-cell>
          <table:table-cell table:style-name="ce232" table:formula="of:=([.AR159]/[.P159])*100" office:value-type="float" office:value="0.784914967545183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unnam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3526" calcext:value-type="float">
            <text:p>273526</text:p>
          </table:table-cell>
          <table:table-cell office:value-type="float" office:value="219879" calcext:value-type="float">
            <text:p>219879</text:p>
          </table:table-cell>
          <table:table-cell table:formula="of:=([.P160]/[.O160])*100" office:value-type="float" office:value="80.386873642725" calcext:value-type="float">
            <text:p>80.39</text:p>
          </table:table-cell>
          <table:table-cell table:formula="of:=[.X160]-[.AC160]" office:value-type="float" office:value="6329" calcext:value-type="float">
            <text:p>6329</text:p>
          </table:table-cell>
          <table:table-cell table:style-name="ce127" table:formula="of:=([.R160]/[.P160])*100" office:value-type="float" office:value="2.87840130253458" calcext:value-type="float">
            <text:p>2.88</text:p>
          </table:table-cell>
          <table:table-cell table:style-name="ce128" table:formula="of:=[.Y160]+[.AD160]" office:value-type="float" office:value="91.6481337462877" calcext:value-type="float">
            <text:p>91.6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S Sivasankar</text:p>
          </table:table-cell>
          <table:table-cell office:value-type="float" office:value="103922" calcext:value-type="float">
            <text:p>103922</text:p>
          </table:table-cell>
          <table:table-cell table:formula="of:=([.X160]/[.P160])*100" office:value-type="float" office:value="47.2632675244112" calcext:value-type="float">
            <text:p>47.2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T Ramachandran</text:p>
          </table:table-cell>
          <table:table-cell office:value-type="float" office:value="97593" calcext:value-type="float">
            <text:p>97593</text:p>
          </table:table-cell>
          <table:table-cell table:style-name="ce123" table:formula="of:=([.AC160]/[.P160])*100" office:value-type="float" office:value="44.3848662218766" calcext:value-type="float">
            <text:p>44.3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Arul</text:p>
          </table:table-cell>
          <table:table-cell office:value-type="float" office:value="9354" calcext:value-type="float">
            <text:p>9354</text:p>
          </table:table-cell>
          <table:table-cell table:style-name="ce202" table:formula="of:=([.AH160]/[.P160])*100" office:value-type="float" office:value="4.25415796870097" calcext:value-type="float">
            <text:p>4.2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Kaarthikeyan</text:p>
          </table:table-cell>
          <table:table-cell office:value-type="float" office:value="2118" calcext:value-type="float">
            <text:p>2118</text:p>
          </table:table-cell>
          <table:table-cell table:formula="of:=([.AM160]/[.P160])*100" office:value-type="float" office:value="0.963257064112535" calcext:value-type="float">
            <text:p>0.9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R Selvaraju</text:p>
          </table:table-cell>
          <table:table-cell office:value-type="float" office:value="977" calcext:value-type="float">
            <text:p>977</text:p>
          </table:table-cell>
          <table:table-cell table:style-name="ce232" table:formula="of:=([.AR160]/[.P160])*100" office:value-type="float" office:value="0.444335293502335" calcext:value-type="float">
            <text:p>0.44</text:p>
          </table:table-cell>
          <table:table-cell table:number-columns-repeated="1633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4971" calcext:value-type="float">
            <text:p>264971</text:p>
          </table:table-cell>
          <table:table-cell office:value-type="float" office:value="225225" calcext:value-type="float">
            <text:p>225225</text:p>
          </table:table-cell>
          <table:table-cell table:formula="of:=([.P161]/[.O161])*100" office:value-type="float" office:value="84.9998679100732" calcext:value-type="float">
            <text:p>85.00</text:p>
          </table:table-cell>
          <table:table-cell table:formula="of:=[.X161]-[.AC161]" office:value-type="float" office:value="3234" calcext:value-type="float">
            <text:p>3234</text:p>
          </table:table-cell>
          <table:table-cell table:style-name="ce127" table:formula="of:=([.R161]/[.P161])*100" office:value-type="float" office:value="1.43589743589744" calcext:value-type="float">
            <text:p>1.44</text:p>
          </table:table-cell>
          <table:table-cell table:style-name="ce128" table:formula="of:=[.Y161]+[.AD161]" office:value-type="float" office:value="90.8939948939949" calcext:value-type="float">
            <text:p>90.8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K Chinnappa</text:p>
          </table:table-cell>
          <table:table-cell office:value-type="float" office:value="103975" calcext:value-type="float">
            <text:p>103975</text:p>
          </table:table-cell>
          <table:table-cell table:formula="of:=([.X161]/[.P161])*100" office:value-type="float" office:value="46.1649461649462" calcext:value-type="float">
            <text:p>46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ajendran S</text:p>
          </table:table-cell>
          <table:table-cell office:value-type="float" office:value="100741" calcext:value-type="float">
            <text:p>100741</text:p>
          </table:table-cell>
          <table:table-cell table:style-name="ce123" table:formula="of:=([.AC161]/[.P161])*100" office:value-type="float" office:value="44.7290487290487" calcext:value-type="float">
            <text:p>44.7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uguna Kumar</text:p>
          </table:table-cell>
          <table:table-cell office:value-type="float" office:value="12346" calcext:value-type="float">
            <text:p>12346</text:p>
          </table:table-cell>
          <table:table-cell table:style-name="ce202" table:formula="of:=([.AH161]/[.P161])*100" office:value-type="float" office:value="5.48162948162948" calcext:value-type="float">
            <text:p>5.4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urai Manivel</text:p>
          </table:table-cell>
          <table:table-cell office:value-type="float" office:value="2044" calcext:value-type="float">
            <text:p>2044</text:p>
          </table:table-cell>
          <table:table-cell table:formula="of:=([.AM161]/[.P161])*100" office:value-type="float" office:value="0.907536907536908" calcext:value-type="float">
            <text:p>0.9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89" calcext:value-type="float">
            <text:p>1389</text:p>
          </table:table-cell>
          <table:table-cell table:style-name="ce232" table:formula="of:=([.AR161]/[.P161])*100" office:value-type="float" office:value="0.616716616716617" calcext:value-type="float">
            <text:p>0.62</text:p>
          </table:table-cell>
          <table:table-cell table:number-columns-repeated="1633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ayankondam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6741" calcext:value-type="float">
            <text:p>266741</text:p>
          </table:table-cell>
          <table:table-cell office:value-type="float" office:value="216368" calcext:value-type="float">
            <text:p>216368</text:p>
          </table:table-cell>
          <table:table-cell table:formula="of:=([.P162]/[.O162])*100" office:value-type="float" office:value="81.1153890852925" calcext:value-type="float">
            <text:p>81.12</text:p>
          </table:table-cell>
          <table:table-cell table:formula="of:=[.X162]-[.AC162]" office:value-type="float" office:value="5452" calcext:value-type="float">
            <text:p>5452</text:p>
          </table:table-cell>
          <table:table-cell table:style-name="ce127" table:formula="of:=([.R162]/[.P162])*100" office:value-type="float" office:value="2.51978111365821" calcext:value-type="float">
            <text:p>2.52</text:p>
          </table:table-cell>
          <table:table-cell table:style-name="ce128" table:formula="of:=[.Y162]+[.AD162]" office:value-type="float" office:value="89.4799600680322" calcext:value-type="float">
            <text:p>89.4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 So Ka Kannan</text:p>
          </table:table-cell>
          <table:table-cell office:value-type="float" office:value="99529" calcext:value-type="float">
            <text:p>99529</text:p>
          </table:table-cell>
          <table:table-cell table:formula="of:=([.X162]/[.P162])*100" office:value-type="float" office:value="45.9998705908452" calcext:value-type="float">
            <text:p>46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K Balu</text:p>
          </table:table-cell>
          <table:table-cell office:value-type="float" office:value="94077" calcext:value-type="float">
            <text:p>94077</text:p>
          </table:table-cell>
          <table:table-cell table:style-name="ce123" table:formula="of:=([.AC162]/[.P162])*100" office:value-type="float" office:value="43.480089477187" calcext:value-type="float">
            <text:p>43.4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halingam Neela</text:p>
          </table:table-cell>
          <table:table-cell office:value-type="float" office:value="9956" calcext:value-type="float">
            <text:p>9956</text:p>
          </table:table-cell>
          <table:table-cell table:style-name="ce202" table:formula="of:=([.AH162]/[.P162])*100" office:value-type="float" office:value="4.60141980329809" calcext:value-type="float">
            <text:p>4.60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G Latha</text:p>
          </table:table-cell>
          <table:table-cell office:value-type="float" office:value="4700" calcext:value-type="float">
            <text:p>4700</text:p>
          </table:table-cell>
          <table:table-cell table:formula="of:=([.AM162]/[.P162])*100" office:value-type="float" office:value="2.17222509798122" calcext:value-type="float">
            <text:p>2.1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864" calcext:value-type="float">
            <text:p>1864</text:p>
          </table:table-cell>
          <table:table-cell table:style-name="ce232" table:formula="of:=([.AR162]/[.P162])*100" office:value-type="float" office:value="0.861495230348295" calcext:value-type="float">
            <text:p>0.86</text:p>
          </table:table-cell>
          <table:table-cell table:number-columns-repeated="163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rkazhi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52621" calcext:value-type="float">
            <text:p>252621</text:p>
          </table:table-cell>
          <table:table-cell office:value-type="float" office:value="191325" calcext:value-type="float">
            <text:p>191325</text:p>
          </table:table-cell>
          <table:table-cell table:formula="of:=([.P163]/[.O163])*100" office:value-type="float" office:value="75.7359839443277" calcext:value-type="float">
            <text:p>75.74</text:p>
          </table:table-cell>
          <table:table-cell table:formula="of:=[.X163]-[.AC163]" office:value-type="float" office:value="12148" calcext:value-type="float">
            <text:p>12148</text:p>
          </table:table-cell>
          <table:table-cell table:style-name="ce127" table:formula="of:=([.R163]/[.P163])*100" office:value-type="float" office:value="6.34940546191036" calcext:value-type="float">
            <text:p>6.35</text:p>
          </table:table-cell>
          <table:table-cell table:style-name="ce128" table:formula="of:=[.Y163]+[.AD163]" office:value-type="float" office:value="91.9722984450542" calcext:value-type="float">
            <text:p>91.9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Panneerselvam</text:p>
          </table:table-cell>
          <table:table-cell office:value-type="float" office:value="94057" calcext:value-type="float">
            <text:p>94057</text:p>
          </table:table-cell>
          <table:table-cell table:formula="of:=([.X163]/[.P163])*100" office:value-type="float" office:value="49.1608519534823" calcext:value-type="float">
            <text:p>49.1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V Bharathi</text:p>
          </table:table-cell>
          <table:table-cell office:value-type="float" office:value="81909" calcext:value-type="float">
            <text:p>81909</text:p>
          </table:table-cell>
          <table:table-cell table:style-name="ce123" table:formula="of:=([.AC163]/[.P163])*100" office:value-type="float" office:value="42.8114464915719" calcext:value-type="float">
            <text:p>42.8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Kavitha</text:p>
          </table:table-cell>
          <table:table-cell office:value-type="float" office:value="11013" calcext:value-type="float">
            <text:p>11013</text:p>
          </table:table-cell>
          <table:table-cell table:style-name="ce202" table:formula="of:=([.AH163]/[.P163])*100" office:value-type="float" office:value="5.7561740493924" calcext:value-type="float">
            <text:p>5.7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on Balu</text:p>
          </table:table-cell>
          <table:table-cell office:value-type="float" office:value="1308" calcext:value-type="float">
            <text:p>1308</text:p>
          </table:table-cell>
          <table:table-cell table:formula="of:=([.AM163]/[.P163])*100" office:value-type="float" office:value="0.683653469227754" calcext:value-type="float">
            <text:p>0.6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Prabhhu</text:p>
          </table:table-cell>
          <table:table-cell office:value-type="float" office:value="1000" calcext:value-type="float">
            <text:p>1000</text:p>
          </table:table-cell>
          <table:table-cell table:style-name="ce232" table:formula="of:=([.AR163]/[.P163])*100" office:value-type="float" office:value="0.522670848033451" calcext:value-type="float">
            <text:p>0.52</text:p>
          </table:table-cell>
          <table:table-cell table:number-columns-repeated="1633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46064" calcext:value-type="float">
            <text:p>246064</text:p>
          </table:table-cell>
          <table:table-cell office:value-type="float" office:value="174640" calcext:value-type="float">
            <text:p>174640</text:p>
          </table:table-cell>
          <table:table-cell table:formula="of:=([.P164]/[.O164])*100" office:value-type="float" office:value="70.9734052929319" calcext:value-type="float">
            <text:p>70.97</text:p>
          </table:table-cell>
          <table:table-cell table:formula="of:=[.X164]-[.AC164]" office:value-type="float" office:value="2742" calcext:value-type="float">
            <text:p>2742</text:p>
          </table:table-cell>
          <table:table-cell table:style-name="ce127" table:formula="of:=([.R164]/[.P164])*100" office:value-type="float" office:value="1.57008703618873" calcext:value-type="float">
            <text:p>1.57</text:p>
          </table:table-cell>
          <table:table-cell table:style-name="ce128" table:formula="of:=[.Y164]+[.AD164]" office:value-type="float" office:value="82.7656894182318" calcext:value-type="float">
            <text:p>82.7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Rajakumar</text:p>
          </table:table-cell>
          <table:table-cell office:value-type="float" office:value="73642" calcext:value-type="float">
            <text:p>73642</text:p>
          </table:table-cell>
          <table:table-cell table:formula="of:=([.X164]/[.P164])*100" office:value-type="float" office:value="42.1678882272103" calcext:value-type="float">
            <text:p>42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A Palanisamy</text:p>
          </table:table-cell>
          <table:table-cell office:value-type="float" office:value="70900" calcext:value-type="float">
            <text:p>70900</text:p>
          </table:table-cell>
          <table:table-cell table:style-name="ce123" table:formula="of:=([.AC164]/[.P164])*100" office:value-type="float" office:value="40.5978011910215" calcext:value-type="float">
            <text:p>40.6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Kasiraman</text:p>
          </table:table-cell>
          <table:table-cell office:value-type="float" office:value="13186" calcext:value-type="float">
            <text:p>13186</text:p>
          </table:table-cell>
          <table:table-cell table:style-name="ce202" table:formula="of:=([.AH164]/[.P164])*100" office:value-type="float" office:value="7.55038937242327" calcext:value-type="float">
            <text:p>7.5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K Anbarasan Komal</text:p>
          </table:table-cell>
          <table:table-cell office:value-type="float" office:value="7282" calcext:value-type="float">
            <text:p>7282</text:p>
          </table:table-cell>
          <table:table-cell table:formula="of:=([.AM164]/[.P164])*100" office:value-type="float" office:value="4.16972056802565" calcext:value-type="float">
            <text:p>4.1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N Ravichandran</text:p>
          </table:table-cell>
          <table:table-cell office:value-type="float" office:value="5933" calcext:value-type="float">
            <text:p>5933</text:p>
          </table:table-cell>
          <table:table-cell table:style-name="ce232" table:formula="of:=([.AR164]/[.P164])*100" office:value-type="float" office:value="3.39727439303711" calcext:value-type="float">
            <text:p>3.40</text:p>
          </table:table-cell>
          <table:table-cell table:number-columns-repeated="163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ompuhar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75903" calcext:value-type="float">
            <text:p>275903</text:p>
          </table:table-cell>
          <table:table-cell office:value-type="float" office:value="207838" calcext:value-type="float">
            <text:p>207838</text:p>
          </table:table-cell>
          <table:table-cell table:formula="of:=([.P165]/[.O165])*100" office:value-type="float" office:value="75.3300978967246" calcext:value-type="float">
            <text:p>75.33</text:p>
          </table:table-cell>
          <table:table-cell table:formula="of:=[.X165]-[.AC165]" office:value-type="float" office:value="3299" calcext:value-type="float">
            <text:p>3299</text:p>
          </table:table-cell>
          <table:table-cell table:style-name="ce127" table:formula="of:=([.R165]/[.P165])*100" office:value-type="float" office:value="1.58729395009575" calcext:value-type="float">
            <text:p>1.59</text:p>
          </table:table-cell>
          <table:table-cell table:style-name="ce128" table:formula="of:=[.Y165]+[.AD165]" office:value-type="float" office:value="90.8905012557858" calcext:value-type="float">
            <text:p>90.8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ivedha M Murugan</text:p>
          </table:table-cell>
          <table:table-cell office:value-type="float" office:value="96102" calcext:value-type="float">
            <text:p>96102</text:p>
          </table:table-cell>
          <table:table-cell table:formula="of:=([.X165]/[.P165])*100" office:value-type="float" office:value="46.2388976029408" calcext:value-type="float">
            <text:p>46.2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Pavunraj</text:p>
          </table:table-cell>
          <table:table-cell office:value-type="float" office:value="92803" calcext:value-type="float">
            <text:p>92803</text:p>
          </table:table-cell>
          <table:table-cell table:style-name="ce123" table:formula="of:=([.AC165]/[.P165])*100" office:value-type="float" office:value="44.651603652845" calcext:value-type="float">
            <text:p>44.6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Kaliyammal</text:p>
          </table:table-cell>
          <table:table-cell office:value-type="float" office:value="14823" calcext:value-type="float">
            <text:p>14823</text:p>
          </table:table-cell>
          <table:table-cell table:style-name="ce202" table:formula="of:=([.AH165]/[.P165])*100" office:value-type="float" office:value="7.13199703615316" calcext:value-type="float">
            <text:p>7.1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Senthamizhan</text:p>
          </table:table-cell>
          <table:table-cell office:value-type="float" office:value="1220" calcext:value-type="float">
            <text:p>1220</text:p>
          </table:table-cell>
          <table:table-cell table:formula="of:=([.AM165]/[.P165])*100" office:value-type="float" office:value="0.586995640835651" calcext:value-type="float">
            <text:p>0.5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H Meharajdeen</text:p>
          </table:table-cell>
          <table:table-cell office:value-type="float" office:value="950" calcext:value-type="float">
            <text:p>950</text:p>
          </table:table-cell>
          <table:table-cell table:style-name="ce232" table:formula="of:=([.AR165]/[.P165])*100" office:value-type="float" office:value="0.457086769503171" calcext:value-type="float">
            <text:p>0.46</text:p>
          </table:table-cell>
          <table:table-cell table:number-columns-repeated="1633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No</text:p>
          </table:table-cell>
          <table:table-cell office:value-type="float" office:value="197960" calcext:value-type="float">
            <text:p>197960</text:p>
          </table:table-cell>
          <table:table-cell office:value-type="float" office:value="143560" calcext:value-type="float">
            <text:p>143560</text:p>
          </table:table-cell>
          <table:table-cell table:formula="of:=([.P166]/[.O166])*100" office:value-type="float" office:value="72.5197009496868" calcext:value-type="float">
            <text:p>72.52</text:p>
          </table:table-cell>
          <table:table-cell table:formula="of:=[.X166]-[.AC166]" office:value-type="float" office:value="7238" calcext:value-type="float">
            <text:p>7238</text:p>
          </table:table-cell>
          <table:table-cell table:style-name="ce127" table:formula="of:=([.R166]/[.P166])*100" office:value-type="float" office:value="5.04179437169128" calcext:value-type="float">
            <text:p>5.04</text:p>
          </table:table-cell>
          <table:table-cell table:style-name="ce128" table:formula="of:=[.Y166]+[.AD166]" office:value-type="float" office:value="87.2972972972973" calcext:value-type="float">
            <text:p>87.3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VCK</text:p>
          </table:table-cell>
          <table:table-cell office:value-type="string" calcext:value-type="string">
            <text:p>Aloor Shanavas</text:p>
          </table:table-cell>
          <table:table-cell office:value-type="float" office:value="66281" calcext:value-type="float">
            <text:p>66281</text:p>
          </table:table-cell>
          <table:table-cell table:formula="of:=([.X166]/[.P166])*100" office:value-type="float" office:value="46.1695458344943" calcext:value-type="float">
            <text:p>46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nka Kathiravan</text:p>
          </table:table-cell>
          <table:table-cell office:value-type="float" office:value="59043" calcext:value-type="float">
            <text:p>59043</text:p>
          </table:table-cell>
          <table:table-cell table:style-name="ce123" table:formula="of:=([.AC166]/[.P166])*100" office:value-type="float" office:value="41.127751462803" calcext:value-type="float">
            <text:p>41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Augustine Arputharaj</text:p>
          </table:table-cell>
          <table:table-cell office:value-type="float" office:value="9976" calcext:value-type="float">
            <text:p>9976</text:p>
          </table:table-cell>
          <table:table-cell table:style-name="ce202" table:formula="of:=([.AH166]/[.P166])*100" office:value-type="float" office:value="6.94901086653664" calcext:value-type="float">
            <text:p>6.9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 Manjula</text:p>
          </table:table-cell>
          <table:table-cell office:value-type="float" office:value="3503" calcext:value-type="float">
            <text:p>3503</text:p>
          </table:table-cell>
          <table:table-cell table:formula="of:=([.AM166]/[.P166])*100" office:value-type="float" office:value="2.44009473390917" calcext:value-type="float">
            <text:p>2.4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yed Anas Mohideen Sahip</text:p>
          </table:table-cell>
          <table:table-cell office:value-type="float" office:value="2540" calcext:value-type="float">
            <text:p>2540</text:p>
          </table:table-cell>
          <table:table-cell table:style-name="ce232" table:formula="of:=([.AR166]/[.P166])*100" office:value-type="float" office:value="1.76929506826414" calcext:value-type="float">
            <text:p>1.77</text:p>
          </table:table-cell>
          <table:table-cell table:number-columns-repeated="163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ilvelur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78764" calcext:value-type="float">
            <text:p>178764</text:p>
          </table:table-cell>
          <table:table-cell office:value-type="float" office:value="142995" calcext:value-type="float">
            <text:p>142995</text:p>
          </table:table-cell>
          <table:table-cell table:formula="of:=([.P167]/[.O167])*100" office:value-type="float" office:value="79.9909377727059" calcext:value-type="float">
            <text:p>79.99</text:p>
          </table:table-cell>
          <table:table-cell table:formula="of:=[.X167]-[.AC167]" office:value-type="float" office:value="16985" calcext:value-type="float">
            <text:p>16985</text:p>
          </table:table-cell>
          <table:table-cell table:style-name="ce127" table:formula="of:=([.R167]/[.P167])*100" office:value-type="float" office:value="11.8780376936257" calcext:value-type="float">
            <text:p>11.88</text:p>
          </table:table-cell>
          <table:table-cell table:style-name="ce128" table:formula="of:=[.Y167]+[.AD167]" office:value-type="float" office:value="83.2133990698976" calcext:value-type="float">
            <text:p>83.2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VP Nagaimaali</text:p>
          </table:table-cell>
          <table:table-cell office:value-type="float" office:value="67988" calcext:value-type="float">
            <text:p>67988</text:p>
          </table:table-cell>
          <table:table-cell table:formula="of:=([.X167]/[.P167])*100" office:value-type="float" office:value="47.5457183817616" calcext:value-type="float">
            <text:p>47.5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PMK</text:p>
          </table:table-cell>
          <table:table-cell office:value-type="string" calcext:value-type="string">
            <text:p>S Vadivel Ravanan</text:p>
          </table:table-cell>
          <table:table-cell office:value-type="float" office:value="51003" calcext:value-type="float">
            <text:p>51003</text:p>
          </table:table-cell>
          <table:table-cell table:style-name="ce123" table:formula="of:=([.AC167]/[.P167])*100" office:value-type="float" office:value="35.667680688136" calcext:value-type="float">
            <text:p>35.6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Ponelavazhaki</text:p>
          </table:table-cell>
          <table:table-cell office:value-type="float" office:value="15173" calcext:value-type="float">
            <text:p>15173</text:p>
          </table:table-cell>
          <table:table-cell table:style-name="ce202" table:formula="of:=([.AH167]/[.P167])*100" office:value-type="float" office:value="10.6108605195986" calcext:value-type="float">
            <text:p>10.6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Sidhu</text:p>
          </table:table-cell>
          <table:table-cell office:value-type="float" office:value="2906" calcext:value-type="float">
            <text:p>2906</text:p>
          </table:table-cell>
          <table:table-cell table:formula="of:=([.AM167]/[.P167])*100" office:value-type="float" office:value="2.03223888947166" calcext:value-type="float">
            <text:p>2.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Neethimohan</text:p>
          </table:table-cell>
          <table:table-cell office:value-type="float" office:value="2503" calcext:value-type="float">
            <text:p>2503</text:p>
          </table:table-cell>
          <table:table-cell table:style-name="ce232" table:formula="of:=([.AR167]/[.P167])*100" office:value-type="float" office:value="1.75041085352635" calcext:value-type="float">
            <text:p>1.75</text:p>
          </table:table-cell>
          <table:table-cell table:number-columns-repeated="163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daranyam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2770" calcext:value-type="float">
            <text:p>192770</text:p>
          </table:table-cell>
          <table:table-cell office:value-type="float" office:value="158060" calcext:value-type="float">
            <text:p>158060</text:p>
          </table:table-cell>
          <table:table-cell table:formula="of:=([.P168]/[.O168])*100" office:value-type="float" office:value="81.994086216735" calcext:value-type="float">
            <text:p>81.99</text:p>
          </table:table-cell>
          <table:table-cell table:formula="of:=[.X168]-[.AC168]" office:value-type="float" office:value="12329" calcext:value-type="float">
            <text:p>12329</text:p>
          </table:table-cell>
          <table:table-cell table:style-name="ce127" table:formula="of:=([.R168]/[.P168])*100" office:value-type="float" office:value="7.80020245476401" calcext:value-type="float">
            <text:p>7.80</text:p>
          </table:table-cell>
          <table:table-cell table:style-name="ce128" table:formula="of:=[.Y168]+[.AD168]" office:value-type="float" office:value="91.8062760976844" calcext:value-type="float">
            <text:p>91.8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OS Manian</text:p>
          </table:table-cell>
          <table:table-cell office:value-type="float" office:value="78719" calcext:value-type="float">
            <text:p>78719</text:p>
          </table:table-cell>
          <table:table-cell table:formula="of:=([.X168]/[.P168])*100" office:value-type="float" office:value="49.8032392762242" calcext:value-type="float">
            <text:p>49.8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K Vedarathinam</text:p>
          </table:table-cell>
          <table:table-cell office:value-type="float" office:value="66390" calcext:value-type="float">
            <text:p>66390</text:p>
          </table:table-cell>
          <table:table-cell table:style-name="ce123" table:formula="of:=([.AC168]/[.P168])*100" office:value-type="float" office:value="42.0030368214602" calcext:value-type="float">
            <text:p>42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Rajendran</text:p>
          </table:table-cell>
          <table:table-cell office:value-type="float" office:value="9106" calcext:value-type="float">
            <text:p>9106</text:p>
          </table:table-cell>
          <table:table-cell table:style-name="ce202" table:formula="of:=([.AH168]/[.P168])*100" office:value-type="float" office:value="5.76110337846387" calcext:value-type="float">
            <text:p>5.7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S Arumugam</text:p>
          </table:table-cell>
          <table:table-cell office:value-type="float" office:value="1284" calcext:value-type="float">
            <text:p>1284</text:p>
          </table:table-cell>
          <table:table-cell table:formula="of:=([.AM168]/[.P168])*100" office:value-type="float" office:value="0.812349740604834" calcext:value-type="float">
            <text:p>0.8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673" calcext:value-type="float">
            <text:p>673</text:p>
          </table:table-cell>
          <table:table-cell table:style-name="ce232" table:formula="of:=([.AR168]/[.P168])*100" office:value-type="float" office:value="0.425787675566241" calcext:value-type="float">
            <text:p>0.43</text:p>
          </table:table-cell>
          <table:table-cell table:number-columns-repeated="163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iruthuraipoon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PI </text:p>
          </table:table-cell>
          <table:table-cell office:value-type="string" calcext:value-type="string">
            <text:p>No</text:p>
          </table:table-cell>
          <table:table-cell office:value-type="float" office:value="240072" calcext:value-type="float">
            <text:p>240072</text:p>
          </table:table-cell>
          <table:table-cell office:value-type="float" office:value="185886" calcext:value-type="float">
            <text:p>185886</text:p>
          </table:table-cell>
          <table:table-cell table:formula="of:=([.P169]/[.O169])*100" office:value-type="float" office:value="77.4292712186344" calcext:value-type="float">
            <text:p>77.43</text:p>
          </table:table-cell>
          <table:table-cell table:formula="of:=[.X169]-[.AC169]" office:value-type="float" office:value="30068" calcext:value-type="float">
            <text:p>30068</text:p>
          </table:table-cell>
          <table:table-cell table:style-name="ce127" table:formula="of:=([.R169]/[.P169])*100" office:value-type="float" office:value="16.1755054172988" calcext:value-type="float">
            <text:p>16.18</text:p>
          </table:table-cell>
          <table:table-cell table:style-name="ce128" table:formula="of:=[.Y169]+[.AD169]" office:value-type="float" office:value="88.288520921425" calcext:value-type="float">
            <text:p>88.2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K Marimuthu</text:p>
          </table:table-cell>
          <table:table-cell office:value-type="float" office:value="97092" calcext:value-type="float">
            <text:p>97092</text:p>
          </table:table-cell>
          <table:table-cell table:formula="of:=([.X169]/[.P169])*100" office:value-type="float" office:value="52.2320131693619" calcext:value-type="float">
            <text:p>52.2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 Suresh Kumar</text:p>
          </table:table-cell>
          <table:table-cell office:value-type="float" office:value="67024" calcext:value-type="float">
            <text:p>67024</text:p>
          </table:table-cell>
          <table:table-cell table:style-name="ce123" table:formula="of:=([.AC169]/[.P169])*100" office:value-type="float" office:value="36.0565077520631" calcext:value-type="float">
            <text:p>36.0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Aarthi</text:p>
          </table:table-cell>
          <table:table-cell office:value-type="float" office:value="15362" calcext:value-type="float">
            <text:p>15362</text:p>
          </table:table-cell>
          <table:table-cell table:style-name="ce202" table:formula="of:=([.AH169]/[.P169])*100" office:value-type="float" office:value="8.26420494281441" calcext:value-type="float">
            <text:p>8.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Rajanikanth</text:p>
          </table:table-cell>
          <table:table-cell office:value-type="float" office:value="3555" calcext:value-type="float">
            <text:p>3555</text:p>
          </table:table-cell>
          <table:table-cell table:formula="of:=([.AM169]/[.P169])*100" office:value-type="float" office:value="1.91246247700203" calcext:value-type="float">
            <text:p>1.9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13" calcext:value-type="float">
            <text:p>1313</text:p>
          </table:table-cell>
          <table:table-cell table:style-name="ce232" table:formula="of:=([.AR169]/[.P169])*100" office:value-type="float" office:value="0.706346900788656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nnargu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0042" calcext:value-type="float">
            <text:p>260042</text:p>
          </table:table-cell>
          <table:table-cell office:value-type="float" office:value="193229" calcext:value-type="float">
            <text:p>193229</text:p>
          </table:table-cell>
          <table:table-cell table:formula="of:=([.P170]/[.O170])*100" office:value-type="float" office:value="74.306842740788" calcext:value-type="float">
            <text:p>74.31</text:p>
          </table:table-cell>
          <table:table-cell table:formula="of:=[.X170]-[.AC170]" office:value-type="float" office:value="37393" calcext:value-type="float">
            <text:p>37393</text:p>
          </table:table-cell>
          <table:table-cell table:style-name="ce127" table:formula="of:=([.R170]/[.P170])*100" office:value-type="float" office:value="19.3516501146308" calcext:value-type="float">
            <text:p>19.35</text:p>
          </table:table-cell>
          <table:table-cell table:style-name="ce128" table:formula="of:=[.Y170]+[.AD170]" office:value-type="float" office:value="70.8749721832644" calcext:value-type="float">
            <text:p>70.8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RB Rajaa</text:p>
          </table:table-cell>
          <table:table-cell office:value-type="float" office:value="87172" calcext:value-type="float">
            <text:p>87172</text:p>
          </table:table-cell>
          <table:table-cell table:formula="of:=([.X170]/[.P170])*100" office:value-type="float" office:value="45.1133111489476" calcext:value-type="float">
            <text:p>45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iva Rajamanickam</text:p>
          </table:table-cell>
          <table:table-cell office:value-type="float" office:value="49779" calcext:value-type="float">
            <text:p>49779</text:p>
          </table:table-cell>
          <table:table-cell table:style-name="ce123" table:formula="of:=([.AC170]/[.P170])*100" office:value-type="float" office:value="25.7616610343168" calcext:value-type="float">
            <text:p>25.7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Kamaraj</text:p>
          </table:table-cell>
          <table:table-cell office:value-type="float" office:value="40481" calcext:value-type="float">
            <text:p>40481</text:p>
          </table:table-cell>
          <table:table-cell table:style-name="ce202" table:formula="of:=([.AH170]/[.P170])*100" office:value-type="float" office:value="20.9497539189252" calcext:value-type="float">
            <text:p>20.9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ravindan Rama</text:p>
          </table:table-cell>
          <table:table-cell office:value-type="float" office:value="10438" calcext:value-type="float">
            <text:p>10438</text:p>
          </table:table-cell>
          <table:table-cell table:formula="of:=([.AM170]/[.P170])*100" office:value-type="float" office:value="5.40188067008575" calcext:value-type="float">
            <text:p>5.4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T Kumaresan</text:p>
          </table:table-cell>
          <table:table-cell office:value-type="float" office:value="1845" calcext:value-type="float">
            <text:p>1845</text:p>
          </table:table-cell>
          <table:table-cell table:style-name="ce232" table:formula="of:=([.AR170]/[.P170])*100" office:value-type="float" office:value="0.954825621412935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Kalignar</text:p>
          </table:table-cell>
          <table:table-cell office:value-type="float" office:value="282708" calcext:value-type="float">
            <text:p>282708</text:p>
          </table:table-cell>
          <table:table-cell office:value-type="float" office:value="208290" calcext:value-type="float">
            <text:p>208290</text:p>
          </table:table-cell>
          <table:table-cell table:formula="of:=([.P171]/[.O171])*100" office:value-type="float" office:value="73.6767265164056" calcext:value-type="float">
            <text:p>73.68</text:p>
          </table:table-cell>
          <table:table-cell table:formula="of:=[.X171]-[.AC171]" office:value-type="float" office:value="51174" calcext:value-type="float">
            <text:p>51174</text:p>
          </table:table-cell>
          <table:table-cell table:style-name="ce127" table:formula="of:=([.R171]/[.P171])*100" office:value-type="float" office:value="24.5686302750972" calcext:value-type="float">
            <text:p>24.57</text:p>
          </table:table-cell>
          <table:table-cell table:style-name="ce128" table:formula="of:=[.Y171]+[.AD171]" office:value-type="float" office:value="80.0028805991646" calcext:value-type="float">
            <text:p>80.0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Poondi Kalaivanan</text:p>
          </table:table-cell>
          <table:table-cell office:value-type="float" office:value="108906" calcext:value-type="float">
            <text:p>108906</text:p>
          </table:table-cell>
          <table:table-cell table:formula="of:=([.X171]/[.P171])*100" office:value-type="float" office:value="52.2857554371309" calcext:value-type="float">
            <text:p>52.2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NR Pannerselvam</text:p>
          </table:table-cell>
          <table:table-cell office:value-type="float" office:value="57732" calcext:value-type="float">
            <text:p>57732</text:p>
          </table:table-cell>
          <table:table-cell table:style-name="ce123" table:formula="of:=([.AC171]/[.P171])*100" office:value-type="float" office:value="27.7171251620337" calcext:value-type="float">
            <text:p>27.7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Vinothini</text:p>
          </table:table-cell>
          <table:table-cell office:value-type="float" office:value="26300" calcext:value-type="float">
            <text:p>26300</text:p>
          </table:table-cell>
          <table:table-cell table:style-name="ce202" table:formula="of:=([.AH171]/[.P171])*100" office:value-type="float" office:value="12.6266263382784" calcext:value-type="float">
            <text:p>12.63</text:p>
          </table:table-cell>
          <table:table-cell office:value-type="string" calcext:value-type="string">
            <text:p>PF</text:p>
          </table:table-cell>
          <table:table-cell table:style-name="ce225" office:value-type="string" calcext:value-type="string">
            <text:p>SDPI</text:p>
          </table:table-cell>
          <table:table-cell office:value-type="string" calcext:value-type="string">
            <text:p>MA Naseema Banu</text:p>
          </table:table-cell>
          <table:table-cell office:value-type="float" office:value="6364" calcext:value-type="float">
            <text:p>6364</text:p>
          </table:table-cell>
          <table:table-cell table:formula="of:=([.AM171]/[.P171])*100" office:value-type="float" office:value="3.0553555139469" calcext:value-type="float">
            <text:p>3.0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Kabilarasan</text:p>
          </table:table-cell>
          <table:table-cell office:value-type="float" office:value="4068" calcext:value-type="float">
            <text:p>4068</text:p>
          </table:table-cell>
          <table:table-cell table:style-name="ce232" table:formula="of:=([.AR171]/[.P171])*100" office:value-type="float" office:value="1.95304623361659" calcext:value-type="float">
            <text:p>1.95</text:p>
          </table:table-cell>
          <table:table-cell table:number-columns-repeated="1633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annilam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2305" calcext:value-type="float">
            <text:p>272305</text:p>
          </table:table-cell>
          <table:table-cell office:value-type="float" office:value="221944" calcext:value-type="float">
            <text:p>221944</text:p>
          </table:table-cell>
          <table:table-cell table:formula="of:=([.P172]/[.O172])*100" office:value-type="float" office:value="81.5056646040286" calcext:value-type="float">
            <text:p>81.51</text:p>
          </table:table-cell>
          <table:table-cell table:formula="of:=[.X172]-[.AC172]" office:value-type="float" office:value="4424" calcext:value-type="float">
            <text:p>4424</text:p>
          </table:table-cell>
          <table:table-cell table:style-name="ce127" table:formula="of:=([.R172]/[.P172])*100" office:value-type="float" office:value="1.99329560609884" calcext:value-type="float">
            <text:p>1.99</text:p>
          </table:table-cell>
          <table:table-cell table:style-name="ce128" table:formula="of:=[.Y172]+[.AD172]" office:value-type="float" office:value="91.3969289550517" calcext:value-type="float">
            <text:p>91.4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Kamaraj</text:p>
          </table:table-cell>
          <table:table-cell office:value-type="float" office:value="103637" calcext:value-type="float">
            <text:p>103637</text:p>
          </table:table-cell>
          <table:table-cell table:formula="of:=([.X172]/[.P172])*100" office:value-type="float" office:value="46.6951122805753" calcext:value-type="float">
            <text:p>46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Jothiraman</text:p>
          </table:table-cell>
          <table:table-cell office:value-type="float" office:value="99213" calcext:value-type="float">
            <text:p>99213</text:p>
          </table:table-cell>
          <table:table-cell table:style-name="ce123" table:formula="of:=([.AC172]/[.P172])*100" office:value-type="float" office:value="44.7018166744765" calcext:value-type="float">
            <text:p>44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Fathima Farhana</text:p>
          </table:table-cell>
          <table:table-cell office:value-type="float" office:value="13419" calcext:value-type="float">
            <text:p>13419</text:p>
          </table:table-cell>
          <table:table-cell table:style-name="ce202" table:formula="of:=([.AH172]/[.P172])*100" office:value-type="float" office:value="6.04611974191688" calcext:value-type="float">
            <text:p>6.0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N Ramachandran</text:p>
          </table:table-cell>
          <table:table-cell office:value-type="float" office:value="2076" calcext:value-type="float">
            <text:p>2076</text:p>
          </table:table-cell>
          <table:table-cell table:formula="of:=([.AM172]/[.P172])*100" office:value-type="float" office:value="0.935371084597917" calcext:value-type="float">
            <text:p>0.94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190" calcext:value-type="float">
            <text:p>1190</text:p>
          </table:table-cell>
          <table:table-cell table:style-name="ce232" table:formula="of:=([.AR172]/[.P172])*100" office:value-type="float" office:value="0.536171286450636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iruvidaimarudur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512" calcext:value-type="float">
            <text:p>259512</text:p>
          </table:table-cell>
          <table:table-cell office:value-type="float" office:value="198446" calcext:value-type="float">
            <text:p>198446</text:p>
          </table:table-cell>
          <table:table-cell table:formula="of:=([.P173]/[.O173])*100" office:value-type="float" office:value="76.4689108788804" calcext:value-type="float">
            <text:p>76.47</text:p>
          </table:table-cell>
          <table:table-cell table:formula="of:=[.X173]-[.AC173]" office:value-type="float" office:value="10680" calcext:value-type="float">
            <text:p>10680</text:p>
          </table:table-cell>
          <table:table-cell table:style-name="ce127" table:formula="of:=([.R173]/[.P173])*100" office:value-type="float" office:value="5.38181671588241" calcext:value-type="float">
            <text:p>5.38</text:p>
          </table:table-cell>
          <table:table-cell table:style-name="ce128" table:formula="of:=[.Y173]+[.AD173]" office:value-type="float" office:value="91.1310885580964" calcext:value-type="float">
            <text:p>91.1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ovi Chezhian</text:p>
          </table:table-cell>
          <table:table-cell office:value-type="float" office:value="95763" calcext:value-type="float">
            <text:p>95763</text:p>
          </table:table-cell>
          <table:table-cell table:formula="of:=([.X173]/[.P173])*100" office:value-type="float" office:value="48.2564526369894" calcext:value-type="float">
            <text:p>48.2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Union Veeramani</text:p>
          </table:table-cell>
          <table:table-cell office:value-type="float" office:value="85083" calcext:value-type="float">
            <text:p>85083</text:p>
          </table:table-cell>
          <table:table-cell table:style-name="ce123" table:formula="of:=([.AC173]/[.P173])*100" office:value-type="float" office:value="42.874635921107" calcext:value-type="float">
            <text:p>42.8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Divya Bharathi</text:p>
          </table:table-cell>
          <table:table-cell office:value-type="float" office:value="11176" calcext:value-type="float">
            <text:p>11176</text:p>
          </table:table-cell>
          <table:table-cell table:style-name="ce202" table:formula="of:=([.AH173]/[.P173])*100" office:value-type="float" office:value="5.63175876560878" calcext:value-type="float">
            <text:p>5.63</text:p>
          </table:table-cell>
          <table:table-cell table:style-name="ce222" office:value-type="string" calcext:value-type="string">
            <text:p>BSP</text:p>
          </table:table-cell>
          <table:table-cell table:style-name="ce221" office:value-type="string" calcext:value-type="string">
            <text:p>BSP</text:p>
          </table:table-cell>
          <table:table-cell office:value-type="string" calcext:value-type="string">
            <text:p>M Puratchi Mani</text:p>
          </table:table-cell>
          <table:table-cell office:value-type="float" office:value="1839" calcext:value-type="float">
            <text:p>1839</text:p>
          </table:table-cell>
          <table:table-cell table:formula="of:=([.AM173]/[.P173])*100" office:value-type="float" office:value="0.926700462594358" calcext:value-type="float">
            <text:p>0.9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J Kudanthai</text:p>
          </table:table-cell>
          <table:table-cell office:value-type="float" office:value="1746" calcext:value-type="float">
            <text:p>1746</text:p>
          </table:table-cell>
          <table:table-cell table:style-name="ce232" table:formula="of:=([.AR173]/[.P173])*100" office:value-type="float" office:value="0.879836328270663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umbakon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3097" calcext:value-type="float">
            <text:p>273097</text:p>
          </table:table-cell>
          <table:table-cell office:value-type="float" office:value="197564" calcext:value-type="float">
            <text:p>197564</text:p>
          </table:table-cell>
          <table:table-cell table:formula="of:=([.P174]/[.O174])*100" office:value-type="float" office:value="72.3420616118083" calcext:value-type="float">
            <text:p>72.34</text:p>
          </table:table-cell>
          <table:table-cell table:formula="of:=[.X174]-[.AC174]" office:value-type="float" office:value="21383" calcext:value-type="float">
            <text:p>21383</text:p>
          </table:table-cell>
          <table:table-cell table:style-name="ce127" table:formula="of:=([.R174]/[.P174])*100" office:value-type="float" office:value="10.8233281367051" calcext:value-type="float">
            <text:p>10.82</text:p>
          </table:table-cell>
          <table:table-cell table:style-name="ce128" table:formula="of:=[.Y174]+[.AD174]" office:value-type="float" office:value="86.4180721184021" calcext:value-type="float">
            <text:p>86.4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 Anbalagan</text:p>
          </table:table-cell>
          <table:table-cell office:value-type="float" office:value="96057" calcext:value-type="float">
            <text:p>96057</text:p>
          </table:table-cell>
          <table:table-cell table:formula="of:=([.X174]/[.P174])*100" office:value-type="float" office:value="48.6207001275536" calcext:value-type="float">
            <text:p>48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GM Srithar Vandayar</text:p>
          </table:table-cell>
          <table:table-cell office:value-type="float" office:value="74674" calcext:value-type="float">
            <text:p>74674</text:p>
          </table:table-cell>
          <table:table-cell table:style-name="ce123" table:formula="of:=([.AC174]/[.P174])*100" office:value-type="float" office:value="37.7973719908485" calcext:value-type="float">
            <text:p>37.8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Anandh</text:p>
          </table:table-cell>
          <table:table-cell office:value-type="float" office:value="12480" calcext:value-type="float">
            <text:p>12480</text:p>
          </table:table-cell>
          <table:table-cell table:style-name="ce202" table:formula="of:=([.AH174]/[.P174])*100" office:value-type="float" office:value="6.3169403332591" calcext:value-type="float">
            <text:p>6.3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Balamurugan</text:p>
          </table:table-cell>
          <table:table-cell office:value-type="float" office:value="6523" calcext:value-type="float">
            <text:p>6523</text:p>
          </table:table-cell>
          <table:table-cell table:formula="of:=([.AM174]/[.P174])*100" office:value-type="float" office:value="3.30171488732765" calcext:value-type="float">
            <text:p>3.3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Gopalakrishnan</text:p>
          </table:table-cell>
          <table:table-cell office:value-type="float" office:value="5276" calcext:value-type="float">
            <text:p>5276</text:p>
          </table:table-cell>
          <table:table-cell table:style-name="ce232" table:formula="of:=([.AR174]/[.P174])*100" office:value-type="float" office:value="2.67052701909255" calcext:value-type="float">
            <text:p>2.67</text:p>
          </table:table-cell>
          <table:table-cell table:number-columns-repeated="1633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anas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style-name="ce101" office:value-type="string" calcext:value-type="string">
            <text:p>M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60941" calcext:value-type="float">
            <text:p>260941</text:p>
          </table:table-cell>
          <table:table-cell office:value-type="float" office:value="196982" calcext:value-type="float">
            <text:p>196982</text:p>
          </table:table-cell>
          <table:table-cell table:formula="of:=([.P175]/[.O175])*100" office:value-type="float" office:value="75.4890952360879" calcext:value-type="float">
            <text:p>75.49</text:p>
          </table:table-cell>
          <table:table-cell table:formula="of:=[.X175]-[.AC175]" office:value-type="float" office:value="16273" calcext:value-type="float">
            <text:p>16273</text:p>
          </table:table-cell>
          <table:table-cell table:style-name="ce127" table:formula="of:=([.R175]/[.P175])*100" office:value-type="float" office:value="8.26116091825649" calcext:value-type="float">
            <text:p>8.26</text:p>
          </table:table-cell>
          <table:table-cell table:style-name="ce128" table:formula="of:=[.Y175]+[.AD175]" office:value-type="float" office:value="79.6321491303774" calcext:value-type="float">
            <text:p>79.63</text:p>
          </table:table-cell>
          <table:table-cell office:value-type="string" calcext:value-type="string">
            <text:p>DMK+</text:p>
          </table:table-cell>
          <table:table-cell table:style-name="ce101" office:value-type="string" calcext:value-type="string">
            <text:p>MMK</text:p>
          </table:table-cell>
          <table:table-cell office:value-type="string" calcext:value-type="string">
            <text:p>MH Jawahirullah</text:p>
          </table:table-cell>
          <table:table-cell office:value-type="float" office:value="86567" calcext:value-type="float">
            <text:p>86567</text:p>
          </table:table-cell>
          <table:table-cell table:formula="of:=([.X175]/[.P175])*100" office:value-type="float" office:value="43.946655024317" calcext:value-type="float">
            <text:p>43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Gopinathan</text:p>
          </table:table-cell>
          <table:table-cell office:value-type="float" office:value="70294" calcext:value-type="float">
            <text:p>70294</text:p>
          </table:table-cell>
          <table:table-cell table:style-name="ce123" table:formula="of:=([.AC175]/[.P175])*100" office:value-type="float" office:value="35.6854941060605" calcext:value-type="float">
            <text:p>35.6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Rengasamy</text:p>
          </table:table-cell>
          <table:table-cell office:value-type="float" office:value="19778" calcext:value-type="float">
            <text:p>19778</text:p>
          </table:table-cell>
          <table:table-cell table:style-name="ce202" table:formula="of:=([.AH175]/[.P175])*100" office:value-type="float" office:value="10.0405113157547" calcext:value-type="float">
            <text:p>10.0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Krishnakumar</text:p>
          </table:table-cell>
          <table:table-cell office:value-type="float" office:value="14724" calcext:value-type="float">
            <text:p>14724</text:p>
          </table:table-cell>
          <table:table-cell table:formula="of:=([.AM175]/[.P175])*100" office:value-type="float" office:value="7.47479465128794" calcext:value-type="float">
            <text:p>7.4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Shantha</text:p>
          </table:table-cell>
          <table:table-cell office:value-type="float" office:value="2032" calcext:value-type="float">
            <text:p>2032</text:p>
          </table:table-cell>
          <table:table-cell table:style-name="ce232" table:formula="of:=([.AR175]/[.P175])*100" office:value-type="float" office:value="1.0315663360104" calcext:value-type="float">
            <text:p>1.03</text:p>
          </table:table-cell>
          <table:table-cell table:number-columns-repeated="1633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iruvaiyar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68590" calcext:value-type="float">
            <text:p>268590</text:p>
          </table:table-cell>
          <table:table-cell office:value-type="float" office:value="211430" calcext:value-type="float">
            <text:p>211430</text:p>
          </table:table-cell>
          <table:table-cell table:formula="of:=([.P176]/[.O176])*100" office:value-type="float" office:value="78.7184928701739" calcext:value-type="float">
            <text:p>78.72</text:p>
          </table:table-cell>
          <table:table-cell table:formula="of:=[.X176]-[.AC176]" office:value-type="float" office:value="53650" calcext:value-type="float">
            <text:p>53650</text:p>
          </table:table-cell>
          <table:table-cell table:style-name="ce127" table:formula="of:=([.R176]/[.P176])*100" office:value-type="float" office:value="25.3748285484558" calcext:value-type="float">
            <text:p>25.37</text:p>
          </table:table-cell>
          <table:table-cell table:style-name="ce128" table:formula="of:=[.Y176]+[.AD176]" office:value-type="float" office:value="72.2555928676158" calcext:value-type="float">
            <text:p>72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Durai Chandrasekaran</text:p>
          </table:table-cell>
          <table:table-cell office:value-type="float" office:value="103210" calcext:value-type="float">
            <text:p>103210</text:p>
          </table:table-cell>
          <table:table-cell table:formula="of:=([.X176]/[.P176])*100" office:value-type="float" office:value="48.8152107080358" calcext:value-type="float">
            <text:p>48.8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S Venkatesan</text:p>
          </table:table-cell>
          <table:table-cell office:value-type="float" office:value="49560" calcext:value-type="float">
            <text:p>49560</text:p>
          </table:table-cell>
          <table:table-cell table:style-name="ce123" table:formula="of:=([.AC176]/[.P176])*100" office:value-type="float" office:value="23.44038215958" calcext:value-type="float">
            <text:p>23.4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 Karthikeyan</text:p>
          </table:table-cell>
          <table:table-cell office:value-type="float" office:value="37469" calcext:value-type="float">
            <text:p>37469</text:p>
          </table:table-cell>
          <table:table-cell table:style-name="ce202" table:formula="of:=([.AH176]/[.P176])*100" office:value-type="float" office:value="17.7217045830771" calcext:value-type="float">
            <text:p>17.7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D Senthilnathan</text:p>
          </table:table-cell>
          <table:table-cell office:value-type="float" office:value="15820" calcext:value-type="float">
            <text:p>15820</text:p>
          </table:table-cell>
          <table:table-cell table:formula="of:=([.AM176]/[.P176])*100" office:value-type="float" office:value="7.48238187579814" calcext:value-type="float">
            <text:p>7.48</text:p>
          </table:table-cell>
          <table:table-cell table:number-columns-repeated="2" table:style-name="ce229" office:value-type="string" calcext:value-type="string">
            <text:p>PT</text:p>
          </table:table-cell>
          <table:table-cell office:value-type="string" calcext:value-type="string">
            <text:p>G Uthirapathi</text:p>
          </table:table-cell>
          <table:table-cell office:value-type="float" office:value="1215" calcext:value-type="float">
            <text:p>1215</text:p>
          </table:table-cell>
          <table:table-cell table:style-name="ce232" table:formula="of:=([.AR176]/[.P176])*100" office:value-type="float" office:value="0.57465827933595" calcext:value-type="float">
            <text:p>0.57</text:p>
          </table:table-cell>
          <table:table-cell table:number-columns-repeated="1633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lignar</text:p>
          </table:table-cell>
          <table:table-cell office:value-type="float" office:value="290936" calcext:value-type="float">
            <text:p>290936</text:p>
          </table:table-cell>
          <table:table-cell office:value-type="float" office:value="194859" calcext:value-type="float">
            <text:p>194859</text:p>
          </table:table-cell>
          <table:table-cell table:formula="of:=([.P177]/[.O177])*100" office:value-type="float" office:value="66.9765859158028" calcext:value-type="float">
            <text:p>66.98</text:p>
          </table:table-cell>
          <table:table-cell table:formula="of:=[.X177]-[.AC177]" office:value-type="float" office:value="47149" calcext:value-type="float">
            <text:p>47149</text:p>
          </table:table-cell>
          <table:table-cell table:style-name="ce127" table:formula="of:=([.R177]/[.P177])*100" office:value-type="float" office:value="24.1964702682452" calcext:value-type="float">
            <text:p>24.20</text:p>
          </table:table-cell>
          <table:table-cell table:style-name="ce128" table:formula="of:=[.Y177]+[.AD177]" office:value-type="float" office:value="82.3133650485736" calcext:value-type="float">
            <text:p>82.3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KG Neelamegam</text:p>
          </table:table-cell>
          <table:table-cell office:value-type="float" office:value="103772" calcext:value-type="float">
            <text:p>103772</text:p>
          </table:table-cell>
          <table:table-cell table:formula="of:=([.X177]/[.P177])*100" office:value-type="float" office:value="53.2549176584094" calcext:value-type="float">
            <text:p>53.2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 Arivudainambi</text:p>
          </table:table-cell>
          <table:table-cell office:value-type="float" office:value="56623" calcext:value-type="float">
            <text:p>56623</text:p>
          </table:table-cell>
          <table:table-cell table:style-name="ce123" table:formula="of:=([.AC177]/[.P177])*100" office:value-type="float" office:value="29.0584473901642" calcext:value-type="float">
            <text:p>29.0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Subadevi</text:p>
          </table:table-cell>
          <table:table-cell office:value-type="float" office:value="17366" calcext:value-type="float">
            <text:p>17366</text:p>
          </table:table-cell>
          <table:table-cell table:style-name="ce202" table:formula="of:=([.AH177]/[.P177])*100" office:value-type="float" office:value="8.91208514874858" calcext:value-type="float">
            <text:p>8.9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Sundaramohan</text:p>
          </table:table-cell>
          <table:table-cell office:value-type="float" office:value="9681" calcext:value-type="float">
            <text:p>9681</text:p>
          </table:table-cell>
          <table:table-cell table:formula="of:=([.AM177]/[.P177])*100" office:value-type="float" office:value="4.96820778101089" calcext:value-type="float">
            <text:p>4.9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Ramanathan</text:p>
          </table:table-cell>
          <table:table-cell office:value-type="float" office:value="4246" calcext:value-type="float">
            <text:p>4246</text:p>
          </table:table-cell>
          <table:table-cell table:style-name="ce232" table:formula="of:=([.AR177]/[.P177])*100" office:value-type="float" office:value="2.1790114903597" calcext:value-type="float">
            <text:p>2.18</text:p>
          </table:table-cell>
          <table:table-cell table:number-columns-repeated="1633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3747" calcext:value-type="float">
            <text:p>243747</text:p>
          </table:table-cell>
          <table:table-cell office:value-type="float" office:value="191840" calcext:value-type="float">
            <text:p>191840</text:p>
          </table:table-cell>
          <table:table-cell table:formula="of:=([.P178]/[.O178])*100" office:value-type="float" office:value="78.7045584150779" calcext:value-type="float">
            <text:p>78.70</text:p>
          </table:table-cell>
          <table:table-cell table:formula="of:=[.X178]-[.AC178]" office:value-type="float" office:value="28835" calcext:value-type="float">
            <text:p>28835</text:p>
          </table:table-cell>
          <table:table-cell table:style-name="ce127" table:formula="of:=([.R178]/[.P178])*100" office:value-type="float" office:value="15.0307547956631" calcext:value-type="float">
            <text:p>15.03</text:p>
          </table:table-cell>
          <table:table-cell table:style-name="ce128" table:formula="of:=[.Y178]+[.AD178]" office:value-type="float" office:value="78.8631150959133" calcext:value-type="float">
            <text:p>78.8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Vaithilingam</text:p>
          </table:table-cell>
          <table:table-cell office:value-type="float" office:value="90063" calcext:value-type="float">
            <text:p>90063</text:p>
          </table:table-cell>
          <table:table-cell table:formula="of:=([.X178]/[.P178])*100" office:value-type="float" office:value="46.9469349457882" calcext:value-type="float">
            <text:p>46.9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Ramachandran</text:p>
          </table:table-cell>
          <table:table-cell office:value-type="float" office:value="61228" calcext:value-type="float">
            <text:p>61228</text:p>
          </table:table-cell>
          <table:table-cell table:style-name="ce123" table:formula="of:=([.AC178]/[.P178])*100" office:value-type="float" office:value="31.9161801501251" calcext:value-type="float">
            <text:p>31.9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Sekar</text:p>
          </table:table-cell>
          <table:table-cell office:value-type="float" office:value="26022" calcext:value-type="float">
            <text:p>26022</text:p>
          </table:table-cell>
          <table:table-cell table:style-name="ce202" table:formula="of:=([.AH178]/[.P178])*100" office:value-type="float" office:value="13.5644286905755" calcext:value-type="float">
            <text:p>13.5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Kandhasamy</text:p>
          </table:table-cell>
          <table:table-cell office:value-type="float" office:value="9050" calcext:value-type="float">
            <text:p>9050</text:p>
          </table:table-cell>
          <table:table-cell table:formula="of:=([.AM178]/[.P178])*100" office:value-type="float" office:value="4.7174728940784" calcext:value-type="float">
            <text:p>4.72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 Mookkaiyan</text:p>
          </table:table-cell>
          <table:table-cell office:value-type="float" office:value="2041" calcext:value-type="float">
            <text:p>2041</text:p>
          </table:table-cell>
          <table:table-cell table:style-name="ce232" table:formula="of:=([.AR178]/[.P178])*100" office:value-type="float" office:value="1.06390742285238" calcext:value-type="float">
            <text:p>1.06</text:p>
          </table:table-cell>
          <table:table-cell table:number-columns-repeated="1633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5863" calcext:value-type="float">
            <text:p>245863</text:p>
          </table:table-cell>
          <table:table-cell office:value-type="float" office:value="177200" calcext:value-type="float">
            <text:p>177200</text:p>
          </table:table-cell>
          <table:table-cell table:formula="of:=([.P179]/[.O179])*100" office:value-type="float" office:value="72.0726583503821" calcext:value-type="float">
            <text:p>72.07</text:p>
          </table:table-cell>
          <table:table-cell table:formula="of:=[.X179]-[.AC179]" office:value-type="float" office:value="25269" calcext:value-type="float">
            <text:p>25269</text:p>
          </table:table-cell>
          <table:table-cell table:style-name="ce127" table:formula="of:=([.R179]/[.P179])*100" office:value-type="float" office:value="14.260158013544" calcext:value-type="float">
            <text:p>14.26</text:p>
          </table:table-cell>
          <table:table-cell table:style-name="ce128" table:formula="of:=[.Y179]+[.AD179]" office:value-type="float" office:value="74.9779909706546" calcext:value-type="float">
            <text:p>74.9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 Annadurai</text:p>
          </table:table-cell>
          <table:table-cell office:value-type="float" office:value="79065" calcext:value-type="float">
            <text:p>79065</text:p>
          </table:table-cell>
          <table:table-cell table:formula="of:=([.X179]/[.P179])*100" office:value-type="float" office:value="44.6190744920993" calcext:value-type="float">
            <text:p>44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R Rengarajan</text:p>
          </table:table-cell>
          <table:table-cell office:value-type="float" office:value="53796" calcext:value-type="float">
            <text:p>53796</text:p>
          </table:table-cell>
          <table:table-cell table:style-name="ce123" table:formula="of:=([.AC179]/[.P179])*100" office:value-type="float" office:value="30.3589164785553" calcext:value-type="float">
            <text:p>30.36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 Balakrishnan</text:p>
          </table:table-cell>
          <table:table-cell office:value-type="float" office:value="23771" calcext:value-type="float">
            <text:p>23771</text:p>
          </table:table-cell>
          <table:table-cell table:style-name="ce202" table:formula="of:=([.AH179]/[.P179])*100" office:value-type="float" office:value="13.4147855530474" calcext:value-type="float">
            <text:p>13.4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eerthika Anbu</text:p>
          </table:table-cell>
          <table:table-cell office:value-type="float" office:value="10730" calcext:value-type="float">
            <text:p>10730</text:p>
          </table:table-cell>
          <table:table-cell table:formula="of:=([.AM179]/[.P179])*100" office:value-type="float" office:value="6.05530474040632" calcext:value-type="float">
            <text:p>6.0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DS Selvam</text:p>
          </table:table-cell>
          <table:table-cell office:value-type="float" office:value="5223" calcext:value-type="float">
            <text:p>5223</text:p>
          </table:table-cell>
          <table:table-cell table:style-name="ce232" table:formula="of:=([.AR179]/[.P179])*100" office:value-type="float" office:value="2.94751693002257" calcext:value-type="float">
            <text:p>2.95</text:p>
          </table:table-cell>
          <table:table-cell table:number-columns-repeated="1633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eravuran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20162" calcext:value-type="float">
            <text:p>220162</text:p>
          </table:table-cell>
          <table:table-cell office:value-type="float" office:value="170850" calcext:value-type="float">
            <text:p>170850</text:p>
          </table:table-cell>
          <table:table-cell table:formula="of:=([.P180]/[.O180])*100" office:value-type="float" office:value="77.6019476567255" calcext:value-type="float">
            <text:p>77.60</text:p>
          </table:table-cell>
          <table:table-cell table:formula="of:=[.X180]-[.AC180]" office:value-type="float" office:value="23503" calcext:value-type="float">
            <text:p>23503</text:p>
          </table:table-cell>
          <table:table-cell table:style-name="ce127" table:formula="of:=([.R180]/[.P180])*100" office:value-type="float" office:value="13.7565115598478" calcext:value-type="float">
            <text:p>13.76</text:p>
          </table:table-cell>
          <table:table-cell table:style-name="ce128" table:formula="of:=[.Y180]+[.AD180]" office:value-type="float" office:value="90.5806262803629" calcext:value-type="float">
            <text:p>90.5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Ashokkumar</text:p>
          </table:table-cell>
          <table:table-cell office:value-type="float" office:value="89130" calcext:value-type="float">
            <text:p>89130</text:p>
          </table:table-cell>
          <table:table-cell table:formula="of:=([.X180]/[.P180])*100" office:value-type="float" office:value="52.1685689201054" calcext:value-type="float">
            <text:p>52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V Thirugnana Sambandam</text:p>
          </table:table-cell>
          <table:table-cell office:value-type="float" office:value="65627" calcext:value-type="float">
            <text:p>65627</text:p>
          </table:table-cell>
          <table:table-cell table:style-name="ce123" table:formula="of:=([.AC180]/[.P180])*100" office:value-type="float" office:value="38.4120573602575" calcext:value-type="float">
            <text:p>38.4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Delipan</text:p>
          </table:table-cell>
          <table:table-cell office:value-type="float" office:value="12154" calcext:value-type="float">
            <text:p>12154</text:p>
          </table:table-cell>
          <table:table-cell table:style-name="ce202" table:formula="of:=([.AH180]/[.P180])*100" office:value-type="float" office:value="7.11384255194615" calcext:value-type="float">
            <text:p>7.1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Sivakumar</text:p>
          </table:table-cell>
          <table:table-cell office:value-type="float" office:value="1623" calcext:value-type="float">
            <text:p>1623</text:p>
          </table:table-cell>
          <table:table-cell table:formula="of:=([.AM180]/[.P180])*100" office:value-type="float" office:value="0.949956101843723" calcext:value-type="float">
            <text:p>0.95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770" calcext:value-type="float">
            <text:p>770</text:p>
          </table:table-cell>
          <table:table-cell table:style-name="ce232" table:formula="of:=([.AR180]/[.P180])*100" office:value-type="float" office:value="0.45068773778168" calcext:value-type="float">
            <text:p>0.45</text:p>
          </table:table-cell>
          <table:table-cell table:number-columns-repeated="1633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andharva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01607" calcext:value-type="float">
            <text:p>201607</text:p>
          </table:table-cell>
          <table:table-cell office:value-type="float" office:value="157620" calcext:value-type="float">
            <text:p>157620</text:p>
          </table:table-cell>
          <table:table-cell table:formula="of:=([.P181]/[.O181])*100" office:value-type="float" office:value="78.1818091633723" calcext:value-type="float">
            <text:p>78.18</text:p>
          </table:table-cell>
          <table:table-cell table:formula="of:=[.X181]-[.AC181]" office:value-type="float" office:value="12721" calcext:value-type="float">
            <text:p>12721</text:p>
          </table:table-cell>
          <table:table-cell table:style-name="ce127" table:formula="of:=([.R181]/[.P181])*100" office:value-type="float" office:value="8.07067631011293" calcext:value-type="float">
            <text:p>8.07</text:p>
          </table:table-cell>
          <table:table-cell table:style-name="ce128" table:formula="of:=[.Y181]+[.AD181]" office:value-type="float" office:value="80.3825656642558" calcext:value-type="float">
            <text:p>80.3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M Chinnadurai</text:p>
          </table:table-cell>
          <table:table-cell office:value-type="float" office:value="69710" calcext:value-type="float">
            <text:p>69710</text:p>
          </table:table-cell>
          <table:table-cell table:formula="of:=([.X181]/[.P181])*100" office:value-type="float" office:value="44.2266209871844" calcext:value-type="float">
            <text:p>44.2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Jayabharathi</text:p>
          </table:table-cell>
          <table:table-cell office:value-type="float" office:value="56989" calcext:value-type="float">
            <text:p>56989</text:p>
          </table:table-cell>
          <table:table-cell table:style-name="ce123" table:formula="of:=([.AC181]/[.P181])*100" office:value-type="float" office:value="36.1559446770714" calcext:value-type="float">
            <text:p>36.1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Lenin</text:p>
          </table:table-cell>
          <table:table-cell office:value-type="float" office:value="12840" calcext:value-type="float">
            <text:p>12840</text:p>
          </table:table-cell>
          <table:table-cell table:style-name="ce202" table:formula="of:=([.AH181]/[.P181])*100" office:value-type="float" office:value="8.14617434335744" calcext:value-type="float">
            <text:p>8.1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Ramila</text:p>
          </table:table-cell>
          <table:table-cell office:value-type="float" office:value="12661" calcext:value-type="float">
            <text:p>12661</text:p>
          </table:table-cell>
          <table:table-cell table:formula="of:=([.AM181]/[.P181])*100" office:value-type="float" office:value="8.0326100748636" calcext:value-type="float">
            <text:p>8.03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390" calcext:value-type="float">
            <text:p>1390</text:p>
          </table:table-cell>
          <table:table-cell table:style-name="ce232" table:formula="of:=([.AR181]/[.P181])*100" office:value-type="float" office:value="0.881867783276234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iralimal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5189" calcext:value-type="float">
            <text:p>225189</text:p>
          </table:table-cell>
          <table:table-cell office:value-type="float" office:value="193423" calcext:value-type="float">
            <text:p>193423</text:p>
          </table:table-cell>
          <table:table-cell table:formula="of:=([.P182]/[.O182])*100" office:value-type="float" office:value="85.8936271309878" calcext:value-type="float">
            <text:p>85.89</text:p>
          </table:table-cell>
          <table:table-cell table:formula="of:=[.X182]-[.AC182]" office:value-type="float" office:value="23598" calcext:value-type="float">
            <text:p>23598</text:p>
          </table:table-cell>
          <table:table-cell table:style-name="ce127" table:formula="of:=([.R182]/[.P182])*100" office:value-type="float" office:value="12.2002036986294" calcext:value-type="float">
            <text:p>12.20</text:p>
          </table:table-cell>
          <table:table-cell table:style-name="ce128" table:formula="of:=[.Y182]+[.AD182]" office:value-type="float" office:value="93.4532087704151" calcext:value-type="float">
            <text:p>93.4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 Vijayabaskar</text:p>
          </table:table-cell>
          <table:table-cell office:value-type="float" office:value="102179" calcext:value-type="float">
            <text:p>102179</text:p>
          </table:table-cell>
          <table:table-cell table:formula="of:=([.X182]/[.P182])*100" office:value-type="float" office:value="52.8267062345223" calcext:value-type="float">
            <text:p>52.8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appam</text:p>
          </table:table-cell>
          <table:table-cell office:value-type="float" office:value="78581" calcext:value-type="float">
            <text:p>78581</text:p>
          </table:table-cell>
          <table:table-cell table:style-name="ce123" table:formula="of:=([.AC182]/[.P182])*100" office:value-type="float" office:value="40.6265025358928" calcext:value-type="float">
            <text:p>40.6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Azhagu Meena</text:p>
          </table:table-cell>
          <table:table-cell office:value-type="float" office:value="7035" calcext:value-type="float">
            <text:p>7035</text:p>
          </table:table-cell>
          <table:table-cell table:style-name="ce202" table:formula="of:=([.AH182]/[.P182])*100" office:value-type="float" office:value="3.63710623865828" calcext:value-type="float">
            <text:p>3.6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O Karthi Prabhakaran</text:p>
          </table:table-cell>
          <table:table-cell office:value-type="float" office:value="1228" calcext:value-type="float">
            <text:p>1228</text:p>
          </table:table-cell>
          <table:table-cell table:formula="of:=([.AM182]/[.P182])*100" office:value-type="float" office:value="0.634877961772902" calcext:value-type="float">
            <text:p>0.63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M Dhanalakshmi</text:p>
          </table:table-cell>
          <table:table-cell office:value-type="float" office:value="620" calcext:value-type="float">
            <text:p>620</text:p>
          </table:table-cell>
          <table:table-cell table:style-name="ce232" table:formula="of:=([.AR182]/[.P182])*100" office:value-type="float" office:value="0.320540990471661" calcext:value-type="float">
            <text:p>0.32</text:p>
          </table:table-cell>
          <table:table-cell table:number-columns-repeated="1633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44029" calcext:value-type="float">
            <text:p>244029</text:p>
          </table:table-cell>
          <table:table-cell office:value-type="float" office:value="179892" calcext:value-type="float">
            <text:p>179892</text:p>
          </table:table-cell>
          <table:table-cell table:formula="of:=([.P183]/[.O183])*100" office:value-type="float" office:value="73.7174680058518" calcext:value-type="float">
            <text:p>73.72</text:p>
          </table:table-cell>
          <table:table-cell table:formula="of:=[.X183]-[.AC183]" office:value-type="float" office:value="13001" calcext:value-type="float">
            <text:p>13001</text:p>
          </table:table-cell>
          <table:table-cell table:style-name="ce127" table:formula="of:=([.R183]/[.P183])*100" office:value-type="float" office:value="7.2271140462055" calcext:value-type="float">
            <text:p>7.23</text:p>
          </table:table-cell>
          <table:table-cell table:style-name="ce128" table:formula="of:=[.Y183]+[.AD183]" office:value-type="float" office:value="88.1656771840882" calcext:value-type="float">
            <text:p>88.1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V Muthuraja</text:p>
          </table:table-cell>
          <table:table-cell office:value-type="float" office:value="85802" calcext:value-type="float">
            <text:p>85802</text:p>
          </table:table-cell>
          <table:table-cell table:formula="of:=([.X183]/[.P183])*100" office:value-type="float" office:value="47.6963956151469" calcext:value-type="float">
            <text:p>47.7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R Karthik Thondaiman</text:p>
          </table:table-cell>
          <table:table-cell office:value-type="float" office:value="72801" calcext:value-type="float">
            <text:p>72801</text:p>
          </table:table-cell>
          <table:table-cell table:style-name="ce123" table:formula="of:=([.AC183]/[.P183])*100" office:value-type="float" office:value="40.4692815689414" calcext:value-type="float">
            <text:p>40.4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asikumar</text:p>
          </table:table-cell>
          <table:table-cell office:value-type="float" office:value="11503" calcext:value-type="float">
            <text:p>11503</text:p>
          </table:table-cell>
          <table:table-cell table:style-name="ce202" table:formula="of:=([.AH183]/[.P183])*100" office:value-type="float" office:value="6.39439219087008" calcext:value-type="float">
            <text:p>6.3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Moorthy</text:p>
          </table:table-cell>
          <table:table-cell office:value-type="float" office:value="3948" calcext:value-type="float">
            <text:p>3948</text:p>
          </table:table-cell>
          <table:table-cell table:formula="of:=([.AM183]/[.P183])*100" office:value-type="float" office:value="2.19465012340738" calcext:value-type="float">
            <text:p>2.1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Subramanian</text:p>
          </table:table-cell>
          <table:table-cell office:value-type="float" office:value="1873" calcext:value-type="float">
            <text:p>1873</text:p>
          </table:table-cell>
          <table:table-cell table:style-name="ce232" table:formula="of:=([.AR183]/[.P183])*100" office:value-type="float" office:value="1.04118026371378" calcext:value-type="float">
            <text:p>1.04</text:p>
          </table:table-cell>
          <table:table-cell table:number-columns-repeated="1633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irumayam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27883" calcext:value-type="float">
            <text:p>227883</text:p>
          </table:table-cell>
          <table:table-cell office:value-type="float" office:value="174031" calcext:value-type="float">
            <text:p>174031</text:p>
          </table:table-cell>
          <table:table-cell table:formula="of:=([.P184]/[.O184])*100" office:value-type="float" office:value="76.3685751021358" calcext:value-type="float">
            <text:p>76.37</text:p>
          </table:table-cell>
          <table:table-cell table:formula="of:=[.X184]-[.AC184]" office:value-type="float" office:value="1382" calcext:value-type="float">
            <text:p>1382</text:p>
          </table:table-cell>
          <table:table-cell table:style-name="ce127" table:formula="of:=([.R184]/[.P184])*100" office:value-type="float" office:value="0.794111393947055" calcext:value-type="float">
            <text:p>0.79</text:p>
          </table:table-cell>
          <table:table-cell table:style-name="ce128" table:formula="of:=[.Y184]+[.AD184]" office:value-type="float" office:value="81.2016249978452" calcext:value-type="float">
            <text:p>81.2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Regupathy</text:p>
          </table:table-cell>
          <table:table-cell office:value-type="float" office:value="71349" calcext:value-type="float">
            <text:p>71349</text:p>
          </table:table-cell>
          <table:table-cell table:formula="of:=([.X184]/[.P184])*100" office:value-type="float" office:value="40.9978681958961" calcext:value-type="float">
            <text:p>41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K Vairamuthu</text:p>
          </table:table-cell>
          <table:table-cell office:value-type="float" office:value="69967" calcext:value-type="float">
            <text:p>69967</text:p>
          </table:table-cell>
          <table:table-cell table:style-name="ce123" table:formula="of:=([.AC184]/[.P184])*100" office:value-type="float" office:value="40.2037568019491" calcext:value-type="float">
            <text:p>40.2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K Selvakumar</text:p>
          </table:table-cell>
          <table:table-cell office:value-type="float" office:value="15144" calcext:value-type="float">
            <text:p>15144</text:p>
          </table:table-cell>
          <table:table-cell table:style-name="ce202" table:formula="of:=([.AH184]/[.P184])*100" office:value-type="float" office:value="8.70189793772374" calcext:value-type="float">
            <text:p>8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U Sivaraman</text:p>
          </table:table-cell>
          <table:table-cell office:value-type="float" office:value="11061" calcext:value-type="float">
            <text:p>11061</text:p>
          </table:table-cell>
          <table:table-cell table:formula="of:=([.AM184]/[.P184])*100" office:value-type="float" office:value="6.35576420292936" calcext:value-type="float">
            <text:p>6.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Muniaraju</text:p>
          </table:table-cell>
          <table:table-cell office:value-type="float" office:value="1503" calcext:value-type="float">
            <text:p>1503</text:p>
          </table:table-cell>
          <table:table-cell table:style-name="ce232" table:formula="of:=([.AR184]/[.P184])*100" office:value-type="float" office:value="0.863639236687717" calcext:value-type="float">
            <text:p>0.86</text:p>
          </table:table-cell>
          <table:table-cell table:number-columns-repeated="1633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langud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17344" calcext:value-type="float">
            <text:p>217344</text:p>
          </table:table-cell>
          <table:table-cell office:value-type="float" office:value="171842" calcext:value-type="float">
            <text:p>171842</text:p>
          </table:table-cell>
          <table:table-cell table:formula="of:=([.P185]/[.O185])*100" office:value-type="float" office:value="79.0645244405183" calcext:value-type="float">
            <text:p>79.06</text:p>
          </table:table-cell>
          <table:table-cell table:formula="of:=[.X185]-[.AC185]" office:value-type="float" office:value="25847" calcext:value-type="float">
            <text:p>25847</text:p>
          </table:table-cell>
          <table:table-cell table:style-name="ce127" table:formula="of:=([.R185]/[.P185])*100" office:value-type="float" office:value="15.0411424448039" calcext:value-type="float">
            <text:p>15.04</text:p>
          </table:table-cell>
          <table:table-cell table:style-name="ce128" table:formula="of:=[.Y185]+[.AD185]" office:value-type="float" office:value="87.3028712421876" calcext:value-type="float">
            <text:p>87.3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eyyanathan Siva V</text:p>
          </table:table-cell>
          <table:table-cell office:value-type="float" office:value="87935" calcext:value-type="float">
            <text:p>87935</text:p>
          </table:table-cell>
          <table:table-cell table:formula="of:=([.X185]/[.P185])*100" office:value-type="float" office:value="51.1720068434958" calcext:value-type="float">
            <text:p>51.1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harma Thangavel</text:p>
          </table:table-cell>
          <table:table-cell office:value-type="float" office:value="62088" calcext:value-type="float">
            <text:p>62088</text:p>
          </table:table-cell>
          <table:table-cell table:style-name="ce123" table:formula="of:=([.AC185]/[.P185])*100" office:value-type="float" office:value="36.1308643986918" calcext:value-type="float">
            <text:p>36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 Thiruchelvam</text:p>
          </table:table-cell>
          <table:table-cell office:value-type="float" office:value="15477" calcext:value-type="float">
            <text:p>15477</text:p>
          </table:table-cell>
          <table:table-cell table:style-name="ce202" table:formula="of:=([.AH185]/[.P185])*100" office:value-type="float" office:value="9.00652925361669" calcext:value-type="float">
            <text:p>9.0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 Vidangar</text:p>
          </table:table-cell>
          <table:table-cell office:value-type="float" office:value="2924" calcext:value-type="float">
            <text:p>2924</text:p>
          </table:table-cell>
          <table:table-cell table:formula="of:=([.AM185]/[.P185])*100" office:value-type="float" office:value="1.7015630637446" calcext:value-type="float">
            <text:p>1.7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N Vairavan</text:p>
          </table:table-cell>
          <table:table-cell office:value-type="float" office:value="1230" calcext:value-type="float">
            <text:p>1230</text:p>
          </table:table-cell>
          <table:table-cell table:style-name="ce232" table:formula="of:=([.AR185]/[.P185])*100" office:value-type="float" office:value="0.715773792204467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ranthang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table:style-name="ce107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table:style-name="ce107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office:value-type="float" office:value="237024" calcext:value-type="float">
            <text:p>237024</text:p>
          </table:table-cell>
          <table:table-cell office:value-type="float" office:value="168048" calcext:value-type="float">
            <text:p>168048</text:p>
          </table:table-cell>
          <table:table-cell table:formula="of:=([.P186]/[.O186])*100" office:value-type="float" office:value="70.8991494532199" calcext:value-type="float">
            <text:p>70.90</text:p>
          </table:table-cell>
          <table:table-cell table:formula="of:=[.X186]-[.AC186]" office:value-type="float" office:value="30893" calcext:value-type="float">
            <text:p>30893</text:p>
          </table:table-cell>
          <table:table-cell table:style-name="ce127" table:formula="of:=([.R186]/[.P186])*100" office:value-type="float" office:value="18.3834380653147" calcext:value-type="float">
            <text:p>18.38</text:p>
          </table:table-cell>
          <table:table-cell table:style-name="ce128" table:formula="of:=[.Y186]+[.AD186]" office:value-type="float" office:value="79.011353898886" calcext:value-type="float">
            <text:p>79.0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T Ramachandran</text:p>
          </table:table-cell>
          <table:table-cell office:value-type="float" office:value="81835" calcext:value-type="float">
            <text:p>81835</text:p>
          </table:table-cell>
          <table:table-cell table:formula="of:=([.X186]/[.P186])*100" office:value-type="float" office:value="48.6973959821004" calcext:value-type="float">
            <text:p>48.7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Rajanayagam</text:p>
          </table:table-cell>
          <table:table-cell office:value-type="float" office:value="50942" calcext:value-type="float">
            <text:p>50942</text:p>
          </table:table-cell>
          <table:table-cell table:style-name="ce123" table:formula="of:=([.AC186]/[.P186])*100" office:value-type="float" office:value="30.3139579167857" calcext:value-type="float">
            <text:p>30.3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Humayun Kabir MI</text:p>
          </table:table-cell>
          <table:table-cell office:value-type="float" office:value="18460" calcext:value-type="float">
            <text:p>18460</text:p>
          </table:table-cell>
          <table:table-cell table:style-name="ce202" table:formula="of:=([.AH186]/[.P186])*100" office:value-type="float" office:value="10.9849566790441" calcext:value-type="float">
            <text:p>10.9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ivashanmugam K</text:p>
          </table:table-cell>
          <table:table-cell office:value-type="float" office:value="4699" calcext:value-type="float">
            <text:p>4699</text:p>
          </table:table-cell>
          <table:table-cell table:formula="of:=([.AM186]/[.P186])*100" office:value-type="float" office:value="2.7962248881272" calcext:value-type="float">
            <text:p>2.8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elraj KP</text:p>
          </table:table-cell>
          <table:table-cell office:value-type="float" office:value="3164" calcext:value-type="float">
            <text:p>3164</text:p>
          </table:table-cell>
          <table:table-cell table:style-name="ce232" table:formula="of:=([.AR186]/[.P186])*100" office:value-type="float" office:value="1.88279539179282" calcext:value-type="float">
            <text:p>1.88</text:p>
          </table:table-cell>
          <table:table-cell table:number-columns-repeated="1633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raikud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17276" calcext:value-type="float">
            <text:p>317276</text:p>
          </table:table-cell>
          <table:table-cell office:value-type="float" office:value="212456" calcext:value-type="float">
            <text:p>212456</text:p>
          </table:table-cell>
          <table:table-cell table:formula="of:=([.P187]/[.O187])*100" office:value-type="float" office:value="66.9625184382052" calcext:value-type="float">
            <text:p>66.96</text:p>
          </table:table-cell>
          <table:table-cell table:formula="of:=[.X187]-[.AC187]" office:value-type="float" office:value="21589" calcext:value-type="float">
            <text:p>21589</text:p>
          </table:table-cell>
          <table:table-cell table:style-name="ce127" table:formula="of:=([.R187]/[.P187])*100" office:value-type="float" office:value="10.1616334676357" calcext:value-type="float">
            <text:p>10.16</text:p>
          </table:table-cell>
          <table:table-cell table:style-name="ce128" table:formula="of:=[.Y187]+[.AD187]" office:value-type="float" office:value="61.3392890763264" calcext:value-type="float">
            <text:p>61.3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Mangudi</text:p>
          </table:table-cell>
          <table:table-cell office:value-type="float" office:value="75954" calcext:value-type="float">
            <text:p>75954</text:p>
          </table:table-cell>
          <table:table-cell table:formula="of:=([.X187]/[.P187])*100" office:value-type="float" office:value="35.750461271981" calcext:value-type="float">
            <text:p>35.7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H Raja</text:p>
          </table:table-cell>
          <table:table-cell office:value-type="float" office:value="54365" calcext:value-type="float">
            <text:p>54365</text:p>
          </table:table-cell>
          <table:table-cell table:style-name="ce123" table:formula="of:=([.AC187]/[.P187])*100" office:value-type="float" office:value="25.5888278043454" calcext:value-type="float">
            <text:p>25.5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herpoki V Pandi</text:p>
          </table:table-cell>
          <table:table-cell office:value-type="float" office:value="44864" calcext:value-type="float">
            <text:p>44864</text:p>
          </table:table-cell>
          <table:table-cell table:style-name="ce202" table:formula="of:=([.AH187]/[.P187])*100" office:value-type="float" office:value="21.116843016907" calcext:value-type="float">
            <text:p>21.1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N Durai Manickam</text:p>
          </table:table-cell>
          <table:table-cell office:value-type="float" office:value="23872" calcext:value-type="float">
            <text:p>23872</text:p>
          </table:table-cell>
          <table:table-cell table:formula="of:=([.AM187]/[.P187])*100" office:value-type="float" office:value="11.2362089091388" calcext:value-type="float">
            <text:p>11.2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Rajkumar</text:p>
          </table:table-cell>
          <table:table-cell office:value-type="float" office:value="8351" calcext:value-type="float">
            <text:p>8351</text:p>
          </table:table-cell>
          <table:table-cell table:style-name="ce232" table:formula="of:=([.AR187]/[.P187])*100" office:value-type="float" office:value="3.93069623827993" calcext:value-type="float">
            <text:p>3.93</text:p>
          </table:table-cell>
          <table:table-cell table:number-columns-repeated="1633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iruppattur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1771" calcext:value-type="float">
            <text:p>291771</text:p>
          </table:table-cell>
          <table:table-cell office:value-type="float" office:value="210766" calcext:value-type="float">
            <text:p>210766</text:p>
          </table:table-cell>
          <table:table-cell table:formula="of:=([.P188]/[.O188])*100" office:value-type="float" office:value="72.2367884402494" calcext:value-type="float">
            <text:p>72.24</text:p>
          </table:table-cell>
          <table:table-cell table:formula="of:=[.X188]-[.AC188]" office:value-type="float" office:value="37374" calcext:value-type="float">
            <text:p>37374</text:p>
          </table:table-cell>
          <table:table-cell table:style-name="ce127" table:formula="of:=([.R188]/[.P188])*100" office:value-type="float" office:value="17.732461592477" calcext:value-type="float">
            <text:p>17.73</text:p>
          </table:table-cell>
          <table:table-cell table:style-name="ce128" table:formula="of:=[.Y188]+[.AD188]" office:value-type="float" office:value="80.6534260744143" calcext:value-type="float">
            <text:p>80.6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R Periyakaruppan</text:p>
          </table:table-cell>
          <table:table-cell office:value-type="float" office:value="103682" calcext:value-type="float">
            <text:p>103682</text:p>
          </table:table-cell>
          <table:table-cell table:formula="of:=([.X188]/[.P188])*100" office:value-type="float" office:value="49.1929438334456" calcext:value-type="float">
            <text:p>49.1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arudhu Alaguraj</text:p>
          </table:table-cell>
          <table:table-cell office:value-type="float" office:value="66308" calcext:value-type="float">
            <text:p>66308</text:p>
          </table:table-cell>
          <table:table-cell table:style-name="ce123" table:formula="of:=([.AC188]/[.P188])*100" office:value-type="float" office:value="31.4604822409687" calcext:value-type="float">
            <text:p>31.4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ottaikumar</text:p>
          </table:table-cell>
          <table:table-cell office:value-type="float" office:value="14571" calcext:value-type="float">
            <text:p>14571</text:p>
          </table:table-cell>
          <table:table-cell table:style-name="ce202" table:formula="of:=([.AH188]/[.P188])*100" office:value-type="float" office:value="6.91335414630443" calcext:value-type="float">
            <text:p>6.91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C Paramasivam</text:p>
          </table:table-cell>
          <table:table-cell office:value-type="float" office:value="13202" calcext:value-type="float">
            <text:p>13202</text:p>
          </table:table-cell>
          <table:table-cell table:formula="of:=([.AM188]/[.P188])*100" office:value-type="float" office:value="6.26381864247554" calcext:value-type="float">
            <text:p>6.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K Umadhevan</text:p>
          </table:table-cell>
          <table:table-cell office:value-type="float" office:value="7448" calcext:value-type="float">
            <text:p>7448</text:p>
          </table:table-cell>
          <table:table-cell table:style-name="ce232" table:formula="of:=([.AR188]/[.P188])*100" office:value-type="float" office:value="3.53377679511876" calcext:value-type="float">
            <text:p>3.53</text:p>
          </table:table-cell>
          <table:table-cell table:number-columns-repeated="1633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01163" calcext:value-type="float">
            <text:p>301163</text:p>
          </table:table-cell>
          <table:table-cell office:value-type="float" office:value="202044" calcext:value-type="float">
            <text:p>202044</text:p>
          </table:table-cell>
          <table:table-cell table:formula="of:=([.P189]/[.O189])*100" office:value-type="float" office:value="67.0879224871581" calcext:value-type="float">
            <text:p>67.09</text:p>
          </table:table-cell>
          <table:table-cell table:formula="of:=[.X189]-[.AC189]" office:value-type="float" office:value="11253" calcext:value-type="float">
            <text:p>11253</text:p>
          </table:table-cell>
          <table:table-cell table:style-name="ce127" table:formula="of:=([.R189]/[.P189])*100" office:value-type="float" office:value="5.56957890360516" calcext:value-type="float">
            <text:p>5.57</text:p>
          </table:table-cell>
          <table:table-cell table:style-name="ce128" table:formula="of:=[.Y189]+[.AD189]" office:value-type="float" office:value="75.7523113777197" calcext:value-type="float">
            <text:p>75.7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R Senthilnathan</text:p>
          </table:table-cell>
          <table:table-cell office:value-type="float" office:value="82153" calcext:value-type="float">
            <text:p>82153</text:p>
          </table:table-cell>
          <table:table-cell table:formula="of:=([.X189]/[.P189])*100" office:value-type="float" office:value="40.6609451406624" calcext:value-type="float">
            <text:p>40.6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 Gunasekaran</text:p>
          </table:table-cell>
          <table:table-cell office:value-type="float" office:value="70900" calcext:value-type="float">
            <text:p>70900</text:p>
          </table:table-cell>
          <table:table-cell table:style-name="ce123" table:formula="of:=([.AC189]/[.P189])*100" office:value-type="float" office:value="35.0913662370573" calcext:value-type="float">
            <text:p>35.0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Mallika</text:p>
          </table:table-cell>
          <table:table-cell office:value-type="float" office:value="22500" calcext:value-type="float">
            <text:p>22500</text:p>
          </table:table-cell>
          <table:table-cell table:style-name="ce202" table:formula="of:=([.AH189]/[.P189])*100" office:value-type="float" office:value="11.1361881570351" calcext:value-type="float">
            <text:p>11.1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Anbarasan</text:p>
          </table:table-cell>
          <table:table-cell office:value-type="float" office:value="19824" calcext:value-type="float">
            <text:p>19824</text:p>
          </table:table-cell>
          <table:table-cell table:formula="of:=([.AM189]/[.P189])*100" office:value-type="float" office:value="9.81172417889173" calcext:value-type="float">
            <text:p>9.8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C Joseph</text:p>
          </table:table-cell>
          <table:table-cell office:value-type="float" office:value="2105" calcext:value-type="float">
            <text:p>2105</text:p>
          </table:table-cell>
          <table:table-cell table:style-name="ce232" table:formula="of:=([.AR189]/[.P189])*100" office:value-type="float" office:value="1.04185226980262" calcext:value-type="float">
            <text:p>1.04</text:p>
          </table:table-cell>
          <table:table-cell table:number-columns-repeated="1633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namadura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78605" calcext:value-type="float">
            <text:p>278605</text:p>
          </table:table-cell>
          <table:table-cell office:value-type="float" office:value="203061" calcext:value-type="float">
            <text:p>203061</text:p>
          </table:table-cell>
          <table:table-cell table:formula="of:=([.P190]/[.O190])*100" office:value-type="float" office:value="72.884908741767" calcext:value-type="float">
            <text:p>72.88</text:p>
          </table:table-cell>
          <table:table-cell table:formula="of:=[.X190]-[.AC190]" office:value-type="float" office:value="14091" calcext:value-type="float">
            <text:p>14091</text:p>
          </table:table-cell>
          <table:table-cell table:style-name="ce127" table:formula="of:=([.R190]/[.P190])*100" office:value-type="float" office:value="6.93929410374223" calcext:value-type="float">
            <text:p>6.94</text:p>
          </table:table-cell>
          <table:table-cell table:style-name="ce128" table:formula="of:=[.Y190]+[.AD190]" office:value-type="float" office:value="81.0776072214753" calcext:value-type="float">
            <text:p>81.0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Tamilarasi</text:p>
          </table:table-cell>
          <table:table-cell office:value-type="float" office:value="89364" calcext:value-type="float">
            <text:p>89364</text:p>
          </table:table-cell>
          <table:table-cell table:formula="of:=([.X190]/[.P190])*100" office:value-type="float" office:value="44.0084506626088" calcext:value-type="float">
            <text:p>44.0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Nagarajan</text:p>
          </table:table-cell>
          <table:table-cell office:value-type="float" office:value="75273" calcext:value-type="float">
            <text:p>75273</text:p>
          </table:table-cell>
          <table:table-cell table:style-name="ce123" table:formula="of:=([.AC190]/[.P190])*100" office:value-type="float" office:value="37.0691565588665" calcext:value-type="float">
            <text:p>37.0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Shanmugapriya</text:p>
          </table:table-cell>
          <table:table-cell office:value-type="float" office:value="23228" calcext:value-type="float">
            <text:p>23228</text:p>
          </table:table-cell>
          <table:table-cell table:style-name="ce202" table:formula="of:=([.AH190]/[.P190])*100" office:value-type="float" office:value="11.4389272189145" calcext:value-type="float">
            <text:p>11.4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Mariappankennady</text:p>
          </table:table-cell>
          <table:table-cell office:value-type="float" office:value="10231" calcext:value-type="float">
            <text:p>10231</text:p>
          </table:table-cell>
          <table:table-cell table:formula="of:=([.AM190]/[.P190])*100" office:value-type="float" office:value="5.03838747962435" calcext:value-type="float">
            <text:p>5.0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Sivasankari</text:p>
          </table:table-cell>
          <table:table-cell office:value-type="float" office:value="2257" calcext:value-type="float">
            <text:p>2257</text:p>
          </table:table-cell>
          <table:table-cell table:style-name="ce232" table:formula="of:=([.AR190]/[.P190])*100" office:value-type="float" office:value="1.11148866596737" calcext:value-type="float">
            <text:p>1.11</text:p>
          </table:table-cell>
          <table:table-cell table:number-columns-repeated="1633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elur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44996" calcext:value-type="float">
            <text:p>244996</text:p>
          </table:table-cell>
          <table:table-cell office:value-type="float" office:value="182782" calcext:value-type="float">
            <text:p>182782</text:p>
          </table:table-cell>
          <table:table-cell table:formula="of:=([.P191]/[.O191])*100" office:value-type="float" office:value="74.6061160182207" calcext:value-type="float">
            <text:p>74.61</text:p>
          </table:table-cell>
          <table:table-cell table:formula="of:=[.X191]-[.AC191]" office:value-type="float" office:value="35162" calcext:value-type="float">
            <text:p>35162</text:p>
          </table:table-cell>
          <table:table-cell table:style-name="ce127" table:formula="of:=([.R191]/[.P191])*100" office:value-type="float" office:value="19.2371240056461" calcext:value-type="float">
            <text:p>19.24</text:p>
          </table:table-cell>
          <table:table-cell table:style-name="ce128" table:formula="of:=[.Y191]+[.AD191]" office:value-type="float" office:value="71.9578514295719" calcext:value-type="float">
            <text:p>71.9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Selvam</text:p>
          </table:table-cell>
          <table:table-cell office:value-type="float" office:value="83344" calcext:value-type="float">
            <text:p>83344</text:p>
          </table:table-cell>
          <table:table-cell table:formula="of:=([.X191]/[.P191])*100" office:value-type="float" office:value="45.597487717609" calcext:value-type="float">
            <text:p>45.6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T Ravichandran</text:p>
          </table:table-cell>
          <table:table-cell office:value-type="float" office:value="48182" calcext:value-type="float">
            <text:p>48182</text:p>
          </table:table-cell>
          <table:table-cell table:style-name="ce123" table:formula="of:=([.AC191]/[.P191])*100" office:value-type="float" office:value="26.3603637119629" calcext:value-type="float">
            <text:p>26.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 Selvaraj</text:p>
          </table:table-cell>
          <table:table-cell office:value-type="float" office:value="34262" calcext:value-type="float">
            <text:p>34262</text:p>
          </table:table-cell>
          <table:table-cell table:style-name="ce202" table:formula="of:=([.AH191]/[.P191])*100" office:value-type="float" office:value="18.7447341641956" calcext:value-type="float">
            <text:p>18.7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Karuppusamy</text:p>
          </table:table-cell>
          <table:table-cell office:value-type="float" office:value="10669" calcext:value-type="float">
            <text:p>10669</text:p>
          </table:table-cell>
          <table:table-cell table:formula="of:=([.AM191]/[.P191])*100" office:value-type="float" office:value="5.83700802048342" calcext:value-type="float">
            <text:p>5.8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Kathiresan</text:p>
          </table:table-cell>
          <table:table-cell office:value-type="float" office:value="2176" calcext:value-type="float">
            <text:p>2176</text:p>
          </table:table-cell>
          <table:table-cell table:style-name="ce232" table:formula="of:=([.AR191]/[.P191])*100" office:value-type="float" office:value="1.19048921666247" calcext:value-type="float">
            <text:p>1.19</text:p>
          </table:table-cell>
          <table:table-cell table:number-columns-repeated="163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durai Ea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29209" calcext:value-type="float">
            <text:p>329209</text:p>
          </table:table-cell>
          <table:table-cell office:value-type="float" office:value="237892" calcext:value-type="float">
            <text:p>237892</text:p>
          </table:table-cell>
          <table:table-cell table:formula="of:=([.P192]/[.O192])*100" office:value-type="float" office:value="72.2616939391086" calcext:value-type="float">
            <text:p>72.26</text:p>
          </table:table-cell>
          <table:table-cell table:formula="of:=[.X192]-[.AC192]" office:value-type="float" office:value="49604" calcext:value-type="float">
            <text:p>49604</text:p>
          </table:table-cell>
          <table:table-cell table:style-name="ce127" table:formula="of:=([.R192]/[.P192])*100" office:value-type="float" office:value="20.8514788223227" calcext:value-type="float">
            <text:p>20.85</text:p>
          </table:table-cell>
          <table:table-cell table:style-name="ce128" table:formula="of:=[.Y192]+[.AD192]" office:value-type="float" office:value="82.3289559968389" calcext:value-type="float">
            <text:p>82.3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Moorthy</text:p>
          </table:table-cell>
          <table:table-cell office:value-type="float" office:value="122729" calcext:value-type="float">
            <text:p>122729</text:p>
          </table:table-cell>
          <table:table-cell table:formula="of:=([.X192]/[.P192])*100" office:value-type="float" office:value="51.5902174095808" calcext:value-type="float">
            <text:p>51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 Gopalakrishnan</text:p>
          </table:table-cell>
          <table:table-cell office:value-type="float" office:value="73125" calcext:value-type="float">
            <text:p>73125</text:p>
          </table:table-cell>
          <table:table-cell table:style-name="ce123" table:formula="of:=([.AC192]/[.P192])*100" office:value-type="float" office:value="30.7387385872581" calcext:value-type="float">
            <text:p>30.7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 Latha</text:p>
          </table:table-cell>
          <table:table-cell office:value-type="float" office:value="17668" calcext:value-type="float">
            <text:p>17668</text:p>
          </table:table-cell>
          <table:table-cell table:style-name="ce202" table:formula="of:=([.AH192]/[.P192])*100" office:value-type="float" office:value="7.42689960149984" calcext:value-type="float">
            <text:p>7.4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I Muthukrishnan</text:p>
          </table:table-cell>
          <table:table-cell office:value-type="float" office:value="11993" calcext:value-type="float">
            <text:p>11993</text:p>
          </table:table-cell>
          <table:table-cell table:formula="of:=([.AM192]/[.P192])*100" office:value-type="float" office:value="5.04136330771947" calcext:value-type="float">
            <text:p>5.0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 Saravanan</text:p>
          </table:table-cell>
          <table:table-cell office:value-type="float" office:value="6729" calcext:value-type="float">
            <text:p>6729</text:p>
          </table:table-cell>
          <table:table-cell table:style-name="ce232" table:formula="of:=([.AR192]/[.P192])*100" office:value-type="float" office:value="2.82859448825518" calcext:value-type="float">
            <text:p>2.83</text:p>
          </table:table-cell>
          <table:table-cell table:number-columns-repeated="1633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holavandan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18730" calcext:value-type="float">
            <text:p>218730</text:p>
          </table:table-cell>
          <table:table-cell office:value-type="float" office:value="175361" calcext:value-type="float">
            <text:p>175361</text:p>
          </table:table-cell>
          <table:table-cell table:formula="of:=([.P193]/[.O193])*100" office:value-type="float" office:value="80.1723586156449" calcext:value-type="float">
            <text:p>80.17</text:p>
          </table:table-cell>
          <table:table-cell table:formula="of:=[.X193]-[.AC193]" office:value-type="float" office:value="17045" calcext:value-type="float">
            <text:p>17045</text:p>
          </table:table-cell>
          <table:table-cell table:style-name="ce127" table:formula="of:=([.R193]/[.P193])*100" office:value-type="float" office:value="9.71994913350175" calcext:value-type="float">
            <text:p>9.72</text:p>
          </table:table-cell>
          <table:table-cell table:style-name="ce128" table:formula="of:=[.Y193]+[.AD193]" office:value-type="float" office:value="86.3561453230764" calcext:value-type="float">
            <text:p>86.3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Venkatesan</text:p>
          </table:table-cell>
          <table:table-cell office:value-type="float" office:value="84240" calcext:value-type="float">
            <text:p>84240</text:p>
          </table:table-cell>
          <table:table-cell table:formula="of:=([.X193]/[.P193])*100" office:value-type="float" office:value="48.0380472282891" calcext:value-type="float">
            <text:p>48.0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 Manickam</text:p>
          </table:table-cell>
          <table:table-cell office:value-type="float" office:value="67195" calcext:value-type="float">
            <text:p>67195</text:p>
          </table:table-cell>
          <table:table-cell table:style-name="ce123" table:formula="of:=([.AC193]/[.P193])*100" office:value-type="float" office:value="38.3180980947873" calcext:value-type="float">
            <text:p>38.3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Sengannan</text:p>
          </table:table-cell>
          <table:table-cell office:value-type="float" office:value="13936" calcext:value-type="float">
            <text:p>13936</text:p>
          </table:table-cell>
          <table:table-cell table:style-name="ce202" table:formula="of:=([.AH193]/[.P193])*100" office:value-type="float" office:value="7.94703497356881" calcext:value-type="float">
            <text:p>7.9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M Jeyalakshmi</text:p>
          </table:table-cell>
          <table:table-cell office:value-type="float" office:value="3582" calcext:value-type="float">
            <text:p>3582</text:p>
          </table:table-cell>
          <table:table-cell table:formula="of:=([.AM193]/[.P193])*100" office:value-type="float" office:value="2.04264346120289" calcext:value-type="float">
            <text:p>2.0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Yoganathan</text:p>
          </table:table-cell>
          <table:table-cell office:value-type="float" office:value="3031" calcext:value-type="float">
            <text:p>3031</text:p>
          </table:table-cell>
          <table:table-cell table:style-name="ce232" table:formula="of:=([.AR193]/[.P193])*100" office:value-type="float" office:value="1.72843448657341" calcext:value-type="float">
            <text:p>1.73</text:p>
          </table:table-cell>
          <table:table-cell table:number-columns-repeated="1633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durai Nor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3596" calcext:value-type="float">
            <text:p>243596</text:p>
          </table:table-cell>
          <table:table-cell office:value-type="float" office:value="156556" calcext:value-type="float">
            <text:p>156556</text:p>
          </table:table-cell>
          <table:table-cell table:formula="of:=([.P194]/[.O194])*100" office:value-type="float" office:value="64.2687072037308" calcext:value-type="float">
            <text:p>64.27</text:p>
          </table:table-cell>
          <table:table-cell table:formula="of:=[.X194]-[.AC194]" office:value-type="float" office:value="22916" calcext:value-type="float">
            <text:p>22916</text:p>
          </table:table-cell>
          <table:table-cell table:style-name="ce127" table:formula="of:=([.R194]/[.P194])*100" office:value-type="float" office:value="14.637573775518" calcext:value-type="float">
            <text:p>14.64</text:p>
          </table:table-cell>
          <table:table-cell table:style-name="ce128" table:formula="of:=[.Y194]+[.AD194]" office:value-type="float" office:value="78.6325659827793" calcext:value-type="float">
            <text:p>78.6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 Thalapathi</text:p>
          </table:table-cell>
          <table:table-cell office:value-type="float" office:value="73010" calcext:value-type="float">
            <text:p>73010</text:p>
          </table:table-cell>
          <table:table-cell table:formula="of:=([.X194]/[.P194])*100" office:value-type="float" office:value="46.6350698791487" calcext:value-type="float">
            <text:p>46.6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P Saravanan</text:p>
          </table:table-cell>
          <table:table-cell office:value-type="float" office:value="50094" calcext:value-type="float">
            <text:p>50094</text:p>
          </table:table-cell>
          <table:table-cell table:style-name="ce123" table:formula="of:=([.AC194]/[.P194])*100" office:value-type="float" office:value="31.9974961036307" calcext:value-type="float">
            <text:p>32.0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Anbarasi</text:p>
          </table:table-cell>
          <table:table-cell office:value-type="float" office:value="15311" calcext:value-type="float">
            <text:p>15311</text:p>
          </table:table-cell>
          <table:table-cell table:style-name="ce202" table:formula="of:=([.AH194]/[.P194])*100" office:value-type="float" office:value="9.77988706916375" calcext:value-type="float">
            <text:p>9.7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Alagar</text:p>
          </table:table-cell>
          <table:table-cell office:value-type="float" office:value="12102" calcext:value-type="float">
            <text:p>12102</text:p>
          </table:table-cell>
          <table:table-cell table:formula="of:=([.AM194]/[.P194])*100" office:value-type="float" office:value="7.73014129129513" calcext:value-type="float">
            <text:p>7.7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Jeyapal</text:p>
          </table:table-cell>
          <table:table-cell office:value-type="float" office:value="3280" calcext:value-type="float">
            <text:p>3280</text:p>
          </table:table-cell>
          <table:table-cell table:style-name="ce232" table:formula="of:=([.AR194]/[.P194])*100" office:value-type="float" office:value="2.09509696210941" calcext:value-type="float">
            <text:p>2.10</text:p>
          </table:table-cell>
          <table:table-cell table:number-columns-repeated="1633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durai Sou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0133" calcext:value-type="float">
            <text:p>230133</text:p>
          </table:table-cell>
          <table:table-cell office:value-type="float" office:value="147833" calcext:value-type="float">
            <text:p>147833</text:p>
          </table:table-cell>
          <table:table-cell table:formula="of:=([.P195]/[.O195])*100" office:value-type="float" office:value="64.2380710284922" calcext:value-type="float">
            <text:p>64.24</text:p>
          </table:table-cell>
          <table:table-cell table:formula="of:=[.X195]-[.AC195]" office:value-type="float" office:value="6515" calcext:value-type="float">
            <text:p>6515</text:p>
          </table:table-cell>
          <table:table-cell table:style-name="ce127" table:formula="of:=([.R195]/[.P195])*100" office:value-type="float" office:value="4.40699979030392" calcext:value-type="float">
            <text:p>4.41</text:p>
          </table:table-cell>
          <table:table-cell table:style-name="ce128" table:formula="of:=[.Y195]+[.AD195]" office:value-type="float" office:value="80.5699674632863" calcext:value-type="float">
            <text:p>80.5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M Bhoominathan</text:p>
          </table:table-cell>
          <table:table-cell office:value-type="float" office:value="62812" calcext:value-type="float">
            <text:p>62812</text:p>
          </table:table-cell>
          <table:table-cell table:formula="of:=([.X195]/[.P195])*100" office:value-type="float" office:value="42.4884836267951" calcext:value-type="float">
            <text:p>42.4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S Saravanan</text:p>
          </table:table-cell>
          <table:table-cell office:value-type="float" office:value="56297" calcext:value-type="float">
            <text:p>56297</text:p>
          </table:table-cell>
          <table:table-cell table:style-name="ce123" table:formula="of:=([.AC195]/[.P195])*100" office:value-type="float" office:value="38.0814838364912" calcext:value-type="float">
            <text:p>38.0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G Eswaran</text:p>
          </table:table-cell>
          <table:table-cell office:value-type="float" office:value="12821" calcext:value-type="float">
            <text:p>12821</text:p>
          </table:table-cell>
          <table:table-cell table:style-name="ce202" table:formula="of:=([.AH195]/[.P195])*100" office:value-type="float" office:value="8.67262383906164" calcext:value-type="float">
            <text:p>8.6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Abbas</text:p>
          </table:table-cell>
          <table:table-cell office:value-type="float" office:value="10483" calcext:value-type="float">
            <text:p>10483</text:p>
          </table:table-cell>
          <table:table-cell table:formula="of:=([.AM195]/[.P195])*100" office:value-type="float" office:value="7.0911095628175" calcext:value-type="float">
            <text:p>7.0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ha Raajalingam</text:p>
          </table:table-cell>
          <table:table-cell office:value-type="float" office:value="2672" calcext:value-type="float">
            <text:p>2672</text:p>
          </table:table-cell>
          <table:table-cell table:style-name="ce232" table:formula="of:=([.AR195]/[.P195])*100" office:value-type="float" office:value="1.80744488713616" calcext:value-type="float">
            <text:p>1.81</text:p>
          </table:table-cell>
          <table:table-cell table:number-columns-repeated="1633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durai Central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41913" calcext:value-type="float">
            <text:p>241913</text:p>
          </table:table-cell>
          <table:table-cell office:value-type="float" office:value="149430" calcext:value-type="float">
            <text:p>149430</text:p>
          </table:table-cell>
          <table:table-cell table:formula="of:=([.P196]/[.O196])*100" office:value-type="float" office:value="61.7701405050576" calcext:value-type="float">
            <text:p>61.77</text:p>
          </table:table-cell>
          <table:table-cell table:formula="of:=[.X196]-[.AC196]" office:value-type="float" office:value="34176" calcext:value-type="float">
            <text:p>34176</text:p>
          </table:table-cell>
          <table:table-cell table:style-name="ce127" table:formula="of:=([.R196]/[.P196])*100" office:value-type="float" office:value="22.8709094559325" calcext:value-type="float">
            <text:p>22.87</text:p>
          </table:table-cell>
          <table:table-cell table:style-name="ce128" table:formula="of:=[.Y196]+[.AD196]" office:value-type="float" office:value="75.1080773606371" calcext:value-type="float">
            <text:p>75.1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alanivel Thiagarajan</text:p>
          </table:table-cell>
          <table:table-cell office:value-type="float" office:value="73205" calcext:value-type="float">
            <text:p>73205</text:p>
          </table:table-cell>
          <table:table-cell table:formula="of:=([.X196]/[.P196])*100" office:value-type="float" office:value="48.9894934082848" calcext:value-type="float">
            <text:p>48.9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 Jothi Muthuramalingam</text:p>
          </table:table-cell>
          <table:table-cell office:value-type="float" office:value="39029" calcext:value-type="float">
            <text:p>39029</text:p>
          </table:table-cell>
          <table:table-cell table:style-name="ce123" table:formula="of:=([.AC196]/[.P196])*100" office:value-type="float" office:value="26.1185839523523" calcext:value-type="float">
            <text:p>26.1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B Mani</text:p>
          </table:table-cell>
          <table:table-cell office:value-type="float" office:value="14495" calcext:value-type="float">
            <text:p>14495</text:p>
          </table:table-cell>
          <table:table-cell table:style-name="ce202" table:formula="of:=([.AH196]/[.P196])*100" office:value-type="float" office:value="9.70019407080238" calcext:value-type="float">
            <text:p>9.7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 Pandiammal</text:p>
          </table:table-cell>
          <table:table-cell office:value-type="float" office:value="11215" calcext:value-type="float">
            <text:p>11215</text:p>
          </table:table-cell>
          <table:table-cell table:formula="of:=([.AM196]/[.P196])*100" office:value-type="float" office:value="7.50518637489125" calcext:value-type="float">
            <text:p>7.51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Kremmer Suresh</text:p>
          </table:table-cell>
          <table:table-cell office:value-type="float" office:value="4907" calcext:value-type="float">
            <text:p>4907</text:p>
          </table:table-cell>
          <table:table-cell table:style-name="ce232" table:formula="of:=([.AR196]/[.P196])*100" office:value-type="float" office:value="3.28381181824266" calcext:value-type="float">
            <text:p>3.28</text:p>
          </table:table-cell>
          <table:table-cell table:number-columns-repeated="1633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durai We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office:value-type="float" office:value="307141" calcext:value-type="float">
            <text:p>307141</text:p>
          </table:table-cell>
          <table:table-cell office:value-type="float" office:value="201694" calcext:value-type="float">
            <text:p>201694</text:p>
          </table:table-cell>
          <table:table-cell table:formula="of:=([.P197]/[.O197])*100" office:value-type="float" office:value="65.6682110170899" calcext:value-type="float">
            <text:p>65.67</text:p>
          </table:table-cell>
          <table:table-cell table:formula="of:=[.X197]-[.AC197]" office:value-type="float" office:value="9121" calcext:value-type="float">
            <text:p>9121</text:p>
          </table:table-cell>
          <table:table-cell table:style-name="ce127" table:formula="of:=([.R197]/[.P197])*100" office:value-type="float" office:value="4.52219699148215" calcext:value-type="float">
            <text:p>4.52</text:p>
          </table:table-cell>
          <table:table-cell table:style-name="ce128" table:formula="of:=[.Y197]+[.AD197]" office:value-type="float" office:value="78.6562812974109" calcext:value-type="float">
            <text:p>78.6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ellur K Raju</text:p>
          </table:table-cell>
          <table:table-cell office:value-type="float" office:value="83883" calcext:value-type="float">
            <text:p>83883</text:p>
          </table:table-cell>
          <table:table-cell table:formula="of:=([.X197]/[.P197])*100" office:value-type="float" office:value="41.5892391444465" calcext:value-type="float">
            <text:p>41.5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 Chinnammal</text:p>
          </table:table-cell>
          <table:table-cell office:value-type="float" office:value="74762" calcext:value-type="float">
            <text:p>74762</text:p>
          </table:table-cell>
          <table:table-cell table:style-name="ce123" table:formula="of:=([.AC197]/[.P197])*100" office:value-type="float" office:value="37.0670421529644" calcext:value-type="float">
            <text:p>37.0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C Vetri Kumaran</text:p>
          </table:table-cell>
          <table:table-cell office:value-type="float" office:value="18224" calcext:value-type="float">
            <text:p>18224</text:p>
          </table:table-cell>
          <table:table-cell table:style-name="ce202" table:formula="of:=([.AH197]/[.P197])*100" office:value-type="float" office:value="9.03546957271907" calcext:value-type="float">
            <text:p>9.0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Muniyasamy</text:p>
          </table:table-cell>
          <table:table-cell office:value-type="float" office:value="15849" calcext:value-type="float">
            <text:p>15849</text:p>
          </table:table-cell>
          <table:table-cell table:formula="of:=([.AM197]/[.P197])*100" office:value-type="float" office:value="7.85794322091882" calcext:value-type="float">
            <text:p>7.8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P Balachandran</text:p>
          </table:table-cell>
          <table:table-cell office:value-type="float" office:value="3417" calcext:value-type="float">
            <text:p>3417</text:p>
          </table:table-cell>
          <table:table-cell table:style-name="ce232" table:formula="of:=([.AR197]/[.P197])*100" office:value-type="float" office:value="1.69415054488483" calcext:value-type="float">
            <text:p>1.69</text:p>
          </table:table-cell>
          <table:table-cell table:number-columns-repeated="1633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iruparankundr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21501" calcext:value-type="float">
            <text:p>321501</text:p>
          </table:table-cell>
          <table:table-cell office:value-type="float" office:value="235849" calcext:value-type="float">
            <text:p>235849</text:p>
          </table:table-cell>
          <table:table-cell table:formula="of:=([.P198]/[.O198])*100" office:value-type="float" office:value="73.3587142808265" calcext:value-type="float">
            <text:p>73.36</text:p>
          </table:table-cell>
          <table:table-cell table:formula="of:=[.X198]-[.AC198]" office:value-type="float" office:value="29489" calcext:value-type="float">
            <text:p>29489</text:p>
          </table:table-cell>
          <table:table-cell table:style-name="ce127" table:formula="of:=([.R198]/[.P198])*100" office:value-type="float" office:value="12.5033390008014" calcext:value-type="float">
            <text:p>12.50</text:p>
          </table:table-cell>
          <table:table-cell table:style-name="ce128" table:formula="of:=[.Y198]+[.AD198]" office:value-type="float" office:value="75.4198661007679" calcext:value-type="float">
            <text:p>75.4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V Rajan Chellappa</text:p>
          </table:table-cell>
          <table:table-cell office:value-type="float" office:value="103683" calcext:value-type="float">
            <text:p>103683</text:p>
          </table:table-cell>
          <table:table-cell table:formula="of:=([.X198]/[.P198])*100" office:value-type="float" office:value="43.9616025507846" calcext:value-type="float">
            <text:p>43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Ponnuthai</text:p>
          </table:table-cell>
          <table:table-cell office:value-type="float" office:value="74194" calcext:value-type="float">
            <text:p>74194</text:p>
          </table:table-cell>
          <table:table-cell table:style-name="ce123" table:formula="of:=([.AC198]/[.P198])*100" office:value-type="float" office:value="31.4582635499833" calcext:value-type="float">
            <text:p>31.4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Revathy</text:p>
          </table:table-cell>
          <table:table-cell office:value-type="float" office:value="22722" calcext:value-type="float">
            <text:p>22722</text:p>
          </table:table-cell>
          <table:table-cell table:style-name="ce202" table:formula="of:=([.AH198]/[.P198])*100" office:value-type="float" office:value="9.63413031219127" calcext:value-type="float">
            <text:p>9.6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Bharanirajan</text:p>
          </table:table-cell>
          <table:table-cell office:value-type="float" office:value="16750" calcext:value-type="float">
            <text:p>16750</text:p>
          </table:table-cell>
          <table:table-cell table:formula="of:=([.AM198]/[.P198])*100" office:value-type="float" office:value="7.10200170448041" calcext:value-type="float">
            <text:p>7.1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David Annadurai</text:p>
          </table:table-cell>
          <table:table-cell office:value-type="float" office:value="10190" calcext:value-type="float">
            <text:p>10190</text:p>
          </table:table-cell>
          <table:table-cell table:style-name="ce232" table:formula="of:=([.AR198]/[.P198])*100" office:value-type="float" office:value="4.32056103693465" calcext:value-type="float">
            <text:p>4.32</text:p>
          </table:table-cell>
          <table:table-cell table:number-columns-repeated="1633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irumangal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79598" calcext:value-type="float">
            <text:p>279598</text:p>
          </table:table-cell>
          <table:table-cell office:value-type="float" office:value="220495" calcext:value-type="float">
            <text:p>220495</text:p>
          </table:table-cell>
          <table:table-cell table:formula="of:=([.P199]/[.O199])*100" office:value-type="float" office:value="78.8614367770871" calcext:value-type="float">
            <text:p>78.86</text:p>
          </table:table-cell>
          <table:table-cell table:formula="of:=[.X199]-[.AC199]" office:value-type="float" office:value="14087" calcext:value-type="float">
            <text:p>14087</text:p>
          </table:table-cell>
          <table:table-cell table:style-name="ce127" table:formula="of:=([.R199]/[.P199])*100" office:value-type="float" office:value="6.38880700242636" calcext:value-type="float">
            <text:p>6.39</text:p>
          </table:table-cell>
          <table:table-cell table:style-name="ce128" table:formula="of:=[.Y199]+[.AD199]" office:value-type="float" office:value="84.6227805619175" calcext:value-type="float">
            <text:p>84.6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B Udhayakumar</text:p>
          </table:table-cell>
          <table:table-cell office:value-type="float" office:value="100338" calcext:value-type="float">
            <text:p>100338</text:p>
          </table:table-cell>
          <table:table-cell table:formula="of:=([.X199]/[.P199])*100" office:value-type="float" office:value="45.5057937821719" calcext:value-type="float">
            <text:p>45.5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Manimaran</text:p>
          </table:table-cell>
          <table:table-cell office:value-type="float" office:value="86251" calcext:value-type="float">
            <text:p>86251</text:p>
          </table:table-cell>
          <table:table-cell table:style-name="ce123" table:formula="of:=([.AC199]/[.P199])*100" office:value-type="float" office:value="39.1169867797456" calcext:value-type="float">
            <text:p>39.1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Athi Narayanan</text:p>
          </table:table-cell>
          <table:table-cell office:value-type="float" office:value="13780" calcext:value-type="float">
            <text:p>13780</text:p>
          </table:table-cell>
          <table:table-cell table:style-name="ce202" table:formula="of:=([.AH199]/[.P199])*100" office:value-type="float" office:value="6.24957482029071" calcext:value-type="float">
            <text:p>6.2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Saral</text:p>
          </table:table-cell>
          <table:table-cell office:value-type="float" office:value="11593" calcext:value-type="float">
            <text:p>11593</text:p>
          </table:table-cell>
          <table:table-cell table:formula="of:=([.AM199]/[.P199])*100" office:value-type="float" office:value="5.25771559445792" calcext:value-type="float">
            <text:p>5.2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Ramkumar</text:p>
          </table:table-cell>
          <table:table-cell office:value-type="float" office:value="2775" calcext:value-type="float">
            <text:p>2775</text:p>
          </table:table-cell>
          <table:table-cell table:style-name="ce232" table:formula="of:=([.AR199]/[.P199])*100" office:value-type="float" office:value="1.25853193949976" calcext:value-type="float">
            <text:p>1.26</text:p>
          </table:table-cell>
          <table:table-cell table:number-columns-repeated="163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silampatti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style-name="ce107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table:style-name="ce107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office:value-type="float" office:value="286453" calcext:value-type="float">
            <text:p>286453</text:p>
          </table:table-cell>
          <table:table-cell office:value-type="float" office:value="212513" calcext:value-type="float">
            <text:p>212513</text:p>
          </table:table-cell>
          <table:table-cell table:formula="of:=([.P200]/[.O200])*100" office:value-type="float" office:value="74.1877376044238" calcext:value-type="float">
            <text:p>74.19</text:p>
          </table:table-cell>
          <table:table-cell table:formula="of:=[.X200]-[.AC200]" office:value-type="float" office:value="7477" calcext:value-type="float">
            <text:p>7477</text:p>
          </table:table-cell>
          <table:table-cell table:style-name="ce127" table:formula="of:=([.R200]/[.P200])*100" office:value-type="float" office:value="3.51837299365215" calcext:value-type="float">
            <text:p>3.52</text:p>
          </table:table-cell>
          <table:table-cell table:style-name="ce128" table:formula="of:=[.Y200]+[.AD200]" office:value-type="float" office:value="63.5410539590519" calcext:value-type="float">
            <text:p>63.54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Ayyappan</text:p>
          </table:table-cell>
          <table:table-cell office:value-type="float" office:value="71255" calcext:value-type="float">
            <text:p>71255</text:p>
          </table:table-cell>
          <table:table-cell table:formula="of:=([.X200]/[.P200])*100" office:value-type="float" office:value="33.529713476352" calcext:value-type="float">
            <text:p>33.53</text:p>
          </table:table-cell>
          <table:table-cell office:value-type="string" calcext:value-type="string">
            <text:p>DMK+</text:p>
          </table:table-cell>
          <table:table-cell table:style-name="ce107" office:value-type="string" calcext:value-type="string">
            <text:p>AIFB</text:p>
          </table:table-cell>
          <table:table-cell office:value-type="string" calcext:value-type="string">
            <text:p>PV Kathiravan</text:p>
          </table:table-cell>
          <table:table-cell office:value-type="float" office:value="63778" calcext:value-type="float">
            <text:p>63778</text:p>
          </table:table-cell>
          <table:table-cell table:style-name="ce123" table:formula="of:=([.AC200]/[.P200])*100" office:value-type="float" office:value="30.0113404826999" calcext:value-type="float">
            <text:p>30.0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I Mahendran</text:p>
          </table:table-cell>
          <table:table-cell office:value-type="float" office:value="55491" calcext:value-type="float">
            <text:p>55491</text:p>
          </table:table-cell>
          <table:table-cell table:style-name="ce202" table:formula="of:=([.AH200]/[.P200])*100" office:value-type="float" office:value="26.1118143360642" calcext:value-type="float">
            <text:p>26.1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G iyndhukovilan</text:p>
          </table:table-cell>
          <table:table-cell office:value-type="float" office:value="15357" calcext:value-type="float">
            <text:p>15357</text:p>
          </table:table-cell>
          <table:table-cell table:formula="of:=([.AM200]/[.P200])*100" office:value-type="float" office:value="7.22638144489984" calcext:value-type="float">
            <text:p>7.23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K Arumugam</text:p>
          </table:table-cell>
          <table:table-cell office:value-type="float" office:value="1247" calcext:value-type="float">
            <text:p>1247</text:p>
          </table:table-cell>
          <table:table-cell table:style-name="ce232" table:formula="of:=([.AR200]/[.P200])*100" office:value-type="float" office:value="0.586787631815465" calcext:value-type="float">
            <text:p>0.59</text:p>
          </table:table-cell>
          <table:table-cell table:number-columns-repeated="1633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ndipatti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GR</text:p>
          </table:table-cell>
          <table:table-cell office:value-type="float" office:value="278344" calcext:value-type="float">
            <text:p>278344</text:p>
          </table:table-cell>
          <table:table-cell office:value-type="float" office:value="209540" calcext:value-type="float">
            <text:p>209540</text:p>
          </table:table-cell>
          <table:table-cell table:formula="of:=([.P201]/[.O201])*100" office:value-type="float" office:value="75.280947316989" calcext:value-type="float">
            <text:p>75.28</text:p>
          </table:table-cell>
          <table:table-cell table:formula="of:=[.X201]-[.AC201]" office:value-type="float" office:value="14538" calcext:value-type="float">
            <text:p>14538</text:p>
          </table:table-cell>
          <table:table-cell table:style-name="ce127" table:formula="of:=([.R201]/[.P201])*100" office:value-type="float" office:value="6.93805478667558" calcext:value-type="float">
            <text:p>6.94</text:p>
          </table:table-cell>
          <table:table-cell table:style-name="ce128" table:formula="of:=[.Y201]+[.AD201]" office:value-type="float" office:value="88.0710126944736" calcext:value-type="float">
            <text:p>88.0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 Maharajan</text:p>
          </table:table-cell>
          <table:table-cell office:value-type="float" office:value="99541" calcext:value-type="float">
            <text:p>99541</text:p>
          </table:table-cell>
          <table:table-cell table:formula="of:=([.X201]/[.P201])*100" office:value-type="float" office:value="47.5045337405746" calcext:value-type="float">
            <text:p>47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Logirajan</text:p>
          </table:table-cell>
          <table:table-cell office:value-type="float" office:value="85003" calcext:value-type="float">
            <text:p>85003</text:p>
          </table:table-cell>
          <table:table-cell table:style-name="ce123" table:formula="of:=([.AC201]/[.P201])*100" office:value-type="float" office:value="40.566478953899" calcext:value-type="float">
            <text:p>40.5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Jeyakumar</text:p>
          </table:table-cell>
          <table:table-cell office:value-type="float" office:value="11896" calcext:value-type="float">
            <text:p>11896</text:p>
          </table:table-cell>
          <table:table-cell table:style-name="ce202" table:formula="of:=([.AH201]/[.P201])*100" office:value-type="float" office:value="5.67719767108905" calcext:value-type="float">
            <text:p>5.6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Jeyakumar</text:p>
          </table:table-cell>
          <table:table-cell office:value-type="float" office:value="11216" calcext:value-type="float">
            <text:p>11216</text:p>
          </table:table-cell>
          <table:table-cell table:formula="of:=([.AM201]/[.P201])*100" office:value-type="float" office:value="5.35267729311826" calcext:value-type="float">
            <text:p>5.3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Gunasekaran</text:p>
          </table:table-cell>
          <table:table-cell office:value-type="float" office:value="3010" calcext:value-type="float">
            <text:p>3010</text:p>
          </table:table-cell>
          <table:table-cell table:style-name="ce232" table:formula="of:=([.AR201]/[.P201])*100" office:value-type="float" office:value="1.43647990837072" calcext:value-type="float">
            <text:p>1.44</text:p>
          </table:table-cell>
          <table:table-cell table:number-columns-repeated="163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eriyakula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85471" calcext:value-type="float">
            <text:p>285471</text:p>
          </table:table-cell>
          <table:table-cell office:value-type="float" office:value="201797" calcext:value-type="float">
            <text:p>201797</text:p>
          </table:table-cell>
          <table:table-cell table:formula="of:=([.P202]/[.O202])*100" office:value-type="float" office:value="70.6891418042463" calcext:value-type="float">
            <text:p>70.69</text:p>
          </table:table-cell>
          <table:table-cell table:formula="of:=[.X202]-[.AC202]" office:value-type="float" office:value="21321" calcext:value-type="float">
            <text:p>21321</text:p>
          </table:table-cell>
          <table:table-cell table:style-name="ce127" table:formula="of:=([.R202]/[.P202])*100" office:value-type="float" office:value="10.5655683682116" calcext:value-type="float">
            <text:p>10.57</text:p>
          </table:table-cell>
          <table:table-cell table:style-name="ce128" table:formula="of:=[.Y202]+[.AD202]" office:value-type="float" office:value="80.8639375213705" calcext:value-type="float">
            <text:p>80.8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S Saravana Kumar</text:p>
          </table:table-cell>
          <table:table-cell office:value-type="float" office:value="92251" calcext:value-type="float">
            <text:p>92251</text:p>
          </table:table-cell>
          <table:table-cell table:formula="of:=([.X202]/[.P202])*100" office:value-type="float" office:value="45.7147529447911" calcext:value-type="float">
            <text:p>45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Murugan</text:p>
          </table:table-cell>
          <table:table-cell office:value-type="float" office:value="70930" calcext:value-type="float">
            <text:p>70930</text:p>
          </table:table-cell>
          <table:table-cell table:style-name="ce123" table:formula="of:=([.AC202]/[.P202])*100" office:value-type="float" office:value="35.1491845765794" calcext:value-type="float">
            <text:p>35.1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Kathirkamu</text:p>
          </table:table-cell>
          <table:table-cell office:value-type="float" office:value="16424" calcext:value-type="float">
            <text:p>16424</text:p>
          </table:table-cell>
          <table:table-cell table:style-name="ce202" table:formula="of:=([.AH202]/[.P202])*100" office:value-type="float" office:value="8.13887223298662" calcext:value-type="float">
            <text:p>8.1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imala</text:p>
          </table:table-cell>
          <table:table-cell office:value-type="float" office:value="11794" calcext:value-type="float">
            <text:p>11794</text:p>
          </table:table-cell>
          <table:table-cell table:formula="of:=([.AM202]/[.P202])*100" office:value-type="float" office:value="5.84448728177327" calcext:value-type="float">
            <text:p>5.8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Pandiyarajan</text:p>
          </table:table-cell>
          <table:table-cell office:value-type="float" office:value="5680" calcext:value-type="float">
            <text:p>5680</text:p>
          </table:table-cell>
          <table:table-cell table:style-name="ce232" table:formula="of:=([.AR202]/[.P202])*100" office:value-type="float" office:value="2.81470983215806" calcext:value-type="float">
            <text:p>2.81</text:p>
          </table:table-cell>
          <table:table-cell table:number-columns-repeated="1633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dinayakanur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ma</text:p>
          </table:table-cell>
          <table:table-cell office:value-type="float" office:value="278815" calcext:value-type="float">
            <text:p>278815</text:p>
          </table:table-cell>
          <table:table-cell office:value-type="float" office:value="214795" calcext:value-type="float">
            <text:p>214795</text:p>
          </table:table-cell>
          <table:table-cell table:formula="of:=([.P203]/[.O203])*100" office:value-type="float" office:value="77.0385380987393" calcext:value-type="float">
            <text:p>77.04</text:p>
          </table:table-cell>
          <table:table-cell table:formula="of:=[.X203]-[.AC203]" office:value-type="float" office:value="11021" calcext:value-type="float">
            <text:p>11021</text:p>
          </table:table-cell>
          <table:table-cell table:style-name="ce127" table:formula="of:=([.R203]/[.P203])*100" office:value-type="float" office:value="5.13093880211364" calcext:value-type="float">
            <text:p>5.13</text:p>
          </table:table-cell>
          <table:table-cell table:style-name="ce128" table:formula="of:=[.Y203]+[.AD203]" office:value-type="float" office:value="88.0276542750064" calcext:value-type="float">
            <text:p>88.0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O Panneerselvam</text:p>
          </table:table-cell>
          <table:table-cell office:value-type="float" office:value="100050" calcext:value-type="float">
            <text:p>100050</text:p>
          </table:table-cell>
          <table:table-cell table:formula="of:=([.X203]/[.P203])*100" office:value-type="float" office:value="46.57929653856" calcext:value-type="float">
            <text:p>46.5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 Tamil Selvan</text:p>
          </table:table-cell>
          <table:table-cell office:value-type="float" office:value="89029" calcext:value-type="float">
            <text:p>89029</text:p>
          </table:table-cell>
          <table:table-cell table:style-name="ce123" table:formula="of:=([.AC203]/[.P203])*100" office:value-type="float" office:value="41.4483577364464" calcext:value-type="float">
            <text:p>41.4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Prem Chandar</text:p>
          </table:table-cell>
          <table:table-cell office:value-type="float" office:value="11114" calcext:value-type="float">
            <text:p>11114</text:p>
          </table:table-cell>
          <table:table-cell table:style-name="ce202" table:formula="of:=([.AH203]/[.P203])*100" office:value-type="float" office:value="5.17423589934589" calcext:value-type="float">
            <text:p>5.1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Muthusamy</text:p>
          </table:table-cell>
          <table:table-cell office:value-type="float" office:value="5649" calcext:value-type="float">
            <text:p>5649</text:p>
          </table:table-cell>
          <table:table-cell table:formula="of:=([.AM203]/[.P203])*100" office:value-type="float" office:value="2.6299494867199" calcext:value-type="float">
            <text:p>2.63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Ganesh Kumar</text:p>
          </table:table-cell>
          <table:table-cell office:value-type="float" office:value="4128" calcext:value-type="float">
            <text:p>4128</text:p>
          </table:table-cell>
          <table:table-cell table:style-name="ce232" table:formula="of:=([.AR203]/[.P203])*100" office:value-type="float" office:value="1.92183244488931" calcext:value-type="float">
            <text:p>1.92</text:p>
          </table:table-cell>
          <table:table-cell table:number-columns-repeated="1633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umbu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float" office:value="288262" calcext:value-type="float">
            <text:p>288262</text:p>
          </table:table-cell>
          <table:table-cell office:value-type="float" office:value="202275" calcext:value-type="float">
            <text:p>202275</text:p>
          </table:table-cell>
          <table:table-cell table:formula="of:=([.P204]/[.O204])*100" office:value-type="float" office:value="70.1705393010525" calcext:value-type="float">
            <text:p>70.17</text:p>
          </table:table-cell>
          <table:table-cell table:formula="of:=[.X204]-[.AC204]" office:value-type="float" office:value="42413" calcext:value-type="float">
            <text:p>42413</text:p>
          </table:table-cell>
          <table:table-cell table:style-name="ce127" table:formula="of:=([.R204]/[.P204])*100" office:value-type="float" office:value="20.9679891237177" calcext:value-type="float">
            <text:p>20.97</text:p>
          </table:table-cell>
          <table:table-cell table:style-name="ce128" table:formula="of:=[.Y204]+[.AD204]" office:value-type="float" office:value="82.6533185020393" calcext:value-type="float">
            <text:p>82.6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Eramakrishnan</text:p>
          </table:table-cell>
          <table:table-cell office:value-type="float" office:value="104800" calcext:value-type="float">
            <text:p>104800</text:p>
          </table:table-cell>
          <table:table-cell table:formula="of:=([.X204]/[.P204])*100" office:value-type="float" office:value="51.8106538128785" calcext:value-type="float">
            <text:p>51.8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PM Syed Khan</text:p>
          </table:table-cell>
          <table:table-cell office:value-type="float" office:value="62387" calcext:value-type="float">
            <text:p>62387</text:p>
          </table:table-cell>
          <table:table-cell table:style-name="ce123" table:formula="of:=([.AC204]/[.P204])*100" office:value-type="float" office:value="30.8426646891608" calcext:value-type="float">
            <text:p>30.8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uresh P</text:p>
          </table:table-cell>
          <table:table-cell office:value-type="float" office:value="14536" calcext:value-type="float">
            <text:p>14536</text:p>
          </table:table-cell>
          <table:table-cell table:style-name="ce202" table:formula="of:=([.AH204]/[.P204])*100" office:value-type="float" office:value="7.18625633419849" calcext:value-type="float">
            <text:p>7.1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nish Fathima A</text:p>
          </table:table-cell>
          <table:table-cell office:value-type="float" office:value="12347" calcext:value-type="float">
            <text:p>12347</text:p>
          </table:table-cell>
          <table:table-cell table:formula="of:=([.AM204]/[.P204])*100" office:value-type="float" office:value="6.10406624644667" calcext:value-type="float">
            <text:p>6.10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enkidesh N</text:p>
          </table:table-cell>
          <table:table-cell office:value-type="float" office:value="4647" calcext:value-type="float">
            <text:p>4647</text:p>
          </table:table-cell>
          <table:table-cell table:style-name="ce232" table:formula="of:=([.AR204]/[.P204])*100" office:value-type="float" office:value="2.2973674453096" calcext:value-type="float">
            <text:p>2.30</text:p>
          </table:table-cell>
          <table:table-cell table:number-columns-repeated="1633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39461" calcext:value-type="float">
            <text:p>239461</text:p>
          </table:table-cell>
          <table:table-cell office:value-type="float" office:value="178708" calcext:value-type="float">
            <text:p>178708</text:p>
          </table:table-cell>
          <table:table-cell table:formula="of:=([.P205]/[.O205])*100" office:value-type="float" office:value="74.6292715724064" calcext:value-type="float">
            <text:p>74.63</text:p>
          </table:table-cell>
          <table:table-cell table:formula="of:=[.X205]-[.AC205]" office:value-type="float" office:value="3898" calcext:value-type="float">
            <text:p>3898</text:p>
          </table:table-cell>
          <table:table-cell table:style-name="ce127" table:formula="of:=([.R205]/[.P205])*100" office:value-type="float" office:value="2.18121180920832" calcext:value-type="float">
            <text:p>2.18</text:p>
          </table:table-cell>
          <table:table-cell table:style-name="ce128" table:formula="of:=[.Y205]+[.AD205]" office:value-type="float" office:value="80.8122747722542" calcext:value-type="float">
            <text:p>80.8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Thangappandian</text:p>
          </table:table-cell>
          <table:table-cell office:value-type="float" office:value="74158" calcext:value-type="float">
            <text:p>74158</text:p>
          </table:table-cell>
          <table:table-cell table:formula="of:=([.X205]/[.P205])*100" office:value-type="float" office:value="41.4967432907312" calcext:value-type="float">
            <text:p>41.5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T Rajenthra Bhalaji</text:p>
          </table:table-cell>
          <table:table-cell office:value-type="float" office:value="70260" calcext:value-type="float">
            <text:p>70260</text:p>
          </table:table-cell>
          <table:table-cell table:style-name="ce123" table:formula="of:=([.AC205]/[.P205])*100" office:value-type="float" office:value="39.3155314815229" calcext:value-type="float">
            <text:p>39.3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Jeyaraj</text:p>
          </table:table-cell>
          <table:table-cell office:value-type="float" office:value="15601" calcext:value-type="float">
            <text:p>15601</text:p>
          </table:table-cell>
          <table:table-cell table:style-name="ce202" table:formula="of:=([.AH205]/[.P205])*100" office:value-type="float" office:value="8.72988338518701" calcext:value-type="float">
            <text:p>8.7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Kalimuthu</text:p>
          </table:table-cell>
          <table:table-cell office:value-type="float" office:value="7664" calcext:value-type="float">
            <text:p>7664</text:p>
          </table:table-cell>
          <table:table-cell table:formula="of:=([.AM205]/[.P205])*100" office:value-type="float" office:value="4.28856010922846" calcext:value-type="float">
            <text:p>4.2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Vivekananthan</text:p>
          </table:table-cell>
          <table:table-cell office:value-type="float" office:value="4057" calcext:value-type="float">
            <text:p>4057</text:p>
          </table:table-cell>
          <table:table-cell table:style-name="ce232" table:formula="of:=([.AR205]/[.P205])*100" office:value-type="float" office:value="2.27018376345771" calcext:value-type="float">
            <text:p>2.27</text:p>
          </table:table-cell>
          <table:table-cell table:number-columns-repeated="1633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rivilliputh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50640" calcext:value-type="float">
            <text:p>250640</text:p>
          </table:table-cell>
          <table:table-cell office:value-type="float" office:value="185039" calcext:value-type="float">
            <text:p>185039</text:p>
          </table:table-cell>
          <table:table-cell table:formula="of:=([.P206]/[.O206])*100" office:value-type="float" office:value="73.8266038940313" calcext:value-type="float">
            <text:p>73.83</text:p>
          </table:table-cell>
          <table:table-cell table:formula="of:=[.X206]-[.AC206]" office:value-type="float" office:value="12738" calcext:value-type="float">
            <text:p>12738</text:p>
          </table:table-cell>
          <table:table-cell table:style-name="ce127" table:formula="of:=([.R206]/[.P206])*100" office:value-type="float" office:value="6.8839541934403" calcext:value-type="float">
            <text:p>6.88</text:p>
          </table:table-cell>
          <table:table-cell table:style-name="ce128" table:formula="of:=[.Y206]+[.AD206]" office:value-type="float" office:value="69.2891768762261" calcext:value-type="float">
            <text:p>69.2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M Manraj</text:p>
          </table:table-cell>
          <table:table-cell office:value-type="float" office:value="70475" calcext:value-type="float">
            <text:p>70475</text:p>
          </table:table-cell>
          <table:table-cell table:formula="of:=([.X206]/[.P206])*100" office:value-type="float" office:value="38.0865655348332" calcext:value-type="float">
            <text:p>38.0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SW Nadhavarao</text:p>
          </table:table-cell>
          <table:table-cell office:value-type="float" office:value="57737" calcext:value-type="float">
            <text:p>57737</text:p>
          </table:table-cell>
          <table:table-cell table:style-name="ce123" table:formula="of:=([.AC206]/[.P206])*100" office:value-type="float" office:value="31.2026113413929" calcext:value-type="float">
            <text:p>31.2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Sangeethapriya</text:p>
          </table:table-cell>
          <table:table-cell office:value-type="float" office:value="23682" calcext:value-type="float">
            <text:p>23682</text:p>
          </table:table-cell>
          <table:table-cell table:style-name="ce202" table:formula="of:=([.AH206]/[.P206])*100" office:value-type="float" office:value="12.7983830435746" calcext:value-type="float">
            <text:p>12.8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 Abinaya</text:p>
          </table:table-cell>
          <table:table-cell office:value-type="float" office:value="20348" calcext:value-type="float">
            <text:p>20348</text:p>
          </table:table-cell>
          <table:table-cell table:formula="of:=([.AM206]/[.P206])*100" office:value-type="float" office:value="10.9966007166057" calcext:value-type="float">
            <text:p>11.00</text:p>
          </table:table-cell>
          <table:table-cell table:number-columns-repeated="2" table:style-name="ce107" office:value-type="string" calcext:value-type="string">
            <text:p>PT</text:p>
          </table:table-cell>
          <table:table-cell office:value-type="string" calcext:value-type="string">
            <text:p>S Shanthi</text:p>
          </table:table-cell>
          <table:table-cell office:value-type="float" office:value="4985" calcext:value-type="float">
            <text:p>4985</text:p>
          </table:table-cell>
          <table:table-cell table:style-name="ce232" table:formula="of:=([.AR206]/[.P206])*100" office:value-type="float" office:value="2.69402666464907" calcext:value-type="float">
            <text:p>2.69</text:p>
          </table:table-cell>
          <table:table-cell table:number-columns-repeated="1633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tt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office:value-type="float" office:value="253363" calcext:value-type="float">
            <text:p>253363</text:p>
          </table:table-cell>
          <table:table-cell office:value-type="float" office:value="191783" calcext:value-type="float">
            <text:p>191783</text:p>
          </table:table-cell>
          <table:table-cell table:formula="of:=([.P207]/[.O207])*100" office:value-type="float" office:value="75.6949515122571" calcext:value-type="float">
            <text:p>75.69</text:p>
          </table:table-cell>
          <table:table-cell table:formula="of:=[.X207]-[.AC207]" office:value-type="float" office:value="11179" calcext:value-type="float">
            <text:p>11179</text:p>
          </table:table-cell>
          <table:table-cell table:style-name="ce127" table:formula="of:=([.R207]/[.P207])*100" office:value-type="float" office:value="5.82898379939828" calcext:value-type="float">
            <text:p>5.83</text:p>
          </table:table-cell>
          <table:table-cell table:style-name="ce128" table:formula="of:=[.Y207]+[.AD207]" office:value-type="float" office:value="71.5230234170912" calcext:value-type="float">
            <text:p>71.5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ARR Raghuraman</text:p>
          </table:table-cell>
          <table:table-cell office:value-type="float" office:value="74174" calcext:value-type="float">
            <text:p>74174</text:p>
          </table:table-cell>
          <table:table-cell table:formula="of:=([.X207]/[.P207])*100" office:value-type="float" office:value="38.6760036082447" calcext:value-type="float">
            <text:p>38.6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Rk Ravichandran</text:p>
          </table:table-cell>
          <table:table-cell office:value-type="float" office:value="62995" calcext:value-type="float">
            <text:p>62995</text:p>
          </table:table-cell>
          <table:table-cell table:style-name="ce123" table:formula="of:=([.AC207]/[.P207])*100" office:value-type="float" office:value="32.8470198088465" calcext:value-type="float">
            <text:p>32.8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SR Rajavarman</text:p>
          </table:table-cell>
          <table:table-cell office:value-type="float" office:value="32916" calcext:value-type="float">
            <text:p>32916</text:p>
          </table:table-cell>
          <table:table-cell table:style-name="ce202" table:formula="of:=([.AH207]/[.P207])*100" office:value-type="float" office:value="17.1631479328199" calcext:value-type="float">
            <text:p>17.1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Pandi</text:p>
          </table:table-cell>
          <table:table-cell office:value-type="float" office:value="12626" calcext:value-type="float">
            <text:p>12626</text:p>
          </table:table-cell>
          <table:table-cell table:formula="of:=([.AM207]/[.P207])*100" office:value-type="float" office:value="6.58348237330733" calcext:value-type="float">
            <text:p>6.58</text:p>
          </table:table-cell>
          <table:table-cell office:value-type="string" calcext:value-type="string">
            <text:p>PFA</text:p>
          </table:table-cell>
          <table:table-cell table:style-name="ce223" office:value-type="string" calcext:value-type="string">
            <text:p>IJK</text:p>
          </table:table-cell>
          <table:table-cell office:value-type="string" calcext:value-type="string">
            <text:p>M Bharathi</text:p>
          </table:table-cell>
          <table:table-cell office:value-type="float" office:value="1751" calcext:value-type="float">
            <text:p>1751</text:p>
          </table:table-cell>
          <table:table-cell table:style-name="ce232" table:formula="of:=([.AR207]/[.P207])*100" office:value-type="float" office:value="0.913011059374397" calcext:value-type="float">
            <text:p>0.91</text:p>
          </table:table-cell>
          <table:table-cell table:number-columns-repeated="1633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ivakas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1809" calcext:value-type="float">
            <text:p>261809</text:p>
          </table:table-cell>
          <table:table-cell office:value-type="float" office:value="185047" calcext:value-type="float">
            <text:p>185047</text:p>
          </table:table-cell>
          <table:table-cell table:formula="of:=([.P208]/[.O208])*100" office:value-type="float" office:value="70.6801523247864" calcext:value-type="float">
            <text:p>70.68</text:p>
          </table:table-cell>
          <table:table-cell table:formula="of:=[.X208]-[.AC208]" office:value-type="float" office:value="17319" calcext:value-type="float">
            <text:p>17319</text:p>
          </table:table-cell>
          <table:table-cell table:style-name="ce127" table:formula="of:=([.R208]/[.P208])*100" office:value-type="float" office:value="9.35924386777413" calcext:value-type="float">
            <text:p>9.36</text:p>
          </table:table-cell>
          <table:table-cell table:style-name="ce128" table:formula="of:=[.Y208]+[.AD208]" office:value-type="float" office:value="75.9671867147265" calcext:value-type="float">
            <text:p>75.9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MSG Ashokan</text:p>
          </table:table-cell>
          <table:table-cell office:value-type="float" office:value="78947" calcext:value-type="float">
            <text:p>78947</text:p>
          </table:table-cell>
          <table:table-cell table:formula="of:=([.X208]/[.P208])*100" office:value-type="float" office:value="42.6632152912503" calcext:value-type="float">
            <text:p>42.6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Lakshmi Ganesan</text:p>
          </table:table-cell>
          <table:table-cell office:value-type="float" office:value="61628" calcext:value-type="float">
            <text:p>61628</text:p>
          </table:table-cell>
          <table:table-cell table:style-name="ce123" table:formula="of:=([.AC208]/[.P208])*100" office:value-type="float" office:value="33.3039714234762" calcext:value-type="float">
            <text:p>33.3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Kanagapriya</text:p>
          </table:table-cell>
          <table:table-cell office:value-type="float" office:value="20865" calcext:value-type="float">
            <text:p>20865</text:p>
          </table:table-cell>
          <table:table-cell table:style-name="ce202" table:formula="of:=([.AH208]/[.P208])*100" office:value-type="float" office:value="11.2755137883889" calcext:value-type="float">
            <text:p>11.2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 Samikkalai</text:p>
          </table:table-cell>
          <table:table-cell office:value-type="float" office:value="9893" calcext:value-type="float">
            <text:p>9893</text:p>
          </table:table-cell>
          <table:table-cell table:formula="of:=([.AM208]/[.P208])*100" office:value-type="float" office:value="5.34620934141056" calcext:value-type="float">
            <text:p>5.3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Mugunthan</text:p>
          </table:table-cell>
          <table:table-cell office:value-type="float" office:value="6090" calcext:value-type="float">
            <text:p>6090</text:p>
          </table:table-cell>
          <table:table-cell table:style-name="ce232" table:formula="of:=([.AR208]/[.P208])*100" office:value-type="float" office:value="3.29105578582738" calcext:value-type="float">
            <text:p>3.29</text:p>
          </table:table-cell>
          <table:table-cell table:number-columns-repeated="1633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office:value-type="float" office:value="224099" calcext:value-type="float">
            <text:p>224099</text:p>
          </table:table-cell>
          <table:table-cell office:value-type="float" office:value="161717" calcext:value-type="float">
            <text:p>161717</text:p>
          </table:table-cell>
          <table:table-cell table:formula="of:=([.P209]/[.O209])*100" office:value-type="float" office:value="72.1631957304584" calcext:value-type="float">
            <text:p>72.16</text:p>
          </table:table-cell>
          <table:table-cell table:formula="of:=[.X209]-[.AC209]" office:value-type="float" office:value="21339" calcext:value-type="float">
            <text:p>21339</text:p>
          </table:table-cell>
          <table:table-cell table:style-name="ce127" table:formula="of:=([.R209]/[.P209])*100" office:value-type="float" office:value="13.1952732242127" calcext:value-type="float">
            <text:p>13.20</text:p>
          </table:table-cell>
          <table:table-cell table:style-name="ce128" table:formula="of:=[.Y209]+[.AD209]" office:value-type="float" office:value="77.4532052907239" calcext:value-type="float">
            <text:p>77.4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RR Seenivasan</text:p>
          </table:table-cell>
          <table:table-cell office:value-type="float" office:value="73297" calcext:value-type="float">
            <text:p>73297</text:p>
          </table:table-cell>
          <table:table-cell table:formula="of:=([.X209]/[.P209])*100" office:value-type="float" office:value="45.3242392574683" calcext:value-type="float">
            <text:p>45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G Pandurangan</text:p>
          </table:table-cell>
          <table:table-cell office:value-type="float" office:value="51958" calcext:value-type="float">
            <text:p>51958</text:p>
          </table:table-cell>
          <table:table-cell table:style-name="ce123" table:formula="of:=([.AC209]/[.P209])*100" office:value-type="float" office:value="32.1289660332556" calcext:value-type="float">
            <text:p>32.1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R Selvakumar</text:p>
          </table:table-cell>
          <table:table-cell office:value-type="float" office:value="14311" calcext:value-type="float">
            <text:p>14311</text:p>
          </table:table-cell>
          <table:table-cell table:style-name="ce202" table:formula="of:=([.AH209]/[.P209])*100" office:value-type="float" office:value="8.84940977139076" calcext:value-type="float">
            <text:p>8.8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Thangaraj</text:p>
          </table:table-cell>
          <table:table-cell office:value-type="float" office:value="10783" calcext:value-type="float">
            <text:p>10783</text:p>
          </table:table-cell>
          <table:table-cell table:formula="of:=([.AM209]/[.P209])*100" office:value-type="float" office:value="6.66782094646821" calcext:value-type="float">
            <text:p>6.67</text:p>
          </table:table-cell>
          <table:table-cell office:value-type="string" calcext:value-type="string">
            <text:p>PFA</text:p>
          </table:table-cell>
          <table:table-cell table:style-name="ce97" office:value-type="string" calcext:value-type="string">
            <text:p>SMK</text:p>
          </table:table-cell>
          <table:table-cell office:value-type="string" calcext:value-type="string">
            <text:p>N Manimaran</text:p>
          </table:table-cell>
          <table:table-cell office:value-type="float" office:value="5054" calcext:value-type="float">
            <text:p>5054</text:p>
          </table:table-cell>
          <table:table-cell table:style-name="ce232" table:formula="of:=([.AR209]/[.P209])*100" office:value-type="float" office:value="3.12521256268667" calcext:value-type="float">
            <text:p>3.13</text:p>
          </table:table-cell>
          <table:table-cell table:number-columns-repeated="163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uppukkotta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office:value-type="float" office:value="223820" calcext:value-type="float">
            <text:p>223820</text:p>
          </table:table-cell>
          <table:table-cell office:value-type="float" office:value="171201" calcext:value-type="float">
            <text:p>171201</text:p>
          </table:table-cell>
          <table:table-cell table:formula="of:=([.P210]/[.O210])*100" office:value-type="float" office:value="76.4904834241801" calcext:value-type="float">
            <text:p>76.49</text:p>
          </table:table-cell>
          <table:table-cell table:formula="of:=[.X210]-[.AC210]" office:value-type="float" office:value="39034" calcext:value-type="float">
            <text:p>39034</text:p>
          </table:table-cell>
          <table:table-cell table:style-name="ce127" table:formula="of:=([.R210]/[.P210])*100" office:value-type="float" office:value="22.8001004667029" calcext:value-type="float">
            <text:p>22.80</text:p>
          </table:table-cell>
          <table:table-cell table:style-name="ce128" table:formula="of:=[.Y210]+[.AD210]" office:value-type="float" office:value="83.5544184905462" calcext:value-type="float">
            <text:p>83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KSSR Ramachandran</text:p>
          </table:table-cell>
          <table:table-cell office:value-type="float" office:value="91040" calcext:value-type="float">
            <text:p>91040</text:p>
          </table:table-cell>
          <table:table-cell table:formula="of:=([.X210]/[.P210])*100" office:value-type="float" office:value="53.1772594786245" calcext:value-type="float">
            <text:p>53.1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aigaichelvan</text:p>
          </table:table-cell>
          <table:table-cell office:value-type="float" office:value="52006" calcext:value-type="float">
            <text:p>52006</text:p>
          </table:table-cell>
          <table:table-cell table:style-name="ce123" table:formula="of:=([.AC210]/[.P210])*100" office:value-type="float" office:value="30.3771590119217" calcext:value-type="float">
            <text:p>30.3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Uma</text:p>
          </table:table-cell>
          <table:table-cell office:value-type="float" office:value="12392" calcext:value-type="float">
            <text:p>12392</text:p>
          </table:table-cell>
          <table:table-cell table:style-name="ce202" table:formula="of:=([.AH210]/[.P210])*100" office:value-type="float" office:value="7.23827547736287" calcext:value-type="float">
            <text:p>7.2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V Umadevi</text:p>
          </table:table-cell>
          <table:table-cell office:value-type="float" office:value="7638" calcext:value-type="float">
            <text:p>7638</text:p>
          </table:table-cell>
          <table:table-cell table:formula="of:=([.AM210]/[.P210])*100" office:value-type="float" office:value="4.46142253841975" calcext:value-type="float">
            <text:p>4.4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 Ramesh</text:p>
          </table:table-cell>
          <table:table-cell office:value-type="float" office:value="2532" calcext:value-type="float">
            <text:p>2532</text:p>
          </table:table-cell>
          <table:table-cell table:style-name="ce232" table:formula="of:=([.AR210]/[.P210])*100" office:value-type="float" office:value="1.47896332381236" calcext:value-type="float">
            <text:p>1.48</text:p>
          </table:table-cell>
          <table:table-cell table:number-columns-repeated="1633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iruchul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1421" calcext:value-type="float">
            <text:p>221421</text:p>
          </table:table-cell>
          <table:table-cell office:value-type="float" office:value="172811" calcext:value-type="float">
            <text:p>172811</text:p>
          </table:table-cell>
          <table:table-cell table:formula="of:=([.P211]/[.O211])*100" office:value-type="float" office:value="78.0463461008667" calcext:value-type="float">
            <text:p>78.05</text:p>
          </table:table-cell>
          <table:table-cell table:formula="of:=[.X211]-[.AC211]" office:value-type="float" office:value="60992" calcext:value-type="float">
            <text:p>60992</text:p>
          </table:table-cell>
          <table:table-cell table:style-name="ce127" table:formula="of:=([.R211]/[.P211])*100" office:value-type="float" office:value="35.2940495686039" calcext:value-type="float">
            <text:p>35.29</text:p>
          </table:table-cell>
          <table:table-cell table:style-name="ce128" table:formula="of:=[.Y211]+[.AD211]" office:value-type="float" office:value="83.014391444989" calcext:value-type="float">
            <text:p>83.0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Thangam Thennarasu</text:p>
          </table:table-cell>
          <table:table-cell office:value-type="float" office:value="102225" calcext:value-type="float">
            <text:p>102225</text:p>
          </table:table-cell>
          <table:table-cell table:formula="of:=([.X211]/[.P211])*100" office:value-type="float" office:value="59.1542205067964" calcext:value-type="float">
            <text:p>59.1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Rajasekar</text:p>
          </table:table-cell>
          <table:table-cell office:value-type="float" office:value="41233" calcext:value-type="float">
            <text:p>41233</text:p>
          </table:table-cell>
          <table:table-cell table:style-name="ce123" table:formula="of:=([.AC211]/[.P211])*100" office:value-type="float" office:value="23.8601709381926" calcext:value-type="float">
            <text:p>23.8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Anandhajothi</text:p>
          </table:table-cell>
          <table:table-cell office:value-type="float" office:value="13787" calcext:value-type="float">
            <text:p>13787</text:p>
          </table:table-cell>
          <table:table-cell table:style-name="ce202" table:formula="of:=([.AH211]/[.P211])*100" office:value-type="float" office:value="7.97808009906777" calcext:value-type="float">
            <text:p>7.9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K Sivasamy</text:p>
          </table:table-cell>
          <table:table-cell office:value-type="float" office:value="6441" calcext:value-type="float">
            <text:p>6441</text:p>
          </table:table-cell>
          <table:table-cell table:formula="of:=([.AM211]/[.P211])*100" office:value-type="float" office:value="3.72719329209367" calcext:value-type="float">
            <text:p>3.73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V Arunkumar</text:p>
          </table:table-cell>
          <table:table-cell office:value-type="float" office:value="2492" calcext:value-type="float">
            <text:p>2492</text:p>
          </table:table-cell>
          <table:table-cell table:style-name="ce232" table:formula="of:=([.AR211]/[.P211])*100" office:value-type="float" office:value="1.44203783323978" calcext:value-type="float">
            <text:p>1.44</text:p>
          </table:table-cell>
          <table:table-cell table:number-columns-repeated="1633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ramakud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56158" calcext:value-type="float">
            <text:p>256158</text:p>
          </table:table-cell>
          <table:table-cell office:value-type="float" office:value="182158" calcext:value-type="float">
            <text:p>182158</text:p>
          </table:table-cell>
          <table:table-cell table:formula="of:=([.P212]/[.O212])*100" office:value-type="float" office:value="71.1115795719829" calcext:value-type="float">
            <text:p>71.11</text:p>
          </table:table-cell>
          <table:table-cell table:formula="of:=[.X212]-[.AC212]" office:value-type="float" office:value="13285" calcext:value-type="float">
            <text:p>13285</text:p>
          </table:table-cell>
          <table:table-cell table:style-name="ce127" table:formula="of:=([.R212]/[.P212])*100" office:value-type="float" office:value="7.29311916028942" calcext:value-type="float">
            <text:p>7.29</text:p>
          </table:table-cell>
          <table:table-cell table:style-name="ce128" table:formula="of:=[.Y212]+[.AD212]" office:value-type="float" office:value="85.8831344217657" calcext:value-type="float">
            <text:p>85.8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Murugesan</text:p>
          </table:table-cell>
          <table:table-cell office:value-type="float" office:value="84864" calcext:value-type="float">
            <text:p>84864</text:p>
          </table:table-cell>
          <table:table-cell table:formula="of:=([.X212]/[.P212])*100" office:value-type="float" office:value="46.5881267910276" calcext:value-type="float">
            <text:p>46.5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 Sadhan Prabhakar</text:p>
          </table:table-cell>
          <table:table-cell office:value-type="float" office:value="71579" calcext:value-type="float">
            <text:p>71579</text:p>
          </table:table-cell>
          <table:table-cell table:style-name="ce123" table:formula="of:=([.AC212]/[.P212])*100" office:value-type="float" office:value="39.2950076307382" calcext:value-type="float">
            <text:p>39.3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Sasikala</text:p>
          </table:table-cell>
          <table:table-cell office:value-type="float" office:value="16430" calcext:value-type="float">
            <text:p>16430</text:p>
          </table:table-cell>
          <table:table-cell table:style-name="ce202" table:formula="of:=([.AH212]/[.P212])*100" office:value-type="float" office:value="9.01964228856268" calcext:value-type="float">
            <text:p>9.0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Karuppu Raja</text:p>
          </table:table-cell>
          <table:table-cell office:value-type="float" office:value="3488" calcext:value-type="float">
            <text:p>3488</text:p>
          </table:table-cell>
          <table:table-cell table:formula="of:=([.AM212]/[.P212])*100" office:value-type="float" office:value="1.91482119917874" calcext:value-type="float">
            <text:p>1.9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U Selvi</text:p>
          </table:table-cell>
          <table:table-cell office:value-type="float" office:value="2009" calcext:value-type="float">
            <text:p>2009</text:p>
          </table:table-cell>
          <table:table-cell table:style-name="ce232" table:formula="of:=([.AR212]/[.P212])*100" office:value-type="float" office:value="1.1028887010178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iruvadana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91236" calcext:value-type="float">
            <text:p>291236</text:p>
          </table:table-cell>
          <table:table-cell office:value-type="float" office:value="201815" calcext:value-type="float">
            <text:p>201815</text:p>
          </table:table-cell>
          <table:table-cell table:formula="of:=([.P213]/[.O213])*100" office:value-type="float" office:value="69.2960348308588" calcext:value-type="float">
            <text:p>69.30</text:p>
          </table:table-cell>
          <table:table-cell table:formula="of:=[.X213]-[.AC213]" office:value-type="float" office:value="13852" calcext:value-type="float">
            <text:p>13852</text:p>
          </table:table-cell>
          <table:table-cell table:style-name="ce127" table:formula="of:=([.R213]/[.P213])*100" office:value-type="float" office:value="6.86371181527637" calcext:value-type="float">
            <text:p>6.86</text:p>
          </table:table-cell>
          <table:table-cell table:style-name="ce128" table:formula="of:=[.Y213]+[.AD213]" office:value-type="float" office:value="71.7865371751357" calcext:value-type="float">
            <text:p>71.7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M Karumanikam</text:p>
          </table:table-cell>
          <table:table-cell office:value-type="float" office:value="79364" calcext:value-type="float">
            <text:p>79364</text:p>
          </table:table-cell>
          <table:table-cell table:formula="of:=([.X213]/[.P213])*100" office:value-type="float" office:value="39.325124495206" calcext:value-type="float">
            <text:p>39.3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C Animuthu</text:p>
          </table:table-cell>
          <table:table-cell office:value-type="float" office:value="65512" calcext:value-type="float">
            <text:p>65512</text:p>
          </table:table-cell>
          <table:table-cell table:style-name="ce123" table:formula="of:=([.AC213]/[.P213])*100" office:value-type="float" office:value="32.4614126799296" calcext:value-type="float">
            <text:p>32.4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VDN Anandh</text:p>
          </table:table-cell>
          <table:table-cell office:value-type="float" office:value="33426" calcext:value-type="float">
            <text:p>33426</text:p>
          </table:table-cell>
          <table:table-cell table:style-name="ce202" table:formula="of:=([.AH213]/[.P213])*100" office:value-type="float" office:value="16.5626935559795" calcext:value-type="float">
            <text:p>16.5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Jawahar</text:p>
          </table:table-cell>
          <table:table-cell office:value-type="float" office:value="16501" calcext:value-type="float">
            <text:p>16501</text:p>
          </table:table-cell>
          <table:table-cell table:formula="of:=([.AM213]/[.P213])*100" office:value-type="float" office:value="8.17630007680301" calcext:value-type="float">
            <text:p>8.1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 Sathyaraj</text:p>
          </table:table-cell>
          <table:table-cell office:value-type="float" office:value="2208" calcext:value-type="float">
            <text:p>2208</text:p>
          </table:table-cell>
          <table:table-cell table:style-name="ce232" table:formula="of:=([.AR213]/[.P213])*100" office:value-type="float" office:value="1.09407130292595" calcext:value-type="float">
            <text:p>1.09</text:p>
          </table:table-cell>
          <table:table-cell table:number-columns-repeated="1633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08443" calcext:value-type="float">
            <text:p>308443</text:p>
          </table:table-cell>
          <table:table-cell office:value-type="float" office:value="214098" calcext:value-type="float">
            <text:p>214098</text:p>
          </table:table-cell>
          <table:table-cell table:formula="of:=([.P214]/[.O214])*100" office:value-type="float" office:value="69.4125008510487" calcext:value-type="float">
            <text:p>69.41</text:p>
          </table:table-cell>
          <table:table-cell table:formula="of:=[.X214]-[.AC214]" office:value-type="float" office:value="50312" calcext:value-type="float">
            <text:p>50312</text:p>
          </table:table-cell>
          <table:table-cell table:style-name="ce127" table:formula="of:=([.R214]/[.P214])*100" office:value-type="float" office:value="23.4995189119002" calcext:value-type="float">
            <text:p>23.50</text:p>
          </table:table-cell>
          <table:table-cell table:style-name="ce128" table:formula="of:=[.Y214]+[.AD214]" office:value-type="float" office:value="80.2613756317201" calcext:value-type="float">
            <text:p>80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tharbatcha Muthuramalingam</text:p>
          </table:table-cell>
          <table:table-cell office:value-type="float" office:value="111075" calcext:value-type="float">
            <text:p>111075</text:p>
          </table:table-cell>
          <table:table-cell table:formula="of:=([.X214]/[.P214])*100" office:value-type="float" office:value="51.8804472718101" calcext:value-type="float">
            <text:p>51.8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D Kuppuramu</text:p>
          </table:table-cell>
          <table:table-cell office:value-type="float" office:value="60763" calcext:value-type="float">
            <text:p>60763</text:p>
          </table:table-cell>
          <table:table-cell table:style-name="ce123" table:formula="of:=([.AC214]/[.P214])*100" office:value-type="float" office:value="28.3809283599099" calcext:value-type="float">
            <text:p>28.3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K Ilango</text:p>
          </table:table-cell>
          <table:table-cell office:value-type="float" office:value="17062" calcext:value-type="float">
            <text:p>17062</text:p>
          </table:table-cell>
          <table:table-cell table:style-name="ce202" table:formula="of:=([.AH214]/[.P214])*100" office:value-type="float" office:value="7.96924772767611" calcext:value-type="float">
            <text:p>7.97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P Malaichamy</text:p>
          </table:table-cell>
          <table:table-cell office:value-type="float" office:value="10845" calcext:value-type="float">
            <text:p>10845</text:p>
          </table:table-cell>
          <table:table-cell table:formula="of:=([.AM214]/[.P214])*100" office:value-type="float" office:value="5.06543732309503" calcext:value-type="float">
            <text:p>5.0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G Munisamy</text:p>
          </table:table-cell>
          <table:table-cell office:value-type="float" office:value="6776" calcext:value-type="float">
            <text:p>6776</text:p>
          </table:table-cell>
          <table:table-cell table:style-name="ce232" table:formula="of:=([.AR214]/[.P214])*100" office:value-type="float" office:value="3.16490579080608" calcext:value-type="float">
            <text:p>3.16</text:p>
          </table:table-cell>
          <table:table-cell table:number-columns-repeated="1633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udhukulathur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10954" calcext:value-type="float">
            <text:p>310954</text:p>
          </table:table-cell>
          <table:table-cell office:value-type="float" office:value="221196" calcext:value-type="float">
            <text:p>221196</text:p>
          </table:table-cell>
          <table:table-cell table:formula="of:=([.P215]/[.O215])*100" office:value-type="float" office:value="71.1346372775395" calcext:value-type="float">
            <text:p>71.13</text:p>
          </table:table-cell>
          <table:table-cell table:formula="of:=[.X215]-[.AC215]" office:value-type="float" office:value="20721" calcext:value-type="float">
            <text:p>20721</text:p>
          </table:table-cell>
          <table:table-cell table:style-name="ce127" table:formula="of:=([.R215]/[.P215])*100" office:value-type="float" office:value="9.36771008517333" calcext:value-type="float">
            <text:p>9.37</text:p>
          </table:table-cell>
          <table:table-cell table:style-name="ce128" table:formula="of:=[.Y215]+[.AD215]" office:value-type="float" office:value="82.7686757445885" calcext:value-type="float">
            <text:p>82.7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RS Rajakannappan</text:p>
          </table:table-cell>
          <table:table-cell office:value-type="float" office:value="101901" calcext:value-type="float">
            <text:p>101901</text:p>
          </table:table-cell>
          <table:table-cell table:formula="of:=([.X215]/[.P215])*100" office:value-type="float" office:value="46.0681929148809" calcext:value-type="float">
            <text:p>46.0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eerthika Muniyasamy</text:p>
          </table:table-cell>
          <table:table-cell office:value-type="float" office:value="81180" calcext:value-type="float">
            <text:p>81180</text:p>
          </table:table-cell>
          <table:table-cell table:style-name="ce123" table:formula="of:=([.AC215]/[.P215])*100" office:value-type="float" office:value="36.7004828297076" calcext:value-type="float">
            <text:p>36.7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M Murugan</text:p>
          </table:table-cell>
          <table:table-cell office:value-type="float" office:value="19699" calcext:value-type="float">
            <text:p>19699</text:p>
          </table:table-cell>
          <table:table-cell table:style-name="ce202" table:formula="of:=([.AH215]/[.P215])*100" office:value-type="float" office:value="8.90567641367837" calcext:value-type="float">
            <text:p>8.9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Rahmadnisha</text:p>
          </table:table-cell>
          <table:table-cell office:value-type="float" office:value="11234" calcext:value-type="float">
            <text:p>11234</text:p>
          </table:table-cell>
          <table:table-cell table:formula="of:=([.AM215]/[.P215])*100" office:value-type="float" office:value="5.07875368451509" calcext:value-type="float">
            <text:p>5.0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C Navapanneerselvam</text:p>
          </table:table-cell>
          <table:table-cell office:value-type="float" office:value="943" calcext:value-type="float">
            <text:p>943</text:p>
          </table:table-cell>
          <table:table-cell table:style-name="ce232" table:formula="of:=([.AR215]/[.P215])*100" office:value-type="float" office:value="0.426318739941048" calcext:value-type="float">
            <text:p>0.43</text:p>
          </table:table-cell>
          <table:table-cell table:number-columns-repeated="1633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ilathikul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16923" calcext:value-type="float">
            <text:p>216923</text:p>
          </table:table-cell>
          <table:table-cell office:value-type="float" office:value="167169" calcext:value-type="float">
            <text:p>167169</text:p>
          </table:table-cell>
          <table:table-cell table:formula="of:=([.P216]/[.O216])*100" office:value-type="float" office:value="77.0637507318265" calcext:value-type="float">
            <text:p>77.06</text:p>
          </table:table-cell>
          <table:table-cell table:formula="of:=[.X216]-[.AC216]" office:value-type="float" office:value="38549" calcext:value-type="float">
            <text:p>38549</text:p>
          </table:table-cell>
          <table:table-cell table:style-name="ce127" table:formula="of:=([.R216]/[.P216])*100" office:value-type="float" office:value="23.0598974690284" calcext:value-type="float">
            <text:p>23.06</text:p>
          </table:table-cell>
          <table:table-cell table:style-name="ce128" table:formula="of:=[.Y216]+[.AD216]" office:value-type="float" office:value="85.0319138117713" calcext:value-type="float">
            <text:p>85.0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GV Markandayan</text:p>
          </table:table-cell>
          <table:table-cell office:value-type="float" office:value="90348" calcext:value-type="float">
            <text:p>90348</text:p>
          </table:table-cell>
          <table:table-cell table:formula="of:=([.X216]/[.P216])*100" office:value-type="float" office:value="54.0459056403998" calcext:value-type="float">
            <text:p>54.0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Chinnappan</text:p>
          </table:table-cell>
          <table:table-cell office:value-type="float" office:value="51799" calcext:value-type="float">
            <text:p>51799</text:p>
          </table:table-cell>
          <table:table-cell table:style-name="ce123" table:formula="of:=([.AC216]/[.P216])*100" office:value-type="float" office:value="30.9860081713715" calcext:value-type="float">
            <text:p>30.9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Balaji</text:p>
          </table:table-cell>
          <table:table-cell office:value-type="float" office:value="11828" calcext:value-type="float">
            <text:p>11828</text:p>
          </table:table-cell>
          <table:table-cell table:style-name="ce202" table:formula="of:=([.AH216]/[.P216])*100" office:value-type="float" office:value="7.07547451979733" calcext:value-type="float">
            <text:p>7.0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K Seeni Selvi</text:p>
          </table:table-cell>
          <table:table-cell office:value-type="float" office:value="6657" calcext:value-type="float">
            <text:p>6657</text:p>
          </table:table-cell>
          <table:table-cell table:formula="of:=([.AM216]/[.P216])*100" office:value-type="float" office:value="3.98219765626402" calcext:value-type="float">
            <text:p>3.98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X Wilson</text:p>
          </table:table-cell>
          <table:table-cell office:value-type="float" office:value="1520" calcext:value-type="float">
            <text:p>1520</text:p>
          </table:table-cell>
          <table:table-cell table:style-name="ce232" table:formula="of:=([.AR216]/[.P216])*100" office:value-type="float" office:value="0.909259491891439" calcext:value-type="float">
            <text:p>0.91</text:p>
          </table:table-cell>
          <table:table-cell table:number-columns-repeated="1633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85497" calcext:value-type="float">
            <text:p>285497</text:p>
          </table:table-cell>
          <table:table-cell office:value-type="float" office:value="188407" calcext:value-type="float">
            <text:p>188407</text:p>
          </table:table-cell>
          <table:table-cell table:formula="of:=([.P217]/[.O217])*100" office:value-type="float" office:value="65.9926374007433" calcext:value-type="float">
            <text:p>65.99</text:p>
          </table:table-cell>
          <table:table-cell table:formula="of:=[.X217]-[.AC217]" office:value-type="float" office:value="50310" calcext:value-type="float">
            <text:p>50310</text:p>
          </table:table-cell>
          <table:table-cell table:style-name="ce127" table:formula="of:=([.R217]/[.P217])*100" office:value-type="float" office:value="26.7028295127039" calcext:value-type="float">
            <text:p>26.70</text:p>
          </table:table-cell>
          <table:table-cell table:style-name="ce128" table:formula="of:=[.Y217]+[.AD217]" office:value-type="float" office:value="71.2914063702516" calcext:value-type="float">
            <text:p>71.2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 Geetha Jeevan</text:p>
          </table:table-cell>
          <table:table-cell office:value-type="float" office:value="92314" calcext:value-type="float">
            <text:p>92314</text:p>
          </table:table-cell>
          <table:table-cell table:formula="of:=([.X217]/[.P217])*100" office:value-type="float" office:value="48.9971179414778" calcext:value-type="float">
            <text:p>49.0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DR Vijayaseelan</text:p>
          </table:table-cell>
          <table:table-cell office:value-type="float" office:value="42004" calcext:value-type="float">
            <text:p>42004</text:p>
          </table:table-cell>
          <table:table-cell table:style-name="ce123" table:formula="of:=([.AC217]/[.P217])*100" office:value-type="float" office:value="22.2942884287739" calcext:value-type="float">
            <text:p>22.2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 Velraj</text:p>
          </table:table-cell>
          <table:table-cell office:value-type="float" office:value="30937" calcext:value-type="float">
            <text:p>30937</text:p>
          </table:table-cell>
          <table:table-cell table:style-name="ce202" table:formula="of:=([.AH217]/[.P217])*100" office:value-type="float" office:value="16.4203028549895" calcext:value-type="float">
            <text:p>16.42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N Sundar</text:p>
          </table:table-cell>
          <table:table-cell office:value-type="float" office:value="10534" calcext:value-type="float">
            <text:p>10534</text:p>
          </table:table-cell>
          <table:table-cell table:formula="of:=([.AM217]/[.P217])*100" office:value-type="float" office:value="5.59108737998057" calcext:value-type="float">
            <text:p>5.5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U Chandran</text:p>
          </table:table-cell>
          <table:table-cell office:value-type="float" office:value="4040" calcext:value-type="float">
            <text:p>4040</text:p>
          </table:table-cell>
          <table:table-cell table:style-name="ce232" table:formula="of:=([.AR217]/[.P217])*100" office:value-type="float" office:value="2.14429400181522" calcext:value-type="float">
            <text:p>2.14</text:p>
          </table:table-cell>
          <table:table-cell table:number-columns-repeated="1633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iruchendur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5144" calcext:value-type="float">
            <text:p>245144</text:p>
          </table:table-cell>
          <table:table-cell office:value-type="float" office:value="174536" calcext:value-type="float">
            <text:p>174536</text:p>
          </table:table-cell>
          <table:table-cell table:formula="of:=([.P218]/[.O218])*100" office:value-type="float" office:value="71.1973370753516" calcext:value-type="float">
            <text:p>71.20</text:p>
          </table:table-cell>
          <table:table-cell table:formula="of:=[.X218]-[.AC218]" office:value-type="float" office:value="25263" calcext:value-type="float">
            <text:p>25263</text:p>
          </table:table-cell>
          <table:table-cell table:style-name="ce127" table:formula="of:=([.R218]/[.P218])*100" office:value-type="float" office:value="14.4743777787964" calcext:value-type="float">
            <text:p>14.47</text:p>
          </table:table-cell>
          <table:table-cell table:style-name="ce128" table:formula="of:=[.Y218]+[.AD218]" office:value-type="float" office:value="86.6783929962873" calcext:value-type="float">
            <text:p>86.68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nitha R Radhakrishnan</text:p>
          </table:table-cell>
          <table:table-cell office:value-type="float" office:value="88274" calcext:value-type="float">
            <text:p>88274</text:p>
          </table:table-cell>
          <table:table-cell table:formula="of:=([.X218]/[.P218])*100" office:value-type="float" office:value="50.5763853875418" calcext:value-type="float">
            <text:p>50.5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 Radhakrishnan</text:p>
          </table:table-cell>
          <table:table-cell office:value-type="float" office:value="63011" calcext:value-type="float">
            <text:p>63011</text:p>
          </table:table-cell>
          <table:table-cell table:style-name="ce123" table:formula="of:=([.AC218]/[.P218])*100" office:value-type="float" office:value="36.1020076087455" calcext:value-type="float">
            <text:p>36.1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 Gloriyan</text:p>
          </table:table-cell>
          <table:table-cell office:value-type="float" office:value="15063" calcext:value-type="float">
            <text:p>15063</text:p>
          </table:table-cell>
          <table:table-cell table:style-name="ce202" table:formula="of:=([.AH218]/[.P218])*100" office:value-type="float" office:value="8.63031122519137" calcext:value-type="float">
            <text:p>8.6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Vadamalaipandian</text:p>
          </table:table-cell>
          <table:table-cell office:value-type="float" office:value="3766" calcext:value-type="float">
            <text:p>3766</text:p>
          </table:table-cell>
          <table:table-cell table:formula="of:=([.AM218]/[.P218])*100" office:value-type="float" office:value="2.15772104322318" calcext:value-type="float">
            <text:p>2.1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Jayanthi</text:p>
          </table:table-cell>
          <table:table-cell office:value-type="float" office:value="1965" calcext:value-type="float">
            <text:p>1965</text:p>
          </table:table-cell>
          <table:table-cell table:style-name="ce232" table:formula="of:=([.AR218]/[.P218])*100" office:value-type="float" office:value="1.12584223312096" calcext:value-type="float">
            <text:p>1.13</text:p>
          </table:table-cell>
          <table:table-cell table:number-columns-repeated="1633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rivaikunt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float" office:value="224689" calcext:value-type="float">
            <text:p>224689</text:p>
          </table:table-cell>
          <table:table-cell office:value-type="float" office:value="164386" calcext:value-type="float">
            <text:p>164386</text:p>
          </table:table-cell>
          <table:table-cell table:formula="of:=([.P219]/[.O219])*100" office:value-type="float" office:value="73.1615699923005" calcext:value-type="float">
            <text:p>73.16</text:p>
          </table:table-cell>
          <table:table-cell table:formula="of:=[.X219]-[.AC219]" office:value-type="float" office:value="17372" calcext:value-type="float">
            <text:p>17372</text:p>
          </table:table-cell>
          <table:table-cell table:style-name="ce127" table:formula="of:=([.R219]/[.P219])*100" office:value-type="float" office:value="10.5678099108197" calcext:value-type="float">
            <text:p>10.57</text:p>
          </table:table-cell>
          <table:table-cell table:style-name="ce128" table:formula="of:=[.Y219]+[.AD219]" office:value-type="float" office:value="82.9231199737204" calcext:value-type="float">
            <text:p>82.92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orvasi S Amirtharaj</text:p>
          </table:table-cell>
          <table:table-cell office:value-type="float" office:value="76843" calcext:value-type="float">
            <text:p>76843</text:p>
          </table:table-cell>
          <table:table-cell table:formula="of:=([.X219]/[.P219])*100" office:value-type="float" office:value="46.74546494227" calcext:value-type="float">
            <text:p>46.7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P Shanmuganathan</text:p>
          </table:table-cell>
          <table:table-cell office:value-type="float" office:value="59471" calcext:value-type="float">
            <text:p>59471</text:p>
          </table:table-cell>
          <table:table-cell table:style-name="ce123" table:formula="of:=([.AC219]/[.P219])*100" office:value-type="float" office:value="36.1776550314504" calcext:value-type="float">
            <text:p>36.1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Subbiah Pandian</text:p>
          </table:table-cell>
          <table:table-cell office:value-type="float" office:value="12706" calcext:value-type="float">
            <text:p>12706</text:p>
          </table:table-cell>
          <table:table-cell table:style-name="ce202" table:formula="of:=([.AH219]/[.P219])*100" office:value-type="float" office:value="7.72936868103123" calcext:value-type="float">
            <text:p>7.7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Eral S Ramesh</text:p>
          </table:table-cell>
          <table:table-cell office:value-type="float" office:value="10203" calcext:value-type="float">
            <text:p>10203</text:p>
          </table:table-cell>
          <table:table-cell table:formula="of:=([.AM219]/[.P219])*100" office:value-type="float" office:value="6.20673293346149" calcext:value-type="float">
            <text:p>6.2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Chandra Sekar</text:p>
          </table:table-cell>
          <table:table-cell office:value-type="float" office:value="1355" calcext:value-type="float">
            <text:p>1355</text:p>
          </table:table-cell>
          <table:table-cell table:style-name="ce232" table:formula="of:=([.AR219]/[.P219])*100" office:value-type="float" office:value="0.824279439854976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ttapidar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51597" calcext:value-type="float">
            <text:p>251597</text:p>
          </table:table-cell>
          <table:table-cell office:value-type="float" office:value="177840" calcext:value-type="float">
            <text:p>177840</text:p>
          </table:table-cell>
          <table:table-cell table:formula="of:=([.P220]/[.O220])*100" office:value-type="float" office:value="70.6844676208381" calcext:value-type="float">
            <text:p>70.68</text:p>
          </table:table-cell>
          <table:table-cell table:formula="of:=[.X220]-[.AC220]" office:value-type="float" office:value="8510" calcext:value-type="float">
            <text:p>8510</text:p>
          </table:table-cell>
          <table:table-cell table:style-name="ce127" table:formula="of:=([.R220]/[.P220])*100" office:value-type="float" office:value="4.78520017993702" calcext:value-type="float">
            <text:p>4.79</text:p>
          </table:table-cell>
          <table:table-cell table:style-name="ce128" table:formula="of:=[.Y220]+[.AD220]" office:value-type="float" office:value="77.4347728295097" calcext:value-type="float">
            <text:p>77.4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C Shunmugaiah</text:p>
          </table:table-cell>
          <table:table-cell office:value-type="float" office:value="73110" calcext:value-type="float">
            <text:p>73110</text:p>
          </table:table-cell>
          <table:table-cell table:formula="of:=([.X220]/[.P220])*100" office:value-type="float" office:value="41.1099865047233" calcext:value-type="float">
            <text:p>41.1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 Mohan</text:p>
          </table:table-cell>
          <table:table-cell office:value-type="float" office:value="64600" calcext:value-type="float">
            <text:p>64600</text:p>
          </table:table-cell>
          <table:table-cell table:style-name="ce123" table:formula="of:=([.AC220]/[.P220])*100" office:value-type="float" office:value="36.3247863247863" calcext:value-type="float">
            <text:p>36.32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Vaikundamari</text:p>
          </table:table-cell>
          <table:table-cell office:value-type="float" office:value="22413" calcext:value-type="float">
            <text:p>22413</text:p>
          </table:table-cell>
          <table:table-cell table:style-name="ce202" table:formula="of:=([.AH220]/[.P220])*100" office:value-type="float" office:value="12.6029014844804" calcext:value-type="float">
            <text:p>12.60</text:p>
          </table:table-cell>
          <table:table-cell table:number-columns-repeated="2" table:style-name="ce107" office:value-type="string" calcext:value-type="string">
            <text:p>PT</text:p>
          </table:table-cell>
          <table:table-cell office:value-type="string" calcext:value-type="string">
            <text:p>K Krishnasamy</text:p>
          </table:table-cell>
          <table:table-cell office:value-type="float" office:value="6544" calcext:value-type="float">
            <text:p>6544</text:p>
          </table:table-cell>
          <table:table-cell table:formula="of:=([.AM220]/[.P220])*100" office:value-type="float" office:value="3.67971210076473" calcext:value-type="float">
            <text:p>3.6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 Arumuganainar</text:p>
          </table:table-cell>
          <table:table-cell office:value-type="float" office:value="5327" calcext:value-type="float">
            <text:p>5327</text:p>
          </table:table-cell>
          <table:table-cell table:style-name="ce232" table:formula="of:=([.AR220]/[.P220])*100" office:value-type="float" office:value="2.99538911381017" calcext:value-type="float">
            <text:p>3.00</text:p>
          </table:table-cell>
          <table:table-cell table:number-columns-repeated="1633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ovilpatt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office:value-type="float" office:value="266625" calcext:value-type="float">
            <text:p>266625</text:p>
          </table:table-cell>
          <table:table-cell office:value-type="float" office:value="180928" calcext:value-type="float">
            <text:p>180928</text:p>
          </table:table-cell>
          <table:table-cell table:formula="of:=([.P221]/[.O221])*100" office:value-type="float" office:value="67.8586029067042" calcext:value-type="float">
            <text:p>67.86</text:p>
          </table:table-cell>
          <table:table-cell table:formula="of:=[.X221]-[.AC221]" office:value-type="float" office:value="12403" calcext:value-type="float">
            <text:p>12403</text:p>
          </table:table-cell>
          <table:table-cell table:style-name="ce127" table:formula="of:=([.R221]/[.P221])*100" office:value-type="float" office:value="6.85521312345242" calcext:value-type="float">
            <text:p>6.86</text:p>
          </table:table-cell>
          <table:table-cell table:style-name="ce128" table:formula="of:=[.Y221]+[.AI221]" office:value-type="float" office:value="58.5514679872656" calcext:value-type="float">
            <text:p>58.5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adambur Raju</text:p>
          </table:table-cell>
          <table:table-cell office:value-type="float" office:value="68556" calcext:value-type="float">
            <text:p>68556</text:p>
          </table:table-cell>
          <table:table-cell table:formula="of:=([.X221]/[.P221])*100" office:value-type="float" office:value="37.891315882561" calcext:value-type="float">
            <text:p>37.89</text:p>
          </table:table-cell>
          <table:table-cell table:style-name="ce140" office:value-type="string" calcext:value-type="string">
            <text:p>PF 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TTV Dhinakaran</text:p>
          </table:table-cell>
          <table:table-cell office:value-type="float" office:value="56153" calcext:value-type="float">
            <text:p>56153</text:p>
          </table:table-cell>
          <table:table-cell table:style-name="ce123" table:formula="of:=([.AC221]/[.P221])*100" office:value-type="float" office:value="31.0361027591086" calcext:value-type="float">
            <text:p>31.0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K Srinivasan</text:p>
          </table:table-cell>
          <table:table-cell office:value-type="float" office:value="37380" calcext:value-type="float">
            <text:p>37380</text:p>
          </table:table-cell>
          <table:table-cell table:style-name="ce202" table:formula="of:=([.AH221]/[.P221])*100" office:value-type="float" office:value="20.6601521047046" calcext:value-type="float">
            <text:p>20.6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Gomathi</text:p>
          </table:table-cell>
          <table:table-cell office:value-type="float" office:value="9213" calcext:value-type="float">
            <text:p>9213</text:p>
          </table:table-cell>
          <table:table-cell table:formula="of:=([.AM221]/[.P221])*100" office:value-type="float" office:value="5.09208082773258" calcext:value-type="float">
            <text:p>5.09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Kathiravan</text:p>
          </table:table-cell>
          <table:table-cell office:value-type="float" office:value="3667" calcext:value-type="float">
            <text:p>3667</text:p>
          </table:table-cell>
          <table:table-cell table:style-name="ce232" table:formula="of:=([.AR221]/[.P221])*100" office:value-type="float" office:value="2.0267730810046" calcext:value-type="float">
            <text:p>2.03</text:p>
          </table:table-cell>
          <table:table-cell table:number-columns-repeated="1633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nkarankovil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float" office:value="254243" calcext:value-type="float">
            <text:p>254243</text:p>
          </table:table-cell>
          <table:table-cell office:value-type="float" office:value="183338" calcext:value-type="float">
            <text:p>183338</text:p>
          </table:table-cell>
          <table:table-cell table:formula="of:=([.P222]/[.O222])*100" office:value-type="float" office:value="72.1113265655298" calcext:value-type="float">
            <text:p>72.11</text:p>
          </table:table-cell>
          <table:table-cell table:formula="of:=[.X222]-[.AC222]" office:value-type="float" office:value="5297" calcext:value-type="float">
            <text:p>5297</text:p>
          </table:table-cell>
          <table:table-cell table:style-name="ce127" table:formula="of:=([.R222]/[.P222])*100" office:value-type="float" office:value="2.88919918402077" calcext:value-type="float">
            <text:p>2.89</text:p>
          </table:table-cell>
          <table:table-cell table:style-name="ce128" table:formula="of:=[.Y222]+[.AD222]" office:value-type="float" office:value="74.9419105695491" calcext:value-type="float">
            <text:p>74.9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E Raja</text:p>
          </table:table-cell>
          <table:table-cell office:value-type="float" office:value="71347" calcext:value-type="float">
            <text:p>71347</text:p>
          </table:table-cell>
          <table:table-cell table:formula="of:=([.X222]/[.P222])*100" office:value-type="float" office:value="38.915554876785" calcext:value-type="float">
            <text:p>38.9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VM Rajalakshmi</text:p>
          </table:table-cell>
          <table:table-cell office:value-type="float" office:value="66050" calcext:value-type="float">
            <text:p>66050</text:p>
          </table:table-cell>
          <table:table-cell table:style-name="ce123" table:formula="of:=([.AC222]/[.P222])*100" office:value-type="float" office:value="36.0263556927642" calcext:value-type="float">
            <text:p>36.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R Annadurai</text:p>
          </table:table-cell>
          <table:table-cell office:value-type="float" office:value="22682" calcext:value-type="float">
            <text:p>22682</text:p>
          </table:table-cell>
          <table:table-cell table:style-name="ce202" table:formula="of:=([.AH222]/[.P222])*100" office:value-type="float" office:value="12.3716850843797" calcext:value-type="float">
            <text:p>12.3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Mahendrakumari</text:p>
          </table:table-cell>
          <table:table-cell office:value-type="float" office:value="13851" calcext:value-type="float">
            <text:p>13851</text:p>
          </table:table-cell>
          <table:table-cell table:formula="of:=([.AM222]/[.P222])*100" office:value-type="float" office:value="7.55489860258103" calcext:value-type="float">
            <text:p>7.5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K Prabhu</text:p>
          </table:table-cell>
          <table:table-cell office:value-type="float" office:value="2338" calcext:value-type="float">
            <text:p>2338</text:p>
          </table:table-cell>
          <table:table-cell table:style-name="ce232" table:formula="of:=([.AR222]/[.P222])*100" office:value-type="float" office:value="1.2752402666114" calcext:value-type="float">
            <text:p>1.28</text:p>
          </table:table-cell>
          <table:table-cell table:number-columns-repeated="1633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asudev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string" calcext:value-type="string">
            <text:p>TM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1748" calcext:value-type="float">
            <text:p>241748</text:p>
          </table:table-cell>
          <table:table-cell office:value-type="float" office:value="175881" calcext:value-type="float">
            <text:p>175881</text:p>
          </table:table-cell>
          <table:table-cell table:formula="of:=([.P223]/[.O223])*100" office:value-type="float" office:value="72.7538593907706" calcext:value-type="float">
            <text:p>72.75</text:p>
          </table:table-cell>
          <table:table-cell table:formula="of:=[.X223]-[.AC223]" office:value-type="float" office:value="2367" calcext:value-type="float">
            <text:p>2367</text:p>
          </table:table-cell>
          <table:table-cell table:style-name="ce127" table:formula="of:=([.R223]/[.P223])*100" office:value-type="float" office:value="1.34579630545653" calcext:value-type="float">
            <text:p>1.35</text:p>
          </table:table-cell>
          <table:table-cell table:style-name="ce128" table:formula="of:=[.Y223]+[.AD223]" office:value-type="float" office:value="76.8093199379126" calcext:value-type="float">
            <text:p>76.8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MDMK</text:p>
          </table:table-cell>
          <table:table-cell office:value-type="string" calcext:value-type="string">
            <text:p>T Sadhan Tirumalaikumar</text:p>
          </table:table-cell>
          <table:table-cell office:value-type="float" office:value="68730" calcext:value-type="float">
            <text:p>68730</text:p>
          </table:table-cell>
          <table:table-cell table:formula="of:=([.X223]/[.P223])*100" office:value-type="float" office:value="39.0775581216846" calcext:value-type="float">
            <text:p>39.08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 Manoharan</text:p>
          </table:table-cell>
          <table:table-cell office:value-type="float" office:value="66363" calcext:value-type="float">
            <text:p>66363</text:p>
          </table:table-cell>
          <table:table-cell table:style-name="ce123" table:formula="of:=([.AC223]/[.P223])*100" office:value-type="float" office:value="37.731761816228" calcext:value-type="float">
            <text:p>37.73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S Mathivanan</text:p>
          </table:table-cell>
          <table:table-cell office:value-type="float" office:value="16731" calcext:value-type="float">
            <text:p>16731</text:p>
          </table:table-cell>
          <table:table-cell table:style-name="ce202" table:formula="of:=([.AH223]/[.P223])*100" office:value-type="float" office:value="9.5126818701281" calcext:value-type="float">
            <text:p>9.5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Thangaraj</text:p>
          </table:table-cell>
          <table:table-cell office:value-type="float" office:value="13376" calcext:value-type="float">
            <text:p>13376</text:p>
          </table:table-cell>
          <table:table-cell table:formula="of:=([.AM223]/[.P223])*100" office:value-type="float" office:value="7.60514211313331" calcext:value-type="float">
            <text:p>7.61</text:p>
          </table:table-cell>
          <table:table-cell table:number-columns-repeated="2" table:style-name="ce107" office:value-type="string" calcext:value-type="string">
            <text:p>PT</text:p>
          </table:table-cell>
          <table:table-cell office:value-type="string" calcext:value-type="string">
            <text:p>V Petchiammal</text:p>
          </table:table-cell>
          <table:table-cell office:value-type="float" office:value="3651" calcext:value-type="float">
            <text:p>3651</text:p>
          </table:table-cell>
          <table:table-cell table:style-name="ce232" table:formula="of:=([.AR223]/[.P223])*100" office:value-type="float" office:value="2.07583536595766" calcext:value-type="float">
            <text:p>2.08</text:p>
          </table:table-cell>
          <table:table-cell table:number-columns-repeated="1633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aday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string" calcext:value-type="string">
            <text:p>IUML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90432" calcext:value-type="float">
            <text:p>290432</text:p>
          </table:table-cell>
          <table:table-cell office:value-type="float" office:value="205374" calcext:value-type="float">
            <text:p>205374</text:p>
          </table:table-cell>
          <table:table-cell table:formula="of:=([.P224]/[.O224])*100" office:value-type="float" office:value="70.713282282944" calcext:value-type="float">
            <text:p>70.71</text:p>
          </table:table-cell>
          <table:table-cell table:formula="of:=[.X224]-[.AC224]" office:value-type="float" office:value="24349" calcext:value-type="float">
            <text:p>24349</text:p>
          </table:table-cell>
          <table:table-cell table:style-name="ce127" table:formula="of:=([.R224]/[.P224])*100" office:value-type="float" office:value="11.8559311305229" calcext:value-type="float">
            <text:p>11.86</text:p>
          </table:table-cell>
          <table:table-cell table:style-name="ce128" table:formula="of:=[.Y224]+[.AD224]" office:value-type="float" office:value="74.3029789554666" calcext:value-type="float">
            <text:p>74.30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 Krishnamurali</text:p>
          </table:table-cell>
          <table:table-cell office:value-type="float" office:value="88474" calcext:value-type="float">
            <text:p>88474</text:p>
          </table:table-cell>
          <table:table-cell table:formula="of:=([.X224]/[.P224])*100" office:value-type="float" office:value="43.0794550429947" calcext:value-type="float">
            <text:p>43.08</text:p>
          </table:table-cell>
          <table:table-cell office:value-type="string" calcext:value-type="string">
            <text:p>DMK+</text:p>
          </table:table-cell>
          <table:table-cell table:style-name="ce102" office:value-type="string" calcext:value-type="string">
            <text:p>IUML</text:p>
          </table:table-cell>
          <table:table-cell office:value-type="string" calcext:value-type="string">
            <text:p>KAM Muhammed Abubacker</text:p>
          </table:table-cell>
          <table:table-cell office:value-type="float" office:value="64125" calcext:value-type="float">
            <text:p>64125</text:p>
          </table:table-cell>
          <table:table-cell table:style-name="ce123" table:formula="of:=([.AC224]/[.P224])*100" office:value-type="float" office:value="31.2235239124719" calcext:value-type="float">
            <text:p>31.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Ayyaduraipandian</text:p>
          </table:table-cell>
          <table:table-cell office:value-type="float" office:value="34216" calcext:value-type="float">
            <text:p>34216</text:p>
          </table:table-cell>
          <table:table-cell table:style-name="ce202" table:formula="of:=([.AH224]/[.P224])*100" office:value-type="float" office:value="16.6603367514875" calcext:value-type="float">
            <text:p>16.66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Muthulakshmi</text:p>
          </table:table-cell>
          <table:table-cell office:value-type="float" office:value="10136" calcext:value-type="float">
            <text:p>10136</text:p>
          </table:table-cell>
          <table:table-cell table:formula="of:=([.AM224]/[.P224])*100" office:value-type="float" office:value="4.93538617351758" calcext:value-type="float">
            <text:p>4.9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 Ambikadevi</text:p>
          </table:table-cell>
          <table:table-cell office:value-type="float" office:value="1778" calcext:value-type="float">
            <text:p>1778</text:p>
          </table:table-cell>
          <table:table-cell table:style-name="ce232" table:formula="of:=([.AR224]/[.P224])*100" office:value-type="float" office:value="0.86573762988499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2538" calcext:value-type="float">
            <text:p>292538</text:p>
          </table:table-cell>
          <table:table-cell office:value-type="float" office:value="214108" calcext:value-type="float">
            <text:p>214108</text:p>
          </table:table-cell>
          <table:table-cell table:formula="of:=([.P225]/[.O225])*100" office:value-type="float" office:value="73.1898078198388" calcext:value-type="float">
            <text:p>73.19</text:p>
          </table:table-cell>
          <table:table-cell table:formula="of:=[.X225]-[.AC225]" office:value-type="float" office:value="370" calcext:value-type="float">
            <text:p>370</text:p>
          </table:table-cell>
          <table:table-cell table:style-name="ce127" table:formula="of:=([.R225]/[.P225])*100" office:value-type="float" office:value="0.17280998374652" calcext:value-type="float">
            <text:p>0.17</text:p>
          </table:table-cell>
          <table:table-cell table:style-name="ce128" table:formula="of:=[.Y225]+[.AD225]" office:value-type="float" office:value="83.2570478450128" calcext:value-type="float">
            <text:p>83.2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Palani Nadar</text:p>
          </table:table-cell>
          <table:table-cell office:value-type="float" office:value="89315" calcext:value-type="float">
            <text:p>89315</text:p>
          </table:table-cell>
          <table:table-cell table:formula="of:=([.X225]/[.P225])*100" office:value-type="float" office:value="41.7149289143797" calcext:value-type="float">
            <text:p>41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S Selvamohandas Pandian</text:p>
          </table:table-cell>
          <table:table-cell office:value-type="float" office:value="88945" calcext:value-type="float">
            <text:p>88945</text:p>
          </table:table-cell>
          <table:table-cell table:style-name="ce123" table:formula="of:=([.AC225]/[.P225])*100" office:value-type="float" office:value="41.5421189306331" calcext:value-type="float">
            <text:p>41.5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Vincentraj</text:p>
          </table:table-cell>
          <table:table-cell office:value-type="float" office:value="15336" calcext:value-type="float">
            <text:p>15336</text:p>
          </table:table-cell>
          <table:table-cell table:style-name="ce202" table:formula="of:=([.AH225]/[.P225])*100" office:value-type="float" office:value="7.16274029928821" calcext:value-type="float">
            <text:p>7.1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Mohamed</text:p>
          </table:table-cell>
          <table:table-cell office:value-type="float" office:value="9944" calcext:value-type="float">
            <text:p>9944</text:p>
          </table:table-cell>
          <table:table-cell table:formula="of:=([.AM225]/[.P225])*100" office:value-type="float" office:value="4.64438507669027" calcext:value-type="float">
            <text:p>4.6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R Thirumalaimuthu</text:p>
          </table:table-cell>
          <table:table-cell office:value-type="float" office:value="2188" calcext:value-type="float">
            <text:p>2188</text:p>
          </table:table-cell>
          <table:table-cell table:style-name="ce232" table:formula="of:=([.AR225]/[.P225])*100" office:value-type="float" office:value="1.0219141741551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ngulam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60688" calcext:value-type="float">
            <text:p>260688</text:p>
          </table:table-cell>
          <table:table-cell office:value-type="float" office:value="203478" calcext:value-type="float">
            <text:p>203478</text:p>
          </table:table-cell>
          <table:table-cell table:formula="of:=([.P226]/[.O226])*100" office:value-type="float" office:value="78.0542257411158" calcext:value-type="float">
            <text:p>78.05</text:p>
          </table:table-cell>
          <table:table-cell table:formula="of:=[.X226]-[.AC226]" office:value-type="float" office:value="3539" calcext:value-type="float">
            <text:p>3539</text:p>
          </table:table-cell>
          <table:table-cell table:style-name="ce127" table:formula="of:=([.R226]/[.P226])*100" office:value-type="float" office:value="1.73925436656543" calcext:value-type="float">
            <text:p>1.74</text:p>
          </table:table-cell>
          <table:table-cell table:style-name="ce128" table:formula="of:=[.Y226]+[.AD226]" office:value-type="float" office:value="71.1462664268373" calcext:value-type="float">
            <text:p>71.1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PH Manoj Pandian</text:p>
          </table:table-cell>
          <table:table-cell office:value-type="float" office:value="74153" calcext:value-type="float">
            <text:p>74153</text:p>
          </table:table-cell>
          <table:table-cell table:formula="of:=([.X226]/[.P226])*100" office:value-type="float" office:value="36.4427603967014" calcext:value-type="float">
            <text:p>36.44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Poongothai Aladi Aruna</text:p>
          </table:table-cell>
          <table:table-cell office:value-type="float" office:value="70614" calcext:value-type="float">
            <text:p>70614</text:p>
          </table:table-cell>
          <table:table-cell table:style-name="ce123" table:formula="of:=([.AC226]/[.P226])*100" office:value-type="float" office:value="34.7035060301359" calcext:value-type="float">
            <text:p>34.7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A Hari Nadar</text:p>
          </table:table-cell>
          <table:table-cell office:value-type="float" office:value="37727" calcext:value-type="float">
            <text:p>37727</text:p>
          </table:table-cell>
          <table:table-cell table:style-name="ce202" table:formula="of:=([.AH226]/[.P226])*100" office:value-type="float" office:value="18.5410707791506" calcext:value-type="float">
            <text:p>18.5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 Sangeetha Esak</text:p>
          </table:table-cell>
          <table:table-cell office:value-type="float" office:value="12519" calcext:value-type="float">
            <text:p>12519</text:p>
          </table:table-cell>
          <table:table-cell table:formula="of:=([.AM226]/[.P226])*100" office:value-type="float" office:value="6.15250788783063" calcext:value-type="float">
            <text:p>6.1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Rajendranathan</text:p>
          </table:table-cell>
          <table:table-cell office:value-type="float" office:value="2816" calcext:value-type="float">
            <text:p>2816</text:p>
          </table:table-cell>
          <table:table-cell table:style-name="ce232" table:formula="of:=([.AR226]/[.P226])*100" office:value-type="float" office:value="1.38393339820521" calcext:value-type="float">
            <text:p>1.38</text:p>
          </table:table-cell>
          <table:table-cell table:number-columns-repeated="1633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92411" calcext:value-type="float">
            <text:p>292411</text:p>
          </table:table-cell>
          <table:table-cell office:value-type="float" office:value="197587" calcext:value-type="float">
            <text:p>197587</text:p>
          </table:table-cell>
          <table:table-cell table:formula="of:=([.P227]/[.O227])*100" office:value-type="float" office:value="67.5716713803516" calcext:value-type="float">
            <text:p>67.57</text:p>
          </table:table-cell>
          <table:table-cell table:formula="of:=[.X227]-[.AC227]" office:value-type="float" office:value="23107" calcext:value-type="float">
            <text:p>23107</text:p>
          </table:table-cell>
          <table:table-cell table:style-name="ce127" table:formula="of:=([.R227]/[.P227])*100" office:value-type="float" office:value="11.6945952922004" calcext:value-type="float">
            <text:p>11.69</text:p>
          </table:table-cell>
          <table:table-cell table:style-name="ce128" table:formula="of:=[.Y227]+[.AD227]" office:value-type="float" office:value="81.7143840434846" calcext:value-type="float">
            <text:p>81.71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Nainar Nagendran</text:p>
          </table:table-cell>
          <table:table-cell office:value-type="float" office:value="92282" calcext:value-type="float">
            <text:p>92282</text:p>
          </table:table-cell>
          <table:table-cell table:formula="of:=([.X227]/[.P227])*100" office:value-type="float" office:value="46.7044896678425" calcext:value-type="float">
            <text:p>46.70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LS Lakshmanan</text:p>
          </table:table-cell>
          <table:table-cell office:value-type="float" office:value="69175" calcext:value-type="float">
            <text:p>69175</text:p>
          </table:table-cell>
          <table:table-cell table:style-name="ce123" table:formula="of:=([.AC227]/[.P227])*100" office:value-type="float" office:value="35.0098943756421" calcext:value-type="float">
            <text:p>35.01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B Sathya</text:p>
          </table:table-cell>
          <table:table-cell office:value-type="float" office:value="19162" calcext:value-type="float">
            <text:p>19162</text:p>
          </table:table-cell>
          <table:table-cell table:style-name="ce202" table:formula="of:=([.AH227]/[.P227])*100" office:value-type="float" office:value="9.69800644779262" calcext:value-type="float">
            <text:p>9.7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AP Mahesh Kannan</text:p>
          </table:table-cell>
          <table:table-cell office:value-type="float" office:value="8911" calcext:value-type="float">
            <text:p>8911</text:p>
          </table:table-cell>
          <table:table-cell table:formula="of:=([.AM227]/[.P227])*100" office:value-type="float" office:value="4.50991208935811" calcext:value-type="float">
            <text:p>4.51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2091" calcext:value-type="float">
            <text:p>2091</text:p>
          </table:table-cell>
          <table:table-cell table:style-name="ce232" table:formula="of:=([.AR227]/[.P227])*100" office:value-type="float" office:value="1.05826800346177" calcext:value-type="float">
            <text:p>1.06</text:p>
          </table:table-cell>
          <table:table-cell table:number-columns-repeated="1633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mbasamud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5003" calcext:value-type="float">
            <text:p>245003</text:p>
          </table:table-cell>
          <table:table-cell office:value-type="float" office:value="177681" calcext:value-type="float">
            <text:p>177681</text:p>
          </table:table-cell>
          <table:table-cell table:formula="of:=([.P228]/[.O228])*100" office:value-type="float" office:value="72.5219691187455" calcext:value-type="float">
            <text:p>72.52</text:p>
          </table:table-cell>
          <table:table-cell table:formula="of:=[.X228]-[.AC228]" office:value-type="float" office:value="16915" calcext:value-type="float">
            <text:p>16915</text:p>
          </table:table-cell>
          <table:table-cell table:style-name="ce127" table:formula="of:=([.R228]/[.P228])*100" office:value-type="float" office:value="9.51986987916547" calcext:value-type="float">
            <text:p>9.52</text:p>
          </table:table-cell>
          <table:table-cell table:style-name="ce128" table:formula="of:=[.Y228]+[.AD228]" office:value-type="float" office:value="86.3947186249515" calcext:value-type="float">
            <text:p>86.3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Esakki Subaya</text:p>
          </table:table-cell>
          <table:table-cell office:value-type="float" office:value="85211" calcext:value-type="float">
            <text:p>85211</text:p>
          </table:table-cell>
          <table:table-cell table:formula="of:=([.X228]/[.P228])*100" office:value-type="float" office:value="47.9572942520585" calcext:value-type="float">
            <text:p>47.96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vudaiappan R</text:p>
          </table:table-cell>
          <table:table-cell office:value-type="float" office:value="68296" calcext:value-type="float">
            <text:p>68296</text:p>
          </table:table-cell>
          <table:table-cell table:style-name="ce123" table:formula="of:=([.AC228]/[.P228])*100" office:value-type="float" office:value="38.437424372893" calcext:value-type="float">
            <text:p>38.4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henbaga Valli</text:p>
          </table:table-cell>
          <table:table-cell office:value-type="float" office:value="13735" calcext:value-type="float">
            <text:p>13735</text:p>
          </table:table-cell>
          <table:table-cell table:style-name="ce202" table:formula="of:=([.AH228]/[.P228])*100" office:value-type="float" office:value="7.73014559800992" calcext:value-type="float">
            <text:p>7.7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C Rani Ranjitham</text:p>
          </table:table-cell>
          <table:table-cell office:value-type="float" office:value="4194" calcext:value-type="float">
            <text:p>4194</text:p>
          </table:table-cell>
          <table:table-cell table:formula="of:=([.AM228]/[.P228])*100" office:value-type="float" office:value="2.36040994816553" calcext:value-type="float">
            <text:p>2.36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engulam Ganesan C</text:p>
          </table:table-cell>
          <table:table-cell office:value-type="float" office:value="2807" calcext:value-type="float">
            <text:p>2807</text:p>
          </table:table-cell>
          <table:table-cell table:style-name="ce232" table:formula="of:=([.AR228]/[.P228])*100" office:value-type="float" office:value="1.5797975022653" calcext:value-type="float">
            <text:p>1.58</text:p>
          </table:table-cell>
          <table:table-cell table:number-columns-repeated="1633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layamkotta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3557" calcext:value-type="float">
            <text:p>273557</text:p>
          </table:table-cell>
          <table:table-cell office:value-type="float" office:value="161091" calcext:value-type="float">
            <text:p>161091</text:p>
          </table:table-cell>
          <table:table-cell table:formula="of:=([.P229]/[.O229])*100" office:value-type="float" office:value="58.8875444605695" calcext:value-type="float">
            <text:p>58.89</text:p>
          </table:table-cell>
          <table:table-cell table:formula="of:=[.X229]-[.AC229]" office:value-type="float" office:value="52141" calcext:value-type="float">
            <text:p>52141</text:p>
          </table:table-cell>
          <table:table-cell table:style-name="ce127" table:formula="of:=([.R229]/[.P229])*100" office:value-type="float" office:value="32.3674196572124" calcext:value-type="float">
            <text:p>32.37</text:p>
          </table:table-cell>
          <table:table-cell table:style-name="ce128" table:formula="of:=[.Y229]+[.AD229]" office:value-type="float" office:value="78.2743914930071" calcext:value-type="float">
            <text:p>78.27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Abdul Wahab</text:p>
          </table:table-cell>
          <table:table-cell office:value-type="float" office:value="89117" calcext:value-type="float">
            <text:p>89117</text:p>
          </table:table-cell>
          <table:table-cell table:formula="of:=([.X229]/[.P229])*100" office:value-type="float" office:value="55.3209055751097" calcext:value-type="float">
            <text:p>55.3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KJC Jerald</text:p>
          </table:table-cell>
          <table:table-cell office:value-type="float" office:value="36976" calcext:value-type="float">
            <text:p>36976</text:p>
          </table:table-cell>
          <table:table-cell table:style-name="ce123" table:formula="of:=([.AC229]/[.P229])*100" office:value-type="float" office:value="22.9534859178973" calcext:value-type="float">
            <text:p>22.95</text:p>
          </table:table-cell>
          <table:table-cell office:value-type="string" calcext:value-type="string">
            <text:p>PF</text:p>
          </table:table-cell>
          <table:table-cell table:style-name="ce194" office:value-type="string" calcext:value-type="string">
            <text:p>SDPI</text:p>
          </table:table-cell>
          <table:table-cell office:value-type="string" calcext:value-type="string">
            <text:p>VMS Mohamed Mubarak</text:p>
          </table:table-cell>
          <table:table-cell office:value-type="float" office:value="12241" calcext:value-type="float">
            <text:p>12241</text:p>
          </table:table-cell>
          <table:table-cell table:style-name="ce202" table:formula="of:=([.AH229]/[.P229])*100" office:value-type="float" office:value="7.59881061015203" calcext:value-type="float">
            <text:p>7.60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 Fathima</text:p>
          </table:table-cell>
          <table:table-cell office:value-type="float" office:value="11665" calcext:value-type="float">
            <text:p>11665</text:p>
          </table:table-cell>
          <table:table-cell table:formula="of:=([.AM229]/[.P229])*100" office:value-type="float" office:value="7.24124873518694" calcext:value-type="float">
            <text:p>7.2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 Premnath</text:p>
          </table:table-cell>
          <table:table-cell office:value-type="float" office:value="8107" calcext:value-type="float">
            <text:p>8107</text:p>
          </table:table-cell>
          <table:table-cell table:style-name="ce232" table:formula="of:=([.AR229]/[.P229])*100" office:value-type="float" office:value="5.03255923670472" calcext:value-type="float">
            <text:p>5.03</text:p>
          </table:table-cell>
          <table:table-cell table:number-columns-repeated="1633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anguner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77865" calcext:value-type="float">
            <text:p>277865</text:p>
          </table:table-cell>
          <table:table-cell office:value-type="float" office:value="192522" calcext:value-type="float">
            <text:p>192522</text:p>
          </table:table-cell>
          <table:table-cell table:formula="of:=([.P230]/[.O230])*100" office:value-type="float" office:value="69.2861641444586" calcext:value-type="float">
            <text:p>69.29</text:p>
          </table:table-cell>
          <table:table-cell table:formula="of:=[.X230]-[.AC230]" office:value-type="float" office:value="16486" calcext:value-type="float">
            <text:p>16486</text:p>
          </table:table-cell>
          <table:table-cell table:style-name="ce127" table:formula="of:=([.R230]/[.P230])*100" office:value-type="float" office:value="8.56317719533352" calcext:value-type="float">
            <text:p>8.56</text:p>
          </table:table-cell>
          <table:table-cell table:style-name="ce128" table:formula="of:=[.Y230]+[.AD230]" office:value-type="float" office:value="70.2870321313928" calcext:value-type="float">
            <text:p>70.2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uby R Manoharan</text:p>
          </table:table-cell>
          <table:table-cell office:value-type="float" office:value="75902" calcext:value-type="float">
            <text:p>75902</text:p>
          </table:table-cell>
          <table:table-cell table:formula="of:=([.X230]/[.P230])*100" office:value-type="float" office:value="39.4251046633632" calcext:value-type="float">
            <text:p>39.43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 Ganesaraja</text:p>
          </table:table-cell>
          <table:table-cell office:value-type="float" office:value="59416" calcext:value-type="float">
            <text:p>59416</text:p>
          </table:table-cell>
          <table:table-cell table:style-name="ce123" table:formula="of:=([.AC230]/[.P230])*100" office:value-type="float" office:value="30.8619274680296" calcext:value-type="float">
            <text:p>30.8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S Paramasiva Iyyappan</text:p>
          </table:table-cell>
          <table:table-cell office:value-type="float" office:value="31870" calcext:value-type="float">
            <text:p>31870</text:p>
          </table:table-cell>
          <table:table-cell table:style-name="ce202" table:formula="of:=([.AH230]/[.P230])*100" office:value-type="float" office:value="16.5539522755841" calcext:value-type="float">
            <text:p>16.5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 Veerapandi</text:p>
          </table:table-cell>
          <table:table-cell office:value-type="float" office:value="17654" calcext:value-type="float">
            <text:p>17654</text:p>
          </table:table-cell>
          <table:table-cell table:formula="of:=([.AM230]/[.P230])*100" office:value-type="float" office:value="9.1698611067826" calcext:value-type="float">
            <text:p>9.17</text:p>
          </table:table-cell>
          <table:table-cell table:number-columns-repeated="3" office:value-type="string" calcext:value-type="string">
            <text:p>NOTA</text:p>
          </table:table-cell>
          <table:table-cell office:value-type="float" office:value="1537" calcext:value-type="float">
            <text:p>1537</text:p>
          </table:table-cell>
          <table:table-cell table:style-name="ce232" table:formula="of:=([.AR230]/[.P230])*100" office:value-type="float" office:value="0.798350318405169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adhapu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70760" calcext:value-type="float">
            <text:p>270760</text:p>
          </table:table-cell>
          <table:table-cell office:value-type="float" office:value="187310" calcext:value-type="float">
            <text:p>187310</text:p>
          </table:table-cell>
          <table:table-cell table:formula="of:=([.P231]/[.O231])*100" office:value-type="float" office:value="69.179347023194" calcext:value-type="float">
            <text:p>69.18</text:p>
          </table:table-cell>
          <table:table-cell table:formula="of:=[.X231]-[.AC231]" office:value-type="float" office:value="5925" calcext:value-type="float">
            <text:p>5925</text:p>
          </table:table-cell>
          <table:table-cell table:style-name="ce127" table:formula="of:=([.R231]/[.P231])*100" office:value-type="float" office:value="3.16320538145321" calcext:value-type="float">
            <text:p>3.16</text:p>
          </table:table-cell>
          <table:table-cell table:style-name="ce128" table:formula="of:=[.Y231]+[.AD231]" office:value-type="float" office:value="84.7456088836688" calcext:value-type="float">
            <text:p>84.7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 Appavu</text:p>
          </table:table-cell>
          <table:table-cell office:value-type="float" office:value="82331" calcext:value-type="float">
            <text:p>82331</text:p>
          </table:table-cell>
          <table:table-cell table:formula="of:=([.X231]/[.P231])*100" office:value-type="float" office:value="43.954407132561" calcext:value-type="float">
            <text:p>43.95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IS Inbadurai</text:p>
          </table:table-cell>
          <table:table-cell office:value-type="float" office:value="76406" calcext:value-type="float">
            <text:p>76406</text:p>
          </table:table-cell>
          <table:table-cell table:style-name="ce123" table:formula="of:=([.AC231]/[.P231])*100" office:value-type="float" office:value="40.7912017511078" calcext:value-type="float">
            <text:p>40.7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Jesu Dhasan</text:p>
          </table:table-cell>
          <table:table-cell office:value-type="float" office:value="19371" calcext:value-type="float">
            <text:p>19371</text:p>
          </table:table-cell>
          <table:table-cell table:style-name="ce202" table:formula="of:=([.AH231]/[.P231])*100" office:value-type="float" office:value="10.3416795686295" calcext:value-type="float">
            <text:p>10.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K Jeyabalan</text:p>
          </table:table-cell>
          <table:table-cell office:value-type="float" office:value="2432" calcext:value-type="float">
            <text:p>2432</text:p>
          </table:table-cell>
          <table:table-cell table:formula="of:=([.AM231]/[.P231])*100" office:value-type="float" office:value="1.29838236079227" calcext:value-type="float">
            <text:p>1.30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G Deva Peran</text:p>
          </table:table-cell>
          <table:table-cell office:value-type="float" office:value="1224" calcext:value-type="float">
            <text:p>1224</text:p>
          </table:table-cell>
          <table:table-cell table:style-name="ce232" table:formula="of:=([.AR231]/[.P231])*100" office:value-type="float" office:value="0.653462175004004" calcext:value-type="float">
            <text:p>0.65</text:p>
          </table:table-cell>
          <table:table-cell table:number-columns-repeated="1633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93657" calcext:value-type="float">
            <text:p>293657</text:p>
          </table:table-cell>
          <table:table-cell office:value-type="float" office:value="225121" calcext:value-type="float">
            <text:p>225121</text:p>
          </table:table-cell>
          <table:table-cell table:formula="of:=([.P232]/[.O232])*100" office:value-type="float" office:value="76.6612067820621" calcext:value-type="float">
            <text:p>76.66</text:p>
          </table:table-cell>
          <table:table-cell table:formula="of:=[.X232]-[.AC232]" office:value-type="float" office:value="16210" calcext:value-type="float">
            <text:p>16210</text:p>
          </table:table-cell>
          <table:table-cell table:style-name="ce127" table:formula="of:=([.R232]/[.P232])*100" office:value-type="float" office:value="7.20057213676201" calcext:value-type="float">
            <text:p>7.20</text:p>
          </table:table-cell>
          <table:table-cell table:style-name="ce128" table:formula="of:=[.Y232]+[.AD232]" office:value-type="float" office:value="90.3718444747491" calcext:value-type="float">
            <text:p>90.3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Thalavai Sundaram</text:p>
          </table:table-cell>
          <table:table-cell office:value-type="float" office:value="109828" calcext:value-type="float">
            <text:p>109828</text:p>
          </table:table-cell>
          <table:table-cell table:formula="of:=([.X232]/[.P232])*100" office:value-type="float" office:value="48.7862083057556" calcext:value-type="float">
            <text:p>48.79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 Austin</text:p>
          </table:table-cell>
          <table:table-cell office:value-type="float" office:value="93618" calcext:value-type="float">
            <text:p>93618</text:p>
          </table:table-cell>
          <table:table-cell table:style-name="ce123" table:formula="of:=([.AC232]/[.P232])*100" office:value-type="float" office:value="41.5856361689936" calcext:value-type="float">
            <text:p>41.5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R Sasikala</text:p>
          </table:table-cell>
          <table:table-cell office:value-type="float" office:value="14197" calcext:value-type="float">
            <text:p>14197</text:p>
          </table:table-cell>
          <table:table-cell table:style-name="ce202" table:formula="of:=([.AH232]/[.P232])*100" office:value-type="float" office:value="6.30638634334425" calcext:value-type="float">
            <text:p>6.31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PT Selvakumar</text:p>
          </table:table-cell>
          <table:table-cell office:value-type="float" office:value="3109" calcext:value-type="float">
            <text:p>3109</text:p>
          </table:table-cell>
          <table:table-cell table:formula="of:=([.AM232]/[.P232])*100" office:value-type="float" office:value="1.38103508779723" calcext:value-type="float">
            <text:p>1.3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P Senthil Murugan</text:p>
          </table:table-cell>
          <table:table-cell office:value-type="float" office:value="1599" calcext:value-type="float">
            <text:p>1599</text:p>
          </table:table-cell>
          <table:table-cell table:style-name="ce232" table:formula="of:=([.AR232]/[.P232])*100" office:value-type="float" office:value="0.710284691343766" calcext:value-type="float">
            <text:p>0.71</text:p>
          </table:table-cell>
          <table:table-cell table:number-columns-repeated="1633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gercoi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70845" calcext:value-type="float">
            <text:p>270845</text:p>
          </table:table-cell>
          <table:table-cell office:value-type="float" office:value="184185" calcext:value-type="float">
            <text:p>184185</text:p>
          </table:table-cell>
          <table:table-cell table:formula="of:=([.P233]/[.O233])*100" office:value-type="float" office:value="68.0038398345917" calcext:value-type="float">
            <text:p>68.00</text:p>
          </table:table-cell>
          <table:table-cell table:formula="of:=[.X233]-[.AC233]" office:value-type="float" office:value="11669" calcext:value-type="float">
            <text:p>11669</text:p>
          </table:table-cell>
          <table:table-cell table:style-name="ce127" table:formula="of:=([.R233]/[.P233])*100" office:value-type="float" office:value="6.33547791622554" calcext:value-type="float">
            <text:p>6.34</text:p>
          </table:table-cell>
          <table:table-cell table:style-name="ce128" table:formula="of:=[.Y233]+[.AD233]" office:value-type="float" office:value="90.0936558351657" calcext:value-type="float">
            <text:p>90.09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MR Gandhi</text:p>
          </table:table-cell>
          <table:table-cell office:value-type="float" office:value="88804" calcext:value-type="float">
            <text:p>88804</text:p>
          </table:table-cell>
          <table:table-cell table:formula="of:=([.X233]/[.P233])*100" office:value-type="float" office:value="48.2145668756956" calcext:value-type="float">
            <text:p>48.2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 Suresh Rajan</text:p>
          </table:table-cell>
          <table:table-cell office:value-type="float" office:value="77135" calcext:value-type="float">
            <text:p>77135</text:p>
          </table:table-cell>
          <table:table-cell table:style-name="ce123" table:formula="of:=([.AC233]/[.P233])*100" office:value-type="float" office:value="41.8790889594701" calcext:value-type="float">
            <text:p>41.88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Vijayaragavan</text:p>
          </table:table-cell>
          <table:table-cell office:value-type="float" office:value="10753" calcext:value-type="float">
            <text:p>10753</text:p>
          </table:table-cell>
          <table:table-cell table:style-name="ce202" table:formula="of:=([.AH233]/[.P233])*100" office:value-type="float" office:value="5.83815185818606" calcext:value-type="float">
            <text:p>5.8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S Maria Jacob Stani Raja</text:p>
          </table:table-cell>
          <table:table-cell office:value-type="float" office:value="4037" calcext:value-type="float">
            <text:p>4037</text:p>
          </table:table-cell>
          <table:table-cell table:formula="of:=([.AM233]/[.P233])*100" office:value-type="float" office:value="2.19181800906697" calcext:value-type="float">
            <text:p>2.1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I Ammu Anto</text:p>
          </table:table-cell>
          <table:table-cell office:value-type="float" office:value="1094" calcext:value-type="float">
            <text:p>1094</text:p>
          </table:table-cell>
          <table:table-cell table:style-name="ce232" table:formula="of:=([.AR233]/[.P233])*100" office:value-type="float" office:value="0.593968021282949" calcext:value-type="float">
            <text:p>0.59</text:p>
          </table:table-cell>
          <table:table-cell table:number-columns-repeated="1633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lache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9287" calcext:value-type="float">
            <text:p>269287</text:p>
          </table:table-cell>
          <table:table-cell office:value-type="float" office:value="182969" calcext:value-type="float">
            <text:p>182969</text:p>
          </table:table-cell>
          <table:table-cell table:formula="of:=([.P234]/[.O234])*100" office:value-type="float" office:value="67.945723336069" calcext:value-type="float">
            <text:p>67.95</text:p>
          </table:table-cell>
          <table:table-cell table:formula="of:=[.X234]-[.AC234]" office:value-type="float" office:value="24832" calcext:value-type="float">
            <text:p>24832</text:p>
          </table:table-cell>
          <table:table-cell table:style-name="ce127" table:formula="of:=([.R234]/[.P234])*100" office:value-type="float" office:value="13.5716979379021" calcext:value-type="float">
            <text:p>13.57</text:p>
          </table:table-cell>
          <table:table-cell table:style-name="ce128" table:formula="of:=[.Y234]+[.AD234]" office:value-type="float" office:value="85.5500112040838" calcext:value-type="float">
            <text:p>85.5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JG Prince</text:p>
          </table:table-cell>
          <table:table-cell office:value-type="float" office:value="90681" calcext:value-type="float">
            <text:p>90681</text:p>
          </table:table-cell>
          <table:table-cell table:formula="of:=([.X234]/[.P234])*100" office:value-type="float" office:value="49.5608545709929" calcext:value-type="float">
            <text:p>49.5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amesh P</text:p>
          </table:table-cell>
          <table:table-cell office:value-type="float" office:value="65849" calcext:value-type="float">
            <text:p>65849</text:p>
          </table:table-cell>
          <table:table-cell table:style-name="ce123" table:formula="of:=([.AC234]/[.P234])*100" office:value-type="float" office:value="35.9891566330909" calcext:value-type="float">
            <text:p>35.99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Antony Aslin J</text:p>
          </table:table-cell>
          <table:table-cell office:value-type="float" office:value="18202" calcext:value-type="float">
            <text:p>18202</text:p>
          </table:table-cell>
          <table:table-cell table:style-name="ce202" table:formula="of:=([.AH234]/[.P234])*100" office:value-type="float" office:value="9.9481332903388" calcext:value-type="float">
            <text:p>9.95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Lathis Mary S</text:p>
          </table:table-cell>
          <table:table-cell office:value-type="float" office:value="2127" calcext:value-type="float">
            <text:p>2127</text:p>
          </table:table-cell>
          <table:table-cell table:formula="of:=([.AM234]/[.P234])*100" office:value-type="float" office:value="1.16249200684269" calcext:value-type="float">
            <text:p>1.1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Sivakumar M</text:p>
          </table:table-cell>
          <table:table-cell office:value-type="float" office:value="1332" calcext:value-type="float">
            <text:p>1332</text:p>
          </table:table-cell>
          <table:table-cell table:style-name="ce232" table:formula="of:=([.AR234]/[.P234])*100" office:value-type="float" office:value="0.727992173537594" calcext:value-type="float">
            <text:p>0.73</text:p>
          </table:table-cell>
          <table:table-cell table:number-columns-repeated="1633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dmanabhapuram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0853" calcext:value-type="float">
            <text:p>240853</text:p>
          </table:table-cell>
          <table:table-cell office:value-type="float" office:value="170156" calcext:value-type="float">
            <text:p>170156</text:p>
          </table:table-cell>
          <table:table-cell table:formula="of:=([.P235]/[.O235])*100" office:value-type="float" office:value="70.6472412633432" calcext:value-type="float">
            <text:p>70.65</text:p>
          </table:table-cell>
          <table:table-cell table:formula="of:=[.X235]-[.AC235]" office:value-type="float" office:value="26885" calcext:value-type="float">
            <text:p>26885</text:p>
          </table:table-cell>
          <table:table-cell table:style-name="ce127" table:formula="of:=([.R235]/[.P235])*100" office:value-type="float" office:value="15.8002068689908" calcext:value-type="float">
            <text:p>15.80</text:p>
          </table:table-cell>
          <table:table-cell table:style-name="ce128" table:formula="of:=[.Y235]+[.AD235]" office:value-type="float" office:value="87.3333881849597" calcext:value-type="float">
            <text:p>87.33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Mano Thangaraj</text:p>
          </table:table-cell>
          <table:table-cell office:value-type="float" office:value="87744" calcext:value-type="float">
            <text:p>87744</text:p>
          </table:table-cell>
          <table:table-cell table:formula="of:=([.X235]/[.P235])*100" office:value-type="float" office:value="51.5667975269753" calcext:value-type="float">
            <text:p>51.57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 John Thankam</text:p>
          </table:table-cell>
          <table:table-cell office:value-type="float" office:value="60859" calcext:value-type="float">
            <text:p>60859</text:p>
          </table:table-cell>
          <table:table-cell table:style-name="ce123" table:formula="of:=([.AC235]/[.P235])*100" office:value-type="float" office:value="35.7665906579844" calcext:value-type="float">
            <text:p>35.77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Seelan</text:p>
          </table:table-cell>
          <table:table-cell office:value-type="float" office:value="13899" calcext:value-type="float">
            <text:p>13899</text:p>
          </table:table-cell>
          <table:table-cell table:style-name="ce202" table:formula="of:=([.AH235]/[.P235])*100" office:value-type="float" office:value="8.16838665695009" calcext:value-type="float">
            <text:p>8.1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AMMK</text:p>
          </table:table-cell>
          <table:table-cell office:value-type="string" calcext:value-type="string">
            <text:p>D Jenkins</text:p>
          </table:table-cell>
          <table:table-cell office:value-type="float" office:value="3234" calcext:value-type="float">
            <text:p>3234</text:p>
          </table:table-cell>
          <table:table-cell table:formula="of:=([.AM235]/[.P235])*100" office:value-type="float" office:value="1.90060885305249" calcext:value-type="float">
            <text:p>1.90</text:p>
          </table:table-cell>
          <table:table-cell table:number-columns-repeated="2" table:style-name="ce230" office:value-type="string" calcext:value-type="string">
            <text:p>BSP</text:p>
          </table:table-cell>
          <table:table-cell office:value-type="string" calcext:value-type="string">
            <text:p>P Latha</text:p>
          </table:table-cell>
          <table:table-cell office:value-type="float" office:value="1272" calcext:value-type="float">
            <text:p>1272</text:p>
          </table:table-cell>
          <table:table-cell table:style-name="ce232" table:formula="of:=([.AR235]/[.P235])*100" office:value-type="float" office:value="0.747549307694116" calcext:value-type="float">
            <text:p>0.75</text:p>
          </table:table-cell>
          <table:table-cell table:number-columns-repeated="1633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ilavancode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065" calcext:value-type="float">
            <text:p>250065</text:p>
          </table:table-cell>
          <table:table-cell office:value-type="float" office:value="167836" calcext:value-type="float">
            <text:p>167836</text:p>
          </table:table-cell>
          <table:table-cell table:formula="of:=([.P236]/[.O236])*100" office:value-type="float" office:value="67.1169495931058" calcext:value-type="float">
            <text:p>67.12</text:p>
          </table:table-cell>
          <table:table-cell table:formula="of:=[.X236]-[.AC236]" office:value-type="float" office:value="28669" calcext:value-type="float">
            <text:p>28669</text:p>
          </table:table-cell>
          <table:table-cell table:style-name="ce127" table:formula="of:=([.R236]/[.P236])*100" office:value-type="float" office:value="17.0815558044758" calcext:value-type="float">
            <text:p>17.08</text:p>
          </table:table-cell>
          <table:table-cell table:style-name="ce128" table:formula="of:=[.Y236]+[.AD236]" office:value-type="float" office:value="87.1547224671703" calcext:value-type="float">
            <text:p>87.15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Vijayadharani</text:p>
          </table:table-cell>
          <table:table-cell office:value-type="float" office:value="87473" calcext:value-type="float">
            <text:p>87473</text:p>
          </table:table-cell>
          <table:table-cell table:formula="of:=([.X236]/[.P236])*100" office:value-type="float" office:value="52.1181391358231" calcext:value-type="float">
            <text:p>52.12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BJP</text:p>
          </table:table-cell>
          <table:table-cell office:value-type="string" calcext:value-type="string">
            <text:p>R Jayaseelan</text:p>
          </table:table-cell>
          <table:table-cell office:value-type="float" office:value="58804" calcext:value-type="float">
            <text:p>58804</text:p>
          </table:table-cell>
          <table:table-cell table:style-name="ce123" table:formula="of:=([.AC236]/[.P236])*100" office:value-type="float" office:value="35.0365833313473" calcext:value-type="float">
            <text:p>35.04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Mary Adlin</text:p>
          </table:table-cell>
          <table:table-cell office:value-type="float" office:value="12292" calcext:value-type="float">
            <text:p>12292</text:p>
          </table:table-cell>
          <table:table-cell table:style-name="ce202" table:formula="of:=([.AH236]/[.P236])*100" office:value-type="float" office:value="7.32381610619891" calcext:value-type="float">
            <text:p>7.32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Samuel George Kalai Arasar</text:p>
          </table:table-cell>
          <table:table-cell office:value-type="float" office:value="3541" calcext:value-type="float">
            <text:p>3541</text:p>
          </table:table-cell>
          <table:table-cell table:formula="of:=([.AM236]/[.P236])*100" office:value-type="float" office:value="2.10979765962011" calcext:value-type="float">
            <text:p>2.1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MDK</text:p>
          </table:table-cell>
          <table:table-cell office:value-type="string" calcext:value-type="string">
            <text:p>L Iden Soni</text:p>
          </table:table-cell>
          <table:table-cell office:value-type="float" office:value="2447" calcext:value-type="float">
            <text:p>2447</text:p>
          </table:table-cell>
          <table:table-cell table:style-name="ce232" table:formula="of:=([.AR236]/[.P236])*100" office:value-type="float" office:value="1.45797087633166" calcext:value-type="float">
            <text:p>1.46</text:p>
          </table:table-cell>
          <table:table-cell table:number-columns-repeated="1633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iliyur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style-name="ce108" office:value-type="string" calcext:value-type="string">
            <text:p>TM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5347" calcext:value-type="float">
            <text:p>255347</text:p>
          </table:table-cell>
          <table:table-cell office:value-type="float" office:value="169918" calcext:value-type="float">
            <text:p>169918</text:p>
          </table:table-cell>
          <table:table-cell table:formula="of:=([.P237]/[.O237])*100" office:value-type="float" office:value="66.5439578299334" calcext:value-type="float">
            <text:p>66.54</text:p>
          </table:table-cell>
          <table:table-cell table:formula="of:=[.X237]-[.AC237]" office:value-type="float" office:value="55400" calcext:value-type="float">
            <text:p>55400</text:p>
          </table:table-cell>
          <table:table-cell table:style-name="ce127" table:formula="of:=([.R237]/[.P237])*100" office:value-type="float" office:value="32.6039619110394" calcext:value-type="float">
            <text:p>32.60</text:p>
          </table:table-cell>
          <table:table-cell table:style-name="ce128" table:formula="of:=[.Y237]+[.AD237]" office:value-type="float" office:value="86.913687778811" calcext:value-type="float">
            <text:p>86.91</text:p>
          </table:table-cell>
          <table:table-cell office:value-type="string" calcext:value-type="string">
            <text:p>DMK+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 Rajeshkumar</text:p>
          </table:table-cell>
          <table:table-cell office:value-type="float" office:value="101541" calcext:value-type="float">
            <text:p>101541</text:p>
          </table:table-cell>
          <table:table-cell table:formula="of:=([.X237]/[.P237])*100" office:value-type="float" office:value="59.7588248449252" calcext:value-type="float">
            <text:p>59.76</text:p>
          </table:table-cell>
          <table:table-cell office:value-type="string" calcext:value-type="string">
            <text:p>AIADMK+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Juda Dev K V</text:p>
          </table:table-cell>
          <table:table-cell office:value-type="float" office:value="46141" calcext:value-type="float">
            <text:p>46141</text:p>
          </table:table-cell>
          <table:table-cell table:style-name="ce123" table:formula="of:=([.AC237]/[.P237])*100" office:value-type="float" office:value="27.1548629338858" calcext:value-type="float">
            <text:p>27.15</text:p>
          </table:table-cell>
          <table:table-cell table:number-columns-repeated="2" office:value-type="string" calcext:value-type="string">
            <text:p>NTK</text:p>
          </table:table-cell>
          <table:table-cell office:value-type="string" calcext:value-type="string">
            <text:p>Peter H</text:p>
          </table:table-cell>
          <table:table-cell office:value-type="float" office:value="14571" calcext:value-type="float">
            <text:p>14571</text:p>
          </table:table-cell>
          <table:table-cell table:style-name="ce202" table:formula="of:=([.AH237]/[.P237])*100" office:value-type="float" office:value="8.57531279793783" calcext:value-type="float">
            <text:p>8.58</text:p>
          </table:table-cell>
          <table:table-cell table:number-columns-repeated="2" table:style-name="ce221" office:value-type="string" calcext:value-type="string">
            <text:p>BSP</text:p>
          </table:table-cell>
          <table:table-cell office:value-type="string" calcext:value-type="string">
            <text:p>Sivakumar</text:p>
          </table:table-cell>
          <table:table-cell office:value-type="float" office:value="1596" calcext:value-type="float">
            <text:p>1596</text:p>
          </table:table-cell>
          <table:table-cell table:formula="of:=([.AM237]/[.P237])*100" office:value-type="float" office:value="0.939276592238609" calcext:value-type="float">
            <text:p>0.94</text:p>
          </table:table-cell>
          <table:table-cell table:number-columns-repeated="2" office:value-type="string" calcext:value-type="string">
            <text:p>Independant</text:p>
          </table:table-cell>
          <table:table-cell office:value-type="string" calcext:value-type="string">
            <text:p>Jayaraj E</text:p>
          </table:table-cell>
          <table:table-cell office:value-type="float" office:value="1444" calcext:value-type="float">
            <text:p>1444</text:p>
          </table:table-cell>
          <table:table-cell table:style-name="ce232" table:formula="of:=([.AR237]/[.P237])*100" office:value-type="float" office:value="0.849821678692075" calcext:value-type="float">
            <text:p>0.85</text:p>
          </table:table-cell>
          <table:table-cell table:number-columns-repeated="16339"/>
        </table:table-row>
        <table:table-row table:style-name="ro1" table:number-rows-repeated="10483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Untitled5" calcext:value="contains-text(&quot;AIADMK&quot;)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DMDK" calcext:value="contains-text(&quot;DMDK&quot;)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MDMK" calcext:value="contains-text(&quot;MDMK&quot;)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DMK_New" calcext:value="begins-with(&quot;DMK&quot;)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PMK" calcext:value="=&quot;PMK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VCK" calcext:value="=&quot;VCK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CPI" calcext:value="contains-text(&quot;CPI&quot;)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NTK" calcext:value="=&quot;NTK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MNK_New" calcext:value="=&quot;MNK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Independant" calcext:value="=&quot;Independant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NOTA" calcext:value="=&quot;NOTA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PFA" calcext:value="=&quot;PFA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Fascists" calcext:value="=&quot;BJP&quot;" calcext:base-cell-address="Master.A1"/>
          </calcext:conditional-format>
          <calcext:conditional-format calcext:target-range-address="Master.D1:Master.XFD3 Master.T4:Master.AH4 Master.U11:Master.W14 Master.Y11:Master.AC14 Master.AD11:Master.AD237 Master.U15:Master.AC237 Master.AT25:Master.XFD158 Master.AS91:Master.AS237 Master.U5:Master.AH10 Master.AJ4:Master.XFD10 Master.T5:Master.T9 Master.AK25:Master.AR61 Master.AK63:Master.AS89 Master.AS26:Master.AS61 Master.AO62:Master.AS62 Master.AE11:Master.AH61 Master.AE63:Master.AH237 Master.AK62:Master.AM62 Master.AK91:Master.AR92 Master.AN90:Master.AS90 Master.AK11:Master.XFD24 Master.AJ11:Master.AJ92 Master.AJ93:Master.AR237 Master.D97:Master.N108 Master.Q98:Master.R98 Master.D4:Master.R96 Master.O97:Master.R97 Master.O99:Master.R108 Master.AT159:Master.XFD162 Master.AT163:Master.XFD168 Master.AT169:Master.XFD180 Master.A1:Master.C1048576 Master.AT181:Master.XFD190 Master.AT191:Master.XFD200 Master.D109:Master.R237 Master.AT201:Master.XFD204 Master.AT205:Master.XFD215 Master.D238:Master.XFD1048576 Master.AT216:Master.XFD226 Master.AT227:Master.XFD237">
            <calcext:condition calcext:apply-style-name="INC" calcext:value="=&quot;INC&quot;" calcext:base-cell-address="Master.A1"/>
          </calcext:conditional-format>
          <calcext:conditional-format calcext:target-range-address="Master.AI6:Master.AI168 Master.AN62:Master.AN62 Master.AI169:Master.AI237">
            <calcext:condition calcext:apply-style-name="Untitled5" calcext:value="contains-text(&quot;AIA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DMDK" calcext:value="contains-text(&quot;DMD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MDMK" calcext:value="contains-text(&quot;M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DMK_New" calcext:value="begins-with(&quot;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MK" calcext:value="=&quot;PM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VCK" calcext:value="=&quot;VC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CPI" calcext:value="contains-text(&quot;CPI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NTK" calcext:value="=&quot;NT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MNK_New" calcext:value="=&quot;MN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Independant" calcext:value="=&quot;Independant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NOTA" calcext:value="=&quot;NOTA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eople's Front" calcext:value="=&quot;People's Front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FA" calcext:value="=&quot;PFA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Fascists" calcext:value="=&quot;BJP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INC" calcext:value="=&quot;INC&quot;" calcext:base-cell-address="Master.AI6"/>
          </calcext:conditional-format>
          <calcext:conditional-format calcext:target-range-address="Master.AI4:Master.AI9">
            <calcext:condition calcext:apply-style-name="Untitled5" calcext:value="contains-text(&quot;AIADMK&quot;)" calcext:base-cell-address="Master.AI4"/>
          </calcext:conditional-format>
          <calcext:conditional-format calcext:target-range-address="Master.AI4:Master.AI9">
            <calcext:condition calcext:apply-style-name="DMDK" calcext:value="contains-text(&quot;DMDK&quot;)" calcext:base-cell-address="Master.AI4"/>
          </calcext:conditional-format>
          <calcext:conditional-format calcext:target-range-address="Master.AI4:Master.AI9">
            <calcext:condition calcext:apply-style-name="MDMK" calcext:value="contains-text(&quot;MDMK&quot;)" calcext:base-cell-address="Master.AI4"/>
          </calcext:conditional-format>
          <calcext:conditional-format calcext:target-range-address="Master.AI4:Master.AI9">
            <calcext:condition calcext:apply-style-name="DMK_New" calcext:value="begins-with(&quot;DMK&quot;)" calcext:base-cell-address="Master.AI4"/>
          </calcext:conditional-format>
          <calcext:conditional-format calcext:target-range-address="Master.AI4:Master.AI9">
            <calcext:condition calcext:apply-style-name="PMK" calcext:value="=&quot;PMK&quot;" calcext:base-cell-address="Master.AI4"/>
          </calcext:conditional-format>
          <calcext:conditional-format calcext:target-range-address="Master.AI4:Master.AI9">
            <calcext:condition calcext:apply-style-name="VCK" calcext:value="=&quot;VCK&quot;" calcext:base-cell-address="Master.AI4"/>
          </calcext:conditional-format>
          <calcext:conditional-format calcext:target-range-address="Master.AI4:Master.AI9">
            <calcext:condition calcext:apply-style-name="CPI" calcext:value="contains-text(&quot;CPI&quot;)" calcext:base-cell-address="Master.AI4"/>
          </calcext:conditional-format>
          <calcext:conditional-format calcext:target-range-address="Master.AI4:Master.AI9">
            <calcext:condition calcext:apply-style-name="NTK" calcext:value="=&quot;NTK&quot;" calcext:base-cell-address="Master.AI4"/>
          </calcext:conditional-format>
          <calcext:conditional-format calcext:target-range-address="Master.AI4:Master.AI9">
            <calcext:condition calcext:apply-style-name="MNK_New" calcext:value="=&quot;MNK&quot;" calcext:base-cell-address="Master.AI4"/>
          </calcext:conditional-format>
          <calcext:conditional-format calcext:target-range-address="Master.AI4:Master.AI9">
            <calcext:condition calcext:apply-style-name="Independant" calcext:value="=&quot;Independant&quot;" calcext:base-cell-address="Master.AI4"/>
          </calcext:conditional-format>
          <calcext:conditional-format calcext:target-range-address="Master.AI4:Master.AI9">
            <calcext:condition calcext:apply-style-name="NOTA" calcext:value="=&quot;NOTA&quot;" calcext:base-cell-address="Master.AI4"/>
          </calcext:conditional-format>
          <calcext:conditional-format calcext:target-range-address="Master.AI4:Master.AI9">
            <calcext:condition calcext:apply-style-name="People's Front" calcext:value="=&quot;People's Front&quot;" calcext:base-cell-address="Master.AI4"/>
          </calcext:conditional-format>
          <calcext:conditional-format calcext:target-range-address="Master.AI4:Master.AI9">
            <calcext:condition calcext:apply-style-name="PFA" calcext:value="=&quot;PFA&quot;" calcext:base-cell-address="Master.AI4"/>
          </calcext:conditional-format>
          <calcext:conditional-format calcext:target-range-address="Master.AI4:Master.AI9">
            <calcext:condition calcext:apply-style-name="Fascists" calcext:value="=&quot;BJP&quot;" calcext:base-cell-address="Master.AI4"/>
          </calcext:conditional-format>
          <calcext:conditional-format calcext:target-range-address="Master.AI4:Master.AI9">
            <calcext:condition calcext:apply-style-name="INC" calcext:value="=&quot;INC&quot;" calcext:base-cell-address="Master.AI4"/>
          </calcext:conditional-format>
          <calcext:conditional-format calcext:target-range-address="Master.AI6:Master.AI168 Master.AN62:Master.AN62 Master.AI169:Master.AI237">
            <calcext:condition calcext:apply-style-name="Untitled5" calcext:value="contains-text(&quot;AIA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DMDK" calcext:value="contains-text(&quot;DMD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MDMK" calcext:value="contains-text(&quot;M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DMK_New" calcext:value="begins-with(&quot;DMK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MK" calcext:value="=&quot;PM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VCK" calcext:value="=&quot;VC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CPI" calcext:value="contains-text(&quot;CPI&quot;)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NTK" calcext:value="=&quot;NT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MNK_New" calcext:value="=&quot;MNK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Independant" calcext:value="=&quot;Independant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NOTA" calcext:value="=&quot;NOTA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eople's Front" calcext:value="=&quot;People's Front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PFA" calcext:value="=&quot;PFA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Fascists" calcext:value="=&quot;BJP&quot;" calcext:base-cell-address="Master.AI6"/>
          </calcext:conditional-format>
          <calcext:conditional-format calcext:target-range-address="Master.AI6:Master.AI168 Master.AN62:Master.AN62 Master.AI169:Master.AI237">
            <calcext:condition calcext:apply-style-name="INC" calcext:value="=&quot;INC&quot;" calcext:base-cell-address="Master.AI6"/>
          </calcext:conditional-format>
          <calcext:conditional-format calcext:target-range-address="Master.D1:Master.XFD3 Master.U11:Master.W14 Master.AK11:Master.XFD24 Master.AT25:Master.XFD72 Master.U5:Master.XFD10 Master.T4:Master.XFD4 Master.T5:Master.T9 Master.AK25:Master.AR61 Master.AK62:Master.AS72 Master.U62:Master.AD62 Master.AS26:Master.AS61 Master.AK73:Master.XFD83 Master.AT84:Master.XFD92 Master.AK84:Master.AS89 Master.AK91:Master.AS92 Master.AN90:Master.AS90 Master.Y11:Master.AI14 Master.U15:Master.AI61 Master.U63:Master.AI92 Master.AI62:Master.AI62 Master.AJ11:Master.AJ92 Master.D97:Master.N108 Master.Q98:Master.R98 Master.U93:Master.XFD237 Master.D4:Master.R96 Master.O97:Master.R97 Master.O99:Master.R108 Master.A1:Master.C1048576 Master.D109:Master.R237 Master.D238:Master.XFD1048576">
            <calcext:condition calcext:apply-style-name="MNM" calcext:value="=&quot;MNM&quot;" calcext:base-cell-address="Master.A1"/>
          </calcext:conditional-format>
          <calcext:conditional-format calcext:target-range-address="Master.D1:Master.XFD3 Master.U11:Master.W14 Master.AK11:Master.XFD24 Master.AT25:Master.XFD72 Master.U5:Master.XFD10 Master.T4:Master.XFD4 Master.T5:Master.T9 Master.AK25:Master.AR61 Master.AK62:Master.AS72 Master.U62:Master.AD62 Master.AS26:Master.AS61 Master.AK73:Master.XFD83 Master.AT84:Master.XFD92 Master.AK84:Master.AS89 Master.AK91:Master.AS92 Master.AN90:Master.AS90 Master.Y11:Master.AI14 Master.U15:Master.AI61 Master.U63:Master.AI92 Master.AI62:Master.AI62 Master.AJ11:Master.AJ92 Master.D97:Master.N108 Master.Q98:Master.R98 Master.U93:Master.XFD237 Master.D4:Master.R96 Master.O97:Master.R97 Master.O99:Master.R108 Master.A1:Master.C1048576 Master.D109:Master.R237 Master.D238:Master.XFD1048576">
            <calcext:condition calcext:apply-style-name="AMMK" calcext:value="=&quot;AMMK&quot;" calcext:base-cell-address="Master.A1"/>
          </calcext:conditional-format>
          <calcext:conditional-format calcext:target-range-address="Master.X11:Master.X14">
            <calcext:condition calcext:apply-style-name="Untitled5" calcext:value="contains-text(&quot;AIADMK&quot;)" calcext:base-cell-address="Master.X11"/>
          </calcext:conditional-format>
          <calcext:conditional-format calcext:target-range-address="Master.X11:Master.X14">
            <calcext:condition calcext:apply-style-name="DMDK" calcext:value="contains-text(&quot;DMDK&quot;)" calcext:base-cell-address="Master.X11"/>
          </calcext:conditional-format>
          <calcext:conditional-format calcext:target-range-address="Master.X11:Master.X14">
            <calcext:condition calcext:apply-style-name="MDMK" calcext:value="contains-text(&quot;MDMK&quot;)" calcext:base-cell-address="Master.X11"/>
          </calcext:conditional-format>
          <calcext:conditional-format calcext:target-range-address="Master.X11:Master.X14">
            <calcext:condition calcext:apply-style-name="DMK_New" calcext:value="begins-with(&quot;DMK&quot;)" calcext:base-cell-address="Master.X11"/>
          </calcext:conditional-format>
          <calcext:conditional-format calcext:target-range-address="Master.X11:Master.X14">
            <calcext:condition calcext:apply-style-name="PMK" calcext:value="=&quot;PMK&quot;" calcext:base-cell-address="Master.X11"/>
          </calcext:conditional-format>
          <calcext:conditional-format calcext:target-range-address="Master.X11:Master.X14">
            <calcext:condition calcext:apply-style-name="VCK" calcext:value="=&quot;VCK&quot;" calcext:base-cell-address="Master.X11"/>
          </calcext:conditional-format>
          <calcext:conditional-format calcext:target-range-address="Master.X11:Master.X14">
            <calcext:condition calcext:apply-style-name="CPI" calcext:value="contains-text(&quot;CPI&quot;)" calcext:base-cell-address="Master.X11"/>
          </calcext:conditional-format>
          <calcext:conditional-format calcext:target-range-address="Master.X11:Master.X14">
            <calcext:condition calcext:apply-style-name="NTK" calcext:value="=&quot;NTK&quot;" calcext:base-cell-address="Master.X11"/>
          </calcext:conditional-format>
          <calcext:conditional-format calcext:target-range-address="Master.X11:Master.X14">
            <calcext:condition calcext:apply-style-name="MNK_New" calcext:value="=&quot;MNK&quot;" calcext:base-cell-address="Master.X11"/>
          </calcext:conditional-format>
          <calcext:conditional-format calcext:target-range-address="Master.X11:Master.X14">
            <calcext:condition calcext:apply-style-name="Independant" calcext:value="=&quot;Independant&quot;" calcext:base-cell-address="Master.X11"/>
          </calcext:conditional-format>
          <calcext:conditional-format calcext:target-range-address="Master.X11:Master.X14">
            <calcext:condition calcext:apply-style-name="NOTA" calcext:value="=&quot;NOTA&quot;" calcext:base-cell-address="Master.X11"/>
          </calcext:conditional-format>
          <calcext:conditional-format calcext:target-range-address="Master.X11:Master.X14">
            <calcext:condition calcext:apply-style-name="People's Front" calcext:value="=&quot;People's Front&quot;" calcext:base-cell-address="Master.X11"/>
          </calcext:conditional-format>
          <calcext:conditional-format calcext:target-range-address="Master.X11:Master.X14">
            <calcext:condition calcext:apply-style-name="PFA" calcext:value="=&quot;PFA&quot;" calcext:base-cell-address="Master.X11"/>
          </calcext:conditional-format>
          <calcext:conditional-format calcext:target-range-address="Master.X11:Master.X14">
            <calcext:condition calcext:apply-style-name="Fascists" calcext:value="=&quot;BJP&quot;" calcext:base-cell-address="Master.X11"/>
          </calcext:conditional-format>
          <calcext:conditional-format calcext:target-range-address="Master.X11:Master.X14">
            <calcext:condition calcext:apply-style-name="INC" calcext:value="=&quot;INC&quot;" calcext:base-cell-address="Master.X11"/>
          </calcext:conditional-format>
          <calcext:conditional-format calcext:target-range-address="Master.X11:Master.X14">
            <calcext:condition calcext:apply-style-name="MNM" calcext:value="=&quot;MNM&quot;" calcext:base-cell-address="Master.X11"/>
          </calcext:conditional-format>
          <calcext:conditional-format calcext:target-range-address="Master.X11:Master.X14">
            <calcext:condition calcext:apply-style-name="AMMK" calcext:value="=&quot;AMMK&quot;" calcext:base-cell-address="Master.X11"/>
          </calcext:conditional-format>
          <calcext:conditional-format calcext:target-range-address="Master.D1:Master.XFD3 Master.AT25:Master.XFD72 Master.U5:Master.XFD10 Master.T4:Master.XFD4 Master.T5:Master.T9 Master.AK25:Master.AR61 Master.AK62:Master.AS72 Master.U62:Master.AD62 Master.AS26:Master.AS61 Master.AK73:Master.XFD83 Master.AT84:Master.XFD92 Master.AK84:Master.AS89 Master.AK91:Master.AS92 Master.AN90:Master.AS90 Master.U11:Master.AI61 Master.AK11:Master.XFD24 Master.U63:Master.AI92 Master.AI62:Master.AI62 Master.AJ11:Master.AJ92 Master.D97:Master.N108 Master.Q98:Master.R98 Master.U93:Master.XFD237 Master.D4:Master.R96 Master.O97:Master.R97 Master.O99:Master.R108 Master.A1:Master.C1048576 Master.D109:Master.R237 Master.D238:Master.XFD1048576">
            <calcext:condition calcext:apply-style-name="AMMK" calcext:value="=&quot;People's Front&quot;" calcext:base-cell-address="Master.A1"/>
          </calcext:conditional-format>
          <calcext:conditional-format calcext:target-range-address="Master.AS63:Master.AS89 Master.AS25:Master.AS61 Master.AS91:Master.AS237">
            <calcext:condition calcext:apply-style-name="Untitled5" calcext:value="contains-text(&quot;AIADMK&quot;)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DMDK" calcext:value="contains-text(&quot;DMDK&quot;)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MDMK" calcext:value="contains-text(&quot;MDMK&quot;)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DMK_New" calcext:value="begins-with(&quot;DMK&quot;)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PMK" calcext:value="=&quot;PMK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VCK" calcext:value="=&quot;VCK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CPI" calcext:value="contains-text(&quot;CPI&quot;)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NTK" calcext:value="=&quot;NTK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MNK_New" calcext:value="=&quot;MNK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Independant" calcext:value="=&quot;Independant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NOTA" calcext:value="=&quot;NOTA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PFA" calcext:value="=&quot;PFA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Fascists" calcext:value="=&quot;BJP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INC" calcext:value="=&quot;INC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MNM" calcext:value="=&quot;MNM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AMMK" calcext:value="=&quot;AMMK&quot;" calcext:base-cell-address="Master.AS25"/>
          </calcext:conditional-format>
          <calcext:conditional-format calcext:target-range-address="Master.AS63:Master.AS89 Master.AS25:Master.AS61 Master.AS91:Master.AS237">
            <calcext:condition calcext:apply-style-name="AMMK" calcext:value="=&quot;People's Front&quot;" calcext:base-cell-address="Master.AS25"/>
          </calcext:conditional-format>
          <calcext:conditional-format calcext:target-range-address="Master.T10:Master.T237">
            <calcext:condition calcext:apply-style-name="Untitled5" calcext:value="contains-text(&quot;AIADMK&quot;)" calcext:base-cell-address="Master.T10"/>
          </calcext:conditional-format>
          <calcext:conditional-format calcext:target-range-address="Master.T10:Master.T237">
            <calcext:condition calcext:apply-style-name="DMDK" calcext:value="contains-text(&quot;DMDK&quot;)" calcext:base-cell-address="Master.T10"/>
          </calcext:conditional-format>
          <calcext:conditional-format calcext:target-range-address="Master.T10:Master.T237">
            <calcext:condition calcext:apply-style-name="MDMK" calcext:value="contains-text(&quot;MDMK&quot;)" calcext:base-cell-address="Master.T10"/>
          </calcext:conditional-format>
          <calcext:conditional-format calcext:target-range-address="Master.T10:Master.T237">
            <calcext:condition calcext:apply-style-name="DMK_New" calcext:value="begins-with(&quot;DMK&quot;)" calcext:base-cell-address="Master.T10"/>
          </calcext:conditional-format>
          <calcext:conditional-format calcext:target-range-address="Master.T10:Master.T237">
            <calcext:condition calcext:apply-style-name="PMK" calcext:value="=&quot;PMK&quot;" calcext:base-cell-address="Master.T10"/>
          </calcext:conditional-format>
          <calcext:conditional-format calcext:target-range-address="Master.T10:Master.T237">
            <calcext:condition calcext:apply-style-name="VCK" calcext:value="=&quot;VCK&quot;" calcext:base-cell-address="Master.T10"/>
          </calcext:conditional-format>
          <calcext:conditional-format calcext:target-range-address="Master.T10:Master.T237">
            <calcext:condition calcext:apply-style-name="CPI" calcext:value="contains-text(&quot;CPI&quot;)" calcext:base-cell-address="Master.T10"/>
          </calcext:conditional-format>
          <calcext:conditional-format calcext:target-range-address="Master.T10:Master.T237">
            <calcext:condition calcext:apply-style-name="NTK" calcext:value="=&quot;NTK&quot;" calcext:base-cell-address="Master.T10"/>
          </calcext:conditional-format>
          <calcext:conditional-format calcext:target-range-address="Master.T10:Master.T237">
            <calcext:condition calcext:apply-style-name="MNK_New" calcext:value="=&quot;MNK&quot;" calcext:base-cell-address="Master.T10"/>
          </calcext:conditional-format>
          <calcext:conditional-format calcext:target-range-address="Master.T10:Master.T237">
            <calcext:condition calcext:apply-style-name="Independant" calcext:value="=&quot;Independant&quot;" calcext:base-cell-address="Master.T10"/>
          </calcext:conditional-format>
          <calcext:conditional-format calcext:target-range-address="Master.T10:Master.T237">
            <calcext:condition calcext:apply-style-name="NOTA" calcext:value="=&quot;NOTA&quot;" calcext:base-cell-address="Master.T10"/>
          </calcext:conditional-format>
          <calcext:conditional-format calcext:target-range-address="Master.T10:Master.T237">
            <calcext:condition calcext:apply-style-name="PFA" calcext:value="=&quot;PFA&quot;" calcext:base-cell-address="Master.T10"/>
          </calcext:conditional-format>
          <calcext:conditional-format calcext:target-range-address="Master.T10:Master.T237">
            <calcext:condition calcext:apply-style-name="Fascists" calcext:value="=&quot;BJP&quot;" calcext:base-cell-address="Master.T10"/>
          </calcext:conditional-format>
          <calcext:conditional-format calcext:target-range-address="Master.T10:Master.T237">
            <calcext:condition calcext:apply-style-name="INC" calcext:value="=&quot;INC&quot;" calcext:base-cell-address="Master.T10"/>
          </calcext:conditional-format>
          <calcext:conditional-format calcext:target-range-address="Master.T10:Master.T237">
            <calcext:condition calcext:apply-style-name="MNM" calcext:value="=&quot;MNM&quot;" calcext:base-cell-address="Master.T10"/>
          </calcext:conditional-format>
          <calcext:conditional-format calcext:target-range-address="Master.T10:Master.T237">
            <calcext:condition calcext:apply-style-name="AMMK" calcext:value="=&quot;AMMK&quot;" calcext:base-cell-address="Master.T10"/>
          </calcext:conditional-format>
          <calcext:conditional-format calcext:target-range-address="Master.T10:Master.T237">
            <calcext:condition calcext:apply-style-name="AMMK" calcext:value="=&quot;People's Front&quot;" calcext:base-cell-address="Master.T10"/>
          </calcext:conditional-format>
          <calcext:conditional-format calcext:target-range-address="Master.S4:Master.S237">
            <calcext:condition calcext:apply-style-name="Untitled5" calcext:value="contains-text(&quot;AIADMK&quot;)" calcext:base-cell-address="Master.S4"/>
          </calcext:conditional-format>
          <calcext:conditional-format calcext:target-range-address="Master.S4:Master.S237">
            <calcext:condition calcext:apply-style-name="DMDK" calcext:value="contains-text(&quot;DMDK&quot;)" calcext:base-cell-address="Master.S4"/>
          </calcext:conditional-format>
          <calcext:conditional-format calcext:target-range-address="Master.S4:Master.S237">
            <calcext:condition calcext:apply-style-name="MDMK" calcext:value="contains-text(&quot;MDMK&quot;)" calcext:base-cell-address="Master.S4"/>
          </calcext:conditional-format>
          <calcext:conditional-format calcext:target-range-address="Master.S4:Master.S237">
            <calcext:condition calcext:apply-style-name="DMK_New" calcext:value="begins-with(&quot;DMK&quot;)" calcext:base-cell-address="Master.S4"/>
          </calcext:conditional-format>
          <calcext:conditional-format calcext:target-range-address="Master.S4:Master.S237">
            <calcext:condition calcext:apply-style-name="PMK" calcext:value="=&quot;PMK&quot;" calcext:base-cell-address="Master.S4"/>
          </calcext:conditional-format>
          <calcext:conditional-format calcext:target-range-address="Master.S4:Master.S237">
            <calcext:condition calcext:apply-style-name="VCK" calcext:value="=&quot;VCK&quot;" calcext:base-cell-address="Master.S4"/>
          </calcext:conditional-format>
          <calcext:conditional-format calcext:target-range-address="Master.S4:Master.S237">
            <calcext:condition calcext:apply-style-name="CPI" calcext:value="contains-text(&quot;CPI&quot;)" calcext:base-cell-address="Master.S4"/>
          </calcext:conditional-format>
          <calcext:conditional-format calcext:target-range-address="Master.S4:Master.S237">
            <calcext:condition calcext:apply-style-name="NTK" calcext:value="=&quot;NTK&quot;" calcext:base-cell-address="Master.S4"/>
          </calcext:conditional-format>
          <calcext:conditional-format calcext:target-range-address="Master.S4:Master.S237">
            <calcext:condition calcext:apply-style-name="MNK_New" calcext:value="=&quot;MNK&quot;" calcext:base-cell-address="Master.S4"/>
          </calcext:conditional-format>
          <calcext:conditional-format calcext:target-range-address="Master.S4:Master.S237">
            <calcext:condition calcext:apply-style-name="Independant" calcext:value="=&quot;Independant&quot;" calcext:base-cell-address="Master.S4"/>
          </calcext:conditional-format>
          <calcext:conditional-format calcext:target-range-address="Master.S4:Master.S237">
            <calcext:condition calcext:apply-style-name="NOTA" calcext:value="=&quot;NOTA&quot;" calcext:base-cell-address="Master.S4"/>
          </calcext:conditional-format>
          <calcext:conditional-format calcext:target-range-address="Master.S4:Master.S237">
            <calcext:condition calcext:apply-style-name="PFA" calcext:value="=&quot;PFA&quot;" calcext:base-cell-address="Master.S4"/>
          </calcext:conditional-format>
          <calcext:conditional-format calcext:target-range-address="Master.S4:Master.S237">
            <calcext:condition calcext:apply-style-name="Fascists" calcext:value="=&quot;BJP&quot;" calcext:base-cell-address="Master.S4"/>
          </calcext:conditional-format>
          <calcext:conditional-format calcext:target-range-address="Master.S4:Master.S237">
            <calcext:condition calcext:apply-style-name="INC" calcext:value="=&quot;INC&quot;" calcext:base-cell-address="Master.S4"/>
          </calcext:conditional-format>
          <calcext:conditional-format calcext:target-range-address="Master.S4:Master.S237">
            <calcext:condition calcext:apply-style-name="MNM" calcext:value="=&quot;MNM&quot;" calcext:base-cell-address="Master.S4"/>
          </calcext:conditional-format>
          <calcext:conditional-format calcext:target-range-address="Master.S4:Master.S237">
            <calcext:condition calcext:apply-style-name="AMMK" calcext:value="=&quot;AMMK&quot;" calcext:base-cell-address="Master.S4"/>
          </calcext:conditional-format>
          <calcext:conditional-format calcext:target-range-address="Master.S4:Master.S237">
            <calcext:condition calcext:apply-style-name="AMMK" calcext:value="=&quot;People's Front&quot;" calcext:base-cell-address="Master.S4"/>
          </calcext:conditional-format>
          <calcext:conditional-format calcext:target-range-address="Master.D97:Master.N108 Master.Q98:Master.XFD98 Master.D1:Master.XFD96 Master.O97:Master.XFD97 Master.O99:Master.XFD108 Master.A1:Master.C1048576 Master.D109:Master.XFD1048576">
            <calcext:condition calcext:apply-style-name="AMMK" calcext:value="=&quot;PF&quot;" calcext:base-cell-address="Master.A1"/>
          </calcext:conditional-format>
          <calcext:conditional-format calcext:target-range-address="Master.P98:Master.P98">
            <calcext:condition calcext:apply-style-name="Untitled5" calcext:value="contains-text(&quot;AIADMK&quot;)" calcext:base-cell-address="Master.P98"/>
          </calcext:conditional-format>
          <calcext:conditional-format calcext:target-range-address="Master.P98:Master.P98">
            <calcext:condition calcext:apply-style-name="DMDK" calcext:value="contains-text(&quot;DMDK&quot;)" calcext:base-cell-address="Master.P98"/>
          </calcext:conditional-format>
          <calcext:conditional-format calcext:target-range-address="Master.P98:Master.P98">
            <calcext:condition calcext:apply-style-name="MDMK" calcext:value="contains-text(&quot;MDMK&quot;)" calcext:base-cell-address="Master.P98"/>
          </calcext:conditional-format>
          <calcext:conditional-format calcext:target-range-address="Master.P98:Master.P98">
            <calcext:condition calcext:apply-style-name="DMK_New" calcext:value="begins-with(&quot;DMK&quot;)" calcext:base-cell-address="Master.P98"/>
          </calcext:conditional-format>
          <calcext:conditional-format calcext:target-range-address="Master.P98:Master.P98">
            <calcext:condition calcext:apply-style-name="PMK" calcext:value="=&quot;PMK&quot;" calcext:base-cell-address="Master.P98"/>
          </calcext:conditional-format>
          <calcext:conditional-format calcext:target-range-address="Master.P98:Master.P98">
            <calcext:condition calcext:apply-style-name="VCK" calcext:value="=&quot;VCK&quot;" calcext:base-cell-address="Master.P98"/>
          </calcext:conditional-format>
          <calcext:conditional-format calcext:target-range-address="Master.P98:Master.P98">
            <calcext:condition calcext:apply-style-name="CPI" calcext:value="contains-text(&quot;CPI&quot;)" calcext:base-cell-address="Master.P98"/>
          </calcext:conditional-format>
          <calcext:conditional-format calcext:target-range-address="Master.P98:Master.P98">
            <calcext:condition calcext:apply-style-name="NTK" calcext:value="=&quot;NTK&quot;" calcext:base-cell-address="Master.P98"/>
          </calcext:conditional-format>
          <calcext:conditional-format calcext:target-range-address="Master.P98:Master.P98">
            <calcext:condition calcext:apply-style-name="MNK_New" calcext:value="=&quot;MNK&quot;" calcext:base-cell-address="Master.P98"/>
          </calcext:conditional-format>
          <calcext:conditional-format calcext:target-range-address="Master.P98:Master.P98">
            <calcext:condition calcext:apply-style-name="Independant" calcext:value="=&quot;Independant&quot;" calcext:base-cell-address="Master.P98"/>
          </calcext:conditional-format>
          <calcext:conditional-format calcext:target-range-address="Master.P98:Master.P98">
            <calcext:condition calcext:apply-style-name="NOTA" calcext:value="=&quot;NOTA&quot;" calcext:base-cell-address="Master.P98"/>
          </calcext:conditional-format>
          <calcext:conditional-format calcext:target-range-address="Master.P98:Master.P98">
            <calcext:condition calcext:apply-style-name="PFA" calcext:value="=&quot;PFA&quot;" calcext:base-cell-address="Master.P98"/>
          </calcext:conditional-format>
          <calcext:conditional-format calcext:target-range-address="Master.P98:Master.P98">
            <calcext:condition calcext:apply-style-name="Fascists" calcext:value="=&quot;BJP&quot;" calcext:base-cell-address="Master.P98"/>
          </calcext:conditional-format>
          <calcext:conditional-format calcext:target-range-address="Master.P98:Master.P98">
            <calcext:condition calcext:apply-style-name="INC" calcext:value="=&quot;INC&quot;" calcext:base-cell-address="Master.P98"/>
          </calcext:conditional-format>
          <calcext:conditional-format calcext:target-range-address="Master.P98:Master.P98">
            <calcext:condition calcext:apply-style-name="MNM" calcext:value="=&quot;MNM&quot;" calcext:base-cell-address="Master.P98"/>
          </calcext:conditional-format>
          <calcext:conditional-format calcext:target-range-address="Master.P98:Master.P98">
            <calcext:condition calcext:apply-style-name="AMMK" calcext:value="=&quot;AMMK&quot;" calcext:base-cell-address="Master.P98"/>
          </calcext:conditional-format>
          <calcext:conditional-format calcext:target-range-address="Master.P98:Master.P98">
            <calcext:condition calcext:apply-style-name="AMMK" calcext:value="=&quot;People's Front&quot;" calcext:base-cell-address="Master.P98"/>
          </calcext:conditional-format>
          <calcext:conditional-format calcext:target-range-address="Master.P98:Master.P98">
            <calcext:condition calcext:apply-style-name="AMMK" calcext:value="=&quot;PF&quot;" calcext:base-cell-address="Master.P98"/>
          </calcext:conditional-format>
          <calcext:conditional-format calcext:target-range-address="Master.O98:Master.O98">
            <calcext:condition calcext:apply-style-name="Untitled5" calcext:value="contains-text(&quot;AIADMK&quot;)" calcext:base-cell-address="Master.O98"/>
          </calcext:conditional-format>
          <calcext:conditional-format calcext:target-range-address="Master.O98:Master.O98">
            <calcext:condition calcext:apply-style-name="DMDK" calcext:value="contains-text(&quot;DMDK&quot;)" calcext:base-cell-address="Master.O98"/>
          </calcext:conditional-format>
          <calcext:conditional-format calcext:target-range-address="Master.O98:Master.O98">
            <calcext:condition calcext:apply-style-name="MDMK" calcext:value="contains-text(&quot;MDMK&quot;)" calcext:base-cell-address="Master.O98"/>
          </calcext:conditional-format>
          <calcext:conditional-format calcext:target-range-address="Master.O98:Master.O98">
            <calcext:condition calcext:apply-style-name="DMK_New" calcext:value="begins-with(&quot;DMK&quot;)" calcext:base-cell-address="Master.O98"/>
          </calcext:conditional-format>
          <calcext:conditional-format calcext:target-range-address="Master.O98:Master.O98">
            <calcext:condition calcext:apply-style-name="PMK" calcext:value="=&quot;PMK&quot;" calcext:base-cell-address="Master.O98"/>
          </calcext:conditional-format>
          <calcext:conditional-format calcext:target-range-address="Master.O98:Master.O98">
            <calcext:condition calcext:apply-style-name="VCK" calcext:value="=&quot;VCK&quot;" calcext:base-cell-address="Master.O98"/>
          </calcext:conditional-format>
          <calcext:conditional-format calcext:target-range-address="Master.O98:Master.O98">
            <calcext:condition calcext:apply-style-name="CPI" calcext:value="contains-text(&quot;CPI&quot;)" calcext:base-cell-address="Master.O98"/>
          </calcext:conditional-format>
          <calcext:conditional-format calcext:target-range-address="Master.O98:Master.O98">
            <calcext:condition calcext:apply-style-name="NTK" calcext:value="=&quot;NTK&quot;" calcext:base-cell-address="Master.O98"/>
          </calcext:conditional-format>
          <calcext:conditional-format calcext:target-range-address="Master.O98:Master.O98">
            <calcext:condition calcext:apply-style-name="MNK_New" calcext:value="=&quot;MNK&quot;" calcext:base-cell-address="Master.O98"/>
          </calcext:conditional-format>
          <calcext:conditional-format calcext:target-range-address="Master.O98:Master.O98">
            <calcext:condition calcext:apply-style-name="Independant" calcext:value="=&quot;Independant&quot;" calcext:base-cell-address="Master.O98"/>
          </calcext:conditional-format>
          <calcext:conditional-format calcext:target-range-address="Master.O98:Master.O98">
            <calcext:condition calcext:apply-style-name="NOTA" calcext:value="=&quot;NOTA&quot;" calcext:base-cell-address="Master.O98"/>
          </calcext:conditional-format>
          <calcext:conditional-format calcext:target-range-address="Master.O98:Master.O98">
            <calcext:condition calcext:apply-style-name="PFA" calcext:value="=&quot;PFA&quot;" calcext:base-cell-address="Master.O98"/>
          </calcext:conditional-format>
          <calcext:conditional-format calcext:target-range-address="Master.O98:Master.O98">
            <calcext:condition calcext:apply-style-name="Fascists" calcext:value="=&quot;BJP&quot;" calcext:base-cell-address="Master.O98"/>
          </calcext:conditional-format>
          <calcext:conditional-format calcext:target-range-address="Master.O98:Master.O98">
            <calcext:condition calcext:apply-style-name="INC" calcext:value="=&quot;INC&quot;" calcext:base-cell-address="Master.O98"/>
          </calcext:conditional-format>
          <calcext:conditional-format calcext:target-range-address="Master.O98:Master.O98">
            <calcext:condition calcext:apply-style-name="MNM" calcext:value="=&quot;MNM&quot;" calcext:base-cell-address="Master.O98"/>
          </calcext:conditional-format>
          <calcext:conditional-format calcext:target-range-address="Master.O98:Master.O98">
            <calcext:condition calcext:apply-style-name="AMMK" calcext:value="=&quot;AMMK&quot;" calcext:base-cell-address="Master.O98"/>
          </calcext:conditional-format>
          <calcext:conditional-format calcext:target-range-address="Master.O98:Master.O98">
            <calcext:condition calcext:apply-style-name="AMMK" calcext:value="=&quot;People's Front&quot;" calcext:base-cell-address="Master.O98"/>
          </calcext:conditional-format>
          <calcext:conditional-format calcext:target-range-address="Master.O98:Master.O98">
            <calcext:condition calcext:apply-style-name="AMMK" calcext:value="=&quot;PF&quot;" calcext:base-cell-address="Master.O98"/>
          </calcext:conditional-format>
          <calcext:conditional-format calcext:target-range-address="Master.N1:Master.N1048576">
            <calcext:condition calcext:apply-style-name="Untitled4" calcext:value="=&quot;Amma&quot;" calcext:base-cell-address="Master.N1"/>
          </calcext:conditional-format>
          <calcext:conditional-format calcext:target-range-address="Master.N1:Master.N1048576">
            <calcext:condition calcext:apply-style-name="Untitled4" calcext:value="=&quot;MGR&quot;" calcext:base-cell-address="Master.N1"/>
          </calcext:conditional-format>
          <calcext:conditional-format calcext:target-range-address="Master.N1:Master.N1048576">
            <calcext:condition calcext:apply-style-name="DMK" calcext:value="=&quot;Kalignar&quot;" calcext:base-cell-address="Master.N1"/>
          </calcext:conditional-format>
          <calcext:conditional-format calcext:target-range-address="Master.N1:Master.N1048576">
            <calcext:condition calcext:apply-style-name="DMK" calcext:value="=&quot;Anna&quot;" calcext:base-cell-address="Master.N1"/>
            <calcext:condition calcext:apply-style-name="DMDK" calcext:value="=&quot;Captain&quot;" calcext:base-cell-address="Master.N1"/>
            <calcext:condition calcext:apply-style-name="INC" calcext:value="=&quot;Kamarajar&quot;" calcext:base-cell-address="Master.N1"/>
          </calcext:conditional-format>
        </calcext:conditional-formats>
      </table:table>
      <table:named-expressions/>
      <table:database-ranges>
        <table:database-range table:name="__Anonymous_Sheet_DB__0" table:target-range-address="Master.A1:Master.AS9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y Underwood" svg:font-family="'My Underwoo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c9211e" style:diagonal-bl-tr="none" style:diagonal-tl-br="none"/>
      <style:text-properties fo:color="#000000"/>
    </style:style>
    <style:style style:name="Untitled4" style:family="table-cell" style:parent-style-name="Default">
      <style:table-cell-properties fo:background-color="#127622"/>
    </style:style>
    <style:style style:name="Untitled5" style:family="table-cell" style:parent-style-name="Default">
      <style:table-cell-properties fo:background-color="#127622"/>
    </style:style>
    <style:style style:name="DMDK" style:family="table-cell" style:parent-style-name="Default">
      <style:table-cell-properties fo:background-color="#4b2204"/>
    </style:style>
    <style:style style:name="MDMK" style:family="table-cell" style:parent-style-name="Default">
      <style:table-cell-properties fo:background-color="#611729"/>
    </style:style>
    <style:style style:name="DMK" style:family="table-cell" style:parent-style-name="Default">
      <style:table-cell-properties fo:background-color="#c9211e"/>
    </style:style>
    <style:style style:name="PMK" style:family="table-cell" style:parent-style-name="Default">
      <style:table-cell-properties fo:background-color="#e6e905"/>
      <style:text-properties fo:color="#000000"/>
    </style:style>
    <style:style style:name="VCK" style:family="table-cell" style:parent-style-name="Default">
      <style:table-cell-properties fo:background-color="#3465a4"/>
      <style:text-properties fo:color="#000000"/>
    </style:style>
    <style:style style:name="CPI" style:family="table-cell" style:parent-style-name="Default">
      <style:table-cell-properties fo:background-color="#ff0000"/>
    </style:style>
    <style:style style:name="NTK" style:family="table-cell" style:parent-style-name="Default">
      <style:table-cell-properties fo:background-color="#666666"/>
    </style:style>
    <style:style style:name="MNK" style:family="table-cell" style:parent-style-name="Default">
      <style:table-cell-properties fo:background-color="#8e86ae"/>
    </style:style>
    <style:style style:name="Independant" style:family="table-cell" style:parent-style-name="Default">
      <style:table-cell-properties fo:background-color="#dddddd" style:diagonal-bl-tr="none" style:diagonal-tl-br="none"/>
      <style:text-properties fo:color="#000000"/>
    </style:style>
    <style:style style:name="DMK_5f_New" style:display-name="DMK_New" style:family="table-cell" style:parent-style-name="Default">
      <style:table-cell-properties fo:background-color="#c9211e"/>
      <style:text-properties fo:color="#000000"/>
    </style:style>
    <style:style style:name="NOTA" style:family="table-cell" style:parent-style-name="Default">
      <style:table-cell-properties fo:background-color="#ffffff"/>
      <style:text-properties fo:color="#000000"/>
    </style:style>
    <style:style style:name="People_27_s_20_Front" style:display-name="People's Front" style:family="table-cell" style:parent-style-name="Default">
      <style:table-cell-properties fo:background-color="#3faf46"/>
      <style:text-properties fo:color="#000000"/>
    </style:style>
    <style:style style:name="PFA" style:family="table-cell" style:parent-style-name="Default">
      <style:table-cell-properties fo:background-color="#ffffa6"/>
      <style:text-properties fo:color="#000000"/>
    </style:style>
    <style:style style:name="Fascists" style:family="table-cell" style:parent-style-name="Default">
      <style:table-cell-properties fo:background-color="#ffb66c"/>
      <style:text-properties fo:color="#000000"/>
    </style:style>
    <style:style style:name="MNK_5f_New" style:display-name="MNK_New" style:family="table-cell" style:parent-style-name="Default">
      <style:table-cell-properties fo:background-color="#dddddd"/>
      <style:text-properties fo:color="#000000"/>
    </style:style>
    <style:style style:name="INC" style:family="table-cell" style:parent-style-name="Default">
      <style:table-cell-properties fo:background-color="#2a6099" style:diagonal-bl-tr="none" style:diagonal-tl-br="none"/>
    </style:style>
    <style:style style:name="MNM" style:family="table-cell" style:parent-style-name="Default">
      <style:table-cell-properties fo:background-color="#d62e4e"/>
      <style:text-properties fo:color="#000000"/>
    </style:style>
    <style:style style:name="AMMK" style:family="table-cell" style:parent-style-name="Default">
      <style:table-cell-properties fo:background-color="#5eb91e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9:11:47.956546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7:00:02.041472304</meta:creation-date>
    <dc:date>2026-03-25T09:15:59.163148000</dc:date>
    <meta:editing-duration>PT13H43M59S</meta:editing-duration>
    <meta:editing-cycles>132</meta:editing-cycles>
    <meta:generator>LibreOffice/25.8.5.2$Linux_X86_64 LibreOffice_project/580$Build-2</meta:generator>
    <meta:document-statistic meta:table-count="1" meta:cell-count="10584" meta:object-count="0"/>
  </office:meta>
</office:document-meta>
</file>